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3.2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Bad">
      <style:table-cell-properties style:text-align-source="fix" style:repeat-content="false"/>
      <style:paragraph-properties fo:text-align="center" fo:margin-left="0in"/>
      <style:text-properties style:text-underline-style="none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Bad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Phase_1" table:style-name="ta1">
        <table:shapes>
          <draw:frame draw:z-index="0" draw:style-name="gr1" draw:text-style-name="P1" svg:width="11.6161in" svg:height="6.6528in" svg:x="6.7276in" svg:y="0.5835in">
            <draw:object draw:notify-on-update-of-ranges="Experiment_Phase_1.E1:Experiment_Phase_1.E41 Experiment_Phase_1.D1:Experiment_Phase_1.D1 Experiment_Phase_1.D2:Experiment_Phase_1.D41 Experiment_Phase_1.B1:Experiment_Phase_1.B1 Experiment_Phase_1.B2:Experiment_Phase_1.B41 Experiment_Phase_1.C1:Experiment_Phase_1.C1 Experiment_Phase_1.C2:Experiment_Phase_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6531in" svg:height="6.674in" svg:x="6.7378in" svg:y="8.0394in">
            <draw:object draw:notify-on-update-of-ranges="Experiment_Phase_1.E43:Experiment_Phase_1.E83 Experiment_Phase_1.D43:Experiment_Phase_1.D43 Experiment_Phase_1.D44:Experiment_Phase_1.D83 Experiment_Phase_1.B43:Experiment_Phase_1.B43 Experiment_Phase_1.B44:Experiment_Phase_1.B83 Experiment_Phase_1.C43:Experiment_Phase_1.C43 Experiment_Phase_1.C44:Experiment_Phase_1.C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6583in" svg:height="6.6772in" svg:x="6.7524in" svg:y="15.4846in">
            <draw:object draw:notify-on-update-of-ranges="Experiment_Phase_1.E85:Experiment_Phase_1.E125 Experiment_Phase_1.D85:Experiment_Phase_1.D85 Experiment_Phase_1.D86:Experiment_Phase_1.D125 Experiment_Phase_1.B85:Experiment_Phase_1.B85 Experiment_Phase_1.B86:Experiment_Phase_1.B125 Experiment_Phase_1.C85:Experiment_Phase_1.C85 Experiment_Phase_1.C86:Experiment_Phase_1.C1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6228in" svg:height="6.6535in" svg:x="6.7476in" svg:y="22.9516in">
            <draw:object draw:notify-on-update-of-ranges="Experiment_Phase_1.E127:Experiment_Phase_1.E167 Experiment_Phase_1.D127:Experiment_Phase_1.D127 Experiment_Phase_1.D128:Experiment_Phase_1.D167 Experiment_Phase_1.B127:Experiment_Phase_1.B127 Experiment_Phase_1.B128:Experiment_Phase_1.B167 Experiment_Phase_1.C127:Experiment_Phase_1.C127 Experiment_Phase_1.C128:Experiment_Phase_1.C1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.6898in" svg:height="6.6949in" svg:x="6.7453in" svg:y="30.4394in">
            <draw:object draw:notify-on-update-of-ranges="Experiment_Phase_1.E169:Experiment_Phase_1.E209 Experiment_Phase_1.D169:Experiment_Phase_1.D169 Experiment_Phase_1.D170:Experiment_Phase_1.D209 Experiment_Phase_1.B169:Experiment_Phase_1.B169 Experiment_Phase_1.B170:Experiment_Phase_1.B209 Experiment_Phase_1.C169:Experiment_Phase_1.C169 Experiment_Phase_1.C170:Experiment_Phase_1.C2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6535in" svg:height="6.6744in" svg:x="6.7386in" svg:y="37.8846in">
            <draw:object draw:notify-on-update-of-ranges="Experiment_Phase_1.E211:Experiment_Phase_1.E251 Experiment_Phase_1.D211:Experiment_Phase_1.D211 Experiment_Phase_1.D212:Experiment_Phase_1.D251 Experiment_Phase_1.B211:Experiment_Phase_1.B211 Experiment_Phase_1.B212:Experiment_Phase_1.B251 Experiment_Phase_1.C211:Experiment_Phase_1.C211 Experiment_Phase_1.C212:Experiment_Phase_1.C2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1.6354in" svg:height="6.6638in" svg:x="6.7346in" svg:y="45.3622in">
            <draw:object draw:notify-on-update-of-ranges="Experiment_Phase_1.E253:Experiment_Phase_1.E293 Experiment_Phase_1.D253:Experiment_Phase_1.D253 Experiment_Phase_1.D254:Experiment_Phase_1.D293 Experiment_Phase_1.B253:Experiment_Phase_1.B253 Experiment_Phase_1.B254:Experiment_Phase_1.B293 Experiment_Phase_1.C253:Experiment_Phase_1.C253 Experiment_Phase_1.C254:Experiment_Phase_1.C29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.6528in" svg:height="6.674in" svg:x="6.7598in" svg:y="52.8079in">
            <draw:object draw:notify-on-update-of-ranges="Experiment_Phase_1.E295:Experiment_Phase_1.E335 Experiment_Phase_1.D295:Experiment_Phase_1.D295 Experiment_Phase_1.D296:Experiment_Phase_1.D335 Experiment_Phase_1.B295:Experiment_Phase_1.B295 Experiment_Phase_1.B296:Experiment_Phase_1.B335 Experiment_Phase_1.C295:Experiment_Phase_1.C295 Experiment_Phase_1.C296:Experiment_Phase_1.C3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7063in" svg:height="6.7043in" svg:x="6.7449in" svg:y="60.2949in">
            <draw:object draw:notify-on-update-of-ranges="Experiment_Phase_1.E337:Experiment_Phase_1.E377 Experiment_Phase_1.D337:Experiment_Phase_1.D337 Experiment_Phase_1.D338:Experiment_Phase_1.D377 Experiment_Phase_1.B337:Experiment_Phase_1.B337 Experiment_Phase_1.B338:Experiment_Phase_1.B377 Experiment_Phase_1.C337:Experiment_Phase_1.C337 Experiment_Phase_1.C338:Experiment_Phase_1.C3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1.635in" svg:height="6.6638in" svg:x="6.7492in" svg:y="67.7728in">
            <draw:object draw:notify-on-update-of-ranges="Experiment_Phase_1.E379:Experiment_Phase_1.E419 Experiment_Phase_1.D379:Experiment_Phase_1.D379 Experiment_Phase_1.D380:Experiment_Phase_1.D419 Experiment_Phase_1.B379:Experiment_Phase_1.B379 Experiment_Phase_1.B380:Experiment_Phase_1.B419 Experiment_Phase_1.C379:Experiment_Phase_1.C379 Experiment_Phase_1.C380:Experiment_Phase_1.C4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5.2953in" svg:y="74.978in">
            <draw:object draw:notify-on-update-of-ranges="Experiment_Phase_1.B422:Experiment_Phase_1.B431 Experiment_Phase_1.C421:Experiment_Phase_1.C421 Experiment_Phase_1.C422:Experiment_Phase_1.C43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51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office:value-type="float" office:value="209.645" calcext:value-type="float">
            <text:p>209.645</text:p>
          </table:table-cell>
          <table:table-cell office:value-type="float" office:value="46669.3205305556" calcext:value-type="float">
            <text:p>46669.3205305556</text:p>
          </table:table-cell>
          <table:table-cell office:value-type="float" office:value="216.030832360928" calcext:value-type="float">
            <text:p>216.030832360928</text:p>
          </table:table-cell>
          <table:table-cell office:value-type="float" office:value="210" calcext:value-type="float">
            <text:p>210</text:p>
          </table:table-cell>
          <table:table-cell office:value-type="float" office:value="46557.3662222222" calcext:value-type="float">
            <text:p>46557.3662222222</text:p>
          </table:table-cell>
          <table:table-cell office:value-type="float" office:value="215.771560272021" calcext:value-type="float">
            <text:p>215.771560272021</text:p>
          </table:table-cell>
          <table:table-cell office:value-type="float" office:value="210" calcext:value-type="float">
            <text:p>210</text:p>
          </table:table-cell>
          <table:table-cell office:value-type="float" office:value="46643.8873333333" calcext:value-type="float">
            <text:p>46643.8873333333</text:p>
          </table:table-cell>
          <table:table-cell office:value-type="float" office:value="215.971959599697" calcext:value-type="float">
            <text:p>215.971959599697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1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15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29.1333333333333" calcext:value-type="float">
            <text:p>29.1333333333333</text:p>
          </table:table-cell>
          <table:table-cell office:value-type="float" office:value="29.9333333333333" calcext:value-type="float">
            <text:p>29.9333333333333</text:p>
          </table:table-cell>
          <table:table-cell office:value-type="float" office:value="41.8666666666667" calcext:value-type="float">
            <text:p>41.86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office:value-type="float" office:value="83.4" calcext:value-type="float">
            <text:p>83.4</text:p>
          </table:table-cell>
          <table:table-cell office:value-type="float" office:value="95.1333333333333" calcext:value-type="float">
            <text:p>95.13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144.333333333333" calcext:value-type="float">
            <text:p>144.333333333333</text:p>
          </table:table-cell>
          <table:table-cell office:value-type="float" office:value="145.2" calcext:value-type="float">
            <text:p>145.2</text:p>
          </table:table-cell>
          <table:table-cell office:value-type="float" office:value="156.8" calcext:value-type="float">
            <text:p>156.8</text:p>
          </table:table-cell>
          <table:table-cell table:style-name="ce3" office:value-type="string" calcext:value-type="string">
            <text:p><text:s/>4:1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01.6" calcext:value-type="float">
            <text:p>201.6</text:p>
          </table:table-cell>
          <table:table-cell office:value-type="float" office:value="202.4" calcext:value-type="float">
            <text:p>202.4</text:p>
          </table:table-cell>
          <table:table-cell office:value-type="float" office:value="214.8" calcext:value-type="float">
            <text:p>214.8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260.6" calcext:value-type="float">
            <text:p>260.6</text:p>
          </table:table-cell>
          <table:table-cell office:value-type="float" office:value="260.8" calcext:value-type="float">
            <text:p>260.8</text:p>
          </table:table-cell>
          <table:table-cell office:value-type="float" office:value="271.066666666667" calcext:value-type="float">
            <text:p>271.0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314.666666666667" calcext:value-type="float">
            <text:p>314.666666666667</text:p>
          </table:table-cell>
          <table:table-cell office:value-type="float" office:value="315.4" calcext:value-type="float">
            <text:p>315.4</text:p>
          </table:table-cell>
          <table:table-cell office:value-type="float" office:value="326.2" calcext:value-type="float">
            <text:p>326.2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370.266666666667" calcext:value-type="float">
            <text:p>370.266666666667</text:p>
          </table:table-cell>
          <table:table-cell office:value-type="float" office:value="369.266666666667" calcext:value-type="float">
            <text:p>369.266666666667</text:p>
          </table:table-cell>
          <table:table-cell office:value-type="float" office:value="377.333333333333" calcext:value-type="float">
            <text:p>377.333333333333</text:p>
          </table:table-cell>
          <table:table-cell table:style-name="ce3" office:value-type="string" calcext:value-type="string">
            <text:p><text:s/>4:1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21.333333333333" calcext:value-type="float">
            <text:p>421.333333333333</text:p>
          </table:table-cell>
          <table:table-cell office:value-type="float" office:value="422.466666666667" calcext:value-type="float">
            <text:p>422.466666666667</text:p>
          </table:table-cell>
          <table:table-cell office:value-type="float" office:value="432.333333333333" calcext:value-type="float">
            <text:p>432.3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464.2" calcext:value-type="float">
            <text:p>464.2</text:p>
          </table:table-cell>
          <table:table-cell office:value-type="float" office:value="462.066666666667" calcext:value-type="float">
            <text:p>462.066666666667</text:p>
          </table:table-cell>
          <table:table-cell office:value-type="float" office:value="472.466666666667" calcext:value-type="float">
            <text:p>472.4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514.066666666667" calcext:value-type="float">
            <text:p>514.066666666667</text:p>
          </table:table-cell>
          <table:table-cell office:value-type="float" office:value="488.666666666667" calcext:value-type="float">
            <text:p>488.666666666667</text:p>
          </table:table-cell>
          <table:table-cell office:value-type="float" office:value="506.2" calcext:value-type="float">
            <text:p>506.2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537.933333333333" calcext:value-type="float">
            <text:p>537.933333333333</text:p>
          </table:table-cell>
          <table:table-cell office:value-type="float" office:value="565.066666666667" calcext:value-type="float">
            <text:p>565.066666666667</text:p>
          </table:table-cell>
          <table:table-cell office:value-type="float" office:value="550.933333333333" calcext:value-type="float">
            <text:p>550.933333333333</text:p>
          </table:table-cell>
          <table:table-cell table:style-name="ce3" office:value-type="string" calcext:value-type="string">
            <text:p><text:s/>4:1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48.066666666667" calcext:value-type="float">
            <text:p>548.066666666667</text:p>
          </table:table-cell>
          <table:table-cell office:value-type="float" office:value="533.266666666667" calcext:value-type="float">
            <text:p>533.266666666667</text:p>
          </table:table-cell>
          <table:table-cell office:value-type="float" office:value="543.866666666667" calcext:value-type="float">
            <text:p>543.8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562.933333333333" calcext:value-type="float">
            <text:p>562.933333333333</text:p>
          </table:table-cell>
          <table:table-cell office:value-type="float" office:value="571.666666666667" calcext:value-type="float">
            <text:p>571.666666666667</text:p>
          </table:table-cell>
          <table:table-cell office:value-type="float" office:value="554.066666666667" calcext:value-type="float">
            <text:p>554.0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560.4" calcext:value-type="float">
            <text:p>560.4</text:p>
          </table:table-cell>
          <table:table-cell office:value-type="float" office:value="554.866666666667" calcext:value-type="float">
            <text:p>554.866666666667</text:p>
          </table:table-cell>
          <table:table-cell office:value-type="float" office:value="555.2" calcext:value-type="float">
            <text:p>555.2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553.466666666667" calcext:value-type="float">
            <text:p>553.466666666667</text:p>
          </table:table-cell>
          <table:table-cell office:value-type="float" office:value="551.266666666667" calcext:value-type="float">
            <text:p>551.266666666667</text:p>
          </table:table-cell>
          <table:table-cell office:value-type="float" office:value="493.266666666667" calcext:value-type="float">
            <text:p>493.266666666667</text:p>
          </table:table-cell>
          <table:table-cell table:style-name="ce3" office:value-type="string" calcext:value-type="string">
            <text:p><text:s/>4:1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4.866666666667" calcext:value-type="float">
            <text:p>534.866666666667</text:p>
          </table:table-cell>
          <table:table-cell office:value-type="float" office:value="534.2" calcext:value-type="float">
            <text:p>534.2</text:p>
          </table:table-cell>
          <table:table-cell office:value-type="float" office:value="586.333333333333" calcext:value-type="float">
            <text:p>586.3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470.133333333333" calcext:value-type="float">
            <text:p>470.1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401.133333333333" calcext:value-type="float">
            <text:p>401.1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2.933333333333" calcext:value-type="float">
            <text:p>442.933333333333</text:p>
          </table:table-cell>
          <table:table-cell office:value-type="float" office:value="494.8" calcext:value-type="float">
            <text:p>494.8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365.733333333333" calcext:value-type="float">
            <text:p>365.733333333333</text:p>
          </table:table-cell>
          <table:table-cell office:value-type="float" office:value="365.066666666667" calcext:value-type="float">
            <text:p>365.066666666667</text:p>
          </table:table-cell>
          <table:table-cell office:value-type="float" office:value="317.533333333333" calcext:value-type="float">
            <text:p>317.533333333333</text:p>
          </table:table-cell>
          <table:table-cell table:style-name="ce3" office:value-type="string" calcext:value-type="string">
            <text:p><text:s/>4:2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7.866666666667" calcext:value-type="float">
            <text:p>317.866666666667</text:p>
          </table:table-cell>
          <table:table-cell office:value-type="float" office:value="334.666666666667" calcext:value-type="float">
            <text:p>334.666666666667</text:p>
          </table:table-cell>
          <table:table-cell office:value-type="float" office:value="362.066666666667" calcext:value-type="float">
            <text:p>362.0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249.6" calcext:value-type="float">
            <text:p>249.6</text:p>
          </table:table-cell>
          <table:table-cell office:value-type="float" office:value="250.533333333333" calcext:value-type="float">
            <text:p>250.533333333333</text:p>
          </table:table-cell>
          <table:table-cell office:value-type="float" office:value="241.333333333333" calcext:value-type="float">
            <text:p>241.3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212.866666666667" calcext:value-type="float">
            <text:p>212.866666666667</text:p>
          </table:table-cell>
          <table:table-cell office:value-type="float" office:value="194.266666666667" calcext:value-type="float">
            <text:p>194.266666666667</text:p>
          </table:table-cell>
          <table:table-cell office:value-type="float" office:value="204.466666666667" calcext:value-type="float">
            <text:p>204.466666666667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129.266666666667" calcext:value-type="float">
            <text:p>129.266666666667</text:p>
          </table:table-cell>
          <table:table-cell office:value-type="float" office:value="151.2" calcext:value-type="float">
            <text:p>151.2</text:p>
          </table:table-cell>
          <table:table-cell office:value-type="float" office:value="120.666666666667" calcext:value-type="float">
            <text:p>120.666666666667</text:p>
          </table:table-cell>
          <table:table-cell table:style-name="ce3" office:value-type="string" calcext:value-type="string">
            <text:p><text:s/>4:2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5.0666666666667" calcext:value-type="float">
            <text:p>85.0666666666667</text:p>
          </table:table-cell>
          <table:table-cell office:value-type="float" office:value="75.1333333333333" calcext:value-type="float">
            <text:p>75.1333333333333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float" office:value="14.2666666666667" calcext:value-type="float">
            <text:p>14.2666666666667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2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3:45 PM </text:p>
          </table:table-cell>
          <table:table-cell table:number-columns-repeated="59"/>
        </table:table-row>
        <table:table-row table:style-name="ro1">
          <table:table-cell table:style-name="Bad" table:number-columns-repeated="6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5:45 PM </text:p>
          </table:table-cell>
          <table:table-cell office:value-type="float" office:value="210" calcext:value-type="float">
            <text:p>210</text:p>
          </table:table-cell>
          <table:table-cell office:value-type="float" office:value="50201.382" calcext:value-type="float">
            <text:p>50201.382</text:p>
          </table:table-cell>
          <table:table-cell office:value-type="float" office:value="224.056649086788" calcext:value-type="float">
            <text:p>224.056649086788</text:p>
          </table:table-cell>
          <table:table-cell office:value-type="float" office:value="604.39" calcext:value-type="float">
            <text:p>604.39</text:p>
          </table:table-cell>
          <table:table-cell office:value-type="float" office:value="5952451.66656667" calcext:value-type="float">
            <text:p>5952451.66656667</text:p>
          </table:table-cell>
          <table:table-cell office:value-type="float" office:value="2439.76467442388" calcext:value-type="float">
            <text:p>2439.76467442388</text:p>
          </table:table-cell>
          <table:table-cell office:value-type="float" office:value="210" calcext:value-type="float">
            <text:p>210</text:p>
          </table:table-cell>
          <table:table-cell office:value-type="float" office:value="49230.8515555556" calcext:value-type="float">
            <text:p>49230.8515555556</text:p>
          </table:table-cell>
          <table:table-cell office:value-type="float" office:value="221.880264006413" calcext:value-type="float">
            <text:p>221.880264006413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6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6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6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6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7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7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7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7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28:00 PM </text:p>
          </table:table-cell>
          <table:table-cell table:number-columns-repeated="5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.7333333333333" calcext:value-type="float">
            <text:p>23.7333333333333</text:p>
          </table:table-cell>
          <table:table-cell table:style-name="ce3" office:value-type="string" calcext:value-type="string">
            <text:p><text:s/>4:2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office:value-type="float" office:value="53.6" calcext:value-type="float">
            <text:p>53.6</text:p>
          </table:table-cell>
          <table:table-cell office:value-type="float" office:value="60.5333333333333" calcext:value-type="float">
            <text:p>60.5333333333333</text:p>
          </table:table-cell>
          <table:table-cell table:style-name="ce3" office:value-type="string" calcext:value-type="string">
            <text:p><text:s/>4:2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3.0666666666667" calcext:value-type="float">
            <text:p>83.0666666666667</text:p>
          </table:table-cell>
          <table:table-cell office:value-type="float" office:value="83.2666666666667" calcext:value-type="float">
            <text:p>83.2666666666667</text:p>
          </table:table-cell>
          <table:table-cell office:value-type="float" office:value="131.266666666667" calcext:value-type="float">
            <text:p>131.266666666667</text:p>
          </table:table-cell>
          <table:table-cell table:style-name="ce3" office:value-type="string" calcext:value-type="string">
            <text:p><text:s/>4:2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68.466666666667" calcext:value-type="float">
            <text:p>168.466666666667</text:p>
          </table:table-cell>
          <table:table-cell office:value-type="float" office:value="167.6" calcext:value-type="float">
            <text:p>167.6</text:p>
          </table:table-cell>
          <table:table-cell office:value-type="float" office:value="196.666666666667" calcext:value-type="float">
            <text:p>196.666666666667</text:p>
          </table:table-cell>
          <table:table-cell table:style-name="ce3" office:value-type="string" calcext:value-type="string">
            <text:p><text:s/>4:2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28.333333333333" calcext:value-type="float">
            <text:p>228.333333333333</text:p>
          </table:table-cell>
          <table:table-cell office:value-type="float" office:value="227.733333333333" calcext:value-type="float">
            <text:p>227.733333333333</text:p>
          </table:table-cell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<text:s/>4:2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69.2" calcext:value-type="float">
            <text:p>269.2</text:p>
          </table:table-cell>
          <table:table-cell office:value-type="float" office:value="268.133333333333" calcext:value-type="float">
            <text:p>268.133333333333</text:p>
          </table:table-cell>
          <table:table-cell office:value-type="float" office:value="306.2" calcext:value-type="float">
            <text:p>306.2</text:p>
          </table:table-cell>
          <table:table-cell table:style-name="ce3" office:value-type="string" calcext:value-type="string">
            <text:p><text:s/>4:2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36.466666666667" calcext:value-type="float">
            <text:p>336.466666666667</text:p>
          </table:table-cell>
          <table:table-cell office:value-type="float" office:value="335" calcext:value-type="float">
            <text:p>335</text:p>
          </table:table-cell>
          <table:table-cell office:value-type="float" office:value="366.4" calcext:value-type="float">
            <text:p>366.4</text:p>
          </table:table-cell>
          <table:table-cell table:style-name="ce3" office:value-type="string" calcext:value-type="string">
            <text:p><text:s/>4:2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0.066666666667" calcext:value-type="float">
            <text:p>390.066666666667</text:p>
          </table:table-cell>
          <table:table-cell office:value-type="float" office:value="392.266666666667" calcext:value-type="float">
            <text:p>392.266666666667</text:p>
          </table:table-cell>
          <table:table-cell office:value-type="float" office:value="416.6" calcext:value-type="float">
            <text:p>416.6</text:p>
          </table:table-cell>
          <table:table-cell table:style-name="ce3" office:value-type="string" calcext:value-type="string">
            <text:p><text:s/>4:3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53.4" calcext:value-type="float">
            <text:p>453.4</text:p>
          </table:table-cell>
          <table:table-cell office:value-type="float" office:value="449.6" calcext:value-type="float">
            <text:p>449.6</text:p>
          </table:table-cell>
          <table:table-cell office:value-type="float" office:value="473.333333333333" calcext:value-type="float">
            <text:p>473.333333333333</text:p>
          </table:table-cell>
          <table:table-cell table:style-name="ce3" office:value-type="string" calcext:value-type="string">
            <text:p><text:s/>4:3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3.933333333333" calcext:value-type="float">
            <text:p>503.933333333333</text:p>
          </table:table-cell>
          <table:table-cell office:value-type="float" office:value="495.133333333333" calcext:value-type="float">
            <text:p>495.133333333333</text:p>
          </table:table-cell>
          <table:table-cell office:value-type="float" office:value="474" calcext:value-type="float">
            <text:p>474</text:p>
          </table:table-cell>
          <table:table-cell table:style-name="ce3" office:value-type="string" calcext:value-type="string">
            <text:p><text:s/>4:3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0.2" calcext:value-type="float">
            <text:p>560.2</text:p>
          </table:table-cell>
          <table:table-cell office:value-type="float" office:value="452.066666666667" calcext:value-type="float">
            <text:p>452.066666666667</text:p>
          </table:table-cell>
          <table:table-cell office:value-type="float" office:value="477.666666666667" calcext:value-type="float">
            <text:p>477.666666666667</text:p>
          </table:table-cell>
          <table:table-cell table:style-name="ce3" office:value-type="string" calcext:value-type="string">
            <text:p><text:s/>4:3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85.066666666667" calcext:value-type="float">
            <text:p>585.066666666667</text:p>
          </table:table-cell>
          <table:table-cell office:value-type="float" office:value="470.466666666667" calcext:value-type="float">
            <text:p>470.466666666667</text:p>
          </table:table-cell>
          <table:table-cell office:value-type="float" office:value="587.533333333333" calcext:value-type="float">
            <text:p>587.533333333333</text:p>
          </table:table-cell>
          <table:table-cell table:style-name="ce3" office:value-type="string" calcext:value-type="string">
            <text:p><text:s/>4:3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3.266666666667" calcext:value-type="float">
            <text:p>553.266666666667</text:p>
          </table:table-cell>
          <table:table-cell office:value-type="float" office:value="501.4" calcext:value-type="float">
            <text:p>501.4</text:p>
          </table:table-cell>
          <table:table-cell office:value-type="float" office:value="384.066666666667" calcext:value-type="float">
            <text:p>384.066666666667</text:p>
          </table:table-cell>
          <table:table-cell table:style-name="ce3" office:value-type="string" calcext:value-type="string">
            <text:p><text:s/>4:3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0.066666666667" calcext:value-type="float">
            <text:p>600.066666666667</text:p>
          </table:table-cell>
          <table:table-cell office:value-type="float" office:value="560.666666666667" calcext:value-type="float">
            <text:p>560.666666666667</text:p>
          </table:table-cell>
          <table:table-cell office:value-type="float" office:value="662.4" calcext:value-type="float">
            <text:p>662.4</text:p>
          </table:table-cell>
          <table:table-cell table:style-name="ce3" office:value-type="string" calcext:value-type="string">
            <text:p><text:s/>4:3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3.6" calcext:value-type="float">
            <text:p>563.6</text:p>
          </table:table-cell>
          <table:table-cell office:value-type="float" office:value="518.933333333333" calcext:value-type="float">
            <text:p>518.933333333333</text:p>
          </table:table-cell>
          <table:table-cell office:value-type="float" office:value="518.4" calcext:value-type="float">
            <text:p>518.4</text:p>
          </table:table-cell>
          <table:table-cell table:style-name="ce3" office:value-type="string" calcext:value-type="string">
            <text:p><text:s/>4:3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9.266666666667" calcext:value-type="float">
            <text:p>539.266666666667</text:p>
          </table:table-cell>
          <table:table-cell office:value-type="float" office:value="557.866666666667" calcext:value-type="float">
            <text:p>557.866666666667</text:p>
          </table:table-cell>
          <table:table-cell office:value-type="float" office:value="424.266666666667" calcext:value-type="float">
            <text:p>424.266666666667</text:p>
          </table:table-cell>
          <table:table-cell table:style-name="ce3" office:value-type="string" calcext:value-type="string">
            <text:p><text:s/>4:32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354.466666666667" calcext:value-type="float">
            <text:p>354.466666666667</text:p>
          </table:table-cell>
          <table:table-cell office:value-type="float" office:value="608.8" calcext:value-type="float">
            <text:p>608.8</text:p>
          </table:table-cell>
          <table:table-cell table:style-name="ce3" office:value-type="string" calcext:value-type="string">
            <text:p><text:s/>4:32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3.866666666667" calcext:value-type="float">
            <text:p>553.866666666667</text:p>
          </table:table-cell>
          <table:table-cell office:value-type="float" office:value="735.133333333333" calcext:value-type="float">
            <text:p>735.133333333333</text:p>
          </table:table-cell>
          <table:table-cell office:value-type="float" office:value="607.6" calcext:value-type="float">
            <text:p>607.6</text:p>
          </table:table-cell>
          <table:table-cell table:style-name="ce3" office:value-type="string" calcext:value-type="string">
            <text:p><text:s/>4:32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6.666666666667" calcext:value-type="float">
            <text:p>396.666666666667</text:p>
          </table:table-cell>
          <table:table-cell office:value-type="float" office:value="676" calcext:value-type="float">
            <text:p>676</text:p>
          </table:table-cell>
          <table:table-cell office:value-type="float" office:value="418.8" calcext:value-type="float">
            <text:p>418.8</text:p>
          </table:table-cell>
          <table:table-cell table:style-name="ce3" office:value-type="string" calcext:value-type="string">
            <text:p><text:s/>4:32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42.4" calcext:value-type="float">
            <text:p>342.4</text:p>
          </table:table-cell>
          <table:table-cell office:value-type="float" office:value="344.466666666667" calcext:value-type="float">
            <text:p>344.466666666667</text:p>
          </table:table-cell>
          <table:table-cell office:value-type="float" office:value="330.2" calcext:value-type="float">
            <text:p>330.2</text:p>
          </table:table-cell>
          <table:table-cell table:style-name="ce3" office:value-type="string" calcext:value-type="string">
            <text:p><text:s/>4:33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75.666666666667" calcext:value-type="float">
            <text:p>275.666666666667</text:p>
          </table:table-cell>
          <table:table-cell office:value-type="float" office:value="277.333333333333" calcext:value-type="float">
            <text:p>277.333333333333</text:p>
          </table:table-cell>
          <table:table-cell office:value-type="float" office:value="265.2" calcext:value-type="float">
            <text:p>265.2</text:p>
          </table:table-cell>
          <table:table-cell table:style-name="ce3" office:value-type="string" calcext:value-type="string">
            <text:p><text:s/>4:33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03.4" calcext:value-type="float">
            <text:p>203.4</text:p>
          </table:table-cell>
          <table:table-cell office:value-type="float" office:value="206.466666666667" calcext:value-type="float">
            <text:p>206.466666666667</text:p>
          </table:table-cell>
          <table:table-cell office:value-type="float" office:value="193.4" calcext:value-type="float">
            <text:p>193.4</text:p>
          </table:table-cell>
          <table:table-cell table:style-name="ce3" office:value-type="string" calcext:value-type="string">
            <text:p><text:s/>4:33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51.866666666667" calcext:value-type="float">
            <text:p>151.866666666667</text:p>
          </table:table-cell>
          <table:table-cell office:value-type="float" office:value="154.066666666667" calcext:value-type="float">
            <text:p>154.066666666667</text:p>
          </table:table-cell>
          <table:table-cell office:value-type="float" office:value="141.666666666667" calcext:value-type="float">
            <text:p>141.666666666667</text:p>
          </table:table-cell>
          <table:table-cell table:style-name="ce3" office:value-type="string" calcext:value-type="string">
            <text:p><text:s/>4:33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1.6666666666667" calcext:value-type="float">
            <text:p>81.6666666666667</text:p>
          </table:table-cell>
          <table:table-cell office:value-type="float" office:value="68.6" calcext:value-type="float">
            <text:p>68.6</text:p>
          </table:table-cell>
          <table:table-cell table:style-name="ce3" office:value-type="string" calcext:value-type="string">
            <text:p><text:s/>4:34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3.7333333333333" calcext:value-type="float">
            <text:p>33.7333333333333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23.6666666666667" calcext:value-type="float">
            <text:p>23.6666666666667</text:p>
          </table:table-cell>
          <table:table-cell table:style-name="ce3" office:value-type="string" calcext:value-type="string">
            <text:p><text:s/>4:3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5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5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5:30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5:45 PM </text:p>
          </table:table-cell>
          <table:table-cell office:value-type="float" office:value="210" calcext:value-type="float">
            <text:p>210</text:p>
          </table:table-cell>
          <table:table-cell office:value-type="float" office:value="44700.6424444445" calcext:value-type="float">
            <text:p>44700.6424444445</text:p>
          </table:table-cell>
          <table:table-cell office:value-type="float" office:value="211.425264442177" calcext:value-type="float">
            <text:p>211.425264442177</text:p>
          </table:table-cell>
          <table:table-cell office:value-type="float" office:value="210" calcext:value-type="float">
            <text:p>210</text:p>
          </table:table-cell>
          <table:table-cell office:value-type="float" office:value="45218.2084444444" calcext:value-type="float">
            <text:p>45218.2084444444</text:p>
          </table:table-cell>
          <table:table-cell office:value-type="float" office:value="212.645734602048" calcext:value-type="float">
            <text:p>212.645734602048</text:p>
          </table:table-cell>
          <table:table-cell office:value-type="float" office:value="210" calcext:value-type="float">
            <text:p>210</text:p>
          </table:table-cell>
          <table:table-cell office:value-type="float" office:value="43594.0824444444" calcext:value-type="float">
            <text:p>43594.0824444444</text:p>
          </table:table-cell>
          <table:table-cell office:value-type="float" office:value="208.791959721739" calcext:value-type="float">
            <text:p>208.791959721739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6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6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6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6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7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7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37:30 PM </text:p>
          </table:table-cell>
          <table:table-cell table:number-columns-repeated="5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66666666666667" calcext:value-type="float">
            <text:p>0.866666666666667</text:p>
          </table:table-cell>
          <table:table-cell table:style-name="ce3" office:value-type="string" calcext:value-type="string">
            <text:p><text:s/>4:3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office:value-type="float" office:value="29.2666666666667" calcext:value-type="float">
            <text:p>29.2666666666667</text:p>
          </table:table-cell>
          <table:table-cell office:value-type="float" office:value="60.2" calcext:value-type="float">
            <text:p>60.2</text:p>
          </table:table-cell>
          <table:table-cell table:style-name="ce3" office:value-type="string" calcext:value-type="string">
            <text:p><text:s/>4:3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office:value-type="float" office:value="76.8666666666667" calcext:value-type="float">
            <text:p>76.8666666666667</text:p>
          </table:table-cell>
          <table:table-cell office:value-type="float" office:value="106.866666666667" calcext:value-type="float">
            <text:p>106.866666666667</text:p>
          </table:table-cell>
          <table:table-cell table:style-name="ce3" office:value-type="string" calcext:value-type="string">
            <text:p><text:s/>4:3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44.666666666667" calcext:value-type="float">
            <text:p>144.666666666667</text:p>
          </table:table-cell>
          <table:table-cell office:value-type="float" office:value="142" calcext:value-type="float">
            <text:p>142</text:p>
          </table:table-cell>
          <table:table-cell office:value-type="float" office:value="174.066666666667" calcext:value-type="float">
            <text:p>174.066666666667</text:p>
          </table:table-cell>
          <table:table-cell table:style-name="ce3" office:value-type="string" calcext:value-type="string">
            <text:p><text:s/>4:3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76.6" calcext:value-type="float">
            <text:p>176.6</text:p>
          </table:table-cell>
          <table:table-cell office:value-type="float" office:value="176.733333333333" calcext:value-type="float">
            <text:p>176.733333333333</text:p>
          </table:table-cell>
          <table:table-cell office:value-type="float" office:value="186.733333333333" calcext:value-type="float">
            <text:p>186.733333333333</text:p>
          </table:table-cell>
          <table:table-cell table:style-name="ce3" office:value-type="string" calcext:value-type="string">
            <text:p><text:s/>4:3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18.4" calcext:value-type="float">
            <text:p>218.4</text:p>
          </table:table-cell>
          <table:table-cell office:value-type="float" office:value="215.666666666667" calcext:value-type="float">
            <text:p>215.666666666667</text:p>
          </table:table-cell>
          <table:table-cell office:value-type="float" office:value="238.4" calcext:value-type="float">
            <text:p>238.4</text:p>
          </table:table-cell>
          <table:table-cell table:style-name="ce3" office:value-type="string" calcext:value-type="string">
            <text:p><text:s/>4:3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63.266666666667" calcext:value-type="float">
            <text:p>263.266666666667</text:p>
          </table:table-cell>
          <table:table-cell office:value-type="float" office:value="259.933333333333" calcext:value-type="float">
            <text:p>259.933333333333</text:p>
          </table:table-cell>
          <table:table-cell office:value-type="float" office:value="286.333333333333" calcext:value-type="float">
            <text:p>286.333333333333</text:p>
          </table:table-cell>
          <table:table-cell table:style-name="ce3" office:value-type="string" calcext:value-type="string">
            <text:p><text:s/>4:3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7.2" calcext:value-type="float">
            <text:p>317.2</text:p>
          </table:table-cell>
          <table:table-cell office:value-type="float" office:value="314.6" calcext:value-type="float">
            <text:p>314.6</text:p>
          </table:table-cell>
          <table:table-cell office:value-type="float" office:value="347" calcext:value-type="float">
            <text:p>347</text:p>
          </table:table-cell>
          <table:table-cell table:style-name="ce3" office:value-type="string" calcext:value-type="string">
            <text:p><text:s/>4:3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72.333333333333" calcext:value-type="float">
            <text:p>372.333333333333</text:p>
          </table:table-cell>
          <table:table-cell office:value-type="float" office:value="368.4" calcext:value-type="float">
            <text:p>368.4</text:p>
          </table:table-cell>
          <table:table-cell office:value-type="float" office:value="393.066666666667" calcext:value-type="float">
            <text:p>393.066666666667</text:p>
          </table:table-cell>
          <table:table-cell table:style-name="ce3" office:value-type="string" calcext:value-type="string">
            <text:p><text:s/>4:3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25.533333333333" calcext:value-type="float">
            <text:p>425.533333333333</text:p>
          </table:table-cell>
          <table:table-cell office:value-type="float" office:value="414.733333333333" calcext:value-type="float">
            <text:p>414.733333333333</text:p>
          </table:table-cell>
          <table:table-cell office:value-type="float" office:value="447.066666666667" calcext:value-type="float">
            <text:p>447.066666666667</text:p>
          </table:table-cell>
          <table:table-cell table:style-name="ce3" office:value-type="string" calcext:value-type="string">
            <text:p><text:s/>4:4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54.333333333333" calcext:value-type="float">
            <text:p>454.333333333333</text:p>
          </table:table-cell>
          <table:table-cell office:value-type="float" office:value="457.8" calcext:value-type="float">
            <text:p>457.8</text:p>
          </table:table-cell>
          <table:table-cell office:value-type="float" office:value="473.133333333333" calcext:value-type="float">
            <text:p>473.133333333333</text:p>
          </table:table-cell>
          <table:table-cell table:style-name="ce3" office:value-type="string" calcext:value-type="string">
            <text:p><text:s/>4:4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0.933333333333" calcext:value-type="float">
            <text:p>500.933333333333</text:p>
          </table:table-cell>
          <table:table-cell office:value-type="float" office:value="493.933333333333" calcext:value-type="float">
            <text:p>493.933333333333</text:p>
          </table:table-cell>
          <table:table-cell table:style-name="ce3" office:value-type="string" calcext:value-type="string">
            <text:p><text:s/>4:4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0.4" calcext:value-type="float">
            <text:p>550.4</text:p>
          </table:table-cell>
          <table:table-cell office:value-type="float" office:value="500.933333333333" calcext:value-type="float">
            <text:p>500.933333333333</text:p>
          </table:table-cell>
          <table:table-cell office:value-type="float" office:value="486.133333333333" calcext:value-type="float">
            <text:p>486.133333333333</text:p>
          </table:table-cell>
          <table:table-cell table:style-name="ce3" office:value-type="string" calcext:value-type="string">
            <text:p><text:s/>4:4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8.266666666667" calcext:value-type="float">
            <text:p>538.266666666667</text:p>
          </table:table-cell>
          <table:table-cell office:value-type="float" office:value="448.133333333333" calcext:value-type="float">
            <text:p>448.133333333333</text:p>
          </table:table-cell>
          <table:table-cell office:value-type="float" office:value="499.533333333333" calcext:value-type="float">
            <text:p>499.533333333333</text:p>
          </table:table-cell>
          <table:table-cell table:style-name="ce3" office:value-type="string" calcext:value-type="string">
            <text:p><text:s/>4:4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6.333333333333" calcext:value-type="float">
            <text:p>596.333333333333</text:p>
          </table:table-cell>
          <table:table-cell office:value-type="float" office:value="595.533333333333" calcext:value-type="float">
            <text:p>595.533333333333</text:p>
          </table:table-cell>
          <table:table-cell office:value-type="float" office:value="505.666666666667" calcext:value-type="float">
            <text:p>505.666666666667</text:p>
          </table:table-cell>
          <table:table-cell table:style-name="ce3" office:value-type="string" calcext:value-type="string">
            <text:p><text:s/>4:4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9.933333333333" calcext:value-type="float">
            <text:p>489.933333333333</text:p>
          </table:table-cell>
          <table:table-cell office:value-type="float" office:value="421.2" calcext:value-type="float">
            <text:p>421.2</text:p>
          </table:table-cell>
          <table:table-cell office:value-type="float" office:value="649.266666666667" calcext:value-type="float">
            <text:p>649.266666666667</text:p>
          </table:table-cell>
          <table:table-cell table:style-name="ce3" office:value-type="string" calcext:value-type="string">
            <text:p><text:s/>4:4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18.066666666667" calcext:value-type="float">
            <text:p>618.066666666667</text:p>
          </table:table-cell>
          <table:table-cell office:value-type="float" office:value="591.133333333333" calcext:value-type="float">
            <text:p>591.133333333333</text:p>
          </table:table-cell>
          <table:table-cell office:value-type="float" office:value="386.133333333333" calcext:value-type="float">
            <text:p>386.133333333333</text:p>
          </table:table-cell>
          <table:table-cell table:style-name="ce3" office:value-type="string" calcext:value-type="string">
            <text:p><text:s/>4:4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22.066666666667" calcext:value-type="float">
            <text:p>422.066666666667</text:p>
          </table:table-cell>
          <table:table-cell office:value-type="float" office:value="463.933333333333" calcext:value-type="float">
            <text:p>463.933333333333</text:p>
          </table:table-cell>
          <table:table-cell office:value-type="float" office:value="586.4" calcext:value-type="float">
            <text:p>586.4</text:p>
          </table:table-cell>
          <table:table-cell table:style-name="ce3" office:value-type="string" calcext:value-type="string">
            <text:p><text:s/>4:42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649.666666666667" calcext:value-type="float">
            <text:p>649.666666666667</text:p>
          </table:table-cell>
          <table:table-cell office:value-type="float" office:value="466.933333333333" calcext:value-type="float">
            <text:p>466.933333333333</text:p>
          </table:table-cell>
          <table:table-cell table:style-name="ce3" office:value-type="string" calcext:value-type="string">
            <text:p><text:s/>4:42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28.733333333333" calcext:value-type="float">
            <text:p>428.733333333333</text:p>
          </table:table-cell>
          <table:table-cell office:value-type="float" office:value="473.133333333333" calcext:value-type="float">
            <text:p>473.133333333333</text:p>
          </table:table-cell>
          <table:table-cell office:value-type="float" office:value="410.333333333333" calcext:value-type="float">
            <text:p>410.333333333333</text:p>
          </table:table-cell>
          <table:table-cell table:style-name="ce3" office:value-type="string" calcext:value-type="string">
            <text:p><text:s/>4:42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56.6" calcext:value-type="float">
            <text:p>356.6</text:p>
          </table:table-cell>
          <table:table-cell office:value-type="float" office:value="354.6" calcext:value-type="float">
            <text:p>354.6</text:p>
          </table:table-cell>
          <table:table-cell table:style-name="ce3" office:value-type="string" calcext:value-type="string">
            <text:p><text:s/>4:42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07.8" calcext:value-type="float">
            <text:p>307.8</text:p>
          </table:table-cell>
          <table:table-cell office:value-type="float" office:value="309.466666666667" calcext:value-type="float">
            <text:p>309.466666666667</text:p>
          </table:table-cell>
          <table:table-cell office:value-type="float" office:value="282.2" calcext:value-type="float">
            <text:p>282.2</text:p>
          </table:table-cell>
          <table:table-cell table:style-name="ce3" office:value-type="string" calcext:value-type="string">
            <text:p><text:s/>4:43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3.266666666667" calcext:value-type="float">
            <text:p>243.266666666667</text:p>
          </table:table-cell>
          <table:table-cell office:value-type="float" office:value="233.666666666667" calcext:value-type="float">
            <text:p>233.666666666667</text:p>
          </table:table-cell>
          <table:table-cell table:style-name="ce3" office:value-type="string" calcext:value-type="string">
            <text:p><text:s/>4:43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6.733333333333" calcext:value-type="float">
            <text:p>186.733333333333</text:p>
          </table:table-cell>
          <table:table-cell office:value-type="float" office:value="188.533333333333" calcext:value-type="float">
            <text:p>188.533333333333</text:p>
          </table:table-cell>
          <table:table-cell office:value-type="float" office:value="163.533333333333" calcext:value-type="float">
            <text:p>163.533333333333</text:p>
          </table:table-cell>
          <table:table-cell table:style-name="ce3" office:value-type="string" calcext:value-type="string">
            <text:p><text:s/>4:43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1.8" calcext:value-type="float">
            <text:p>121.8</text:p>
          </table:table-cell>
          <table:table-cell office:value-type="float" office:value="121.866666666667" calcext:value-type="float">
            <text:p>121.866666666667</text:p>
          </table:table-cell>
          <table:table-cell office:value-type="float" office:value="121.6" calcext:value-type="float">
            <text:p>121.6</text:p>
          </table:table-cell>
          <table:table-cell table:style-name="ce3" office:value-type="string" calcext:value-type="string">
            <text:p><text:s/>4:43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7.9333333333333" calcext:value-type="float">
            <text:p>77.9333333333333</text:p>
          </table:table-cell>
          <table:table-cell office:value-type="float" office:value="79.6666666666667" calcext:value-type="float">
            <text:p>79.6666666666667</text:p>
          </table:table-cell>
          <table:table-cell office:value-type="float" office:value="46.3333333333333" calcext:value-type="float">
            <text:p>46.3333333333333</text:p>
          </table:table-cell>
          <table:table-cell table:style-name="ce3" office:value-type="string" calcext:value-type="string">
            <text:p><text:s/>4:44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5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5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5:30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9:00 PM </text:p>
          </table:table-cell>
          <table:table-cell office:value-type="float" office:value="209.155" calcext:value-type="float">
            <text:p>209.155</text:p>
          </table:table-cell>
          <table:table-cell office:value-type="float" office:value="47482.0158638889" calcext:value-type="float">
            <text:p>47482.0158638889</text:p>
          </table:table-cell>
          <table:table-cell office:value-type="float" office:value="217.903684833205" calcext:value-type="float">
            <text:p>217.903684833205</text:p>
          </table:table-cell>
          <table:table-cell office:value-type="float" office:value="210" calcext:value-type="float">
            <text:p>210</text:p>
          </table:table-cell>
          <table:table-cell office:value-type="float" office:value="46656.0142222222" calcext:value-type="float">
            <text:p>46656.0142222222</text:p>
          </table:table-cell>
          <table:table-cell office:value-type="float" office:value="216.000032921808" calcext:value-type="float">
            <text:p>216.000032921808</text:p>
          </table:table-cell>
          <table:table-cell office:value-type="float" office:value="210" calcext:value-type="float">
            <text:p>210</text:p>
          </table:table-cell>
          <table:table-cell office:value-type="float" office:value="46301.9395555556" calcext:value-type="float">
            <text:p>46301.9395555556</text:p>
          </table:table-cell>
          <table:table-cell office:value-type="float" office:value="215.178854805846" calcext:value-type="float">
            <text:p>215.178854805846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9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9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49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0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0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0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0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5.13333333333333" calcext:value-type="float">
            <text:p>5.13333333333333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<text:s/>4:5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office:value-type="float" office:value="59.7333333333333" calcext:value-type="float">
            <text:p>59.7333333333333</text:p>
          </table:table-cell>
          <table:table-cell office:value-type="float" office:value="65.4" calcext:value-type="float">
            <text:p>65.4</text:p>
          </table:table-cell>
          <table:table-cell table:style-name="ce3" office:value-type="string" calcext:value-type="string">
            <text:p><text:s/>4:5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10.133333333333" calcext:value-type="float">
            <text:p>110.133333333333</text:p>
          </table:table-cell>
          <table:table-cell office:value-type="float" office:value="108.666666666667" calcext:value-type="float">
            <text:p>108.666666666667</text:p>
          </table:table-cell>
          <table:table-cell office:value-type="float" office:value="134.733333333333" calcext:value-type="float">
            <text:p>134.733333333333</text:p>
          </table:table-cell>
          <table:table-cell table:style-name="ce3" office:value-type="string" calcext:value-type="string">
            <text:p><text:s/>4:5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0.866666666667" calcext:value-type="float">
            <text:p>180.866666666667</text:p>
          </table:table-cell>
          <table:table-cell office:value-type="float" office:value="180.133333333333" calcext:value-type="float">
            <text:p>180.133333333333</text:p>
          </table:table-cell>
          <table:table-cell office:value-type="float" office:value="194.266666666667" calcext:value-type="float">
            <text:p>194.266666666667</text:p>
          </table:table-cell>
          <table:table-cell table:style-name="ce3" office:value-type="string" calcext:value-type="string">
            <text:p><text:s/>4:52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6.2" calcext:value-type="float">
            <text:p>236.2</text:p>
          </table:table-cell>
          <table:table-cell office:value-type="float" office:value="236.666666666667" calcext:value-type="float">
            <text:p>236.666666666667</text:p>
          </table:table-cell>
          <table:table-cell office:value-type="float" office:value="246.8" calcext:value-type="float">
            <text:p>246.8</text:p>
          </table:table-cell>
          <table:table-cell table:style-name="ce3" office:value-type="string" calcext:value-type="string">
            <text:p><text:s/>4:52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83.666666666667" calcext:value-type="float">
            <text:p>283.666666666667</text:p>
          </table:table-cell>
          <table:table-cell office:value-type="float" office:value="283.133333333333" calcext:value-type="float">
            <text:p>283.133333333333</text:p>
          </table:table-cell>
          <table:table-cell office:value-type="float" office:value="298.333333333333" calcext:value-type="float">
            <text:p>298.333333333333</text:p>
          </table:table-cell>
          <table:table-cell table:style-name="ce3" office:value-type="string" calcext:value-type="string">
            <text:p><text:s/>4:52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41.866666666667" calcext:value-type="float">
            <text:p>341.866666666667</text:p>
          </table:table-cell>
          <table:table-cell office:value-type="float" office:value="340.4" calcext:value-type="float">
            <text:p>340.4</text:p>
          </table:table-cell>
          <table:table-cell office:value-type="float" office:value="348.466666666667" calcext:value-type="float">
            <text:p>348.466666666667</text:p>
          </table:table-cell>
          <table:table-cell table:style-name="ce3" office:value-type="string" calcext:value-type="string">
            <text:p><text:s/>4:52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89.666666666667" calcext:value-type="float">
            <text:p>389.666666666667</text:p>
          </table:table-cell>
          <table:table-cell office:value-type="float" office:value="388.466666666667" calcext:value-type="float">
            <text:p>388.466666666667</text:p>
          </table:table-cell>
          <table:table-cell office:value-type="float" office:value="400" calcext:value-type="float">
            <text:p>400</text:p>
          </table:table-cell>
          <table:table-cell table:style-name="ce3" office:value-type="string" calcext:value-type="string">
            <text:p><text:s/>4:53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48.666666666667" calcext:value-type="float">
            <text:p>448.666666666667</text:p>
          </table:table-cell>
          <table:table-cell office:value-type="float" office:value="448" calcext:value-type="float">
            <text:p>448</text:p>
          </table:table-cell>
          <table:table-cell office:value-type="float" office:value="431.066666666667" calcext:value-type="float">
            <text:p>431.066666666667</text:p>
          </table:table-cell>
          <table:table-cell table:style-name="ce3" office:value-type="string" calcext:value-type="string">
            <text:p><text:s/>4:53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7.2" calcext:value-type="float">
            <text:p>487.2</text:p>
          </table:table-cell>
          <table:table-cell office:value-type="float" office:value="491.533333333333" calcext:value-type="float">
            <text:p>491.533333333333</text:p>
          </table:table-cell>
          <table:table-cell office:value-type="float" office:value="507.4" calcext:value-type="float">
            <text:p>507.4</text:p>
          </table:table-cell>
          <table:table-cell table:style-name="ce3" office:value-type="string" calcext:value-type="string">
            <text:p><text:s/>4:53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47.733333333333" calcext:value-type="float">
            <text:p>347.733333333333</text:p>
          </table:table-cell>
          <table:table-cell office:value-type="float" office:value="292.2" calcext:value-type="float">
            <text:p>292.2</text:p>
          </table:table-cell>
          <table:table-cell office:value-type="float" office:value="457.6" calcext:value-type="float">
            <text:p>457.6</text:p>
          </table:table-cell>
          <table:table-cell table:style-name="ce3" office:value-type="string" calcext:value-type="string">
            <text:p><text:s/>4:53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3.466666666667" calcext:value-type="float">
            <text:p>593.466666666667</text:p>
          </table:table-cell>
          <table:table-cell office:value-type="float" office:value="486.2" calcext:value-type="float">
            <text:p>486.2</text:p>
          </table:table-cell>
          <table:table-cell office:value-type="float" office:value="477.066666666667" calcext:value-type="float">
            <text:p>477.066666666667</text:p>
          </table:table-cell>
          <table:table-cell table:style-name="ce3" office:value-type="string" calcext:value-type="string">
            <text:p><text:s/>4:54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78.733333333333" calcext:value-type="float">
            <text:p>578.733333333333</text:p>
          </table:table-cell>
          <table:table-cell office:value-type="float" office:value="527.066666666667" calcext:value-type="float">
            <text:p>527.066666666667</text:p>
          </table:table-cell>
          <table:table-cell office:value-type="float" office:value="511.933333333333" calcext:value-type="float">
            <text:p>511.933333333333</text:p>
          </table:table-cell>
          <table:table-cell table:style-name="ce3" office:value-type="string" calcext:value-type="string">
            <text:p><text:s/>4:54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98.4" calcext:value-type="float">
            <text:p>498.4</text:p>
          </table:table-cell>
          <table:table-cell office:value-type="float" office:value="523.933333333333" calcext:value-type="float">
            <text:p>523.933333333333</text:p>
          </table:table-cell>
          <table:table-cell office:value-type="float" office:value="500.866666666667" calcext:value-type="float">
            <text:p>500.866666666667</text:p>
          </table:table-cell>
          <table:table-cell table:style-name="ce3" office:value-type="string" calcext:value-type="string">
            <text:p><text:s/>4:54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7.533333333333" calcext:value-type="float">
            <text:p>607.533333333333</text:p>
          </table:table-cell>
          <table:table-cell office:value-type="float" office:value="489.4" calcext:value-type="float">
            <text:p>489.4</text:p>
          </table:table-cell>
          <table:table-cell office:value-type="float" office:value="558" calcext:value-type="float">
            <text:p>558</text:p>
          </table:table-cell>
          <table:table-cell table:style-name="ce3" office:value-type="string" calcext:value-type="string">
            <text:p><text:s/>4:54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500.4" calcext:value-type="float">
            <text:p>500.4</text:p>
          </table:table-cell>
          <table:table-cell office:value-type="float" office:value="425.2" calcext:value-type="float">
            <text:p>425.2</text:p>
          </table:table-cell>
          <table:table-cell table:style-name="ce3" office:value-type="string" calcext:value-type="string">
            <text:p><text:s/>4:55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9.2" calcext:value-type="float">
            <text:p>539.2</text:p>
          </table:table-cell>
          <table:table-cell office:value-type="float" office:value="546.2" calcext:value-type="float">
            <text:p>546.2</text:p>
          </table:table-cell>
          <table:table-cell office:value-type="float" office:value="616.866666666667" calcext:value-type="float">
            <text:p>616.866666666667</text:p>
          </table:table-cell>
          <table:table-cell table:style-name="ce3" office:value-type="string" calcext:value-type="string">
            <text:p><text:s/>4:55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2.266666666667" calcext:value-type="float">
            <text:p>412.266666666667</text:p>
          </table:table-cell>
          <table:table-cell office:value-type="float" office:value="574.4" calcext:value-type="float">
            <text:p>574.4</text:p>
          </table:table-cell>
          <table:table-cell office:value-type="float" office:value="456.4" calcext:value-type="float">
            <text:p>456.4</text:p>
          </table:table-cell>
          <table:table-cell table:style-name="ce3" office:value-type="string" calcext:value-type="string">
            <text:p><text:s/>4:55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8.466666666667" calcext:value-type="float">
            <text:p>478.466666666667</text:p>
          </table:table-cell>
          <table:table-cell office:value-type="float" office:value="471.066666666667" calcext:value-type="float">
            <text:p>471.066666666667</text:p>
          </table:table-cell>
          <table:table-cell office:value-type="float" office:value="468.933333333333" calcext:value-type="float">
            <text:p>468.933333333333</text:p>
          </table:table-cell>
          <table:table-cell table:style-name="ce3" office:value-type="string" calcext:value-type="string">
            <text:p><text:s/>4:5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4.733333333333" calcext:value-type="float">
            <text:p>394.733333333333</text:p>
          </table:table-cell>
          <table:table-cell office:value-type="float" office:value="529.066666666667" calcext:value-type="float">
            <text:p>529.066666666667</text:p>
          </table:table-cell>
          <table:table-cell office:value-type="float" office:value="523" calcext:value-type="float">
            <text:p>523</text:p>
          </table:table-cell>
          <table:table-cell table:style-name="ce3" office:value-type="string" calcext:value-type="string">
            <text:p><text:s/>4:5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88.933333333333" calcext:value-type="float">
            <text:p>288.933333333333</text:p>
          </table:table-cell>
          <table:table-cell office:value-type="float" office:value="389.533333333333" calcext:value-type="float">
            <text:p>389.533333333333</text:p>
          </table:table-cell>
          <table:table-cell office:value-type="float" office:value="279.933333333333" calcext:value-type="float">
            <text:p>279.933333333333</text:p>
          </table:table-cell>
          <table:table-cell table:style-name="ce3" office:value-type="string" calcext:value-type="string">
            <text:p><text:s/>4:5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4.866666666667" calcext:value-type="float">
            <text:p>234.866666666667</text:p>
          </table:table-cell>
          <table:table-cell office:value-type="float" office:value="235.933333333333" calcext:value-type="float">
            <text:p>235.933333333333</text:p>
          </table:table-cell>
          <table:table-cell office:value-type="float" office:value="222.4" calcext:value-type="float">
            <text:p>222.4</text:p>
          </table:table-cell>
          <table:table-cell table:style-name="ce3" office:value-type="string" calcext:value-type="string">
            <text:p><text:s/>4:5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56.733333333333" calcext:value-type="float">
            <text:p>156.733333333333</text:p>
          </table:table-cell>
          <table:table-cell office:value-type="float" office:value="158.133333333333" calcext:value-type="float">
            <text:p>158.133333333333</text:p>
          </table:table-cell>
          <table:table-cell office:value-type="float" office:value="145.533333333333" calcext:value-type="float">
            <text:p>145.533333333333</text:p>
          </table:table-cell>
          <table:table-cell table:style-name="ce3" office:value-type="string" calcext:value-type="string">
            <text:p><text:s/>4:5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office:value-type="float" office:value="95.4666666666667" calcext:value-type="float">
            <text:p>95.4666666666667</text:p>
          </table:table-cell>
          <table:table-cell office:value-type="float" office:value="82.5333333333333" calcext:value-type="float">
            <text:p>82.5333333333333</text:p>
          </table:table-cell>
          <table:table-cell table:style-name="ce3" office:value-type="string" calcext:value-type="string">
            <text:p><text:s/>4:5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8.0666666666667" calcext:value-type="float">
            <text:p>38.0666666666667</text:p>
          </table:table-cell>
          <table:table-cell office:value-type="float" office:value="39.1333333333333" calcext:value-type="float">
            <text:p>39.1333333333333</text:p>
          </table:table-cell>
          <table:table-cell office:value-type="float" office:value="26.2666666666667" calcext:value-type="float">
            <text:p>26.2666666666667</text:p>
          </table:table-cell>
          <table:table-cell table:style-name="ce3" office:value-type="string" calcext:value-type="string">
            <text:p><text:s/>4:57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7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7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8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8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8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8:45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9:30 PM </text:p>
          </table:table-cell>
          <table:table-cell office:value-type="float" office:value="210" calcext:value-type="float">
            <text:p>210</text:p>
          </table:table-cell>
          <table:table-cell office:value-type="float" office:value="48139.578" calcext:value-type="float">
            <text:p>48139.578</text:p>
          </table:table-cell>
          <table:table-cell office:value-type="float" office:value="219.40733351463" calcext:value-type="float">
            <text:p>219.40733351463</text:p>
          </table:table-cell>
          <table:table-cell office:value-type="float" office:value="210" calcext:value-type="float">
            <text:p>210</text:p>
          </table:table-cell>
          <table:table-cell office:value-type="float" office:value="47130.504" calcext:value-type="float">
            <text:p>47130.504</text:p>
          </table:table-cell>
          <table:table-cell office:value-type="float" office:value="217.095610273446" calcext:value-type="float">
            <text:p>217.095610273446</text:p>
          </table:table-cell>
          <table:table-cell office:value-type="float" office:value="210" calcext:value-type="float">
            <text:p>210</text:p>
          </table:table-cell>
          <table:table-cell office:value-type="float" office:value="45823.4935555555" calcext:value-type="float">
            <text:p>45823.4935555555</text:p>
          </table:table-cell>
          <table:table-cell office:value-type="float" office:value="214.064227641041" calcext:value-type="float">
            <text:p>214.064227641041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4:59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0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0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0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0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1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.0666666666667" calcext:value-type="float">
            <text:p>40.0666666666667</text:p>
          </table:table-cell>
          <table:table-cell office:value-type="float" office:value="39.0666666666667" calcext:value-type="float">
            <text:p>39.0666666666667</text:p>
          </table:table-cell>
          <table:table-cell office:value-type="float" office:value="50.9333333333333" calcext:value-type="float">
            <text:p>50.9333333333333</text:p>
          </table:table-cell>
          <table:table-cell table:style-name="ce3" office:value-type="string" calcext:value-type="string">
            <text:p><text:s/>5:0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5.0666666666667" calcext:value-type="float">
            <text:p>85.0666666666667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<text:s/>5:0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19.266666666667" calcext:value-type="float">
            <text:p>119.266666666667</text:p>
          </table:table-cell>
          <table:table-cell office:value-type="float" office:value="119.066666666667" calcext:value-type="float">
            <text:p>119.066666666667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<text:s/>5:02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48.6" calcext:value-type="float">
            <text:p>148.6</text:p>
          </table:table-cell>
          <table:table-cell office:value-type="float" office:value="147.666666666667" calcext:value-type="float">
            <text:p>147.666666666667</text:p>
          </table:table-cell>
          <table:table-cell office:value-type="float" office:value="166.133333333333" calcext:value-type="float">
            <text:p>166.133333333333</text:p>
          </table:table-cell>
          <table:table-cell table:style-name="ce3" office:value-type="string" calcext:value-type="string">
            <text:p><text:s/>5:02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6.6" calcext:value-type="float">
            <text:p>236.6</text:p>
          </table:table-cell>
          <table:table-cell office:value-type="float" office:value="227.733333333333" calcext:value-type="float">
            <text:p>227.733333333333</text:p>
          </table:table-cell>
          <table:table-cell office:value-type="float" office:value="249.133333333333" calcext:value-type="float">
            <text:p>249.133333333333</text:p>
          </table:table-cell>
          <table:table-cell table:style-name="ce3" office:value-type="string" calcext:value-type="string">
            <text:p><text:s/>5:02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0.6" calcext:value-type="float">
            <text:p>310.6</text:p>
          </table:table-cell>
          <table:table-cell office:value-type="float" office:value="314.2" calcext:value-type="float">
            <text:p>314.2</text:p>
          </table:table-cell>
          <table:table-cell office:value-type="float" office:value="318.2" calcext:value-type="float">
            <text:p>318.2</text:p>
          </table:table-cell>
          <table:table-cell table:style-name="ce3" office:value-type="string" calcext:value-type="string">
            <text:p><text:s/>5:02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71.866666666667" calcext:value-type="float">
            <text:p>371.866666666667</text:p>
          </table:table-cell>
          <table:table-cell office:value-type="float" office:value="374.066666666667" calcext:value-type="float">
            <text:p>374.066666666667</text:p>
          </table:table-cell>
          <table:table-cell office:value-type="float" office:value="379.133333333333" calcext:value-type="float">
            <text:p>379.133333333333</text:p>
          </table:table-cell>
          <table:table-cell table:style-name="ce3" office:value-type="string" calcext:value-type="string">
            <text:p><text:s/>5:03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4.466666666667" calcext:value-type="float">
            <text:p>434.466666666667</text:p>
          </table:table-cell>
          <table:table-cell office:value-type="float" office:value="432.933333333333" calcext:value-type="float">
            <text:p>432.933333333333</text:p>
          </table:table-cell>
          <table:table-cell office:value-type="float" office:value="433.733333333333" calcext:value-type="float">
            <text:p>433.733333333333</text:p>
          </table:table-cell>
          <table:table-cell table:style-name="ce3" office:value-type="string" calcext:value-type="string">
            <text:p><text:s/>5:03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7.533333333333" calcext:value-type="float">
            <text:p>477.533333333333</text:p>
          </table:table-cell>
          <table:table-cell office:value-type="float" office:value="474.466666666667" calcext:value-type="float">
            <text:p>474.466666666667</text:p>
          </table:table-cell>
          <table:table-cell office:value-type="float" office:value="480.666666666667" calcext:value-type="float">
            <text:p>480.666666666667</text:p>
          </table:table-cell>
          <table:table-cell table:style-name="ce3" office:value-type="string" calcext:value-type="string">
            <text:p><text:s/>5:03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448.4" calcext:value-type="float">
            <text:p>448.4</text:p>
          </table:table-cell>
          <table:table-cell office:value-type="float" office:value="410.533333333333" calcext:value-type="float">
            <text:p>410.533333333333</text:p>
          </table:table-cell>
          <table:table-cell table:style-name="ce3" office:value-type="string" calcext:value-type="string">
            <text:p><text:s/>5:03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26.666666666667" calcext:value-type="float">
            <text:p>426.666666666667</text:p>
          </table:table-cell>
          <table:table-cell office:value-type="float" office:value="470.533333333333" calcext:value-type="float">
            <text:p>470.533333333333</text:p>
          </table:table-cell>
          <table:table-cell table:style-name="ce3" office:value-type="string" calcext:value-type="string">
            <text:p><text:s/>5:04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7.066666666667" calcext:value-type="float">
            <text:p>407.066666666667</text:p>
          </table:table-cell>
          <table:table-cell office:value-type="float" office:value="376.6" calcext:value-type="float">
            <text:p>376.6</text:p>
          </table:table-cell>
          <table:table-cell office:value-type="float" office:value="475.6" calcext:value-type="float">
            <text:p>475.6</text:p>
          </table:table-cell>
          <table:table-cell table:style-name="ce3" office:value-type="string" calcext:value-type="string">
            <text:p><text:s/>5:04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13.066666666667" calcext:value-type="float">
            <text:p>613.066666666667</text:p>
          </table:table-cell>
          <table:table-cell office:value-type="float" office:value="507.866666666667" calcext:value-type="float">
            <text:p>507.866666666667</text:p>
          </table:table-cell>
          <table:table-cell office:value-type="float" office:value="514.066666666667" calcext:value-type="float">
            <text:p>514.066666666667</text:p>
          </table:table-cell>
          <table:table-cell table:style-name="ce3" office:value-type="string" calcext:value-type="string">
            <text:p><text:s/>5:04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57.466666666667" calcext:value-type="float">
            <text:p>457.466666666667</text:p>
          </table:table-cell>
          <table:table-cell office:value-type="float" office:value="502.6" calcext:value-type="float">
            <text:p>502.6</text:p>
          </table:table-cell>
          <table:table-cell office:value-type="float" office:value="502.866666666667" calcext:value-type="float">
            <text:p>502.866666666667</text:p>
          </table:table-cell>
          <table:table-cell table:style-name="ce3" office:value-type="string" calcext:value-type="string">
            <text:p><text:s/>5:04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36.133333333333" calcext:value-type="float">
            <text:p>636.133333333333</text:p>
          </table:table-cell>
          <table:table-cell office:value-type="float" office:value="497.733333333333" calcext:value-type="float">
            <text:p>497.733333333333</text:p>
          </table:table-cell>
          <table:table-cell office:value-type="float" office:value="512.666666666667" calcext:value-type="float">
            <text:p>512.666666666667</text:p>
          </table:table-cell>
          <table:table-cell table:style-name="ce3" office:value-type="string" calcext:value-type="string">
            <text:p><text:s/>5:05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9.333333333333" calcext:value-type="float">
            <text:p>439.333333333333</text:p>
          </table:table-cell>
          <table:table-cell office:value-type="float" office:value="395.533333333333" calcext:value-type="float">
            <text:p>395.533333333333</text:p>
          </table:table-cell>
          <table:table-cell office:value-type="float" office:value="427.533333333333" calcext:value-type="float">
            <text:p>427.533333333333</text:p>
          </table:table-cell>
          <table:table-cell table:style-name="ce3" office:value-type="string" calcext:value-type="string">
            <text:p><text:s/>5:05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9.666666666667" calcext:value-type="float">
            <text:p>419.666666666667</text:p>
          </table:table-cell>
          <table:table-cell office:value-type="float" office:value="543.133333333333" calcext:value-type="float">
            <text:p>543.133333333333</text:p>
          </table:table-cell>
          <table:table-cell office:value-type="float" office:value="462.133333333333" calcext:value-type="float">
            <text:p>462.133333333333</text:p>
          </table:table-cell>
          <table:table-cell table:style-name="ce3" office:value-type="string" calcext:value-type="string">
            <text:p><text:s/>5:05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83.866666666667" calcext:value-type="float">
            <text:p>583.866666666667</text:p>
          </table:table-cell>
          <table:table-cell office:value-type="float" office:value="503.266666666667" calcext:value-type="float">
            <text:p>503.266666666667</text:p>
          </table:table-cell>
          <table:table-cell office:value-type="float" office:value="475.933333333333" calcext:value-type="float">
            <text:p>475.933333333333</text:p>
          </table:table-cell>
          <table:table-cell table:style-name="ce3" office:value-type="string" calcext:value-type="string">
            <text:p><text:s/>5:0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79.733333333333" calcext:value-type="float">
            <text:p>379.733333333333</text:p>
          </table:table-cell>
          <table:table-cell office:value-type="float" office:value="515.2" calcext:value-type="float">
            <text:p>515.2</text:p>
          </table:table-cell>
          <table:table-cell office:value-type="float" office:value="517.933333333333" calcext:value-type="float">
            <text:p>517.933333333333</text:p>
          </table:table-cell>
          <table:table-cell table:style-name="ce3" office:value-type="string" calcext:value-type="string">
            <text:p><text:s/>5:0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67.733333333333" calcext:value-type="float">
            <text:p>467.733333333333</text:p>
          </table:table-cell>
          <table:table-cell office:value-type="float" office:value="567.533333333333" calcext:value-type="float">
            <text:p>567.533333333333</text:p>
          </table:table-cell>
          <table:table-cell office:value-type="float" office:value="469" calcext:value-type="float">
            <text:p>469</text:p>
          </table:table-cell>
          <table:table-cell table:style-name="ce3" office:value-type="string" calcext:value-type="string">
            <text:p><text:s/>5:0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2.933333333333" calcext:value-type="float">
            <text:p>392.933333333333</text:p>
          </table:table-cell>
          <table:table-cell office:value-type="float" office:value="518.4" calcext:value-type="float">
            <text:p>518.4</text:p>
          </table:table-cell>
          <table:table-cell office:value-type="float" office:value="509.2" calcext:value-type="float">
            <text:p>509.2</text:p>
          </table:table-cell>
          <table:table-cell table:style-name="ce3" office:value-type="string" calcext:value-type="string">
            <text:p><text:s/>5:0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8.933333333333" calcext:value-type="float">
            <text:p>188.933333333333</text:p>
          </table:table-cell>
          <table:table-cell office:value-type="float" office:value="195.333333333333" calcext:value-type="float">
            <text:p>195.333333333333</text:p>
          </table:table-cell>
          <table:table-cell office:value-type="float" office:value="180.6" calcext:value-type="float">
            <text:p>180.6</text:p>
          </table:table-cell>
          <table:table-cell table:style-name="ce3" office:value-type="string" calcext:value-type="string">
            <text:p><text:s/>5:0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2.733333333333" calcext:value-type="float">
            <text:p>122.733333333333</text:p>
          </table:table-cell>
          <table:table-cell office:value-type="float" office:value="122.4" calcext:value-type="float">
            <text:p>122.4</text:p>
          </table:table-cell>
          <table:table-cell office:value-type="float" office:value="120.933333333333" calcext:value-type="float">
            <text:p>120.933333333333</text:p>
          </table:table-cell>
          <table:table-cell table:style-name="ce3" office:value-type="string" calcext:value-type="string">
            <text:p><text:s/>5:0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office:value-type="float" office:value="63.9333333333333" calcext:value-type="float">
            <text:p>63.9333333333333</text:p>
          </table:table-cell>
          <table:table-cell office:value-type="float" office:value="56.5333333333333" calcext:value-type="float">
            <text:p>56.5333333333333</text:p>
          </table:table-cell>
          <table:table-cell table:style-name="ce3" office:value-type="string" calcext:value-type="string">
            <text:p><text:s/>5:0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.13333333333333" calcext:value-type="float">
            <text:p>2.13333333333333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5:07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7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8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8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8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8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9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09:15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2:15 PM </text:p>
          </table:table-cell>
          <table:table-cell office:value-type="float" office:value="210" calcext:value-type="float">
            <text:p>210</text:p>
          </table:table-cell>
          <table:table-cell office:value-type="float" office:value="47298.5897777778" calcext:value-type="float">
            <text:p>47298.5897777778</text:p>
          </table:table-cell>
          <table:table-cell office:value-type="float" office:value="217.482389580807" calcext:value-type="float">
            <text:p>217.482389580807</text:p>
          </table:table-cell>
          <table:table-cell office:value-type="float" office:value="1444.39" calcext:value-type="float">
            <text:p>1444.39</text:p>
          </table:table-cell>
          <table:table-cell office:value-type="float" office:value="58953299.0221222" calcext:value-type="float">
            <text:p>58953299.0221222</text:p>
          </table:table-cell>
          <table:table-cell office:value-type="float" office:value="7678.10517133767" calcext:value-type="float">
            <text:p>7678.10517133767</text:p>
          </table:table-cell>
          <table:table-cell office:value-type="float" office:value="210" calcext:value-type="float">
            <text:p>210</text:p>
          </table:table-cell>
          <table:table-cell office:value-type="float" office:value="46393.5151111111" calcext:value-type="float">
            <text:p>46393.5151111111</text:p>
          </table:table-cell>
          <table:table-cell office:value-type="float" office:value="215.39153908896" calcext:value-type="float">
            <text:p>215.39153908896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2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2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3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3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3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3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24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12.0666666666667" calcext:value-type="float">
            <text:p>12.0666666666667</text:p>
          </table:table-cell>
          <table:table-cell table:style-name="ce3" office:value-type="string" calcext:value-type="string">
            <text:p><text:s/>5:24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.5333333333333" calcext:value-type="float">
            <text:p>60.5333333333333</text:p>
          </table:table-cell>
          <table:table-cell office:value-type="float" office:value="48.9333333333333" calcext:value-type="float">
            <text:p>48.9333333333333</text:p>
          </table:table-cell>
          <table:table-cell office:value-type="float" office:value="60.5333333333333" calcext:value-type="float">
            <text:p>60.5333333333333</text:p>
          </table:table-cell>
          <table:table-cell table:style-name="ce3" office:value-type="string" calcext:value-type="string">
            <text:p><text:s/>5:24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1.933333333333" calcext:value-type="float">
            <text:p>121.933333333333</text:p>
          </table:table-cell>
          <table:table-cell office:value-type="float" office:value="98.8666666666667" calcext:value-type="float">
            <text:p>98.8666666666667</text:p>
          </table:table-cell>
          <table:table-cell office:value-type="float" office:value="128.066666666667" calcext:value-type="float">
            <text:p>128.066666666667</text:p>
          </table:table-cell>
          <table:table-cell table:style-name="ce3" office:value-type="string" calcext:value-type="string">
            <text:p><text:s/>5:24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0.333333333333" calcext:value-type="float">
            <text:p>180.333333333333</text:p>
          </table:table-cell>
          <table:table-cell office:value-type="float" office:value="164.133333333333" calcext:value-type="float">
            <text:p>164.133333333333</text:p>
          </table:table-cell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<text:s/>5:25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4.133333333333" calcext:value-type="float">
            <text:p>234.133333333333</text:p>
          </table:table-cell>
          <table:table-cell office:value-type="float" office:value="220.866666666667" calcext:value-type="float">
            <text:p>220.866666666667</text:p>
          </table:table-cell>
          <table:table-cell office:value-type="float" office:value="237.133333333333" calcext:value-type="float">
            <text:p>237.133333333333</text:p>
          </table:table-cell>
          <table:table-cell table:style-name="ce3" office:value-type="string" calcext:value-type="string">
            <text:p><text:s/>5:25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93.733333333333" calcext:value-type="float">
            <text:p>293.733333333333</text:p>
          </table:table-cell>
          <table:table-cell office:value-type="float" office:value="269.933333333333" calcext:value-type="float">
            <text:p>269.933333333333</text:p>
          </table:table-cell>
          <table:table-cell office:value-type="float" office:value="296.466666666667" calcext:value-type="float">
            <text:p>296.466666666667</text:p>
          </table:table-cell>
          <table:table-cell table:style-name="ce3" office:value-type="string" calcext:value-type="string">
            <text:p><text:s/>5:25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50.866666666667" calcext:value-type="float">
            <text:p>350.866666666667</text:p>
          </table:table-cell>
          <table:table-cell office:value-type="float" office:value="331.8" calcext:value-type="float">
            <text:p>331.8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<text:s/>5:2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3.333333333333" calcext:value-type="float">
            <text:p>393.333333333333</text:p>
          </table:table-cell>
          <table:table-cell office:value-type="float" office:value="385.133333333333" calcext:value-type="float">
            <text:p>385.133333333333</text:p>
          </table:table-cell>
          <table:table-cell office:value-type="float" office:value="397.866666666667" calcext:value-type="float">
            <text:p>397.866666666667</text:p>
          </table:table-cell>
          <table:table-cell table:style-name="ce3" office:value-type="string" calcext:value-type="string">
            <text:p><text:s/>5:2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55.8" calcext:value-type="float">
            <text:p>455.8</text:p>
          </table:table-cell>
          <table:table-cell office:value-type="float" office:value="437.6" calcext:value-type="float">
            <text:p>437.6</text:p>
          </table:table-cell>
          <table:table-cell office:value-type="float" office:value="444.6" calcext:value-type="float">
            <text:p>444.6</text:p>
          </table:table-cell>
          <table:table-cell table:style-name="ce3" office:value-type="string" calcext:value-type="string">
            <text:p><text:s/>5:2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8.333333333333" calcext:value-type="float">
            <text:p>318.333333333333</text:p>
          </table:table-cell>
          <table:table-cell office:value-type="float" office:value="444.066666666667" calcext:value-type="float">
            <text:p>444.066666666667</text:p>
          </table:table-cell>
          <table:table-cell office:value-type="float" office:value="452.4" calcext:value-type="float">
            <text:p>452.4</text:p>
          </table:table-cell>
          <table:table-cell table:style-name="ce3" office:value-type="string" calcext:value-type="string">
            <text:p><text:s/>5:2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1.133333333333" calcext:value-type="float">
            <text:p>551.133333333333</text:p>
          </table:table-cell>
          <table:table-cell office:value-type="float" office:value="504.6" calcext:value-type="float">
            <text:p>504.6</text:p>
          </table:table-cell>
          <table:table-cell office:value-type="float" office:value="525" calcext:value-type="float">
            <text:p>525</text:p>
          </table:table-cell>
          <table:table-cell table:style-name="ce3" office:value-type="string" calcext:value-type="string">
            <text:p><text:s/>5:2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6.2" calcext:value-type="float">
            <text:p>506.2</text:p>
          </table:table-cell>
          <table:table-cell office:value-type="float" office:value="540.8" calcext:value-type="float">
            <text:p>540.8</text:p>
          </table:table-cell>
          <table:table-cell office:value-type="float" office:value="526.933333333333" calcext:value-type="float">
            <text:p>526.933333333333</text:p>
          </table:table-cell>
          <table:table-cell table:style-name="ce3" office:value-type="string" calcext:value-type="string">
            <text:p><text:s/>5:2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5.933333333333" calcext:value-type="float">
            <text:p>605.933333333333</text:p>
          </table:table-cell>
          <table:table-cell office:value-type="float" office:value="502.4" calcext:value-type="float">
            <text:p>502.4</text:p>
          </table:table-cell>
          <table:table-cell office:value-type="float" office:value="508.466666666667" calcext:value-type="float">
            <text:p>508.466666666667</text:p>
          </table:table-cell>
          <table:table-cell table:style-name="ce3" office:value-type="string" calcext:value-type="string">
            <text:p><text:s/>5:2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95.933333333333" calcext:value-type="float">
            <text:p>495.933333333333</text:p>
          </table:table-cell>
          <table:table-cell office:value-type="float" office:value="348.666666666667" calcext:value-type="float">
            <text:p>348.666666666667</text:p>
          </table:table-cell>
          <table:table-cell office:value-type="float" office:value="537.266666666667" calcext:value-type="float">
            <text:p>537.266666666667</text:p>
          </table:table-cell>
          <table:table-cell table:style-name="ce3" office:value-type="string" calcext:value-type="string">
            <text:p><text:s/>5:27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16.333333333333" calcext:value-type="float">
            <text:p>616.333333333333</text:p>
          </table:table-cell>
          <table:table-cell office:value-type="float" office:value="492.466666666667" calcext:value-type="float">
            <text:p>492.466666666667</text:p>
          </table:table-cell>
          <table:table-cell office:value-type="float" office:value="506.133333333333" calcext:value-type="float">
            <text:p>506.133333333333</text:p>
          </table:table-cell>
          <table:table-cell table:style-name="ce3" office:value-type="string" calcext:value-type="string">
            <text:p><text:s/>5:2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548.2" calcext:value-type="float">
            <text:p>548.2</text:p>
          </table:table-cell>
          <table:table-cell office:value-type="float" office:value="603.733333333333" calcext:value-type="float">
            <text:p>603.733333333333</text:p>
          </table:table-cell>
          <table:table-cell table:style-name="ce3" office:value-type="string" calcext:value-type="string">
            <text:p><text:s/>5:2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0.6" calcext:value-type="float">
            <text:p>470.6</text:p>
          </table:table-cell>
          <table:table-cell office:value-type="float" office:value="584.933333333333" calcext:value-type="float">
            <text:p>584.933333333333</text:p>
          </table:table-cell>
          <table:table-cell office:value-type="float" office:value="345.666666666667" calcext:value-type="float">
            <text:p>345.666666666667</text:p>
          </table:table-cell>
          <table:table-cell table:style-name="ce3" office:value-type="string" calcext:value-type="string">
            <text:p><text:s/>5:2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4.933333333333" calcext:value-type="float">
            <text:p>504.93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581.933333333333" calcext:value-type="float">
            <text:p>581.933333333333</text:p>
          </table:table-cell>
          <table:table-cell table:style-name="ce3" office:value-type="string" calcext:value-type="string">
            <text:p><text:s/>5:2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9.4" calcext:value-type="float">
            <text:p>409.4</text:p>
          </table:table-cell>
          <table:table-cell office:value-type="float" office:value="569.466666666667" calcext:value-type="float">
            <text:p>569.466666666667</text:p>
          </table:table-cell>
          <table:table-cell office:value-type="float" office:value="433.266666666667" calcext:value-type="float">
            <text:p>433.266666666667</text:p>
          </table:table-cell>
          <table:table-cell table:style-name="ce3" office:value-type="string" calcext:value-type="string">
            <text:p><text:s/>5:2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1.466666666667" calcext:value-type="float">
            <text:p>401.466666666667</text:p>
          </table:table-cell>
          <table:table-cell office:value-type="float" office:value="502.866666666667" calcext:value-type="float">
            <text:p>502.866666666667</text:p>
          </table:table-cell>
          <table:table-cell office:value-type="float" office:value="455.666666666667" calcext:value-type="float">
            <text:p>455.666666666667</text:p>
          </table:table-cell>
          <table:table-cell table:style-name="ce3" office:value-type="string" calcext:value-type="string">
            <text:p><text:s/>5:2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76.8" calcext:value-type="float">
            <text:p>276.8</text:p>
          </table:table-cell>
          <table:table-cell office:value-type="float" office:value="322.533333333333" calcext:value-type="float">
            <text:p>322.533333333333</text:p>
          </table:table-cell>
          <table:table-cell office:value-type="float" office:value="270.533333333333" calcext:value-type="float">
            <text:p>270.533333333333</text:p>
          </table:table-cell>
          <table:table-cell table:style-name="ce3" office:value-type="string" calcext:value-type="string">
            <text:p><text:s/>5:2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2.666666666667" calcext:value-type="float">
            <text:p>232.666666666667</text:p>
          </table:table-cell>
          <table:table-cell office:value-type="float" office:value="243.866666666667" calcext:value-type="float">
            <text:p>243.866666666667</text:p>
          </table:table-cell>
          <table:table-cell office:value-type="float" office:value="225.466666666667" calcext:value-type="float">
            <text:p>225.466666666667</text:p>
          </table:table-cell>
          <table:table-cell table:style-name="ce3" office:value-type="string" calcext:value-type="string">
            <text:p><text:s/>5:2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51.133333333333" calcext:value-type="float">
            <text:p>151.133333333333</text:p>
          </table:table-cell>
          <table:table-cell office:value-type="float" office:value="165.466666666667" calcext:value-type="float">
            <text:p>165.466666666667</text:p>
          </table:table-cell>
          <table:table-cell office:value-type="float" office:value="148.8" calcext:value-type="float">
            <text:p>148.8</text:p>
          </table:table-cell>
          <table:table-cell table:style-name="ce3" office:value-type="string" calcext:value-type="string">
            <text:p><text:s/>5:2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02.933333333333" calcext:value-type="float">
            <text:p>102.933333333333</text:p>
          </table:table-cell>
          <table:table-cell office:value-type="float" office:value="110.666666666667" calcext:value-type="float">
            <text:p>110.666666666667</text:p>
          </table:table-cell>
          <table:table-cell office:value-type="float" office:value="96.4666666666667" calcext:value-type="float">
            <text:p>96.4666666666667</text:p>
          </table:table-cell>
          <table:table-cell table:style-name="ce3" office:value-type="string" calcext:value-type="string">
            <text:p><text:s/>5:3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1.2666666666667" calcext:value-type="float">
            <text:p>51.2666666666667</text:p>
          </table:table-cell>
          <table:table-cell office:value-type="float" office:value="36.5333333333333" calcext:value-type="float">
            <text:p>36.5333333333333</text:p>
          </table:table-cell>
          <table:table-cell office:value-type="float" office:value="60.6" calcext:value-type="float">
            <text:p>60.6</text:p>
          </table:table-cell>
          <table:table-cell table:style-name="ce3" office:value-type="string" calcext:value-type="string">
            <text:p><text:s/>5:3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4.4666666666667" calcext:value-type="float">
            <text:p>14.4666666666667</text:p>
          </table:table-cell>
          <table:table-cell office:value-type="float" office:value="40.2" calcext:value-type="float">
            <text:p>40.2</text:p>
          </table:table-cell>
          <table:table-cell office:value-type="float" office:value="2.93333333333333" calcext:value-type="float">
            <text:p>2.93333333333333</text:p>
          </table:table-cell>
          <table:table-cell table:style-name="ce3" office:value-type="string" calcext:value-type="string">
            <text:p><text:s/>5:30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0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1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1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1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1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2:00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3:00 PM </text:p>
          </table:table-cell>
          <table:table-cell office:value-type="float" office:value="210" calcext:value-type="float">
            <text:p>210</text:p>
          </table:table-cell>
          <table:table-cell office:value-type="float" office:value="49347.0062222222" calcext:value-type="float">
            <text:p>49347.0062222222</text:p>
          </table:table-cell>
          <table:table-cell office:value-type="float" office:value="222.141860580626" calcext:value-type="float">
            <text:p>222.141860580626</text:p>
          </table:table-cell>
          <table:table-cell office:value-type="float" office:value="1654.39" calcext:value-type="float">
            <text:p>1654.39</text:p>
          </table:table-cell>
          <table:table-cell office:value-type="float" office:value="80806391.8907889" calcext:value-type="float">
            <text:p>80806391.8907889</text:p>
          </table:table-cell>
          <table:table-cell office:value-type="float" office:value="8989.23755892506" calcext:value-type="float">
            <text:p>8989.23755892506</text:p>
          </table:table-cell>
          <table:table-cell office:value-type="float" office:value="210" calcext:value-type="float">
            <text:p>210</text:p>
          </table:table-cell>
          <table:table-cell office:value-type="float" office:value="46647.6722222222" calcext:value-type="float">
            <text:p>46647.6722222222</text:p>
          </table:table-cell>
          <table:table-cell office:value-type="float" office:value="215.980721876334" calcext:value-type="float">
            <text:p>215.980721876334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3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3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3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4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5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35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.9333333333333" calcext:value-type="float">
            <text:p>24.9333333333333</text:p>
          </table:table-cell>
          <table:table-cell office:value-type="float" office:value="14.4" calcext:value-type="float">
            <text:p>14.4</text:p>
          </table:table-cell>
          <table:table-cell office:value-type="float" office:value="48.2" calcext:value-type="float">
            <text:p>48.2</text:p>
          </table:table-cell>
          <table:table-cell table:style-name="ce3" office:value-type="string" calcext:value-type="string">
            <text:p><text:s/>5:35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office:value-type="float" office:value="59.9333333333333" calcext:value-type="float">
            <text:p>59.9333333333333</text:p>
          </table:table-cell>
          <table:table-cell office:value-type="float" office:value="81.2666666666667" calcext:value-type="float">
            <text:p>81.2666666666667</text:p>
          </table:table-cell>
          <table:table-cell table:style-name="ce3" office:value-type="string" calcext:value-type="string">
            <text:p><text:s/>5:3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36.333333333333" calcext:value-type="float">
            <text:p>136.333333333333</text:p>
          </table:table-cell>
          <table:table-cell office:value-type="float" office:value="115" calcext:value-type="float">
            <text:p>115</text:p>
          </table:table-cell>
          <table:table-cell office:value-type="float" office:value="158.866666666667" calcext:value-type="float">
            <text:p>158.866666666667</text:p>
          </table:table-cell>
          <table:table-cell table:style-name="ce3" office:value-type="string" calcext:value-type="string">
            <text:p><text:s/>5:3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93.666666666667" calcext:value-type="float">
            <text:p>193.666666666667</text:p>
          </table:table-cell>
          <table:table-cell office:value-type="float" office:value="182.733333333333" calcext:value-type="float">
            <text:p>182.733333333333</text:p>
          </table:table-cell>
          <table:table-cell office:value-type="float" office:value="222.933333333333" calcext:value-type="float">
            <text:p>222.933333333333</text:p>
          </table:table-cell>
          <table:table-cell table:style-name="ce3" office:value-type="string" calcext:value-type="string">
            <text:p><text:s/>5:3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0.066666666667" calcext:value-type="float">
            <text:p>250.066666666667</text:p>
          </table:table-cell>
          <table:table-cell office:value-type="float" office:value="243.8" calcext:value-type="float">
            <text:p>243.8</text:p>
          </table:table-cell>
          <table:table-cell office:value-type="float" office:value="264.666666666667" calcext:value-type="float">
            <text:p>264.666666666667</text:p>
          </table:table-cell>
          <table:table-cell table:style-name="ce3" office:value-type="string" calcext:value-type="string">
            <text:p><text:s/>5:3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1.533333333333" calcext:value-type="float">
            <text:p>311.5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331.466666666667" calcext:value-type="float">
            <text:p>331.466666666667</text:p>
          </table:table-cell>
          <table:table-cell table:style-name="ce3" office:value-type="string" calcext:value-type="string">
            <text:p><text:s/>5:3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65.6" calcext:value-type="float">
            <text:p>365.6</text:p>
          </table:table-cell>
          <table:table-cell office:value-type="float" office:value="354.8" calcext:value-type="float">
            <text:p>354.8</text:p>
          </table:table-cell>
          <table:table-cell office:value-type="float" office:value="376.133333333333" calcext:value-type="float">
            <text:p>376.133333333333</text:p>
          </table:table-cell>
          <table:table-cell table:style-name="ce3" office:value-type="string" calcext:value-type="string">
            <text:p><text:s/>5:3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3.333333333333" calcext:value-type="float">
            <text:p>413.333333333333</text:p>
          </table:table-cell>
          <table:table-cell office:value-type="float" office:value="390.733333333333" calcext:value-type="float">
            <text:p>390.733333333333</text:p>
          </table:table-cell>
          <table:table-cell office:value-type="float" office:value="438.266666666667" calcext:value-type="float">
            <text:p>438.266666666667</text:p>
          </table:table-cell>
          <table:table-cell table:style-name="ce3" office:value-type="string" calcext:value-type="string">
            <text:p><text:s/>5:3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3.066666666667" calcext:value-type="float">
            <text:p>483.066666666667</text:p>
          </table:table-cell>
          <table:table-cell office:value-type="float" office:value="481.133333333333" calcext:value-type="float">
            <text:p>481.133333333333</text:p>
          </table:table-cell>
          <table:table-cell office:value-type="float" office:value="477.133333333333" calcext:value-type="float">
            <text:p>477.133333333333</text:p>
          </table:table-cell>
          <table:table-cell table:style-name="ce3" office:value-type="string" calcext:value-type="string">
            <text:p><text:s/>5:37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27.333333333333" calcext:value-type="float">
            <text:p>527.333333333333</text:p>
          </table:table-cell>
          <table:table-cell office:value-type="float" office:value="489.4" calcext:value-type="float">
            <text:p>489.4</text:p>
          </table:table-cell>
          <table:table-cell office:value-type="float" office:value="491.2" calcext:value-type="float">
            <text:p>491.2</text:p>
          </table:table-cell>
          <table:table-cell table:style-name="ce3" office:value-type="string" calcext:value-type="string">
            <text:p><text:s/>5:3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87.533333333333" calcext:value-type="float">
            <text:p>587.533333333333</text:p>
          </table:table-cell>
          <table:table-cell office:value-type="float" office:value="493.666666666667" calcext:value-type="float">
            <text:p>493.666666666667</text:p>
          </table:table-cell>
          <table:table-cell office:value-type="float" office:value="473.533333333333" calcext:value-type="float">
            <text:p>473.533333333333</text:p>
          </table:table-cell>
          <table:table-cell table:style-name="ce3" office:value-type="string" calcext:value-type="string">
            <text:p><text:s/>5:3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1.266666666667" calcext:value-type="float">
            <text:p>531.266666666667</text:p>
          </table:table-cell>
          <table:table-cell office:value-type="float" office:value="556.6" calcext:value-type="float">
            <text:p>556.6</text:p>
          </table:table-cell>
          <table:table-cell office:value-type="float" office:value="534.133333333333" calcext:value-type="float">
            <text:p>534.133333333333</text:p>
          </table:table-cell>
          <table:table-cell table:style-name="ce3" office:value-type="string" calcext:value-type="string">
            <text:p><text:s/>5:3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12.6" calcext:value-type="float">
            <text:p>612.6</text:p>
          </table:table-cell>
          <table:table-cell office:value-type="float" office:value="509.2" calcext:value-type="float">
            <text:p>509.2</text:p>
          </table:table-cell>
          <table:table-cell office:value-type="float" office:value="485.4" calcext:value-type="float">
            <text:p>485.4</text:p>
          </table:table-cell>
          <table:table-cell table:style-name="ce3" office:value-type="string" calcext:value-type="string">
            <text:p><text:s/>5:3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86.866666666667" calcext:value-type="float">
            <text:p>386.866666666667</text:p>
          </table:table-cell>
          <table:table-cell office:value-type="float" office:value="362" calcext:value-type="float">
            <text:p>362</text:p>
          </table:table-cell>
          <table:table-cell office:value-type="float" office:value="564.533333333333" calcext:value-type="float">
            <text:p>564.533333333333</text:p>
          </table:table-cell>
          <table:table-cell table:style-name="ce3" office:value-type="string" calcext:value-type="string">
            <text:p><text:s/>5:3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8.266666666667" calcext:value-type="float">
            <text:p>538.266666666667</text:p>
          </table:table-cell>
          <table:table-cell office:value-type="float" office:value="493.4" calcext:value-type="float">
            <text:p>493.4</text:p>
          </table:table-cell>
          <table:table-cell office:value-type="float" office:value="387.333333333333" calcext:value-type="float">
            <text:p>387.333333333333</text:p>
          </table:table-cell>
          <table:table-cell table:style-name="ce3" office:value-type="string" calcext:value-type="string">
            <text:p><text:s/>5:3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3.666666666667" calcext:value-type="float">
            <text:p>563.666666666667</text:p>
          </table:table-cell>
          <table:table-cell office:value-type="float" office:value="556" calcext:value-type="float">
            <text:p>556</text:p>
          </table:table-cell>
          <table:table-cell office:value-type="float" office:value="519.533333333333" calcext:value-type="float">
            <text:p>519.533333333333</text:p>
          </table:table-cell>
          <table:table-cell table:style-name="ce3" office:value-type="string" calcext:value-type="string">
            <text:p><text:s/>5:3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5.8" calcext:value-type="float">
            <text:p>565.8</text:p>
          </table:table-cell>
          <table:table-cell office:value-type="float" office:value="515.733333333333" calcext:value-type="float">
            <text:p>515.733333333333</text:p>
          </table:table-cell>
          <table:table-cell office:value-type="float" office:value="570" calcext:value-type="float">
            <text:p>570</text:p>
          </table:table-cell>
          <table:table-cell table:style-name="ce3" office:value-type="string" calcext:value-type="string">
            <text:p><text:s/>5:3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592.8" calcext:value-type="float">
            <text:p>592.8</text:p>
          </table:table-cell>
          <table:table-cell office:value-type="float" office:value="428.466666666667" calcext:value-type="float">
            <text:p>428.466666666667</text:p>
          </table:table-cell>
          <table:table-cell table:style-name="ce3" office:value-type="string" calcext:value-type="string">
            <text:p><text:s/>5:3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6.266666666667" calcext:value-type="float">
            <text:p>476.266666666667</text:p>
          </table:table-cell>
          <table:table-cell office:value-type="float" office:value="432.6" calcext:value-type="float">
            <text:p>432.6</text:p>
          </table:table-cell>
          <table:table-cell office:value-type="float" office:value="558.533333333333" calcext:value-type="float">
            <text:p>558.533333333333</text:p>
          </table:table-cell>
          <table:table-cell table:style-name="ce3" office:value-type="string" calcext:value-type="string">
            <text:p><text:s/>5:4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49.933333333333" calcext:value-type="float">
            <text:p>349.933333333333</text:p>
          </table:table-cell>
          <table:table-cell office:value-type="float" office:value="579.933333333333" calcext:value-type="float">
            <text:p>579.933333333333</text:p>
          </table:table-cell>
          <table:table-cell office:value-type="float" office:value="388.266666666667" calcext:value-type="float">
            <text:p>388.266666666667</text:p>
          </table:table-cell>
          <table:table-cell table:style-name="ce3" office:value-type="string" calcext:value-type="string">
            <text:p><text:s/>5:4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5.533333333333" calcext:value-type="float">
            <text:p>245.533333333333</text:p>
          </table:table-cell>
          <table:table-cell office:value-type="float" office:value="260.933333333333" calcext:value-type="float">
            <text:p>260.933333333333</text:p>
          </table:table-cell>
          <table:table-cell office:value-type="float" office:value="242.666666666667" calcext:value-type="float">
            <text:p>242.666666666667</text:p>
          </table:table-cell>
          <table:table-cell table:style-name="ce3" office:value-type="string" calcext:value-type="string">
            <text:p><text:s/>5:4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8.533333333333" calcext:value-type="float">
            <text:p>188.533333333333</text:p>
          </table:table-cell>
          <table:table-cell office:value-type="float" office:value="198.266666666667" calcext:value-type="float">
            <text:p>198.266666666667</text:p>
          </table:table-cell>
          <table:table-cell office:value-type="float" office:value="180.066666666667" calcext:value-type="float">
            <text:p>180.066666666667</text:p>
          </table:table-cell>
          <table:table-cell table:style-name="ce3" office:value-type="string" calcext:value-type="string">
            <text:p><text:s/>5:4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5.066666666667" calcext:value-type="float">
            <text:p>125.066666666667</text:p>
          </table:table-cell>
          <table:table-cell office:value-type="float" office:value="133.8" calcext:value-type="float">
            <text:p>133.8</text:p>
          </table:table-cell>
          <table:table-cell office:value-type="float" office:value="117.066666666667" calcext:value-type="float">
            <text:p>117.066666666667</text:p>
          </table:table-cell>
          <table:table-cell table:style-name="ce3" office:value-type="string" calcext:value-type="string">
            <text:p><text:s/>5:4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.4666666666667" calcext:value-type="float">
            <text:p>60.4666666666667</text:p>
          </table:table-cell>
          <table:table-cell office:value-type="float" office:value="70.4666666666667" calcext:value-type="float">
            <text:p>70.4666666666667</text:p>
          </table:table-cell>
          <table:table-cell office:value-type="float" office:value="60.3333333333333" calcext:value-type="float">
            <text:p>60.3333333333333</text:p>
          </table:table-cell>
          <table:table-cell table:style-name="ce3" office:value-type="string" calcext:value-type="string">
            <text:p><text:s/>5:4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.13333333333333" calcext:value-type="float">
            <text:p>5.13333333333333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5:41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1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2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2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2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2:45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3:30 PM </text:p>
          </table:table-cell>
          <table:table-cell office:value-type="float" office:value="210" calcext:value-type="float">
            <text:p>210</text:p>
          </table:table-cell>
          <table:table-cell office:value-type="float" office:value="49840.3866666667" calcext:value-type="float">
            <text:p>49840.3866666667</text:p>
          </table:table-cell>
          <table:table-cell office:value-type="float" office:value="223.249606195995" calcext:value-type="float">
            <text:p>223.249606195995</text:p>
          </table:table-cell>
          <table:table-cell office:value-type="float" office:value="210" calcext:value-type="float">
            <text:p>210</text:p>
          </table:table-cell>
          <table:table-cell office:value-type="float" office:value="47786.0057777778" calcext:value-type="float">
            <text:p>47786.0057777778</text:p>
          </table:table-cell>
          <table:table-cell office:value-type="float" office:value="218.600104706694" calcext:value-type="float">
            <text:p>218.600104706694</text:p>
          </table:table-cell>
          <table:table-cell office:value-type="float" office:value="210" calcext:value-type="float">
            <text:p>210</text:p>
          </table:table-cell>
          <table:table-cell office:value-type="float" office:value="46209.1904444444" calcext:value-type="float">
            <text:p>46209.1904444444</text:p>
          </table:table-cell>
          <table:table-cell office:value-type="float" office:value="214.963230447545" calcext:value-type="float">
            <text:p>214.963230447545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3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4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5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5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5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4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0.9333333333333" calcext:value-type="float">
            <text:p>20.9333333333333</text:p>
          </table:table-cell>
          <table:table-cell office:value-type="float" office:value="30.6" calcext:value-type="float">
            <text:p>30.6</text:p>
          </table:table-cell>
          <table:table-cell office:value-type="float" office:value="44.9333333333333" calcext:value-type="float">
            <text:p>44.9333333333333</text:p>
          </table:table-cell>
          <table:table-cell table:style-name="ce3" office:value-type="string" calcext:value-type="string">
            <text:p><text:s/>5:4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office:value-type="float" office:value="66.6" calcext:value-type="float">
            <text:p>66.6</text:p>
          </table:table-cell>
          <table:table-cell office:value-type="float" office:value="79.4666666666667" calcext:value-type="float">
            <text:p>79.4666666666667</text:p>
          </table:table-cell>
          <table:table-cell table:style-name="ce3" office:value-type="string" calcext:value-type="string">
            <text:p><text:s/>5:4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19.666666666667" calcext:value-type="float">
            <text:p>119.666666666667</text:p>
          </table:table-cell>
          <table:table-cell office:value-type="float" office:value="136.4" calcext:value-type="float">
            <text:p>136.4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<text:s/>5:4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8.8" calcext:value-type="float">
            <text:p>188.8</text:p>
          </table:table-cell>
          <table:table-cell office:value-type="float" office:value="196.933333333333" calcext:value-type="float">
            <text:p>196.933333333333</text:p>
          </table:table-cell>
          <table:table-cell office:value-type="float" office:value="213.666666666667" calcext:value-type="float">
            <text:p>213.666666666667</text:p>
          </table:table-cell>
          <table:table-cell table:style-name="ce3" office:value-type="string" calcext:value-type="string">
            <text:p><text:s/>5:4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2.2" calcext:value-type="float">
            <text:p>252.2</text:p>
          </table:table-cell>
          <table:table-cell office:value-type="float" office:value="263.8" calcext:value-type="float">
            <text:p>263.8</text:p>
          </table:table-cell>
          <table:table-cell office:value-type="float" office:value="267.6" calcext:value-type="float">
            <text:p>267.6</text:p>
          </table:table-cell>
          <table:table-cell table:style-name="ce3" office:value-type="string" calcext:value-type="string">
            <text:p><text:s/>5:4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00.4" calcext:value-type="float">
            <text:p>300.4</text:p>
          </table:table-cell>
          <table:table-cell office:value-type="float" office:value="307.733333333333" calcext:value-type="float">
            <text:p>307.733333333333</text:p>
          </table:table-cell>
          <table:table-cell office:value-type="float" office:value="322.333333333333" calcext:value-type="float">
            <text:p>322.333333333333</text:p>
          </table:table-cell>
          <table:table-cell table:style-name="ce3" office:value-type="string" calcext:value-type="string">
            <text:p><text:s/>5:4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54.066666666667" calcext:value-type="float">
            <text:p>354.066666666667</text:p>
          </table:table-cell>
          <table:table-cell office:value-type="float" office:value="361.6" calcext:value-type="float">
            <text:p>361.6</text:p>
          </table:table-cell>
          <table:table-cell office:value-type="float" office:value="372.666666666667" calcext:value-type="float">
            <text:p>372.666666666667</text:p>
          </table:table-cell>
          <table:table-cell table:style-name="ce3" office:value-type="string" calcext:value-type="string">
            <text:p><text:s/>5:47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9.2" calcext:value-type="float">
            <text:p>409.2</text:p>
          </table:table-cell>
          <table:table-cell office:value-type="float" office:value="419.333333333333" calcext:value-type="float">
            <text:p>419.333333333333</text:p>
          </table:table-cell>
          <table:table-cell office:value-type="float" office:value="435.333333333333" calcext:value-type="float">
            <text:p>435.333333333333</text:p>
          </table:table-cell>
          <table:table-cell table:style-name="ce3" office:value-type="string" calcext:value-type="string">
            <text:p><text:s/>5:4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73.266666666667" calcext:value-type="float">
            <text:p>473.266666666667</text:p>
          </table:table-cell>
          <table:table-cell office:value-type="float" office:value="471.733333333333" calcext:value-type="float">
            <text:p>471.733333333333</text:p>
          </table:table-cell>
          <table:table-cell office:value-type="float" office:value="461.066666666667" calcext:value-type="float">
            <text:p>461.066666666667</text:p>
          </table:table-cell>
          <table:table-cell table:style-name="ce3" office:value-type="string" calcext:value-type="string">
            <text:p><text:s/>5:4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2.266666666667" calcext:value-type="float">
            <text:p>502.266666666667</text:p>
          </table:table-cell>
          <table:table-cell office:value-type="float" office:value="510" calcext:value-type="float">
            <text:p>510</text:p>
          </table:table-cell>
          <table:table-cell office:value-type="float" office:value="502.066666666667" calcext:value-type="float">
            <text:p>502.066666666667</text:p>
          </table:table-cell>
          <table:table-cell table:style-name="ce3" office:value-type="string" calcext:value-type="string">
            <text:p><text:s/>5:4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311.466666666667" calcext:value-type="float">
            <text:p>311.466666666667</text:p>
          </table:table-cell>
          <table:table-cell office:value-type="float" office:value="473.666666666667" calcext:value-type="float">
            <text:p>473.666666666667</text:p>
          </table:table-cell>
          <table:table-cell table:style-name="ce3" office:value-type="string" calcext:value-type="string">
            <text:p><text:s/>5:4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1.8" calcext:value-type="float">
            <text:p>561.8</text:p>
          </table:table-cell>
          <table:table-cell office:value-type="float" office:value="547.066666666667" calcext:value-type="float">
            <text:p>547.066666666667</text:p>
          </table:table-cell>
          <table:table-cell office:value-type="float" office:value="499.4" calcext:value-type="float">
            <text:p>499.4</text:p>
          </table:table-cell>
          <table:table-cell table:style-name="ce3" office:value-type="string" calcext:value-type="string">
            <text:p><text:s/>5:4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28.066666666667" calcext:value-type="float">
            <text:p>628.066666666667</text:p>
          </table:table-cell>
          <table:table-cell office:value-type="float" office:value="486.266666666667" calcext:value-type="float">
            <text:p>486.266666666667</text:p>
          </table:table-cell>
          <table:table-cell office:value-type="float" office:value="493.933333333333" calcext:value-type="float">
            <text:p>493.933333333333</text:p>
          </table:table-cell>
          <table:table-cell table:style-name="ce3" office:value-type="string" calcext:value-type="string">
            <text:p><text:s/>5:4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485.266666666667" calcext:value-type="float">
            <text:p>485.266666666667</text:p>
          </table:table-cell>
          <table:table-cell office:value-type="float" office:value="494.066666666667" calcext:value-type="float">
            <text:p>494.066666666667</text:p>
          </table:table-cell>
          <table:table-cell table:style-name="ce3" office:value-type="string" calcext:value-type="string">
            <text:p><text:s/>5:4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71.2" calcext:value-type="float">
            <text:p>571.2</text:p>
          </table:table-cell>
          <table:table-cell office:value-type="float" office:value="534.266666666667" calcext:value-type="float">
            <text:p>534.266666666667</text:p>
          </table:table-cell>
          <table:table-cell office:value-type="float" office:value="485.4" calcext:value-type="float">
            <text:p>485.4</text:p>
          </table:table-cell>
          <table:table-cell table:style-name="ce3" office:value-type="string" calcext:value-type="string">
            <text:p><text:s/>5:4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24.266666666667" calcext:value-type="float">
            <text:p>524.266666666667</text:p>
          </table:table-cell>
          <table:table-cell office:value-type="float" office:value="486.8" calcext:value-type="float">
            <text:p>486.8</text:p>
          </table:table-cell>
          <table:table-cell office:value-type="float" office:value="538.666666666667" calcext:value-type="float">
            <text:p>538.666666666667</text:p>
          </table:table-cell>
          <table:table-cell table:style-name="ce3" office:value-type="string" calcext:value-type="string">
            <text:p><text:s/>5:4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4.6" calcext:value-type="float">
            <text:p>534.6</text:p>
          </table:table-cell>
          <table:table-cell office:value-type="float" office:value="551.133333333333" calcext:value-type="float">
            <text:p>551.133333333333</text:p>
          </table:table-cell>
          <table:table-cell office:value-type="float" office:value="512.733333333333" calcext:value-type="float">
            <text:p>512.733333333333</text:p>
          </table:table-cell>
          <table:table-cell table:style-name="ce3" office:value-type="string" calcext:value-type="string">
            <text:p><text:s/>5:5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9.266666666667" calcext:value-type="float">
            <text:p>489.266666666667</text:p>
          </table:table-cell>
          <table:table-cell office:value-type="float" office:value="512.733333333333" calcext:value-type="float">
            <text:p>512.733333333333</text:p>
          </table:table-cell>
          <table:table-cell office:value-type="float" office:value="456.733333333333" calcext:value-type="float">
            <text:p>456.733333333333</text:p>
          </table:table-cell>
          <table:table-cell table:style-name="ce3" office:value-type="string" calcext:value-type="string">
            <text:p><text:s/>5:5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2.533333333333" calcext:value-type="float">
            <text:p>432.533333333333</text:p>
          </table:table-cell>
          <table:table-cell office:value-type="float" office:value="524.866666666667" calcext:value-type="float">
            <text:p>524.866666666667</text:p>
          </table:table-cell>
          <table:table-cell office:value-type="float" office:value="492.333333333333" calcext:value-type="float">
            <text:p>492.333333333333</text:p>
          </table:table-cell>
          <table:table-cell table:style-name="ce3" office:value-type="string" calcext:value-type="string">
            <text:p><text:s/>5:5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8.933333333333" calcext:value-type="float">
            <text:p>408.933333333333</text:p>
          </table:table-cell>
          <table:table-cell office:value-type="float" office:value="541.666666666667" calcext:value-type="float">
            <text:p>541.666666666667</text:p>
          </table:table-cell>
          <table:table-cell office:value-type="float" office:value="505.866666666667" calcext:value-type="float">
            <text:p>505.866666666667</text:p>
          </table:table-cell>
          <table:table-cell table:style-name="ce3" office:value-type="string" calcext:value-type="string">
            <text:p><text:s/>5:5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6.4" calcext:value-type="float">
            <text:p>256.4</text:p>
          </table:table-cell>
          <table:table-cell office:value-type="float" office:value="286.333333333333" calcext:value-type="float">
            <text:p>286.333333333333</text:p>
          </table:table-cell>
          <table:table-cell office:value-type="float" office:value="253.333333333333" calcext:value-type="float">
            <text:p>253.333333333333</text:p>
          </table:table-cell>
          <table:table-cell table:style-name="ce3" office:value-type="string" calcext:value-type="string">
            <text:p><text:s/>5:5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6.666666666667" calcext:value-type="float">
            <text:p>186.666666666667</text:p>
          </table:table-cell>
          <table:table-cell office:value-type="float" office:value="175.8" calcext:value-type="float">
            <text:p>175.8</text:p>
          </table:table-cell>
          <table:table-cell office:value-type="float" office:value="165.266666666667" calcext:value-type="float">
            <text:p>165.266666666667</text:p>
          </table:table-cell>
          <table:table-cell table:style-name="ce3" office:value-type="string" calcext:value-type="string">
            <text:p><text:s/>5:5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4.666666666667" calcext:value-type="float">
            <text:p>124.666666666667</text:p>
          </table:table-cell>
          <table:table-cell office:value-type="float" office:value="125.266666666667" calcext:value-type="float">
            <text:p>125.266666666667</text:p>
          </table:table-cell>
          <table:table-cell office:value-type="float" office:value="125.2" calcext:value-type="float">
            <text:p>125.2</text:p>
          </table:table-cell>
          <table:table-cell table:style-name="ce3" office:value-type="string" calcext:value-type="string">
            <text:p><text:s/>5:5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55.2666666666667" calcext:value-type="float">
            <text:p>55.2666666666667</text:p>
          </table:table-cell>
          <table:table-cell table:style-name="ce3" office:value-type="string" calcext:value-type="string">
            <text:p><text:s/>5:51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2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2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2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2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3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3:15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3:30 PM </text:p>
          </table:table-cell>
          <table:table-cell office:value-type="float" office:value="210" calcext:value-type="float">
            <text:p>210</text:p>
          </table:table-cell>
          <table:table-cell office:value-type="float" office:value="47709.2977777778" calcext:value-type="float">
            <text:p>47709.2977777778</text:p>
          </table:table-cell>
          <table:table-cell office:value-type="float" office:value="218.424581441233" calcext:value-type="float">
            <text:p>218.424581441233</text:p>
          </table:table-cell>
          <table:table-cell office:value-type="float" office:value="210" calcext:value-type="float">
            <text:p>210</text:p>
          </table:table-cell>
          <table:table-cell office:value-type="float" office:value="48467.0202222222" calcext:value-type="float">
            <text:p>48467.0202222222</text:p>
          </table:table-cell>
          <table:table-cell office:value-type="float" office:value="220.152265993839" calcext:value-type="float">
            <text:p>220.152265993839</text:p>
          </table:table-cell>
          <table:table-cell office:value-type="float" office:value="210" calcext:value-type="float">
            <text:p>210</text:p>
          </table:table-cell>
          <table:table-cell office:value-type="float" office:value="45633.0944444444" calcext:value-type="float">
            <text:p>45633.0944444444</text:p>
          </table:table-cell>
          <table:table-cell office:value-type="float" office:value="213.619040453899" calcext:value-type="float">
            <text:p>213.619040453899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3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4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5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5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5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5:55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.8666666666667" calcext:value-type="float">
            <text:p>18.8666666666667</text:p>
          </table:table-cell>
          <table:table-cell office:value-type="float" office:value="25.5333333333333" calcext:value-type="float">
            <text:p>25.5333333333333</text:p>
          </table:table-cell>
          <table:table-cell office:value-type="float" office:value="29.4" calcext:value-type="float">
            <text:p>29.4</text:p>
          </table:table-cell>
          <table:table-cell table:style-name="ce3" office:value-type="string" calcext:value-type="string">
            <text:p><text:s/>5:56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1.4666666666667" calcext:value-type="float">
            <text:p>81.4666666666667</text:p>
          </table:table-cell>
          <table:table-cell office:value-type="float" office:value="88.1333333333333" calcext:value-type="float">
            <text:p>88.1333333333333</text:p>
          </table:table-cell>
          <table:table-cell office:value-type="float" office:value="91.9333333333333" calcext:value-type="float">
            <text:p>91.9333333333333</text:p>
          </table:table-cell>
          <table:table-cell table:style-name="ce3" office:value-type="string" calcext:value-type="string">
            <text:p><text:s/>5:56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38.666666666667" calcext:value-type="float">
            <text:p>138.666666666667</text:p>
          </table:table-cell>
          <table:table-cell office:value-type="float" office:value="145.333333333333" calcext:value-type="float">
            <text:p>145.333333333333</text:p>
          </table:table-cell>
          <table:table-cell office:value-type="float" office:value="149.4" calcext:value-type="float">
            <text:p>149.4</text:p>
          </table:table-cell>
          <table:table-cell table:style-name="ce3" office:value-type="string" calcext:value-type="string">
            <text:p><text:s/>5:56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98.666666666667" calcext:value-type="float">
            <text:p>198.666666666667</text:p>
          </table:table-cell>
          <table:table-cell office:value-type="float" office:value="201.733333333333" calcext:value-type="float">
            <text:p>201.733333333333</text:p>
          </table:table-cell>
          <table:table-cell office:value-type="float" office:value="209.333333333333" calcext:value-type="float">
            <text:p>209.333333333333</text:p>
          </table:table-cell>
          <table:table-cell table:style-name="ce3" office:value-type="string" calcext:value-type="string">
            <text:p><text:s/>5:56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7.466666666667" calcext:value-type="float">
            <text:p>257.466666666667</text:p>
          </table:table-cell>
          <table:table-cell office:value-type="float" office:value="266.666666666667" calcext:value-type="float">
            <text:p>266.666666666667</text:p>
          </table:table-cell>
          <table:table-cell office:value-type="float" office:value="266.333333333333" calcext:value-type="float">
            <text:p>266.333333333333</text:p>
          </table:table-cell>
          <table:table-cell table:style-name="ce3" office:value-type="string" calcext:value-type="string">
            <text:p><text:s/>5:57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5.866666666667" calcext:value-type="float">
            <text:p>315.866666666667</text:p>
          </table:table-cell>
          <table:table-cell office:value-type="float" office:value="202.4" calcext:value-type="float">
            <text:p>202.4</text:p>
          </table:table-cell>
          <table:table-cell office:value-type="float" office:value="322.933333333333" calcext:value-type="float">
            <text:p>322.933333333333</text:p>
          </table:table-cell>
          <table:table-cell table:style-name="ce3" office:value-type="string" calcext:value-type="string">
            <text:p><text:s/>5:5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73.866666666667" calcext:value-type="float">
            <text:p>373.866666666667</text:p>
          </table:table-cell>
          <table:table-cell office:value-type="float" office:value="366" calcext:value-type="float">
            <text:p>366</text:p>
          </table:table-cell>
          <table:table-cell office:value-type="float" office:value="374.6" calcext:value-type="float">
            <text:p>374.6</text:p>
          </table:table-cell>
          <table:table-cell table:style-name="ce3" office:value-type="string" calcext:value-type="string">
            <text:p><text:s/>5:57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22.066666666667" calcext:value-type="float">
            <text:p>422.066666666667</text:p>
          </table:table-cell>
          <table:table-cell office:value-type="float" office:value="398.6" calcext:value-type="float">
            <text:p>398.6</text:p>
          </table:table-cell>
          <table:table-cell office:value-type="float" office:value="425" calcext:value-type="float">
            <text:p>425</text:p>
          </table:table-cell>
          <table:table-cell table:style-name="ce3" office:value-type="string" calcext:value-type="string">
            <text:p><text:s/>5:5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29.933333333333" calcext:value-type="float">
            <text:p>329.933333333333</text:p>
          </table:table-cell>
          <table:table-cell office:value-type="float" office:value="463.4" calcext:value-type="float">
            <text:p>463.4</text:p>
          </table:table-cell>
          <table:table-cell office:value-type="float" office:value="457.666666666667" calcext:value-type="float">
            <text:p>457.666666666667</text:p>
          </table:table-cell>
          <table:table-cell table:style-name="ce3" office:value-type="string" calcext:value-type="string">
            <text:p><text:s/>5:5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3.733333333333" calcext:value-type="float">
            <text:p>503.733333333333</text:p>
          </table:table-cell>
          <table:table-cell office:value-type="float" office:value="470.2" calcext:value-type="float">
            <text:p>470.2</text:p>
          </table:table-cell>
          <table:table-cell office:value-type="float" office:value="484.933333333333" calcext:value-type="float">
            <text:p>484.933333333333</text:p>
          </table:table-cell>
          <table:table-cell table:style-name="ce3" office:value-type="string" calcext:value-type="string">
            <text:p><text:s/>5:5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5.066666666667" calcext:value-type="float">
            <text:p>595.066666666667</text:p>
          </table:table-cell>
          <table:table-cell office:value-type="float" office:value="556" calcext:value-type="float">
            <text:p>556</text:p>
          </table:table-cell>
          <table:table-cell office:value-type="float" office:value="492.666666666667" calcext:value-type="float">
            <text:p>492.666666666667</text:p>
          </table:table-cell>
          <table:table-cell table:style-name="ce3" office:value-type="string" calcext:value-type="string">
            <text:p><text:s/>5:5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0.333333333333" calcext:value-type="float">
            <text:p>560.333333333333</text:p>
          </table:table-cell>
          <table:table-cell office:value-type="float" office:value="478.666666666667" calcext:value-type="float">
            <text:p>478.666666666667</text:p>
          </table:table-cell>
          <table:table-cell office:value-type="float" office:value="448.6" calcext:value-type="float">
            <text:p>448.6</text:p>
          </table:table-cell>
          <table:table-cell table:style-name="ce3" office:value-type="string" calcext:value-type="string">
            <text:p><text:s/>5:5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71.333333333333" calcext:value-type="float">
            <text:p>571.333333333333</text:p>
          </table:table-cell>
          <table:table-cell office:value-type="float" office:value="495.333333333333" calcext:value-type="float">
            <text:p>495.333333333333</text:p>
          </table:table-cell>
          <table:table-cell office:value-type="float" office:value="504.133333333333" calcext:value-type="float">
            <text:p>504.133333333333</text:p>
          </table:table-cell>
          <table:table-cell table:style-name="ce3" office:value-type="string" calcext:value-type="string">
            <text:p><text:s/>5:5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90.066666666667" calcext:value-type="float">
            <text:p>490.066666666667</text:p>
          </table:table-cell>
          <table:table-cell office:value-type="float" office:value="308.733333333333" calcext:value-type="float">
            <text:p>308.733333333333</text:p>
          </table:table-cell>
          <table:table-cell office:value-type="float" office:value="521.6" calcext:value-type="float">
            <text:p>521.6</text:p>
          </table:table-cell>
          <table:table-cell table:style-name="ce3" office:value-type="string" calcext:value-type="string">
            <text:p><text:s/>5:5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4.866666666667" calcext:value-type="float">
            <text:p>484.866666666667</text:p>
          </table:table-cell>
          <table:table-cell office:value-type="float" office:value="556.466666666667" calcext:value-type="float">
            <text:p>556.466666666667</text:p>
          </table:table-cell>
          <table:table-cell office:value-type="float" office:value="468" calcext:value-type="float">
            <text:p>468</text:p>
          </table:table-cell>
          <table:table-cell table:style-name="ce3" office:value-type="string" calcext:value-type="string">
            <text:p><text:s/>5:5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41.2" calcext:value-type="float">
            <text:p>441.2</text:p>
          </table:table-cell>
          <table:table-cell office:value-type="float" office:value="468.733333333333" calcext:value-type="float">
            <text:p>468.733333333333</text:p>
          </table:table-cell>
          <table:table-cell office:value-type="float" office:value="441" calcext:value-type="float">
            <text:p>441</text:p>
          </table:table-cell>
          <table:table-cell table:style-name="ce3" office:value-type="string" calcext:value-type="string">
            <text:p><text:s/>5:5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3.266666666667" calcext:value-type="float">
            <text:p>503.266666666667</text:p>
          </table:table-cell>
          <table:table-cell office:value-type="float" office:value="613.066666666667" calcext:value-type="float">
            <text:p>613.066666666667</text:p>
          </table:table-cell>
          <table:table-cell office:value-type="float" office:value="502.666666666667" calcext:value-type="float">
            <text:p>502.666666666667</text:p>
          </table:table-cell>
          <table:table-cell table:style-name="ce3" office:value-type="string" calcext:value-type="string">
            <text:p><text:s/>6:0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94.733333333333" calcext:value-type="float">
            <text:p>594.733333333333</text:p>
          </table:table-cell>
          <table:table-cell office:value-type="float" office:value="393.266666666667" calcext:value-type="float">
            <text:p>393.266666666667</text:p>
          </table:table-cell>
          <table:table-cell office:value-type="float" office:value="552.133333333333" calcext:value-type="float">
            <text:p>552.133333333333</text:p>
          </table:table-cell>
          <table:table-cell table:style-name="ce3" office:value-type="string" calcext:value-type="string">
            <text:p><text:s/>6:0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79.4" calcext:value-type="float">
            <text:p>379.4</text:p>
          </table:table-cell>
          <table:table-cell office:value-type="float" office:value="596.733333333333" calcext:value-type="float">
            <text:p>596.733333333333</text:p>
          </table:table-cell>
          <table:table-cell office:value-type="float" office:value="454.933333333333" calcext:value-type="float">
            <text:p>454.933333333333</text:p>
          </table:table-cell>
          <table:table-cell table:style-name="ce3" office:value-type="string" calcext:value-type="string">
            <text:p><text:s/>6:0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511.933333333333" calcext:value-type="float">
            <text:p>511.933333333333</text:p>
          </table:table-cell>
          <table:table-cell office:value-type="float" office:value="507.333333333333" calcext:value-type="float">
            <text:p>507.333333333333</text:p>
          </table:table-cell>
          <table:table-cell table:style-name="ce3" office:value-type="string" calcext:value-type="string">
            <text:p><text:s/>6:0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45.2" calcext:value-type="float">
            <text:p>345.2</text:p>
          </table:table-cell>
          <table:table-cell office:value-type="float" office:value="426.866666666667" calcext:value-type="float">
            <text:p>426.866666666667</text:p>
          </table:table-cell>
          <table:table-cell office:value-type="float" office:value="344.266666666667" calcext:value-type="float">
            <text:p>344.266666666667</text:p>
          </table:table-cell>
          <table:table-cell table:style-name="ce3" office:value-type="string" calcext:value-type="string">
            <text:p><text:s/>6:0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91.4" calcext:value-type="float">
            <text:p>191.4</text:p>
          </table:table-cell>
          <table:table-cell office:value-type="float" office:value="183.266666666667" calcext:value-type="float">
            <text:p>183.266666666667</text:p>
          </table:table-cell>
          <table:table-cell office:value-type="float" office:value="175.733333333333" calcext:value-type="float">
            <text:p>175.733333333333</text:p>
          </table:table-cell>
          <table:table-cell table:style-name="ce3" office:value-type="string" calcext:value-type="string">
            <text:p><text:s/>6:0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4.866666666667" calcext:value-type="float">
            <text:p>124.866666666667</text:p>
          </table:table-cell>
          <table:table-cell office:value-type="float" office:value="124.6" calcext:value-type="float">
            <text:p>124.6</text:p>
          </table:table-cell>
          <table:table-cell office:value-type="float" office:value="124.666666666667" calcext:value-type="float">
            <text:p>124.666666666667</text:p>
          </table:table-cell>
          <table:table-cell table:style-name="ce3" office:value-type="string" calcext:value-type="string">
            <text:p><text:s/>6:0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6.6666666666667" calcext:value-type="float">
            <text:p>66.6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0.7333333333333" calcext:value-type="float">
            <text:p>50.7333333333333</text:p>
          </table:table-cell>
          <table:table-cell table:style-name="ce3" office:value-type="string" calcext:value-type="string">
            <text:p><text:s/>6:01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2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2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2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2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3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3:15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5:15 PM </text:p>
          </table:table-cell>
          <table:table-cell office:value-type="float" office:value="210" calcext:value-type="float">
            <text:p>210</text:p>
          </table:table-cell>
          <table:table-cell office:value-type="float" office:value="47881.9333333333" calcext:value-type="float">
            <text:p>47881.9333333333</text:p>
          </table:table-cell>
          <table:table-cell office:value-type="float" office:value="218.819408036246" calcext:value-type="float">
            <text:p>218.819408036246</text:p>
          </table:table-cell>
          <table:table-cell office:value-type="float" office:value="210" calcext:value-type="float">
            <text:p>210</text:p>
          </table:table-cell>
          <table:table-cell office:value-type="float" office:value="48162.7106666667" calcext:value-type="float">
            <text:p>48162.7106666667</text:p>
          </table:table-cell>
          <table:table-cell office:value-type="float" office:value="219.460043439954" calcext:value-type="float">
            <text:p>219.460043439954</text:p>
          </table:table-cell>
          <table:table-cell office:value-type="float" office:value="210" calcext:value-type="float">
            <text:p>210</text:p>
          </table:table-cell>
          <table:table-cell office:value-type="float" office:value="45891.1888888889" calcext:value-type="float">
            <text:p>45891.1888888889</text:p>
          </table:table-cell>
          <table:table-cell office:value-type="float" office:value="214.222288496993" calcext:value-type="float">
            <text:p>214.222288496993</text:p>
          </table:table-cell>
          <table:table-cell table:number-columns-repeated="5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5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5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6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6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6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6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7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07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1.1333333333333" calcext:value-type="float">
            <text:p>21.1333333333333</text:p>
          </table:table-cell>
          <table:table-cell office:value-type="float" office:value="27.2" calcext:value-type="float">
            <text:p>27.2</text:p>
          </table:table-cell>
          <table:table-cell office:value-type="float" office:value="48.2" calcext:value-type="float">
            <text:p>48.2</text:p>
          </table:table-cell>
          <table:table-cell table:style-name="ce3" office:value-type="string" calcext:value-type="string">
            <text:p><text:s/>6:07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office:value-type="float" office:value="87.8" calcext:value-type="float">
            <text:p>87.8</text:p>
          </table:table-cell>
          <table:table-cell office:value-type="float" office:value="108.666666666667" calcext:value-type="float">
            <text:p>108.666666666667</text:p>
          </table:table-cell>
          <table:table-cell table:style-name="ce3" office:value-type="string" calcext:value-type="string">
            <text:p><text:s/>6:07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32.4" calcext:value-type="float">
            <text:p>132.4</text:p>
          </table:table-cell>
          <table:table-cell office:value-type="float" office:value="138.866666666667" calcext:value-type="float">
            <text:p>138.866666666667</text:p>
          </table:table-cell>
          <table:table-cell office:value-type="float" office:value="159.933333333333" calcext:value-type="float">
            <text:p>159.933333333333</text:p>
          </table:table-cell>
          <table:table-cell table:style-name="ce3" office:value-type="string" calcext:value-type="string">
            <text:p><text:s/>6:08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99.8" calcext:value-type="float">
            <text:p>199.8</text:p>
          </table:table-cell>
          <table:table-cell office:value-type="float" office:value="205.933333333333" calcext:value-type="float">
            <text:p>205.933333333333</text:p>
          </table:table-cell>
          <table:table-cell office:value-type="float" office:value="211.866666666667" calcext:value-type="float">
            <text:p>211.866666666667</text:p>
          </table:table-cell>
          <table:table-cell table:style-name="ce3" office:value-type="string" calcext:value-type="string">
            <text:p><text:s/>6:08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9.6" calcext:value-type="float">
            <text:p>259.6</text:p>
          </table:table-cell>
          <table:table-cell office:value-type="float" office:value="263.533333333333" calcext:value-type="float">
            <text:p>263.533333333333</text:p>
          </table:table-cell>
          <table:table-cell office:value-type="float" office:value="293.4" calcext:value-type="float">
            <text:p>293.4</text:p>
          </table:table-cell>
          <table:table-cell table:style-name="ce3" office:value-type="string" calcext:value-type="string">
            <text:p><text:s/>6:08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08.2" calcext:value-type="float">
            <text:p>308.2</text:p>
          </table:table-cell>
          <table:table-cell office:value-type="float" office:value="301.333333333333" calcext:value-type="float">
            <text:p>301.333333333333</text:p>
          </table:table-cell>
          <table:table-cell office:value-type="float" office:value="345.6" calcext:value-type="float">
            <text:p>345.6</text:p>
          </table:table-cell>
          <table:table-cell table:style-name="ce3" office:value-type="string" calcext:value-type="string">
            <text:p><text:s/>6:08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84.333333333333" calcext:value-type="float">
            <text:p>384.333333333333</text:p>
          </table:table-cell>
          <table:table-cell office:value-type="float" office:value="399.066666666667" calcext:value-type="float">
            <text:p>399.066666666667</text:p>
          </table:table-cell>
          <table:table-cell office:value-type="float" office:value="389.4" calcext:value-type="float">
            <text:p>389.4</text:p>
          </table:table-cell>
          <table:table-cell table:style-name="ce3" office:value-type="string" calcext:value-type="string">
            <text:p><text:s/>6:09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5.266666666667" calcext:value-type="float">
            <text:p>435.266666666667</text:p>
          </table:table-cell>
          <table:table-cell office:value-type="float" office:value="420.266666666667" calcext:value-type="float">
            <text:p>420.266666666667</text:p>
          </table:table-cell>
          <table:table-cell office:value-type="float" office:value="428.133333333333" calcext:value-type="float">
            <text:p>428.133333333333</text:p>
          </table:table-cell>
          <table:table-cell table:style-name="ce3" office:value-type="string" calcext:value-type="string">
            <text:p><text:s/>6:09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6.333333333333" calcext:value-type="float">
            <text:p>486.333333333333</text:p>
          </table:table-cell>
          <table:table-cell office:value-type="float" office:value="476.133333333333" calcext:value-type="float">
            <text:p>476.133333333333</text:p>
          </table:table-cell>
          <table:table-cell office:value-type="float" office:value="473.933333333333" calcext:value-type="float">
            <text:p>473.933333333333</text:p>
          </table:table-cell>
          <table:table-cell table:style-name="ce3" office:value-type="string" calcext:value-type="string">
            <text:p><text:s/>6:09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51.266666666667" calcext:value-type="float">
            <text:p>551.266666666667</text:p>
          </table:table-cell>
          <table:table-cell office:value-type="float" office:value="475.466666666667" calcext:value-type="float">
            <text:p>475.466666666667</text:p>
          </table:table-cell>
          <table:table-cell office:value-type="float" office:value="460.533333333333" calcext:value-type="float">
            <text:p>460.533333333333</text:p>
          </table:table-cell>
          <table:table-cell table:style-name="ce3" office:value-type="string" calcext:value-type="string">
            <text:p><text:s/>6:09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2.066666666667" calcext:value-type="float">
            <text:p>532.066666666667</text:p>
          </table:table-cell>
          <table:table-cell office:value-type="float" office:value="479.6" calcext:value-type="float">
            <text:p>479.6</text:p>
          </table:table-cell>
          <table:table-cell office:value-type="float" office:value="471.266666666667" calcext:value-type="float">
            <text:p>471.266666666667</text:p>
          </table:table-cell>
          <table:table-cell table:style-name="ce3" office:value-type="string" calcext:value-type="string">
            <text:p><text:s/>6:10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8.8" calcext:value-type="float">
            <text:p>438.8</text:p>
          </table:table-cell>
          <table:table-cell office:value-type="float" office:value="388.8" calcext:value-type="float">
            <text:p>388.8</text:p>
          </table:table-cell>
          <table:table-cell office:value-type="float" office:value="569.133333333333" calcext:value-type="float">
            <text:p>569.133333333333</text:p>
          </table:table-cell>
          <table:table-cell table:style-name="ce3" office:value-type="string" calcext:value-type="string">
            <text:p><text:s/>6:10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49.066666666667" calcext:value-type="float">
            <text:p>549.066666666667</text:p>
          </table:table-cell>
          <table:table-cell office:value-type="float" office:value="657.333333333333" calcext:value-type="float">
            <text:p>657.333333333333</text:p>
          </table:table-cell>
          <table:table-cell office:value-type="float" office:value="426.133333333333" calcext:value-type="float">
            <text:p>426.133333333333</text:p>
          </table:table-cell>
          <table:table-cell table:style-name="ce3" office:value-type="string" calcext:value-type="string">
            <text:p><text:s/>6:10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39.066666666667" calcext:value-type="float">
            <text:p>539.066666666667</text:p>
          </table:table-cell>
          <table:table-cell office:value-type="float" office:value="306.933333333333" calcext:value-type="float">
            <text:p>306.933333333333</text:p>
          </table:table-cell>
          <table:table-cell office:value-type="float" office:value="436.533333333333" calcext:value-type="float">
            <text:p>436.533333333333</text:p>
          </table:table-cell>
          <table:table-cell table:style-name="ce3" office:value-type="string" calcext:value-type="string">
            <text:p><text:s/>6:10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26.4" calcext:value-type="float">
            <text:p>526.4</text:p>
          </table:table-cell>
          <table:table-cell office:value-type="float" office:value="494.533333333333" calcext:value-type="float">
            <text:p>494.533333333333</text:p>
          </table:table-cell>
          <table:table-cell office:value-type="float" office:value="525.266666666667" calcext:value-type="float">
            <text:p>525.266666666667</text:p>
          </table:table-cell>
          <table:table-cell table:style-name="ce3" office:value-type="string" calcext:value-type="string">
            <text:p><text:s/>6:11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85.133333333333" calcext:value-type="float">
            <text:p>485.133333333333</text:p>
          </table:table-cell>
          <table:table-cell office:value-type="float" office:value="504" calcext:value-type="float">
            <text:p>504</text:p>
          </table:table-cell>
          <table:table-cell office:value-type="float" office:value="441" calcext:value-type="float">
            <text:p>441</text:p>
          </table:table-cell>
          <table:table-cell table:style-name="ce3" office:value-type="string" calcext:value-type="string">
            <text:p><text:s/>6:11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36.4" calcext:value-type="float">
            <text:p>436.4</text:p>
          </table:table-cell>
          <table:table-cell office:value-type="float" office:value="563.2" calcext:value-type="float">
            <text:p>563.2</text:p>
          </table:table-cell>
          <table:table-cell office:value-type="float" office:value="477.4" calcext:value-type="float">
            <text:p>477.4</text:p>
          </table:table-cell>
          <table:table-cell table:style-name="ce3" office:value-type="string" calcext:value-type="string">
            <text:p><text:s/>6:11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68.733333333333" calcext:value-type="float">
            <text:p>468.733333333333</text:p>
          </table:table-cell>
          <table:table-cell office:value-type="float" office:value="461.466666666667" calcext:value-type="float">
            <text:p>461.466666666667</text:p>
          </table:table-cell>
          <table:table-cell office:value-type="float" office:value="500.8" calcext:value-type="float">
            <text:p>500.8</text:p>
          </table:table-cell>
          <table:table-cell table:style-name="ce3" office:value-type="string" calcext:value-type="string">
            <text:p><text:s/>6:11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53.8" calcext:value-type="float">
            <text:p>453.8</text:p>
          </table:table-cell>
          <table:table-cell office:value-type="float" office:value="519.8" calcext:value-type="float">
            <text:p>519.8</text:p>
          </table:table-cell>
          <table:table-cell office:value-type="float" office:value="583.4" calcext:value-type="float">
            <text:p>583.4</text:p>
          </table:table-cell>
          <table:table-cell table:style-name="ce3" office:value-type="string" calcext:value-type="string">
            <text:p><text:s/>6:12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12.6" calcext:value-type="float">
            <text:p>512.6</text:p>
          </table:table-cell>
          <table:table-cell office:value-type="float" office:value="516.8" calcext:value-type="float">
            <text:p>516.8</text:p>
          </table:table-cell>
          <table:table-cell office:value-type="float" office:value="438.533333333333" calcext:value-type="float">
            <text:p>438.533333333333</text:p>
          </table:table-cell>
          <table:table-cell table:style-name="ce3" office:value-type="string" calcext:value-type="string">
            <text:p><text:s/>6:12:1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66.733333333333" calcext:value-type="float">
            <text:p>266.733333333333</text:p>
          </table:table-cell>
          <table:table-cell office:value-type="float" office:value="396.333333333333" calcext:value-type="float">
            <text:p>396.333333333333</text:p>
          </table:table-cell>
          <table:table-cell office:value-type="float" office:value="319.2" calcext:value-type="float">
            <text:p>319.2</text:p>
          </table:table-cell>
          <table:table-cell table:style-name="ce3" office:value-type="string" calcext:value-type="string">
            <text:p><text:s/>6:12:3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66.6" calcext:value-type="float">
            <text:p>166.6</text:p>
          </table:table-cell>
          <table:table-cell office:value-type="float" office:value="159.266666666667" calcext:value-type="float">
            <text:p>159.266666666667</text:p>
          </table:table-cell>
          <table:table-cell office:value-type="float" office:value="151.733333333333" calcext:value-type="float">
            <text:p>151.733333333333</text:p>
          </table:table-cell>
          <table:table-cell table:style-name="ce3" office:value-type="string" calcext:value-type="string">
            <text:p><text:s/>6:12:45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2.8" calcext:value-type="float">
            <text:p>122.8</text:p>
          </table:table-cell>
          <table:table-cell office:value-type="float" office:value="118.933333333333" calcext:value-type="float">
            <text:p>118.933333333333</text:p>
          </table:table-cell>
          <table:table-cell office:value-type="float" office:value="110.4" calcext:value-type="float">
            <text:p>110.4</text:p>
          </table:table-cell>
          <table:table-cell table:style-name="ce3" office:value-type="string" calcext:value-type="string">
            <text:p><text:s/>6:13:00 PM 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.6666666666667" calcext:value-type="float">
            <text:p>41.6666666666667</text:p>
          </table:table-cell>
          <table:table-cell office:value-type="float" office:value="37.4" calcext:value-type="float">
            <text:p>37.4</text:p>
          </table:table-cell>
          <table:table-cell office:value-type="float" office:value="29.5333333333333" calcext:value-type="float">
            <text:p>29.5333333333333</text:p>
          </table:table-cell>
          <table:table-cell table:style-name="ce3" office:value-type="string" calcext:value-type="string">
            <text:p><text:s/>6:13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3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3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4:0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4:1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4:30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4:45 PM </text:p>
          </table:table-cell>
          <table:table-cell table:number-columns-repeated="5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15:00 PM 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Bad" table:number-columns-repeated="63"/>
        </table:table-row>
        <table:table-row table:style-name="ro1">
          <table:table-cell/>
          <table:table-cell office:value-type="string" calcext:value-type="string">
            <text:p>Number of Consumers</text:p>
          </table:table-cell>
          <table:table-cell office:value-type="string" calcext:value-type="string">
            <text:p>Instability frequenc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 table:number-rows-repeated="10481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eriment_Phase_2" table:style-name="ta1">
        <table:shapes>
          <draw:frame draw:z-index="0" draw:style-name="gr1" draw:text-style-name="P1" svg:width="10.7232in" svg:height="6.6744in" svg:x="7.0409in" svg:y="0.5618in">
            <draw:object draw:notify-on-update-of-ranges="Experiment_Phase_2.E1:Experiment_Phase_2.E41 Experiment_Phase_2.B1:Experiment_Phase_2.B1 Experiment_Phase_2.B2:Experiment_Phase_2.B41 Experiment_Phase_2.C1:Experiment_Phase_2.C1 Experiment_Phase_2.C2:Experiment_Phase_2.C41 Experiment_Phase_2.D1:Experiment_Phase_2.D1 Experiment_Phase_2.D2:Experiment_Phase_2.D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1.8677in" svg:height="6.6752in" svg:x="7.0039in" svg:y="8.0177in">
            <draw:object draw:notify-on-update-of-ranges="Experiment_Phase_2.E43:Experiment_Phase_2.E83 Experiment_Phase_2.B43:Experiment_Phase_2.B43 Experiment_Phase_2.B44:Experiment_Phase_2.B83 Experiment_Phase_2.C43:Experiment_Phase_2.C43 Experiment_Phase_2.C44:Experiment_Phase_2.C83 Experiment_Phase_2.D43:Experiment_Phase_2.D43 Experiment_Phase_2.D44:Experiment_Phase_2.D8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1.848in" svg:height="6.6642in" svg:x="7.039in" svg:y="15.485in">
            <draw:object draw:notify-on-update-of-ranges="Experiment_Phase_2.E85:Experiment_Phase_2.E125 Experiment_Phase_2.B85:Experiment_Phase_2.B85 Experiment_Phase_2.B86:Experiment_Phase_2.B125 Experiment_Phase_2.C85:Experiment_Phase_2.C85 Experiment_Phase_2.C86:Experiment_Phase_2.C125 Experiment_Phase_2.D85:Experiment_Phase_2.D85 Experiment_Phase_2.D86:Experiment_Phase_2.D12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1.8291in" svg:height="6.6535in" svg:x="7.028in" svg:y="22.9622in">
            <draw:object draw:notify-on-update-of-ranges="Experiment_Phase_2.E127:Experiment_Phase_2.E167 Experiment_Phase_2.D127:Experiment_Phase_2.D127 Experiment_Phase_2.D128:Experiment_Phase_2.D167 Experiment_Phase_2.B127:Experiment_Phase_2.B127 Experiment_Phase_2.B128:Experiment_Phase_2.B167 Experiment_Phase_2.C127:Experiment_Phase_2.C127 Experiment_Phase_2.C128:Experiment_Phase_2.C16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1.8661in" svg:height="6.6744in" svg:x="7.0228in" svg:y="30.4185in">
            <draw:object draw:notify-on-update-of-ranges="Experiment_Phase_2.E169:Experiment_Phase_2.E209 Experiment_Phase_2.B169:Experiment_Phase_2.B169 Experiment_Phase_2.B170:Experiment_Phase_2.B209 Experiment_Phase_2.C169:Experiment_Phase_2.C169 Experiment_Phase_2.C170:Experiment_Phase_2.C209 Experiment_Phase_2.D169:Experiment_Phase_2.D169 Experiment_Phase_2.D170:Experiment_Phase_2.D20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11.885in" svg:height="6.685in" svg:x="7.028in" svg:y="37.8957in">
            <draw:object draw:notify-on-update-of-ranges="Experiment_Phase_2.E211:Experiment_Phase_2.E251 Experiment_Phase_2.B211:Experiment_Phase_2.B211 Experiment_Phase_2.B212:Experiment_Phase_2.B251 Experiment_Phase_2.C211:Experiment_Phase_2.C211 Experiment_Phase_2.C212:Experiment_Phase_2.C251 Experiment_Phase_2.D211:Experiment_Phase_2.D211 Experiment_Phase_2.D212:Experiment_Phase_2.D2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8.7992in" svg:height="4.9492in" svg:x="1.4173in" svg:y="46.9508in">
            <draw:object draw:notify-on-update-of-ranges="Experiment_Phase_2.C253:Experiment_Phase_2.H253 Experiment_Phase_2.B254:Experiment_Phase_2.B254 Experiment_Phase_2.C254:Experiment_Phase_2.H254 Experiment_Phase_2.B257:Experiment_Phase_2.B257 Experiment_Phase_2.C257:Experiment_Phase_2.H257 Experiment_Phase_2.B260:Experiment_Phase_2.B260 Experiment_Phase_2.C260:Experiment_Phase_2.H26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8.7717in" svg:height="4.9339in" svg:x="1.4224in" svg:y="52.1079in">
            <draw:object draw:notify-on-update-of-ranges="Experiment_Phase_2.C253:Experiment_Phase_2.H253 Experiment_Phase_2.B255:Experiment_Phase_2.B255 Experiment_Phase_2.C255:Experiment_Phase_2.H255 Experiment_Phase_2.B258:Experiment_Phase_2.B258 Experiment_Phase_2.C258:Experiment_Phase_2.H258 Experiment_Phase_2.B261:Experiment_Phase_2.B261 Experiment_Phase_2.C261:Experiment_Phase_2.H26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8.772in" svg:height="4.9339in" svg:x="1.422in" svg:y="57.2622in">
            <draw:object draw:notify-on-update-of-ranges="Experiment_Phase_2.C253:Experiment_Phase_2.H253 Experiment_Phase_2.B256:Experiment_Phase_2.B256 Experiment_Phase_2.C256:Experiment_Phase_2.H256 Experiment_Phase_2.B259:Experiment_Phase_2.B259 Experiment_Phase_2.C259:Experiment_Phase_2.H259 Experiment_Phase_2.B262:Experiment_Phase_2.B262 Experiment_Phase_2.C262:Experiment_Phase_2.H26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 office:value-type="float" office:value="120.1" calcext:value-type="float">
            <text:p>120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3:00 PM </text:p>
          </table:table-cell>
          <table:table-cell office:value-type="float" office:value="70" calcext:value-type="float">
            <text:p>70</text:p>
          </table:table-cell>
          <table:table-cell office:value-type="float" office:value="3595.77444444444" calcext:value-type="float">
            <text:p>3595.77444444444</text:p>
          </table:table-cell>
          <table:table-cell office:value-type="float" office:value="59.9647766980287" calcext:value-type="float">
            <text:p>59.9647766980287</text:p>
          </table:table-cell>
          <table:table-cell office:value-type="float" office:value="70" calcext:value-type="float">
            <text:p>70</text:p>
          </table:table-cell>
          <table:table-cell office:value-type="float" office:value="3602.89577777778" calcext:value-type="float">
            <text:p>3602.89577777778</text:p>
          </table:table-cell>
          <table:table-cell office:value-type="float" office:value="60.0241266306956" calcext:value-type="float">
            <text:p>60.0241266306956</text:p>
          </table:table-cell>
          <table:table-cell office:value-type="float" office:value="70" calcext:value-type="float">
            <text:p>70</text:p>
          </table:table-cell>
          <table:table-cell office:value-type="float" office:value="3599.44733333333" calcext:value-type="float">
            <text:p>3599.44733333333</text:p>
          </table:table-cell>
          <table:table-cell office:value-type="float" office:value="59.9953942676714" calcext:value-type="float">
            <text:p>59.9953942676714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3:15 PM </text:p>
          </table:table-cell>
          <table:table-cell table:formula="of:=AVERAGE([.B12:.B33])" office:value-type="float" office:value="123.69696969697" calcext:value-type="float">
            <text:p>123.69696969697</text:p>
          </table:table-cell>
          <table:table-cell table:formula="of:=VARP([.B12:.B33])" office:value-type="float" office:value="0.386960514233137" calcext:value-type="float">
            <text:p>0.386960514233137</text:p>
          </table:table-cell>
          <table:table-cell table:formula="of:=STDEVP([.B12:.B33])" office:value-type="float" office:value="0.62206150357753" calcext:value-type="float">
            <text:p>0.62206150357753</text:p>
          </table:table-cell>
          <table:table-cell table:formula="of:=AVERAGE([.C12:.C33])" office:value-type="float" office:value="123.730303030303" calcext:value-type="float">
            <text:p>123.730303030303</text:p>
          </table:table-cell>
          <table:table-cell table:formula="of:=VARP([.C12:.C33])" office:value-type="float" office:value="0.702415059687851" calcext:value-type="float">
            <text:p>0.702415059687851</text:p>
          </table:table-cell>
          <table:table-cell table:formula="of:=STDEVP([.C12:.C33])" office:value-type="float" office:value="0.838102058038191" calcext:value-type="float">
            <text:p>0.838102058038191</text:p>
          </table:table-cell>
          <table:table-cell table:formula="of:=AVERAGE([.D12:.D33])" office:value-type="float" office:value="123.654545454546" calcext:value-type="float">
            <text:p>123.654545454546</text:p>
          </table:table-cell>
          <table:table-cell table:formula="of:=VARP([.D12:.D33])" office:value-type="float" office:value="0.58692378328752" calcext:value-type="float">
            <text:p>0.58692378328752</text:p>
          </table:table-cell>
          <table:table-cell table:formula="of:=STDEVP([.D12:.D33])" office:value-type="float" office:value="0.766109511289033" calcext:value-type="float">
            <text:p>0.766109511289033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3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3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4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4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4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4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5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.6666666666667" calcext:value-type="float">
            <text:p>46.6666666666667</text:p>
          </table:table-cell>
          <table:table-cell office:value-type="float" office:value="50.4" calcext:value-type="float">
            <text:p>50.4</text:p>
          </table:table-cell>
          <table:table-cell office:value-type="float" office:value="54.0666666666667" calcext:value-type="float">
            <text:p>54.0666666666667</text:p>
          </table:table-cell>
          <table:table-cell table:style-name="ce3" office:value-type="string" calcext:value-type="string">
            <text:p><text:s/>7:05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.266666666667" calcext:value-type="float">
            <text:p>121.266666666667</text:p>
          </table:table-cell>
          <table:table-cell office:value-type="float" office:value="121.333333333333" calcext:value-type="float">
            <text:p>121.333333333333</text:p>
          </table:table-cell>
          <table:table-cell office:value-type="float" office:value="121.6" calcext:value-type="float">
            <text:p>121.6</text:p>
          </table:table-cell>
          <table:table-cell table:style-name="ce3" office:value-type="string" calcext:value-type="string">
            <text:p><text:s/>7:05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2" calcext:value-type="float">
            <text:p>123.2</text:p>
          </table:table-cell>
          <table:table-cell office:value-type="float" office:value="121.6" calcext:value-type="float">
            <text:p>121.6</text:p>
          </table:table-cell>
          <table:table-cell office:value-type="float" office:value="121.533333333333" calcext:value-type="float">
            <text:p>121.533333333333</text:p>
          </table:table-cell>
          <table:table-cell table:style-name="ce3" office:value-type="string" calcext:value-type="string">
            <text:p><text:s/>7:05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133333333333" calcext:value-type="float">
            <text:p>123.133333333333</text:p>
          </table:table-cell>
          <table:table-cell office:value-type="float" office:value="125.133333333333" calcext:value-type="float">
            <text:p>125.133333333333</text:p>
          </table:table-cell>
          <table:table-cell office:value-type="float" office:value="124.666666666667" calcext:value-type="float">
            <text:p>124.666666666667</text:p>
          </table:table-cell>
          <table:table-cell table:style-name="ce3" office:value-type="string" calcext:value-type="string">
            <text:p><text:s/>7:06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933333333333" calcext:value-type="float">
            <text:p>123.933333333333</text:p>
          </table:table-cell>
          <table:table-cell office:value-type="float" office:value="124" calcext:value-type="float">
            <text:p>124</text:p>
          </table:table-cell>
          <table:table-cell office:value-type="float" office:value="123.666666666667" calcext:value-type="float">
            <text:p>123.666666666667</text:p>
          </table:table-cell>
          <table:table-cell table:style-name="ce3" office:value-type="string" calcext:value-type="string">
            <text:p><text:s/>7:06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23.733333333333" calcext:value-type="float">
            <text:p>123.733333333333</text:p>
          </table:table-cell>
          <table:table-cell office:value-type="float" office:value="123.666666666667" calcext:value-type="float">
            <text:p>123.666666666667</text:p>
          </table:table-cell>
          <table:table-cell table:style-name="ce3" office:value-type="string" calcext:value-type="string">
            <text:p><text:s/>7:06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866666666667" calcext:value-type="float">
            <text:p>123.866666666667</text:p>
          </table:table-cell>
          <table:table-cell office:value-type="float" office:value="123.8" calcext:value-type="float">
            <text:p>123.8</text:p>
          </table:table-cell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<text:s/>7:06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933333333333" calcext:value-type="float">
            <text:p>123.933333333333</text:p>
          </table:table-cell>
          <table:table-cell office:value-type="float" office:value="124" calcext:value-type="float">
            <text:p>124</text:p>
          </table:table-cell>
          <table:table-cell office:value-type="float" office:value="124.066666666667" calcext:value-type="float">
            <text:p>124.066666666667</text:p>
          </table:table-cell>
          <table:table-cell table:style-name="ce3" office:value-type="string" calcext:value-type="string">
            <text:p><text:s/>7:07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266666666667" calcext:value-type="float">
            <text:p>123.266666666667</text:p>
          </table:table-cell>
          <table:table-cell office:value-type="float" office:value="123.066666666667" calcext:value-type="float">
            <text:p>123.066666666667</text:p>
          </table:table-cell>
          <table:table-cell office:value-type="float" office:value="122.866666666667" calcext:value-type="float">
            <text:p>122.866666666667</text:p>
          </table:table-cell>
          <table:table-cell table:style-name="ce3" office:value-type="string" calcext:value-type="string">
            <text:p><text:s/>7:07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666666666667" calcext:value-type="float">
            <text:p>123.666666666667</text:p>
          </table:table-cell>
          <table:table-cell office:value-type="float" office:value="123.8" calcext:value-type="float">
            <text:p>123.8</text:p>
          </table:table-cell>
          <table:table-cell office:value-type="float" office:value="123.733333333333" calcext:value-type="float">
            <text:p>123.733333333333</text:p>
          </table:table-cell>
          <table:table-cell table:style-name="ce3" office:value-type="string" calcext:value-type="string">
            <text:p><text:s/>7:07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.2" calcext:value-type="float">
            <text:p>124.2</text:p>
          </table:table-cell>
          <table:table-cell office:value-type="float" office:value="124.266666666667" calcext:value-type="float">
            <text:p>124.266666666667</text:p>
          </table:table-cell>
          <table:table-cell office:value-type="float" office:value="124.133333333333" calcext:value-type="float">
            <text:p>124.133333333333</text:p>
          </table:table-cell>
          <table:table-cell table:style-name="ce3" office:value-type="string" calcext:value-type="string">
            <text:p><text:s/>7:07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.333333333333" calcext:value-type="float">
            <text:p>124.333333333333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266666666667" calcext:value-type="float">
            <text:p>124.266666666667</text:p>
          </table:table-cell>
          <table:table-cell table:style-name="ce3" office:value-type="string" calcext:value-type="string">
            <text:p><text:s/>7:08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6" calcext:value-type="float">
            <text:p>123.6</text:p>
          </table:table-cell>
          <table:table-cell office:value-type="float" office:value="123.8" calcext:value-type="float">
            <text:p>123.8</text:p>
          </table:table-cell>
          <table:table-cell office:value-type="float" office:value="123.533333333333" calcext:value-type="float">
            <text:p>123.533333333333</text:p>
          </table:table-cell>
          <table:table-cell table:style-name="ce3" office:value-type="string" calcext:value-type="string">
            <text:p><text:s/>7:08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933333333333" calcext:value-type="float">
            <text:p>123.933333333333</text:p>
          </table:table-cell>
          <table:table-cell office:value-type="float" office:value="124.066666666667" calcext:value-type="float">
            <text:p>124.066666666667</text:p>
          </table:table-cell>
          <table:table-cell office:value-type="float" office:value="123.933333333333" calcext:value-type="float">
            <text:p>123.933333333333</text:p>
          </table:table-cell>
          <table:table-cell table:style-name="ce3" office:value-type="string" calcext:value-type="string">
            <text:p><text:s/>7:08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.066666666667" calcext:value-type="float">
            <text:p>124.066666666667</text:p>
          </table:table-cell>
          <table:table-cell office:value-type="float" office:value="123" calcext:value-type="float">
            <text:p>123</text:p>
          </table:table-cell>
          <table:table-cell office:value-type="float" office:value="123.066666666667" calcext:value-type="float">
            <text:p>123.066666666667</text:p>
          </table:table-cell>
          <table:table-cell table:style-name="ce3" office:value-type="string" calcext:value-type="string">
            <text:p><text:s/>7:08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666666666667" calcext:value-type="float">
            <text:p>123.666666666667</text:p>
          </table:table-cell>
          <table:table-cell office:value-type="float" office:value="124.666666666667" calcext:value-type="float">
            <text:p>124.666666666667</text:p>
          </table:table-cell>
          <table:table-cell office:value-type="float" office:value="124.4" calcext:value-type="float">
            <text:p>124.4</text:p>
          </table:table-cell>
          <table:table-cell table:style-name="ce3" office:value-type="string" calcext:value-type="string">
            <text:p><text:s/>7:09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466666666667" calcext:value-type="float">
            <text:p>123.466666666667</text:p>
          </table:table-cell>
          <table:table-cell office:value-type="float" office:value="123.8" calcext:value-type="float">
            <text:p>123.8</text:p>
          </table:table-cell>
          <table:table-cell office:value-type="float" office:value="123.733333333333" calcext:value-type="float">
            <text:p>123.733333333333</text:p>
          </table:table-cell>
          <table:table-cell table:style-name="ce3" office:value-type="string" calcext:value-type="string">
            <text:p><text:s/>7:09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.2" calcext:value-type="float">
            <text:p>124.2</text:p>
          </table:table-cell>
          <table:table-cell office:value-type="float" office:value="124" calcext:value-type="float">
            <text:p>124</text:p>
          </table:table-cell>
          <table:table-cell office:value-type="float" office:value="123.866666666667" calcext:value-type="float">
            <text:p>123.866666666667</text:p>
          </table:table-cell>
          <table:table-cell table:style-name="ce3" office:value-type="string" calcext:value-type="string">
            <text:p><text:s/>7:09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4.133333333333" calcext:value-type="float">
            <text:p>124.133333333333</text:p>
          </table:table-cell>
          <table:table-cell office:value-type="float" office:value="124.066666666667" calcext:value-type="float">
            <text:p>124.066666666667</text:p>
          </table:table-cell>
          <table:table-cell table:style-name="ce3" office:value-type="string" calcext:value-type="string">
            <text:p><text:s/>7:09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.2" calcext:value-type="float">
            <text:p>124.2</text:p>
          </table:table-cell>
          <table:table-cell office:value-type="float" office:value="123.933333333333" calcext:value-type="float">
            <text:p>123.933333333333</text:p>
          </table:table-cell>
          <table:table-cell office:value-type="float" office:value="123.866666666667" calcext:value-type="float">
            <text:p>123.866666666667</text:p>
          </table:table-cell>
          <table:table-cell table:style-name="ce3" office:value-type="string" calcext:value-type="string">
            <text:p><text:s/>7:10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.6" calcext:value-type="float">
            <text:p>123.6</text:p>
          </table:table-cell>
          <table:table-cell table:number-columns-repeated="2" office:value-type="float" office:value="123.733333333333" calcext:value-type="float">
            <text:p>123.733333333333</text:p>
          </table:table-cell>
          <table:table-cell table:style-name="ce3" office:value-type="string" calcext:value-type="string">
            <text:p><text:s/>7:10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123.733333333333" calcext:value-type="float">
            <text:p>123.733333333333</text:p>
          </table:table-cell>
          <table:table-cell table:style-name="ce3" office:value-type="string" calcext:value-type="string">
            <text:p><text:s/>7:10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124.266666666667" calcext:value-type="float">
            <text:p>124.266666666667</text:p>
          </table:table-cell>
          <table:table-cell table:style-name="ce3" office:value-type="string" calcext:value-type="string">
            <text:p><text:s/>7:10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7.5333333333333" calcext:value-type="float">
            <text:p>27.5333333333333</text:p>
          </table:table-cell>
          <table:table-cell office:value-type="float" office:value="25.5333333333333" calcext:value-type="float">
            <text:p>25.5333333333333</text:p>
          </table:table-cell>
          <table:table-cell table:style-name="ce3" office:value-type="string" calcext:value-type="string">
            <text:p><text:s/>7:11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1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1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1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2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2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2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2:45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63"/>
          <table:table-cell table:number-columns-repeated="960"/>
        </table:table-row>
        <table:table-row table:style-name="ro1">
          <table:table-cell office:value-type="float" office:value="240.1" calcext:value-type="float">
            <text:p>24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0:30 PM </text:p>
          </table:table-cell>
          <table:table-cell office:value-type="float" office:value="140" calcext:value-type="float">
            <text:p>140</text:p>
          </table:table-cell>
          <table:table-cell office:value-type="float" office:value="14225.148" calcext:value-type="float">
            <text:p>14225.148</text:p>
          </table:table-cell>
          <table:table-cell office:value-type="float" office:value="119.269224865428" calcext:value-type="float">
            <text:p>119.269224865428</text:p>
          </table:table-cell>
          <table:table-cell office:value-type="float" office:value="140" calcext:value-type="float">
            <text:p>140</text:p>
          </table:table-cell>
          <table:table-cell office:value-type="float" office:value="14159.6835555556" calcext:value-type="float">
            <text:p>14159.6835555556</text:p>
          </table:table-cell>
          <table:table-cell office:value-type="float" office:value="118.994468592265" calcext:value-type="float">
            <text:p>118.994468592265</text:p>
          </table:table-cell>
          <table:table-cell office:value-type="float" office:value="140" calcext:value-type="float">
            <text:p>140</text:p>
          </table:table-cell>
          <table:table-cell office:value-type="float" office:value="14099.1735555556" calcext:value-type="float">
            <text:p>14099.1735555556</text:p>
          </table:table-cell>
          <table:table-cell office:value-type="float" office:value="118.739940860502" calcext:value-type="float">
            <text:p>118.739940860502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0:45 PM </text:p>
          </table:table-cell>
          <table:table-cell table:formula="of:=AVERAGE([.B54:.B75])" office:value-type="float" office:value="246.472727272727" calcext:value-type="float">
            <text:p>246.472727272727</text:p>
          </table:table-cell>
          <table:table-cell table:formula="of:=VARP([.B54:.B75])" office:value-type="float" office:value="7.91915518824628" calcext:value-type="float">
            <text:p>7.91915518824628</text:p>
          </table:table-cell>
          <table:table-cell table:formula="of:=STDEVP([.B54:.B75])" office:value-type="float" office:value="2.81409935649868" calcext:value-type="float">
            <text:p>2.81409935649868</text:p>
          </table:table-cell>
          <table:table-cell table:formula="of:=AVERAGE([.C54:.C75])" office:value-type="float" office:value="246.166666666667" calcext:value-type="float">
            <text:p>246.166666666667</text:p>
          </table:table-cell>
          <table:table-cell table:formula="of:=VARP([.C54:.C75])" office:value-type="float" office:value="6.55787878787869" calcext:value-type="float">
            <text:p>6.55787878787869</text:p>
          </table:table-cell>
          <table:table-cell table:formula="of:=STDEVP([.C54:.C75])" office:value-type="float" office:value="2.56083556439665" calcext:value-type="float">
            <text:p>2.56083556439665</text:p>
          </table:table-cell>
          <table:table-cell table:formula="of:=AVERAGE([.D54:.D75])" office:value-type="float" office:value="245.781818181818" calcext:value-type="float">
            <text:p>245.781818181818</text:p>
          </table:table-cell>
          <table:table-cell table:formula="of:=VARP([.D54:.D75])" office:value-type="float" office:value="10.8796694214874" calcext:value-type="float">
            <text:p>10.8796694214874</text:p>
          </table:table-cell>
          <table:table-cell table:formula="of:=STDEVP([.D54:.D75])" office:value-type="float" office:value="3.29843438944713" calcext:value-type="float">
            <text:p>3.29843438944713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1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1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1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1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2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2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2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.6666666666667" calcext:value-type="float">
            <text:p>71.6666666666667</text:p>
          </table:table-cell>
          <table:table-cell office:value-type="float" office:value="85.2" calcext:value-type="float">
            <text:p>85.2</text:p>
          </table:table-cell>
          <table:table-cell office:value-type="float" office:value="105.066666666667" calcext:value-type="float">
            <text:p>105.066666666667</text:p>
          </table:table-cell>
          <table:table-cell table:style-name="ce3" office:value-type="string" calcext:value-type="string">
            <text:p><text:s/>6:52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.933333333333" calcext:value-type="float">
            <text:p>237.933333333333</text:p>
          </table:table-cell>
          <table:table-cell office:value-type="float" office:value="237.8" calcext:value-type="float">
            <text:p>237.8</text:p>
          </table:table-cell>
          <table:table-cell office:value-type="float" office:value="238.533333333333" calcext:value-type="float">
            <text:p>238.533333333333</text:p>
          </table:table-cell>
          <table:table-cell table:style-name="ce3" office:value-type="string" calcext:value-type="string">
            <text:p><text:s/>6:53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0.666666666667" calcext:value-type="float">
            <text:p>240.666666666667</text:p>
          </table:table-cell>
          <table:table-cell office:value-type="float" office:value="241.4" calcext:value-type="float">
            <text:p>241.4</text:p>
          </table:table-cell>
          <table:table-cell office:value-type="float" office:value="242.133333333333" calcext:value-type="float">
            <text:p>242.133333333333</text:p>
          </table:table-cell>
          <table:table-cell table:style-name="ce3" office:value-type="string" calcext:value-type="string">
            <text:p><text:s/>6:53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3.266666666667" calcext:value-type="float">
            <text:p>243.266666666667</text:p>
          </table:table-cell>
          <table:table-cell office:value-type="float" office:value="243.6" calcext:value-type="float">
            <text:p>243.6</text:p>
          </table:table-cell>
          <table:table-cell office:value-type="float" office:value="236.8" calcext:value-type="float">
            <text:p>236.8</text:p>
          </table:table-cell>
          <table:table-cell table:style-name="ce3" office:value-type="string" calcext:value-type="string">
            <text:p><text:s/>6:53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5.6" calcext:value-type="float">
            <text:p>245.6</text:p>
          </table:table-cell>
          <table:table-cell office:value-type="float" office:value="246.6" calcext:value-type="float">
            <text:p>246.6</text:p>
          </table:table-cell>
          <table:table-cell office:value-type="float" office:value="251.733333333333" calcext:value-type="float">
            <text:p>251.733333333333</text:p>
          </table:table-cell>
          <table:table-cell table:style-name="ce3" office:value-type="string" calcext:value-type="string">
            <text:p><text:s/>6:53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866666666667" calcext:value-type="float">
            <text:p>247.866666666667</text:p>
          </table:table-cell>
          <table:table-cell office:value-type="float" office:value="248.533333333333" calcext:value-type="float">
            <text:p>248.533333333333</text:p>
          </table:table-cell>
          <table:table-cell office:value-type="float" office:value="247.2" calcext:value-type="float">
            <text:p>247.2</text:p>
          </table:table-cell>
          <table:table-cell table:style-name="ce3" office:value-type="string" calcext:value-type="string">
            <text:p><text:s/>6:54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.133333333333" calcext:value-type="float">
            <text:p>246.133333333333</text:p>
          </table:table-cell>
          <table:table-cell office:value-type="float" office:value="245.533333333333" calcext:value-type="float">
            <text:p>245.533333333333</text:p>
          </table:table-cell>
          <table:table-cell office:value-type="float" office:value="246.733333333333" calcext:value-type="float">
            <text:p>246.733333333333</text:p>
          </table:table-cell>
          <table:table-cell table:style-name="ce3" office:value-type="string" calcext:value-type="string">
            <text:p><text:s/>6:54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5.666666666667" calcext:value-type="float">
            <text:p>245.666666666667</text:p>
          </table:table-cell>
          <table:table-cell office:value-type="float" office:value="245.533333333333" calcext:value-type="float">
            <text:p>245.533333333333</text:p>
          </table:table-cell>
          <table:table-cell office:value-type="float" office:value="242.066666666667" calcext:value-type="float">
            <text:p>242.066666666667</text:p>
          </table:table-cell>
          <table:table-cell table:style-name="ce3" office:value-type="string" calcext:value-type="string">
            <text:p><text:s/>6:54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466666666667" calcext:value-type="float">
            <text:p>247.466666666667</text:p>
          </table:table-cell>
          <table:table-cell office:value-type="float" office:value="246.266666666667" calcext:value-type="float">
            <text:p>246.266666666667</text:p>
          </table:table-cell>
          <table:table-cell office:value-type="float" office:value="248.4" calcext:value-type="float">
            <text:p>248.4</text:p>
          </table:table-cell>
          <table:table-cell table:style-name="ce3" office:value-type="string" calcext:value-type="string">
            <text:p><text:s/>6:54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5.666666666667" calcext:value-type="float">
            <text:p>245.666666666667</text:p>
          </table:table-cell>
          <table:table-cell office:value-type="float" office:value="246.066666666667" calcext:value-type="float">
            <text:p>246.066666666667</text:p>
          </table:table-cell>
          <table:table-cell office:value-type="float" office:value="245.066666666667" calcext:value-type="float">
            <text:p>245.066666666667</text:p>
          </table:table-cell>
          <table:table-cell table:style-name="ce3" office:value-type="string" calcext:value-type="string">
            <text:p><text:s/>6:55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.666666666667" calcext:value-type="float">
            <text:p>246.666666666667</text:p>
          </table:table-cell>
          <table:table-cell office:value-type="float" office:value="245.866666666667" calcext:value-type="float">
            <text:p>245.866666666667</text:p>
          </table:table-cell>
          <table:table-cell office:value-type="float" office:value="247.333333333333" calcext:value-type="float">
            <text:p>247.333333333333</text:p>
          </table:table-cell>
          <table:table-cell table:style-name="ce3" office:value-type="string" calcext:value-type="string">
            <text:p><text:s/>6:55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466666666667" calcext:value-type="float">
            <text:p>247.466666666667</text:p>
          </table:table-cell>
          <table:table-cell office:value-type="float" office:value="247" calcext:value-type="float">
            <text:p>247</text:p>
          </table:table-cell>
          <table:table-cell office:value-type="float" office:value="246.733333333333" calcext:value-type="float">
            <text:p>246.733333333333</text:p>
          </table:table-cell>
          <table:table-cell table:style-name="ce3" office:value-type="string" calcext:value-type="string">
            <text:p><text:s/>6:55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4" calcext:value-type="float">
            <text:p>247.4</text:p>
          </table:table-cell>
          <table:table-cell office:value-type="float" office:value="249.666666666667" calcext:value-type="float">
            <text:p>249.666666666667</text:p>
          </table:table-cell>
          <table:table-cell office:value-type="float" office:value="248" calcext:value-type="float">
            <text:p>248</text:p>
          </table:table-cell>
          <table:table-cell table:style-name="ce3" office:value-type="string" calcext:value-type="string">
            <text:p><text:s/>6:55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.466666666667" calcext:value-type="float">
            <text:p>250.466666666667</text:p>
          </table:table-cell>
          <table:table-cell office:value-type="float" office:value="248.333333333333" calcext:value-type="float">
            <text:p>248.333333333333</text:p>
          </table:table-cell>
          <table:table-cell office:value-type="float" office:value="245.466666666667" calcext:value-type="float">
            <text:p>245.466666666667</text:p>
          </table:table-cell>
          <table:table-cell table:style-name="ce3" office:value-type="string" calcext:value-type="string">
            <text:p><text:s/>6:56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466666666667" calcext:value-type="float">
            <text:p>247.466666666667</text:p>
          </table:table-cell>
          <table:table-cell office:value-type="float" office:value="244.6" calcext:value-type="float">
            <text:p>244.6</text:p>
          </table:table-cell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<text:s/>6:56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.666666666667" calcext:value-type="float">
            <text:p>246.666666666667</text:p>
          </table:table-cell>
          <table:table-cell office:value-type="float" office:value="249.533333333333" calcext:value-type="float">
            <text:p>249.533333333333</text:p>
          </table:table-cell>
          <table:table-cell office:value-type="float" office:value="244.933333333333" calcext:value-type="float">
            <text:p>244.933333333333</text:p>
          </table:table-cell>
          <table:table-cell table:style-name="ce3" office:value-type="string" calcext:value-type="string">
            <text:p><text:s/>6:56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266666666667" calcext:value-type="float">
            <text:p>247.266666666667</text:p>
          </table:table-cell>
          <table:table-cell office:value-type="float" office:value="247.8" calcext:value-type="float">
            <text:p>247.8</text:p>
          </table:table-cell>
          <table:table-cell office:value-type="float" office:value="249.733333333333" calcext:value-type="float">
            <text:p>249.733333333333</text:p>
          </table:table-cell>
          <table:table-cell table:style-name="ce3" office:value-type="string" calcext:value-type="string">
            <text:p><text:s/>6:56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.533333333333" calcext:value-type="float">
            <text:p>246.533333333333</text:p>
          </table:table-cell>
          <table:table-cell office:value-type="float" office:value="246.266666666667" calcext:value-type="float">
            <text:p>246.266666666667</text:p>
          </table:table-cell>
          <table:table-cell office:value-type="float" office:value="247.4" calcext:value-type="float">
            <text:p>247.4</text:p>
          </table:table-cell>
          <table:table-cell table:style-name="ce3" office:value-type="string" calcext:value-type="string">
            <text:p><text:s/>6:57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.133333333333" calcext:value-type="float">
            <text:p>251.133333333333</text:p>
          </table:table-cell>
          <table:table-cell office:value-type="float" office:value="246.866666666667" calcext:value-type="float">
            <text:p>246.866666666667</text:p>
          </table:table-cell>
          <table:table-cell office:value-type="float" office:value="246.466666666667" calcext:value-type="float">
            <text:p>246.466666666667</text:p>
          </table:table-cell>
          <table:table-cell table:style-name="ce3" office:value-type="string" calcext:value-type="string">
            <text:p><text:s/>6:57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9.466666666667" calcext:value-type="float">
            <text:p>249.466666666667</text:p>
          </table:table-cell>
          <table:table-cell office:value-type="float" office:value="246.866666666667" calcext:value-type="float">
            <text:p>246.866666666667</text:p>
          </table:table-cell>
          <table:table-cell office:value-type="float" office:value="247" calcext:value-type="float">
            <text:p>247</text:p>
          </table:table-cell>
          <table:table-cell table:style-name="ce3" office:value-type="string" calcext:value-type="string">
            <text:p><text:s/>6:57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.866666666667" calcext:value-type="float">
            <text:p>246.866666666667</text:p>
          </table:table-cell>
          <table:table-cell office:value-type="float" office:value="246.933333333333" calcext:value-type="float">
            <text:p>246.933333333333</text:p>
          </table:table-cell>
          <table:table-cell office:value-type="float" office:value="246.866666666667" calcext:value-type="float">
            <text:p>246.866666666667</text:p>
          </table:table-cell>
          <table:table-cell table:style-name="ce3" office:value-type="string" calcext:value-type="string">
            <text:p><text:s/>6:57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47.2" calcext:value-type="float">
            <text:p>247.2</text:p>
          </table:table-cell>
          <table:table-cell office:value-type="float" office:value="246.466666666667" calcext:value-type="float">
            <text:p>246.466666666667</text:p>
          </table:table-cell>
          <table:table-cell table:style-name="ce3" office:value-type="string" calcext:value-type="string">
            <text:p><text:s/>6:58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.733333333333" calcext:value-type="float">
            <text:p>247.733333333333</text:p>
          </table:table-cell>
          <table:table-cell office:value-type="float" office:value="247.4" calcext:value-type="float">
            <text:p>247.4</text:p>
          </table:table-cell>
          <table:table-cell office:value-type="float" office:value="247.133333333333" calcext:value-type="float">
            <text:p>247.133333333333</text:p>
          </table:table-cell>
          <table:table-cell table:style-name="ce3" office:value-type="string" calcext:value-type="string">
            <text:p><text:s/>6:58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.933333333333" calcext:value-type="float">
            <text:p>105.933333333333</text:p>
          </table:table-cell>
          <table:table-cell office:value-type="float" office:value="99.1333333333333" calcext:value-type="float">
            <text:p>99.1333333333333</text:p>
          </table:table-cell>
          <table:table-cell office:value-type="float" office:value="87.7333333333333" calcext:value-type="float">
            <text:p>87.7333333333333</text:p>
          </table:table-cell>
          <table:table-cell table:style-name="ce3" office:value-type="string" calcext:value-type="string">
            <text:p><text:s/>6:58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8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9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9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9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59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0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00:15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63"/>
          <table:table-cell table:number-columns-repeated="960"/>
        </table:table-row>
        <table:table-row table:style-name="ro1">
          <table:table-cell office:value-type="float" office:value="300.1" calcext:value-type="float">
            <text:p>30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5:15 PM </text:p>
          </table:table-cell>
          <table:table-cell office:value-type="float" office:value="175" calcext:value-type="float">
            <text:p>175</text:p>
          </table:table-cell>
          <table:table-cell office:value-type="float" office:value="22581.6397777778" calcext:value-type="float">
            <text:p>22581.6397777778</text:p>
          </table:table-cell>
          <table:table-cell office:value-type="float" office:value="150.2718861856" calcext:value-type="float">
            <text:p>150.2718861856</text:p>
          </table:table-cell>
          <table:table-cell office:value-type="float" office:value="3201.065" calcext:value-type="float">
            <text:p>3201.065</text:p>
          </table:table-cell>
          <table:table-cell office:value-type="float" office:value="356089133.755442" calcext:value-type="float">
            <text:p>356089133.755442</text:p>
          </table:table-cell>
          <table:table-cell office:value-type="float" office:value="18870.3241560775" calcext:value-type="float">
            <text:p>18870.3241560775</text:p>
          </table:table-cell>
          <table:table-cell office:value-type="float" office:value="175" calcext:value-type="float">
            <text:p>175</text:p>
          </table:table-cell>
          <table:table-cell office:value-type="float" office:value="21765.3191111111" calcext:value-type="float">
            <text:p>21765.3191111111</text:p>
          </table:table-cell>
          <table:table-cell office:value-type="float" office:value="147.530739546412" calcext:value-type="float">
            <text:p>147.530739546412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5:30 PM </text:p>
          </table:table-cell>
          <table:table-cell table:formula="of:=AVERAGE([.B96:.B117])" office:value-type="float" office:value="308.030303030303" calcext:value-type="float">
            <text:p>308.030303030303</text:p>
          </table:table-cell>
          <table:table-cell table:formula="of:=VARP([.B96:.B117])" office:value-type="float" office:value="84.6879706152434" calcext:value-type="float">
            <text:p>84.6879706152434</text:p>
          </table:table-cell>
          <table:table-cell table:formula="of:=STDEVP([.B96:.B117])" office:value-type="float" office:value="9.20260672935899" calcext:value-type="float">
            <text:p>9.20260672935899</text:p>
          </table:table-cell>
          <table:table-cell table:formula="of:=AVERAGE([.C96:.C117])" office:value-type="float" office:value="307.581818181818" calcext:value-type="float">
            <text:p>307.581818181818</text:p>
          </table:table-cell>
          <table:table-cell table:formula="of:=VARP([.C96:.C117])" office:value-type="float" office:value="276.690174471992" calcext:value-type="float">
            <text:p>276.690174471992</text:p>
          </table:table-cell>
          <table:table-cell table:formula="of:=STDEVP([.C96:.C117])" office:value-type="float" office:value="16.6340065670299" calcext:value-type="float">
            <text:p>16.6340065670299</text:p>
          </table:table-cell>
          <table:table-cell table:formula="of:=AVERAGE([.D96:.D117])" office:value-type="float" office:value="305.672727272727" calcext:value-type="float">
            <text:p>305.672727272727</text:p>
          </table:table-cell>
          <table:table-cell table:formula="of:=VARP([.D96:.D117])" office:value-type="float" office:value="52.1720844811755" calcext:value-type="float">
            <text:p>52.1720844811755</text:p>
          </table:table-cell>
          <table:table-cell table:formula="of:=STDEVP([.D96:.D117])" office:value-type="float" office:value="7.22302460754326" calcext:value-type="float">
            <text:p>7.22302460754326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5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6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6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6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6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7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17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8666666666667" calcext:value-type="float">
            <text:p>27.8666666666667</text:p>
          </table:table-cell>
          <table:table-cell office:value-type="float" office:value="37.8666666666667" calcext:value-type="float">
            <text:p>37.8666666666667</text:p>
          </table:table-cell>
          <table:table-cell office:value-type="float" office:value="115.133333333333" calcext:value-type="float">
            <text:p>115.133333333333</text:p>
          </table:table-cell>
          <table:table-cell table:style-name="ce3" office:value-type="string" calcext:value-type="string">
            <text:p><text:s/>7:17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6.733333333333" calcext:value-type="float">
            <text:p>276.733333333333</text:p>
          </table:table-cell>
          <table:table-cell office:value-type="float" office:value="282.733333333333" calcext:value-type="float">
            <text:p>282.733333333333</text:p>
          </table:table-cell>
          <table:table-cell office:value-type="float" office:value="298.933333333333" calcext:value-type="float">
            <text:p>298.933333333333</text:p>
          </table:table-cell>
          <table:table-cell table:style-name="ce3" office:value-type="string" calcext:value-type="string">
            <text:p><text:s/>7:17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9.066666666667" calcext:value-type="float">
            <text:p>299.066666666667</text:p>
          </table:table-cell>
          <table:table-cell office:value-type="float" office:value="283.466666666667" calcext:value-type="float">
            <text:p>283.466666666667</text:p>
          </table:table-cell>
          <table:table-cell office:value-type="float" office:value="302.4" calcext:value-type="float">
            <text:p>302.4</text:p>
          </table:table-cell>
          <table:table-cell table:style-name="ce3" office:value-type="string" calcext:value-type="string">
            <text:p><text:s/>7:18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9.866666666667" calcext:value-type="float">
            <text:p>309.866666666667</text:p>
          </table:table-cell>
          <table:table-cell office:value-type="float" office:value="322.066666666667" calcext:value-type="float">
            <text:p>322.066666666667</text:p>
          </table:table-cell>
          <table:table-cell office:value-type="float" office:value="297.933333333333" calcext:value-type="float">
            <text:p>297.933333333333</text:p>
          </table:table-cell>
          <table:table-cell table:style-name="ce3" office:value-type="string" calcext:value-type="string">
            <text:p><text:s/>7:18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0.733333333333" calcext:value-type="float">
            <text:p>300.733333333333</text:p>
          </table:table-cell>
          <table:table-cell office:value-type="float" office:value="296.2" calcext:value-type="float">
            <text:p>296.2</text:p>
          </table:table-cell>
          <table:table-cell office:value-type="float" office:value="304.866666666667" calcext:value-type="float">
            <text:p>304.866666666667</text:p>
          </table:table-cell>
          <table:table-cell table:style-name="ce3" office:value-type="string" calcext:value-type="string">
            <text:p><text:s/>7:18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4.266666666667" calcext:value-type="float">
            <text:p>304.266666666667</text:p>
          </table:table-cell>
          <table:table-cell office:value-type="float" office:value="310.733333333333" calcext:value-type="float">
            <text:p>310.733333333333</text:p>
          </table:table-cell>
          <table:table-cell office:value-type="float" office:value="303.733333333333" calcext:value-type="float">
            <text:p>303.733333333333</text:p>
          </table:table-cell>
          <table:table-cell table:style-name="ce3" office:value-type="string" calcext:value-type="string">
            <text:p><text:s/>7:18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4.8" calcext:value-type="float">
            <text:p>304.8</text:p>
          </table:table-cell>
          <table:table-cell office:value-type="float" office:value="295.466666666667" calcext:value-type="float">
            <text:p>295.466666666667</text:p>
          </table:table-cell>
          <table:table-cell office:value-type="float" office:value="298.666666666667" calcext:value-type="float">
            <text:p>298.666666666667</text:p>
          </table:table-cell>
          <table:table-cell table:style-name="ce3" office:value-type="string" calcext:value-type="string">
            <text:p><text:s/>7:19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6.4" calcext:value-type="float">
            <text:p>316.4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table:style-name="ce3" office:value-type="string" calcext:value-type="string">
            <text:p><text:s/>7:19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7.466666666667" calcext:value-type="float">
            <text:p>297.466666666667</text:p>
          </table:table-cell>
          <table:table-cell office:value-type="float" office:value="283.933333333333" calcext:value-type="float">
            <text:p>283.933333333333</text:p>
          </table:table-cell>
          <table:table-cell office:value-type="float" office:value="292" calcext:value-type="float">
            <text:p>292</text:p>
          </table:table-cell>
          <table:table-cell table:style-name="ce3" office:value-type="string" calcext:value-type="string">
            <text:p><text:s/>7:19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.333333333333" calcext:value-type="float">
            <text:p>322.333333333333</text:p>
          </table:table-cell>
          <table:table-cell office:value-type="float" office:value="339.2" calcext:value-type="float">
            <text:p>339.2</text:p>
          </table:table-cell>
          <table:table-cell office:value-type="float" office:value="318.466666666667" calcext:value-type="float">
            <text:p>318.466666666667</text:p>
          </table:table-cell>
          <table:table-cell table:style-name="ce3" office:value-type="string" calcext:value-type="string">
            <text:p><text:s/>7:19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0.533333333333" calcext:value-type="float">
            <text:p>310.533333333333</text:p>
          </table:table-cell>
          <table:table-cell office:value-type="float" office:value="279.066666666667" calcext:value-type="float">
            <text:p>279.066666666667</text:p>
          </table:table-cell>
          <table:table-cell office:value-type="float" office:value="298.066666666667" calcext:value-type="float">
            <text:p>298.066666666667</text:p>
          </table:table-cell>
          <table:table-cell table:style-name="ce3" office:value-type="string" calcext:value-type="string">
            <text:p><text:s/>7:20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1.466666666667" calcext:value-type="float">
            <text:p>311.466666666667</text:p>
          </table:table-cell>
          <table:table-cell office:value-type="float" office:value="339.466666666667" calcext:value-type="float">
            <text:p>339.466666666667</text:p>
          </table:table-cell>
          <table:table-cell office:value-type="float" office:value="318.133333333333" calcext:value-type="float">
            <text:p>318.133333333333</text:p>
          </table:table-cell>
          <table:table-cell table:style-name="ce3" office:value-type="string" calcext:value-type="string">
            <text:p><text:s/>7:20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0.066666666667" calcext:value-type="float">
            <text:p>310.066666666667</text:p>
          </table:table-cell>
          <table:table-cell office:value-type="float" office:value="304" calcext:value-type="float">
            <text:p>304</text:p>
          </table:table-cell>
          <table:table-cell office:value-type="float" office:value="296.133333333333" calcext:value-type="float">
            <text:p>296.133333333333</text:p>
          </table:table-cell>
          <table:table-cell table:style-name="ce3" office:value-type="string" calcext:value-type="string">
            <text:p><text:s/>7:20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5.8" calcext:value-type="float">
            <text:p>315.8</text:p>
          </table:table-cell>
          <table:table-cell office:value-type="float" office:value="318.333333333333" calcext:value-type="float">
            <text:p>318.333333333333</text:p>
          </table:table-cell>
          <table:table-cell office:value-type="float" office:value="316.2" calcext:value-type="float">
            <text:p>316.2</text:p>
          </table:table-cell>
          <table:table-cell table:style-name="ce3" office:value-type="string" calcext:value-type="string">
            <text:p><text:s/>7:20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8.733333333333" calcext:value-type="float">
            <text:p>308.733333333333</text:p>
          </table:table-cell>
          <table:table-cell office:value-type="float" office:value="296.8" calcext:value-type="float">
            <text:p>296.8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<text:s/>7:21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6.466666666667" calcext:value-type="float">
            <text:p>316.466666666667</text:p>
          </table:table-cell>
          <table:table-cell office:value-type="float" office:value="319.133333333333" calcext:value-type="float">
            <text:p>319.133333333333</text:p>
          </table:table-cell>
          <table:table-cell office:value-type="float" office:value="308.133333333333" calcext:value-type="float">
            <text:p>308.133333333333</text:p>
          </table:table-cell>
          <table:table-cell table:style-name="ce3" office:value-type="string" calcext:value-type="string">
            <text:p><text:s/>7:21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3.533333333333" calcext:value-type="float">
            <text:p>313.533333333333</text:p>
          </table:table-cell>
          <table:table-cell office:value-type="float" office:value="304.733333333333" calcext:value-type="float">
            <text:p>304.733333333333</text:p>
          </table:table-cell>
          <table:table-cell office:value-type="float" office:value="309.2" calcext:value-type="float">
            <text:p>309.2</text:p>
          </table:table-cell>
          <table:table-cell table:style-name="ce3" office:value-type="string" calcext:value-type="string">
            <text:p><text:s/>7:21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.133333333333" calcext:value-type="float">
            <text:p>318.133333333333</text:p>
          </table:table-cell>
          <table:table-cell office:value-type="float" office:value="326.533333333333" calcext:value-type="float">
            <text:p>326.533333333333</text:p>
          </table:table-cell>
          <table:table-cell office:value-type="float" office:value="311.4" calcext:value-type="float">
            <text:p>311.4</text:p>
          </table:table-cell>
          <table:table-cell table:style-name="ce3" office:value-type="string" calcext:value-type="string">
            <text:p><text:s/>7:21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4.266666666667" calcext:value-type="float">
            <text:p>314.266666666667</text:p>
          </table:table-cell>
          <table:table-cell office:value-type="float" office:value="309.133333333333" calcext:value-type="float">
            <text:p>309.133333333333</text:p>
          </table:table-cell>
          <table:table-cell office:value-type="float" office:value="310.2" calcext:value-type="float">
            <text:p>310.2</text:p>
          </table:table-cell>
          <table:table-cell table:style-name="ce3" office:value-type="string" calcext:value-type="string">
            <text:p><text:s/>7:22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5.8" calcext:value-type="float">
            <text:p>305.8</text:p>
          </table:table-cell>
          <table:table-cell office:value-type="float" office:value="310.933333333333" calcext:value-type="float">
            <text:p>310.933333333333</text:p>
          </table:table-cell>
          <table:table-cell office:value-type="float" office:value="305.133333333333" calcext:value-type="float">
            <text:p>305.133333333333</text:p>
          </table:table-cell>
          <table:table-cell table:style-name="ce3" office:value-type="string" calcext:value-type="string">
            <text:p><text:s/>7:22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.2" calcext:value-type="float">
            <text:p>307.2</text:p>
          </table:table-cell>
          <table:table-cell office:value-type="float" office:value="309.333333333333" calcext:value-type="float">
            <text:p>309.333333333333</text:p>
          </table:table-cell>
          <table:table-cell office:value-type="float" office:value="306.733333333333" calcext:value-type="float">
            <text:p>306.733333333333</text:p>
          </table:table-cell>
          <table:table-cell table:style-name="ce3" office:value-type="string" calcext:value-type="string">
            <text:p><text:s/>7:22:30 PM 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306.533333333333" calcext:value-type="float">
            <text:p>306.533333333333</text:p>
          </table:table-cell>
          <table:table-cell office:value-type="float" office:value="306.333333333333" calcext:value-type="float">
            <text:p>306.333333333333</text:p>
          </table:table-cell>
          <table:table-cell table:style-name="ce3" office:value-type="string" calcext:value-type="string">
            <text:p><text:s/>7:22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6.466666666667" calcext:value-type="float">
            <text:p>306.466666666667</text:p>
          </table:table-cell>
          <table:table-cell office:value-type="float" office:value="306" calcext:value-type="float">
            <text:p>306</text:p>
          </table:table-cell>
          <table:table-cell office:value-type="float" office:value="306.133333333333" calcext:value-type="float">
            <text:p>306.133333333333</text:p>
          </table:table-cell>
          <table:table-cell table:style-name="ce3" office:value-type="string" calcext:value-type="string">
            <text:p><text:s/>7:23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.466666666667" calcext:value-type="float">
            <text:p>195.466666666667</text:p>
          </table:table-cell>
          <table:table-cell office:value-type="float" office:value="195.333333333333" calcext:value-type="float">
            <text:p>195.333333333333</text:p>
          </table:table-cell>
          <table:table-cell office:value-type="float" office:value="160.066666666667" calcext:value-type="float">
            <text:p>160.066666666667</text:p>
          </table:table-cell>
          <table:table-cell table:style-name="ce3" office:value-type="string" calcext:value-type="string">
            <text:p><text:s/>7:23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3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3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4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4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4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4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5:00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63"/>
          <table:table-cell table:number-columns-repeated="960"/>
        </table:table-row>
        <table:table-row table:style-name="ro1">
          <table:table-cell office:value-type="float" office:value="360.1" calcext:value-type="float">
            <text:p>36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4:00 PM </text:p>
          </table:table-cell>
          <table:table-cell office:value-type="float" office:value="210" calcext:value-type="float">
            <text:p>210</text:p>
          </table:table-cell>
          <table:table-cell office:value-type="float" office:value="32390.1917777778" calcext:value-type="float">
            <text:p>32390.1917777778</text:p>
          </table:table-cell>
          <table:table-cell office:value-type="float" office:value="179.972752876033" calcext:value-type="float">
            <text:p>179.972752876033</text:p>
          </table:table-cell>
          <table:table-cell office:value-type="float" office:value="210" calcext:value-type="float">
            <text:p>210</text:p>
          </table:table-cell>
          <table:table-cell office:value-type="float" office:value="33440.6104444444" calcext:value-type="float">
            <text:p>33440.6104444444</text:p>
          </table:table-cell>
          <table:table-cell office:value-type="float" office:value="182.867740305513" calcext:value-type="float">
            <text:p>182.867740305513</text:p>
          </table:table-cell>
          <table:table-cell office:value-type="float" office:value="210" calcext:value-type="float">
            <text:p>210</text:p>
          </table:table-cell>
          <table:table-cell office:value-type="float" office:value="31026.1535555556" calcext:value-type="float">
            <text:p>31026.1535555556</text:p>
          </table:table-cell>
          <table:table-cell office:value-type="float" office:value="176.142424065174" calcext:value-type="float">
            <text:p>176.142424065174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4:15 PM </text:p>
          </table:table-cell>
          <table:table-cell table:formula="of:=AVERAGE([.B138:.B159])" office:value-type="float" office:value="367.093939393939" calcext:value-type="float">
            <text:p>367.093939393939</text:p>
          </table:table-cell>
          <table:table-cell table:formula="of:=VARP([.B138:.B159])" office:value-type="float" office:value="1560.88915518824" calcext:value-type="float">
            <text:p>1560.88915518824</text:p>
          </table:table-cell>
          <table:table-cell table:formula="of:=STDEVP([.B138:.B159])" office:value-type="float" office:value="39.5080897435986" calcext:value-type="float">
            <text:p>39.5080897435986</text:p>
          </table:table-cell>
          <table:table-cell table:formula="of:=AVERAGE([.C138:.C159])" office:value-type="float" office:value="363.648484848485" calcext:value-type="float">
            <text:p>363.648484848485</text:p>
          </table:table-cell>
          <table:table-cell table:formula="of:=VARP([.C138:.C159])" office:value-type="float" office:value="5171.18148760331" calcext:value-type="float">
            <text:p>5171.18148760331</text:p>
          </table:table-cell>
          <table:table-cell table:formula="of:=STDEVP([.C138:.C159])" office:value-type="float" office:value="71.9109274561475" calcext:value-type="float">
            <text:p>71.9109274561475</text:p>
          </table:table-cell>
          <table:table-cell table:formula="of:=AVERAGE([.D138:.D159])" office:value-type="float" office:value="363.136363636364" calcext:value-type="float">
            <text:p>363.136363636364</text:p>
          </table:table-cell>
          <table:table-cell table:formula="of:=VARP([.D138:.D159])" office:value-type="float" office:value="831.306051423326" calcext:value-type="float">
            <text:p>831.306051423326</text:p>
          </table:table-cell>
          <table:table-cell table:formula="of:=STDEVP([.D138:.D159])" office:value-type="float" office:value="28.8323785252505" calcext:value-type="float">
            <text:p>28.8323785252505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4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4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5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5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5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5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6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.0666666666667" calcext:value-type="float">
            <text:p>79.0666666666667</text:p>
          </table:table-cell>
          <table:table-cell office:value-type="float" office:value="165.533333333333" calcext:value-type="float">
            <text:p>165.533333333333</text:p>
          </table:table-cell>
          <table:table-cell office:value-type="float" office:value="230" calcext:value-type="float">
            <text:p>230</text:p>
          </table:table-cell>
          <table:table-cell table:style-name="ce3" office:value-type="string" calcext:value-type="string">
            <text:p><text:s/>6:36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5.266666666667" calcext:value-type="float">
            <text:p>345.266666666667</text:p>
          </table:table-cell>
          <table:table-cell office:value-type="float" office:value="351.666666666667" calcext:value-type="float">
            <text:p>351.666666666667</text:p>
          </table:table-cell>
          <table:table-cell office:value-type="float" office:value="349" calcext:value-type="float">
            <text:p>349</text:p>
          </table:table-cell>
          <table:table-cell table:style-name="ce3" office:value-type="string" calcext:value-type="string">
            <text:p><text:s/>6:36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6.133333333333" calcext:value-type="float">
            <text:p>346.133333333333</text:p>
          </table:table-cell>
          <table:table-cell office:value-type="float" office:value="299.533333333333" calcext:value-type="float">
            <text:p>299.533333333333</text:p>
          </table:table-cell>
          <table:table-cell office:value-type="float" office:value="301.266666666667" calcext:value-type="float">
            <text:p>301.266666666667</text:p>
          </table:table-cell>
          <table:table-cell table:style-name="ce3" office:value-type="string" calcext:value-type="string">
            <text:p><text:s/>6:36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.666666666667" calcext:value-type="float">
            <text:p>373.666666666667</text:p>
          </table:table-cell>
          <table:table-cell office:value-type="float" office:value="422.4" calcext:value-type="float">
            <text:p>422.4</text:p>
          </table:table-cell>
          <table:table-cell office:value-type="float" office:value="368.533333333333" calcext:value-type="float">
            <text:p>368.533333333333</text:p>
          </table:table-cell>
          <table:table-cell table:style-name="ce3" office:value-type="string" calcext:value-type="string">
            <text:p><text:s/>6:37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1.666666666667" calcext:value-type="float">
            <text:p>361.666666666667</text:p>
          </table:table-cell>
          <table:table-cell office:value-type="float" office:value="144.6" calcext:value-type="float">
            <text:p>144.6</text:p>
          </table:table-cell>
          <table:table-cell office:value-type="float" office:value="353.133333333333" calcext:value-type="float">
            <text:p>353.133333333333</text:p>
          </table:table-cell>
          <table:table-cell table:style-name="ce3" office:value-type="string" calcext:value-type="string">
            <text:p><text:s/>6:37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6.333333333333" calcext:value-type="float">
            <text:p>376.333333333333</text:p>
          </table:table-cell>
          <table:table-cell office:value-type="float" office:value="469.4" calcext:value-type="float">
            <text:p>469.4</text:p>
          </table:table-cell>
          <table:table-cell office:value-type="float" office:value="387.733333333333" calcext:value-type="float">
            <text:p>387.733333333333</text:p>
          </table:table-cell>
          <table:table-cell table:style-name="ce3" office:value-type="string" calcext:value-type="string">
            <text:p><text:s/>6:37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0.6" calcext:value-type="float">
            <text:p>370.6</text:p>
          </table:table-cell>
          <table:table-cell office:value-type="float" office:value="329" calcext:value-type="float">
            <text:p>329</text:p>
          </table:table-cell>
          <table:table-cell office:value-type="float" office:value="362.8" calcext:value-type="float">
            <text:p>362.8</text:p>
          </table:table-cell>
          <table:table-cell table:style-name="ce3" office:value-type="string" calcext:value-type="string">
            <text:p><text:s/>6:37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4.133333333333" calcext:value-type="float">
            <text:p>394.133333333333</text:p>
          </table:table-cell>
          <table:table-cell office:value-type="float" office:value="433.133333333333" calcext:value-type="float">
            <text:p>433.133333333333</text:p>
          </table:table-cell>
          <table:table-cell office:value-type="float" office:value="376.933333333333" calcext:value-type="float">
            <text:p>376.933333333333</text:p>
          </table:table-cell>
          <table:table-cell table:style-name="ce3" office:value-type="string" calcext:value-type="string">
            <text:p><text:s/>6:38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3.666666666667" calcext:value-type="float">
            <text:p>363.666666666667</text:p>
          </table:table-cell>
          <table:table-cell office:value-type="float" office:value="327.266666666667" calcext:value-type="float">
            <text:p>327.266666666667</text:p>
          </table:table-cell>
          <table:table-cell office:value-type="float" office:value="346.4" calcext:value-type="float">
            <text:p>346.4</text:p>
          </table:table-cell>
          <table:table-cell table:style-name="ce3" office:value-type="string" calcext:value-type="string">
            <text:p><text:s/>6:38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1.866666666667" calcext:value-type="float">
            <text:p>391.866666666667</text:p>
          </table:table-cell>
          <table:table-cell office:value-type="float" office:value="421.8" calcext:value-type="float">
            <text:p>421.8</text:p>
          </table:table-cell>
          <table:table-cell office:value-type="float" office:value="373.066666666667" calcext:value-type="float">
            <text:p>373.066666666667</text:p>
          </table:table-cell>
          <table:table-cell table:style-name="ce3" office:value-type="string" calcext:value-type="string">
            <text:p><text:s/>6:38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2.2" calcext:value-type="float">
            <text:p>352.2</text:p>
          </table:table-cell>
          <table:table-cell table:number-columns-repeated="2" office:value-type="float" office:value="345.333333333333" calcext:value-type="float">
            <text:p>345.333333333333</text:p>
          </table:table-cell>
          <table:table-cell table:style-name="ce3" office:value-type="string" calcext:value-type="string">
            <text:p><text:s/>6:38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8.666666666667" calcext:value-type="float">
            <text:p>378.666666666667</text:p>
          </table:table-cell>
          <table:table-cell office:value-type="float" office:value="405.866666666667" calcext:value-type="float">
            <text:p>405.866666666667</text:p>
          </table:table-cell>
          <table:table-cell office:value-type="float" office:value="400.533333333333" calcext:value-type="float">
            <text:p>400.533333333333</text:p>
          </table:table-cell>
          <table:table-cell table:style-name="ce3" office:value-type="string" calcext:value-type="string">
            <text:p><text:s/>6:39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.6" calcext:value-type="float">
            <text:p>223.6</text:p>
          </table:table-cell>
          <table:table-cell office:value-type="float" office:value="336.533333333333" calcext:value-type="float">
            <text:p>336.533333333333</text:p>
          </table:table-cell>
          <table:table-cell office:value-type="float" office:value="337.533333333333" calcext:value-type="float">
            <text:p>337.533333333333</text:p>
          </table:table-cell>
          <table:table-cell table:style-name="ce3" office:value-type="string" calcext:value-type="string">
            <text:p><text:s/>6:39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9.533333333333" calcext:value-type="float">
            <text:p>399.533333333333</text:p>
          </table:table-cell>
          <table:table-cell office:value-type="float" office:value="288.333333333333" calcext:value-type="float">
            <text:p>288.333333333333</text:p>
          </table:table-cell>
          <table:table-cell office:value-type="float" office:value="369.866666666667" calcext:value-type="float">
            <text:p>369.866666666667</text:p>
          </table:table-cell>
          <table:table-cell table:style-name="ce3" office:value-type="string" calcext:value-type="string">
            <text:p><text:s/>6:39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304.266666666667" calcext:value-type="float">
            <text:p>304.266666666667</text:p>
          </table:table-cell>
          <table:table-cell office:value-type="float" office:value="336.8" calcext:value-type="float">
            <text:p>336.8</text:p>
          </table:table-cell>
          <table:table-cell table:style-name="ce3" office:value-type="string" calcext:value-type="string">
            <text:p><text:s/>6:39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3.533333333333" calcext:value-type="float">
            <text:p>433.533333333333</text:p>
          </table:table-cell>
          <table:table-cell office:value-type="float" office:value="462.733333333333" calcext:value-type="float">
            <text:p>462.733333333333</text:p>
          </table:table-cell>
          <table:table-cell office:value-type="float" office:value="395.066666666667" calcext:value-type="float">
            <text:p>395.066666666667</text:p>
          </table:table-cell>
          <table:table-cell table:style-name="ce3" office:value-type="string" calcext:value-type="string">
            <text:p><text:s/>6:40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.933333333333" calcext:value-type="float">
            <text:p>356.933333333333</text:p>
          </table:table-cell>
          <table:table-cell office:value-type="float" office:value="300.333333333333" calcext:value-type="float">
            <text:p>300.333333333333</text:p>
          </table:table-cell>
          <table:table-cell office:value-type="float" office:value="295.533333333333" calcext:value-type="float">
            <text:p>295.533333333333</text:p>
          </table:table-cell>
          <table:table-cell table:style-name="ce3" office:value-type="string" calcext:value-type="string">
            <text:p><text:s/>6:40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3.133333333333" calcext:value-type="float">
            <text:p>383.133333333333</text:p>
          </table:table-cell>
          <table:table-cell office:value-type="float" office:value="414.666666666667" calcext:value-type="float">
            <text:p>414.666666666667</text:p>
          </table:table-cell>
          <table:table-cell office:value-type="float" office:value="405.933333333333" calcext:value-type="float">
            <text:p>405.933333333333</text:p>
          </table:table-cell>
          <table:table-cell table:style-name="ce3" office:value-type="string" calcext:value-type="string">
            <text:p><text:s/>6:40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353.8" calcext:value-type="float">
            <text:p>353.8</text:p>
          </table:table-cell>
          <table:table-cell office:value-type="float" office:value="359.933333333333" calcext:value-type="float">
            <text:p>359.933333333333</text:p>
          </table:table-cell>
          <table:table-cell table:style-name="ce3" office:value-type="string" calcext:value-type="string">
            <text:p><text:s/>6:40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4.533333333333" calcext:value-type="float">
            <text:p>374.533333333333</text:p>
          </table:table-cell>
          <table:table-cell office:value-type="float" office:value="424.866666666667" calcext:value-type="float">
            <text:p>424.866666666667</text:p>
          </table:table-cell>
          <table:table-cell office:value-type="float" office:value="404.066666666667" calcext:value-type="float">
            <text:p>404.066666666667</text:p>
          </table:table-cell>
          <table:table-cell table:style-name="ce3" office:value-type="string" calcext:value-type="string">
            <text:p><text:s/>6:41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1.866666666667" calcext:value-type="float">
            <text:p>371.866666666667</text:p>
          </table:table-cell>
          <table:table-cell office:value-type="float" office:value="424.866666666667" calcext:value-type="float">
            <text:p>424.866666666667</text:p>
          </table:table-cell>
          <table:table-cell office:value-type="float" office:value="390.266666666667" calcext:value-type="float">
            <text:p>390.266666666667</text:p>
          </table:table-cell>
          <table:table-cell table:style-name="ce3" office:value-type="string" calcext:value-type="string">
            <text:p><text:s/>6:41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.266666666667" calcext:value-type="float">
            <text:p>373.266666666667</text:p>
          </table:table-cell>
          <table:table-cell office:value-type="float" office:value="367.933333333333" calcext:value-type="float">
            <text:p>367.933333333333</text:p>
          </table:table-cell>
          <table:table-cell office:value-type="float" office:value="364.2" calcext:value-type="float">
            <text:p>364.2</text:p>
          </table:table-cell>
          <table:table-cell table:style-name="ce3" office:value-type="string" calcext:value-type="string">
            <text:p><text:s/>6:41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7.466666666667" calcext:value-type="float">
            <text:p>367.466666666667</text:p>
          </table:table-cell>
          <table:table-cell office:value-type="float" office:value="371.933333333333" calcext:value-type="float">
            <text:p>371.933333333333</text:p>
          </table:table-cell>
          <table:table-cell office:value-type="float" office:value="365.066666666667" calcext:value-type="float">
            <text:p>365.066666666667</text:p>
          </table:table-cell>
          <table:table-cell table:style-name="ce3" office:value-type="string" calcext:value-type="string">
            <text:p><text:s/>6:41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.8" calcext:value-type="float">
            <text:p>232.8</text:p>
          </table:table-cell>
          <table:table-cell office:value-type="float" office:value="226.066666666667" calcext:value-type="float">
            <text:p>226.066666666667</text:p>
          </table:table-cell>
          <table:table-cell office:value-type="float" office:value="181" calcext:value-type="float">
            <text:p>181</text:p>
          </table:table-cell>
          <table:table-cell table:style-name="ce3" office:value-type="string" calcext:value-type="string">
            <text:p><text:s/>6:42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.0666666666667" calcext:value-type="float">
            <text:p>12.0666666666667</text:p>
          </table:table-cell>
          <table:table-cell office:value-type="float" office:value="8.13333333333333" calcext:value-type="float">
            <text:p>8.133333333333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6:42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2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2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3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3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3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43:45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63"/>
          <table:table-cell table:number-columns-repeated="960"/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8:45 PM </text:p>
          </table:table-cell>
          <table:table-cell office:value-type="float" office:value="245" calcext:value-type="float">
            <text:p>245</text:p>
          </table:table-cell>
          <table:table-cell office:value-type="float" office:value="42277.9764444444" calcext:value-type="float">
            <text:p>42277.9764444444</text:p>
          </table:table-cell>
          <table:table-cell office:value-type="float" office:value="205.616089945423" calcext:value-type="float">
            <text:p>205.616089945423</text:p>
          </table:table-cell>
          <table:table-cell office:value-type="float" office:value="3446.065" calcext:value-type="float">
            <text:p>3446.065</text:p>
          </table:table-cell>
          <table:table-cell office:value-type="float" office:value="398098870.695664" calcext:value-type="float">
            <text:p>398098870.695664</text:p>
          </table:table-cell>
          <table:table-cell office:value-type="float" office:value="19952.4151594654" calcext:value-type="float">
            <text:p>19952.4151594654</text:p>
          </table:table-cell>
          <table:table-cell office:value-type="float" office:value="245" calcext:value-type="float">
            <text:p>245</text:p>
          </table:table-cell>
          <table:table-cell office:value-type="float" office:value="40158.2975555555" calcext:value-type="float">
            <text:p>40158.2975555555</text:p>
          </table:table-cell>
          <table:table-cell office:value-type="float" office:value="200.395353128648" calcext:value-type="float">
            <text:p>200.395353128648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9:00 PM </text:p>
          </table:table-cell>
          <table:table-cell table:formula="of:=AVERAGE([.B180:.B203])" office:value-type="float" office:value="403.333333333333" calcext:value-type="float">
            <text:p>403.333333333333</text:p>
          </table:table-cell>
          <table:table-cell table:formula="of:=VARP([.B180:.B203])" office:value-type="float" office:value="7336.77962962964" calcext:value-type="float">
            <text:p>7336.77962962964</text:p>
          </table:table-cell>
          <table:table-cell table:formula="of:=STDEVP([.B180:.B203])" office:value-type="float" office:value="85.6550035294474" calcext:value-type="float">
            <text:p>85.6550035294474</text:p>
          </table:table-cell>
          <table:table-cell table:formula="of:=AVERAGE([.C180:.C203])" office:value-type="float" office:value="403.247222222222" calcext:value-type="float">
            <text:p>403.247222222222</text:p>
          </table:table-cell>
          <table:table-cell table:formula="of:=VARP([.C180:.C203])" office:value-type="float" office:value="6142.61351080246" calcext:value-type="float">
            <text:p>6142.61351080246</text:p>
          </table:table-cell>
          <table:table-cell table:formula="of:=STDEVP([.C180:.C203])" office:value-type="float" office:value="78.3748270224724" calcext:value-type="float">
            <text:p>78.3748270224724</text:p>
          </table:table-cell>
          <table:table-cell table:formula="of:=AVERAGE([.D180:.D203])" office:value-type="float" office:value="402.438888888889" calcext:value-type="float">
            <text:p>402.438888888889</text:p>
          </table:table-cell>
          <table:table-cell table:formula="of:=VARP([.D180:.D203])" office:value-type="float" office:value="4334.34145061728" calcext:value-type="float">
            <text:p>4334.34145061728</text:p>
          </table:table-cell>
          <table:table-cell table:formula="of:=STDEVP([.D180:.D203])" office:value-type="float" office:value="65.8357156155933" calcext:value-type="float">
            <text:p>65.8357156155933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9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9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29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0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0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0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0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13.6" calcext:value-type="float">
            <text:p>13.6</text:p>
          </table:table-cell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<text:s/>7:31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340.733333333333" calcext:value-type="float">
            <text:p>340.733333333333</text:p>
          </table:table-cell>
          <table:table-cell office:value-type="float" office:value="392.4" calcext:value-type="float">
            <text:p>392.4</text:p>
          </table:table-cell>
          <table:table-cell table:style-name="ce3" office:value-type="string" calcext:value-type="string">
            <text:p><text:s/>7:31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8.666666666667" calcext:value-type="float">
            <text:p>398.666666666667</text:p>
          </table:table-cell>
          <table:table-cell office:value-type="float" office:value="396.6" calcext:value-type="float">
            <text:p>396.6</text:p>
          </table:table-cell>
          <table:table-cell office:value-type="float" office:value="321.266666666667" calcext:value-type="float">
            <text:p>321.266666666667</text:p>
          </table:table-cell>
          <table:table-cell table:style-name="ce3" office:value-type="string" calcext:value-type="string">
            <text:p><text:s/>7:31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4.266666666667" calcext:value-type="float">
            <text:p>404.266666666667</text:p>
          </table:table-cell>
          <table:table-cell office:value-type="float" office:value="316.066666666667" calcext:value-type="float">
            <text:p>316.066666666667</text:p>
          </table:table-cell>
          <table:table-cell office:value-type="float" office:value="424" calcext:value-type="float">
            <text:p>424</text:p>
          </table:table-cell>
          <table:table-cell table:style-name="ce3" office:value-type="string" calcext:value-type="string">
            <text:p><text:s/>7:31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6.4" calcext:value-type="float">
            <text:p>406.4</text:p>
          </table:table-cell>
          <table:table-cell office:value-type="float" office:value="362.866666666667" calcext:value-type="float">
            <text:p>362.866666666667</text:p>
          </table:table-cell>
          <table:table-cell office:value-type="float" office:value="324.133333333333" calcext:value-type="float">
            <text:p>324.133333333333</text:p>
          </table:table-cell>
          <table:table-cell table:style-name="ce3" office:value-type="string" calcext:value-type="string">
            <text:p><text:s/>7:32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9.4" calcext:value-type="float">
            <text:p>459.4</text:p>
          </table:table-cell>
          <table:table-cell office:value-type="float" office:value="407.466666666667" calcext:value-type="float">
            <text:p>407.466666666667</text:p>
          </table:table-cell>
          <table:table-cell office:value-type="float" office:value="441.333333333333" calcext:value-type="float">
            <text:p>441.333333333333</text:p>
          </table:table-cell>
          <table:table-cell table:style-name="ce3" office:value-type="string" calcext:value-type="string">
            <text:p><text:s/>7:32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9.133333333333" calcext:value-type="float">
            <text:p>419.133333333333</text:p>
          </table:table-cell>
          <table:table-cell office:value-type="float" office:value="440.4" calcext:value-type="float">
            <text:p>440.4</text:p>
          </table:table-cell>
          <table:table-cell office:value-type="float" office:value="316.4" calcext:value-type="float">
            <text:p>316.4</text:p>
          </table:table-cell>
          <table:table-cell table:style-name="ce3" office:value-type="string" calcext:value-type="string">
            <text:p><text:s/>7:32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9.866666666667" calcext:value-type="float">
            <text:p>459.866666666667</text:p>
          </table:table-cell>
          <table:table-cell office:value-type="float" office:value="409" calcext:value-type="float">
            <text:p>409</text:p>
          </table:table-cell>
          <table:table-cell office:value-type="float" office:value="545.6" calcext:value-type="float">
            <text:p>545.6</text:p>
          </table:table-cell>
          <table:table-cell table:style-name="ce3" office:value-type="string" calcext:value-type="string">
            <text:p><text:s/>7:32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.333333333333" calcext:value-type="float">
            <text:p>320.333333333333</text:p>
          </table:table-cell>
          <table:table-cell office:value-type="float" office:value="407.6" calcext:value-type="float">
            <text:p>407.6</text:p>
          </table:table-cell>
          <table:table-cell office:value-type="float" office:value="320.266666666667" calcext:value-type="float">
            <text:p>320.266666666667</text:p>
          </table:table-cell>
          <table:table-cell table:style-name="ce3" office:value-type="string" calcext:value-type="string">
            <text:p><text:s/>7:33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.6" calcext:value-type="float">
            <text:p>301.6</text:p>
          </table:table-cell>
          <table:table-cell office:value-type="float" office:value="286.933333333333" calcext:value-type="float">
            <text:p>286.933333333333</text:p>
          </table:table-cell>
          <table:table-cell office:value-type="float" office:value="451.8" calcext:value-type="float">
            <text:p>451.8</text:p>
          </table:table-cell>
          <table:table-cell table:style-name="ce3" office:value-type="string" calcext:value-type="string">
            <text:p><text:s/>7:33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7.2" calcext:value-type="float">
            <text:p>417.2</text:p>
          </table:table-cell>
          <table:table-cell office:value-type="float" office:value="336.333333333333" calcext:value-type="float">
            <text:p>336.333333333333</text:p>
          </table:table-cell>
          <table:table-cell office:value-type="float" office:value="420.333333333333" calcext:value-type="float">
            <text:p>420.333333333333</text:p>
          </table:table-cell>
          <table:table-cell table:style-name="ce3" office:value-type="string" calcext:value-type="string">
            <text:p><text:s/>7:33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7.533333333333" calcext:value-type="float">
            <text:p>557.533333333333</text:p>
          </table:table-cell>
          <table:table-cell office:value-type="float" office:value="499.6" calcext:value-type="float">
            <text:p>499.6</text:p>
          </table:table-cell>
          <table:table-cell office:value-type="float" office:value="401" calcext:value-type="float">
            <text:p>401</text:p>
          </table:table-cell>
          <table:table-cell table:style-name="ce3" office:value-type="string" calcext:value-type="string">
            <text:p><text:s/>7:33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2.533333333333" calcext:value-type="float">
            <text:p>352.533333333333</text:p>
          </table:table-cell>
          <table:table-cell office:value-type="float" office:value="309.333333333333" calcext:value-type="float">
            <text:p>309.333333333333</text:p>
          </table:table-cell>
          <table:table-cell office:value-type="float" office:value="334.666666666667" calcext:value-type="float">
            <text:p>334.666666666667</text:p>
          </table:table-cell>
          <table:table-cell table:style-name="ce3" office:value-type="string" calcext:value-type="string">
            <text:p><text:s/>7:34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0.333333333333" calcext:value-type="float">
            <text:p>430.333333333333</text:p>
          </table:table-cell>
          <table:table-cell office:value-type="float" office:value="574.333333333333" calcext:value-type="float">
            <text:p>574.333333333333</text:p>
          </table:table-cell>
          <table:table-cell office:value-type="float" office:value="422.6" calcext:value-type="float">
            <text:p>422.6</text:p>
          </table:table-cell>
          <table:table-cell table:style-name="ce3" office:value-type="string" calcext:value-type="string">
            <text:p><text:s/>7:34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.4" calcext:value-type="float">
            <text:p>466.4</text:p>
          </table:table-cell>
          <table:table-cell office:value-type="float" office:value="340.533333333333" calcext:value-type="float">
            <text:p>340.533333333333</text:p>
          </table:table-cell>
          <table:table-cell office:value-type="float" office:value="349.333333333333" calcext:value-type="float">
            <text:p>349.333333333333</text:p>
          </table:table-cell>
          <table:table-cell table:style-name="ce3" office:value-type="string" calcext:value-type="string">
            <text:p><text:s/>7:34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.8" calcext:value-type="float">
            <text:p>251.8</text:p>
          </table:table-cell>
          <table:table-cell office:value-type="float" office:value="314.666666666667" calcext:value-type="float">
            <text:p>314.666666666667</text:p>
          </table:table-cell>
          <table:table-cell office:value-type="float" office:value="405.4" calcext:value-type="float">
            <text:p>405.4</text:p>
          </table:table-cell>
          <table:table-cell table:style-name="ce3" office:value-type="string" calcext:value-type="string">
            <text:p><text:s/>7:34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8.533333333333" calcext:value-type="float">
            <text:p>258.533333333333</text:p>
          </table:table-cell>
          <table:table-cell office:value-type="float" office:value="348.333333333333" calcext:value-type="float">
            <text:p>348.333333333333</text:p>
          </table:table-cell>
          <table:table-cell office:value-type="float" office:value="310.933333333333" calcext:value-type="float">
            <text:p>310.933333333333</text:p>
          </table:table-cell>
          <table:table-cell table:style-name="ce3" office:value-type="string" calcext:value-type="string">
            <text:p><text:s/>7:35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.8" calcext:value-type="float">
            <text:p>466.8</text:p>
          </table:table-cell>
          <table:table-cell office:value-type="float" office:value="385.8" calcext:value-type="float">
            <text:p>385.8</text:p>
          </table:table-cell>
          <table:table-cell office:value-type="float" office:value="356.733333333333" calcext:value-type="float">
            <text:p>356.733333333333</text:p>
          </table:table-cell>
          <table:table-cell table:style-name="ce3" office:value-type="string" calcext:value-type="string">
            <text:p><text:s/>7:35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8.333333333333" calcext:value-type="float">
            <text:p>258.333333333333</text:p>
          </table:table-cell>
          <table:table-cell office:value-type="float" office:value="341.266666666667" calcext:value-type="float">
            <text:p>341.266666666667</text:p>
          </table:table-cell>
          <table:table-cell office:value-type="float" office:value="352.466666666667" calcext:value-type="float">
            <text:p>352.466666666667</text:p>
          </table:table-cell>
          <table:table-cell table:style-name="ce3" office:value-type="string" calcext:value-type="string">
            <text:p><text:s/>7:35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8.6" calcext:value-type="float">
            <text:p>548.6</text:p>
          </table:table-cell>
          <table:table-cell office:value-type="float" office:value="411.4" calcext:value-type="float">
            <text:p>411.4</text:p>
          </table:table-cell>
          <table:table-cell office:value-type="float" office:value="451.333333333333" calcext:value-type="float">
            <text:p>451.333333333333</text:p>
          </table:table-cell>
          <table:table-cell table:style-name="ce3" office:value-type="string" calcext:value-type="string">
            <text:p><text:s/>7:35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4.933333333333" calcext:value-type="float">
            <text:p>314.933333333333</text:p>
          </table:table-cell>
          <table:table-cell office:value-type="float" office:value="521.333333333333" calcext:value-type="float">
            <text:p>521.333333333333</text:p>
          </table:table-cell>
          <table:table-cell office:value-type="float" office:value="391.533333333333" calcext:value-type="float">
            <text:p>391.533333333333</text:p>
          </table:table-cell>
          <table:table-cell table:style-name="ce3" office:value-type="string" calcext:value-type="string">
            <text:p><text:s/>7:36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.266666666667" calcext:value-type="float">
            <text:p>484.266666666667</text:p>
          </table:table-cell>
          <table:table-cell office:value-type="float" office:value="432.133333333333" calcext:value-type="float">
            <text:p>432.133333333333</text:p>
          </table:table-cell>
          <table:table-cell office:value-type="float" office:value="453.666666666667" calcext:value-type="float">
            <text:p>453.666666666667</text:p>
          </table:table-cell>
          <table:table-cell table:style-name="ce3" office:value-type="string" calcext:value-type="string">
            <text:p><text:s/>7:36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3.8" calcext:value-type="float">
            <text:p>473.8</text:p>
          </table:table-cell>
          <table:table-cell office:value-type="float" office:value="476.466666666667" calcext:value-type="float">
            <text:p>476.466666666667</text:p>
          </table:table-cell>
          <table:table-cell office:value-type="float" office:value="461.933333333333" calcext:value-type="float">
            <text:p>461.933333333333</text:p>
          </table:table-cell>
          <table:table-cell table:style-name="ce3" office:value-type="string" calcext:value-type="string">
            <text:p><text:s/>7:36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8.666666666667" calcext:value-type="float">
            <text:p>488.666666666667</text:p>
          </table:table-cell>
          <table:table-cell office:value-type="float" office:value="455.8" calcext:value-type="float">
            <text:p>455.8</text:p>
          </table:table-cell>
          <table:table-cell office:value-type="float" office:value="477.866666666667" calcext:value-type="float">
            <text:p>477.866666666667</text:p>
          </table:table-cell>
          <table:table-cell table:style-name="ce3" office:value-type="string" calcext:value-type="string">
            <text:p><text:s/>7:36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2.6" calcext:value-type="float">
            <text:p>402.6</text:p>
          </table:table-cell>
          <table:table-cell office:value-type="float" office:value="562.933333333333" calcext:value-type="float">
            <text:p>562.933333333333</text:p>
          </table:table-cell>
          <table:table-cell office:value-type="float" office:value="531.533333333333" calcext:value-type="float">
            <text:p>531.533333333333</text:p>
          </table:table-cell>
          <table:table-cell table:style-name="ce3" office:value-type="string" calcext:value-type="string">
            <text:p><text:s/>7:37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.8" calcext:value-type="float">
            <text:p>107.8</text:p>
          </table:table-cell>
          <table:table-cell office:value-type="float" office:value="108.466666666667" calcext:value-type="float">
            <text:p>108.466666666667</text:p>
          </table:table-cell>
          <table:table-cell office:value-type="float" office:value="14.4666666666667" calcext:value-type="float">
            <text:p>14.4666666666667</text:p>
          </table:table-cell>
          <table:table-cell table:style-name="ce3" office:value-type="string" calcext:value-type="string">
            <text:p><text:s/>7:37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7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7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8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8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7:38:30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63"/>
          <table:table-cell table:number-columns-repeated="960"/>
        </table:table-row>
        <table:table-row table:style-name="ro1">
          <table:table-cell office:value-type="float" office:value="480.1" calcext:value-type="float">
            <text:p>48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2:00 PM </text:p>
          </table:table-cell>
          <table:table-cell office:value-type="float" office:value="280" calcext:value-type="float">
            <text:p>280</text:p>
          </table:table-cell>
          <table:table-cell office:value-type="float" office:value="41043.3791111111" calcext:value-type="float">
            <text:p>41043.3791111111</text:p>
          </table:table-cell>
          <table:table-cell office:value-type="float" office:value="202.591656074753" calcext:value-type="float">
            <text:p>202.591656074753</text:p>
          </table:table-cell>
          <table:table-cell office:value-type="float" office:value="280" calcext:value-type="float">
            <text:p>280</text:p>
          </table:table-cell>
          <table:table-cell office:value-type="float" office:value="40116.644" calcext:value-type="float">
            <text:p>40116.644</text:p>
          </table:table-cell>
          <table:table-cell office:value-type="float" office:value="200.291397718424" calcext:value-type="float">
            <text:p>200.291397718424</text:p>
          </table:table-cell>
          <table:table-cell office:value-type="float" office:value="280" calcext:value-type="float">
            <text:p>280</text:p>
          </table:table-cell>
          <table:table-cell office:value-type="float" office:value="38269.1964444444" calcext:value-type="float">
            <text:p>38269.1964444444</text:p>
          </table:table-cell>
          <table:table-cell office:value-type="float" office:value="195.625142669455" calcext:value-type="float">
            <text:p>195.625142669455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2:15 PM </text:p>
          </table:table-cell>
          <table:table-cell table:formula="of:=AVERAGE([.B219:.B246])" office:value-type="float" office:value="397.245238095238" calcext:value-type="float">
            <text:p>397.245238095238</text:p>
          </table:table-cell>
          <table:table-cell table:formula="of:=VARP([.B219:.B246])" office:value-type="float" office:value="12709.1768424036" calcext:value-type="float">
            <text:p>12709.1768424036</text:p>
          </table:table-cell>
          <table:table-cell table:formula="of:=STDEVP([.B219:.B246])" office:value-type="float" office:value="112.734984997576" calcext:value-type="float">
            <text:p>112.734984997576</text:p>
          </table:table-cell>
          <table:table-cell table:formula="of:=AVERAGE([.C219:.C246])" office:value-type="float" office:value="397.938095238095" calcext:value-type="float">
            <text:p>397.938095238095</text:p>
          </table:table-cell>
          <table:table-cell table:formula="of:=VARP([.C219:.C246])" office:value-type="float" office:value="10838.9764852608" calcext:value-type="float">
            <text:p>10838.9764852608</text:p>
          </table:table-cell>
          <table:table-cell table:formula="of:=STDEVP([.C219:.C246])" office:value-type="float" office:value="104.11040526893" calcext:value-type="float">
            <text:p>104.11040526893</text:p>
          </table:table-cell>
          <table:table-cell table:formula="of:=AVERAGE([.D219:.D246])" office:value-type="float" office:value="396.380952380952" calcext:value-type="float">
            <text:p>396.380952380952</text:p>
          </table:table-cell>
          <table:table-cell table:formula="of:=VARP([.D219:.D246])" office:value-type="float" office:value="9185.69106575964" calcext:value-type="float">
            <text:p>9185.69106575964</text:p>
          </table:table-cell>
          <table:table-cell table:formula="of:=STDEVP([.D219:.D246])" office:value-type="float" office:value="95.8420109647102" calcext:value-type="float">
            <text:p>95.8420109647102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2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2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3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23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.6666666666667" calcext:value-type="float">
            <text:p>52.6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01.333333333333" calcext:value-type="float">
            <text:p>101.333333333333</text:p>
          </table:table-cell>
          <table:table-cell table:style-name="ce3" office:value-type="string" calcext:value-type="string">
            <text:p><text:s/>6:23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8.266666666667" calcext:value-type="float">
            <text:p>388.266666666667</text:p>
          </table:table-cell>
          <table:table-cell office:value-type="float" office:value="313.533333333333" calcext:value-type="float">
            <text:p>313.533333333333</text:p>
          </table:table-cell>
          <table:table-cell office:value-type="float" office:value="414.933333333333" calcext:value-type="float">
            <text:p>414.933333333333</text:p>
          </table:table-cell>
          <table:table-cell table:style-name="ce3" office:value-type="string" calcext:value-type="string">
            <text:p><text:s/>6:23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3.533333333333" calcext:value-type="float">
            <text:p>433.533333333333</text:p>
          </table:table-cell>
          <table:table-cell office:value-type="float" office:value="448.6" calcext:value-type="float">
            <text:p>448.6</text:p>
          </table:table-cell>
          <table:table-cell office:value-type="float" office:value="359.733333333333" calcext:value-type="float">
            <text:p>359.733333333333</text:p>
          </table:table-cell>
          <table:table-cell table:style-name="ce3" office:value-type="string" calcext:value-type="string">
            <text:p><text:s/>6:24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7.866666666667" calcext:value-type="float">
            <text:p>457.866666666667</text:p>
          </table:table-cell>
          <table:table-cell office:value-type="float" office:value="304.8" calcext:value-type="float">
            <text:p>304.8</text:p>
          </table:table-cell>
          <table:table-cell office:value-type="float" office:value="436.333333333333" calcext:value-type="float">
            <text:p>436.333333333333</text:p>
          </table:table-cell>
          <table:table-cell table:style-name="ce3" office:value-type="string" calcext:value-type="string">
            <text:p><text:s/>6:24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.266666666667" calcext:value-type="float">
            <text:p>173.266666666667</text:p>
          </table:table-cell>
          <table:table-cell office:value-type="float" office:value="224.133333333333" calcext:value-type="float">
            <text:p>224.133333333333</text:p>
          </table:table-cell>
          <table:table-cell office:value-type="float" office:value="160.133333333333" calcext:value-type="float">
            <text:p>160.133333333333</text:p>
          </table:table-cell>
          <table:table-cell table:style-name="ce3" office:value-type="string" calcext:value-type="string">
            <text:p><text:s/>6:24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0.8" calcext:value-type="float">
            <text:p>450.8</text:p>
          </table:table-cell>
          <table:table-cell office:value-type="float" office:value="381.066666666667" calcext:value-type="float">
            <text:p>381.066666666667</text:p>
          </table:table-cell>
          <table:table-cell office:value-type="float" office:value="483.2" calcext:value-type="float">
            <text:p>483.2</text:p>
          </table:table-cell>
          <table:table-cell table:style-name="ce3" office:value-type="string" calcext:value-type="string">
            <text:p><text:s/>6:24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6.666666666667" calcext:value-type="float">
            <text:p>416.666666666667</text:p>
          </table:table-cell>
          <table:table-cell office:value-type="float" office:value="302.533333333333" calcext:value-type="float">
            <text:p>302.533333333333</text:p>
          </table:table-cell>
          <table:table-cell office:value-type="float" office:value="298" calcext:value-type="float">
            <text:p>298</text:p>
          </table:table-cell>
          <table:table-cell table:style-name="ce3" office:value-type="string" calcext:value-type="string">
            <text:p><text:s/>6:25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6.266666666667" calcext:value-type="float">
            <text:p>386.266666666667</text:p>
          </table:table-cell>
          <table:table-cell office:value-type="float" office:value="503.933333333333" calcext:value-type="float">
            <text:p>503.933333333333</text:p>
          </table:table-cell>
          <table:table-cell office:value-type="float" office:value="330.4" calcext:value-type="float">
            <text:p>330.4</text:p>
          </table:table-cell>
          <table:table-cell table:style-name="ce3" office:value-type="string" calcext:value-type="string">
            <text:p><text:s/>6:25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.466666666667" calcext:value-type="float">
            <text:p>217.466666666667</text:p>
          </table:table-cell>
          <table:table-cell office:value-type="float" office:value="110.2" calcext:value-type="float">
            <text:p>110.2</text:p>
          </table:table-cell>
          <table:table-cell office:value-type="float" office:value="278.066666666667" calcext:value-type="float">
            <text:p>278.066666666667</text:p>
          </table:table-cell>
          <table:table-cell table:style-name="ce3" office:value-type="string" calcext:value-type="string">
            <text:p><text:s/>6:25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.2" calcext:value-type="float">
            <text:p>472.2</text:p>
          </table:table-cell>
          <table:table-cell office:value-type="float" office:value="347.466666666667" calcext:value-type="float">
            <text:p>347.466666666667</text:p>
          </table:table-cell>
          <table:table-cell office:value-type="float" office:value="416" calcext:value-type="float">
            <text:p>416</text:p>
          </table:table-cell>
          <table:table-cell table:style-name="ce3" office:value-type="string" calcext:value-type="string">
            <text:p><text:s/>6:25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5.066666666667" calcext:value-type="float">
            <text:p>455.066666666667</text:p>
          </table:table-cell>
          <table:table-cell office:value-type="float" office:value="476.866666666667" calcext:value-type="float">
            <text:p>476.866666666667</text:p>
          </table:table-cell>
          <table:table-cell office:value-type="float" office:value="421" calcext:value-type="float">
            <text:p>421</text:p>
          </table:table-cell>
          <table:table-cell table:style-name="ce3" office:value-type="string" calcext:value-type="string">
            <text:p><text:s/>6:26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7.066666666667" calcext:value-type="float">
            <text:p>397.066666666667</text:p>
          </table:table-cell>
          <table:table-cell office:value-type="float" office:value="364.133333333333" calcext:value-type="float">
            <text:p>364.133333333333</text:p>
          </table:table-cell>
          <table:table-cell office:value-type="float" office:value="382.666666666667" calcext:value-type="float">
            <text:p>382.666666666667</text:p>
          </table:table-cell>
          <table:table-cell table:style-name="ce3" office:value-type="string" calcext:value-type="string">
            <text:p><text:s/>6:26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0.6" calcext:value-type="float">
            <text:p>310.6</text:p>
          </table:table-cell>
          <table:table-cell office:value-type="float" office:value="412.533333333333" calcext:value-type="float">
            <text:p>412.533333333333</text:p>
          </table:table-cell>
          <table:table-cell office:value-type="float" office:value="438.2" calcext:value-type="float">
            <text:p>438.2</text:p>
          </table:table-cell>
          <table:table-cell table:style-name="ce3" office:value-type="string" calcext:value-type="string">
            <text:p><text:s/>6:26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0.2" calcext:value-type="float">
            <text:p>520.2</text:p>
          </table:table-cell>
          <table:table-cell office:value-type="float" office:value="375.733333333333" calcext:value-type="float">
            <text:p>375.733333333333</text:p>
          </table:table-cell>
          <table:table-cell office:value-type="float" office:value="388.2" calcext:value-type="float">
            <text:p>388.2</text:p>
          </table:table-cell>
          <table:table-cell table:style-name="ce3" office:value-type="string" calcext:value-type="string">
            <text:p><text:s/>6:26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.466666666667" calcext:value-type="float">
            <text:p>164.466666666667</text:p>
          </table:table-cell>
          <table:table-cell office:value-type="float" office:value="342.2" calcext:value-type="float">
            <text:p>342.2</text:p>
          </table:table-cell>
          <table:table-cell office:value-type="float" office:value="185.333333333333" calcext:value-type="float">
            <text:p>185.333333333333</text:p>
          </table:table-cell>
          <table:table-cell table:style-name="ce3" office:value-type="string" calcext:value-type="string">
            <text:p><text:s/>6:27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0.133333333333" calcext:value-type="float">
            <text:p>340.133333333333</text:p>
          </table:table-cell>
          <table:table-cell office:value-type="float" office:value="258.266666666667" calcext:value-type="float">
            <text:p>258.266666666667</text:p>
          </table:table-cell>
          <table:table-cell office:value-type="float" office:value="463" calcext:value-type="float">
            <text:p>463</text:p>
          </table:table-cell>
          <table:table-cell table:style-name="ce3" office:value-type="string" calcext:value-type="string">
            <text:p><text:s/>6:27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4.333333333333" calcext:value-type="float">
            <text:p>294.333333333333</text:p>
          </table:table-cell>
          <table:table-cell office:value-type="float" office:value="473.733333333333" calcext:value-type="float">
            <text:p>473.733333333333</text:p>
          </table:table-cell>
          <table:table-cell office:value-type="float" office:value="281.133333333333" calcext:value-type="float">
            <text:p>281.133333333333</text:p>
          </table:table-cell>
          <table:table-cell table:style-name="ce3" office:value-type="string" calcext:value-type="string">
            <text:p><text:s/>6:27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7.066666666667" calcext:value-type="float">
            <text:p>437.066666666667</text:p>
          </table:table-cell>
          <table:table-cell office:value-type="float" office:value="336.066666666667" calcext:value-type="float">
            <text:p>336.066666666667</text:p>
          </table:table-cell>
          <table:table-cell office:value-type="float" office:value="435.8" calcext:value-type="float">
            <text:p>435.8</text:p>
          </table:table-cell>
          <table:table-cell table:style-name="ce3" office:value-type="string" calcext:value-type="string">
            <text:p><text:s/>6:27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404.933333333333" calcext:value-type="float">
            <text:p>404.933333333333</text:p>
          </table:table-cell>
          <table:table-cell office:value-type="float" office:value="278.733333333333" calcext:value-type="float">
            <text:p>278.733333333333</text:p>
          </table:table-cell>
          <table:table-cell table:style-name="ce3" office:value-type="string" calcext:value-type="string">
            <text:p><text:s/>6:28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439.133333333333" calcext:value-type="float">
            <text:p>439.133333333333</text:p>
          </table:table-cell>
          <table:table-cell office:value-type="float" office:value="464.733333333333" calcext:value-type="float">
            <text:p>464.733333333333</text:p>
          </table:table-cell>
          <table:table-cell table:style-name="ce3" office:value-type="string" calcext:value-type="string">
            <text:p><text:s/>6:28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465.933333333333" calcext:value-type="float">
            <text:p>465.933333333333</text:p>
          </table:table-cell>
          <table:table-cell office:value-type="float" office:value="396.8" calcext:value-type="float">
            <text:p>396.8</text:p>
          </table:table-cell>
          <table:table-cell table:style-name="ce3" office:value-type="string" calcext:value-type="string">
            <text:p><text:s/>6:28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7.666666666667" calcext:value-type="float">
            <text:p>427.666666666667</text:p>
          </table:table-cell>
          <table:table-cell office:value-type="float" office:value="347.2" calcext:value-type="float">
            <text:p>347.2</text:p>
          </table:table-cell>
          <table:table-cell office:value-type="float" office:value="564.533333333333" calcext:value-type="float">
            <text:p>564.533333333333</text:p>
          </table:table-cell>
          <table:table-cell table:style-name="ce3" office:value-type="string" calcext:value-type="string">
            <text:p><text:s/>6:28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9.6" calcext:value-type="float">
            <text:p>699.6</text:p>
          </table:table-cell>
          <table:table-cell office:value-type="float" office:value="417.733333333333" calcext:value-type="float">
            <text:p>417.733333333333</text:p>
          </table:table-cell>
          <table:table-cell office:value-type="float" office:value="479" calcext:value-type="float">
            <text:p>479</text:p>
          </table:table-cell>
          <table:table-cell table:style-name="ce3" office:value-type="string" calcext:value-type="string">
            <text:p><text:s/>6:29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6.2" calcext:value-type="float">
            <text:p>336.2</text:p>
          </table:table-cell>
          <table:table-cell office:value-type="float" office:value="496.4" calcext:value-type="float">
            <text:p>496.4</text:p>
          </table:table-cell>
          <table:table-cell office:value-type="float" office:value="343.333333333333" calcext:value-type="float">
            <text:p>343.333333333333</text:p>
          </table:table-cell>
          <table:table-cell table:style-name="ce3" office:value-type="string" calcext:value-type="string">
            <text:p><text:s/>6:29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3.2" calcext:value-type="float">
            <text:p>523.2</text:p>
          </table:table-cell>
          <table:table-cell office:value-type="float" office:value="521.066666666667" calcext:value-type="float">
            <text:p>521.066666666667</text:p>
          </table:table-cell>
          <table:table-cell office:value-type="float" office:value="490.533333333333" calcext:value-type="float">
            <text:p>490.533333333333</text:p>
          </table:table-cell>
          <table:table-cell table:style-name="ce3" office:value-type="string" calcext:value-type="string">
            <text:p><text:s/>6:29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3.6" calcext:value-type="float">
            <text:p>453.6</text:p>
          </table:table-cell>
          <table:table-cell office:value-type="float" office:value="491.533333333333" calcext:value-type="float">
            <text:p>491.533333333333</text:p>
          </table:table-cell>
          <table:table-cell office:value-type="float" office:value="432.933333333333" calcext:value-type="float">
            <text:p>432.933333333333</text:p>
          </table:table-cell>
          <table:table-cell table:style-name="ce3" office:value-type="string" calcext:value-type="string">
            <text:p><text:s/>6:29:4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3.333333333333" calcext:value-type="float">
            <text:p>493.333333333333</text:p>
          </table:table-cell>
          <table:table-cell office:value-type="float" office:value="468.133333333333" calcext:value-type="float">
            <text:p>468.133333333333</text:p>
          </table:table-cell>
          <table:table-cell office:value-type="float" office:value="469" calcext:value-type="float">
            <text:p>469</text:p>
          </table:table-cell>
          <table:table-cell table:style-name="ce3" office:value-type="string" calcext:value-type="string">
            <text:p><text:s/>6:30:0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1.133333333333" calcext:value-type="float">
            <text:p>471.133333333333</text:p>
          </table:table-cell>
          <table:table-cell office:value-type="float" office:value="486.2" calcext:value-type="float">
            <text:p>486.2</text:p>
          </table:table-cell>
          <table:table-cell office:value-type="float" office:value="524.533333333333" calcext:value-type="float">
            <text:p>524.533333333333</text:p>
          </table:table-cell>
          <table:table-cell table:style-name="ce3" office:value-type="string" calcext:value-type="string">
            <text:p><text:s/>6:30:15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2.466666666667" calcext:value-type="float">
            <text:p>372.466666666667</text:p>
          </table:table-cell>
          <table:table-cell office:value-type="float" office:value="628.2" calcext:value-type="float">
            <text:p>628.2</text:p>
          </table:table-cell>
          <table:table-cell office:value-type="float" office:value="482.4" calcext:value-type="float">
            <text:p>482.4</text:p>
          </table:table-cell>
          <table:table-cell table:style-name="ce3" office:value-type="string" calcext:value-type="string">
            <text:p><text:s/>6:30:30 PM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666666666667" calcext:value-type="float">
            <text:p>24.4666666666667</text:p>
          </table:table-cell>
          <table:table-cell office:value-type="float" office:value="56.9333333333333" calcext:value-type="float">
            <text:p>56.93333333333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6:30:4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1:0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1:15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1:30 PM 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s/>6:31:45 PM 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Bad" table:number-columns-repeated="1023"/>
        </table:table-row>
        <table:table-row table:style-name="ro1">
          <table:table-cell table:style-name="Default"/>
          <table:table-cell table:style-name="ce11" office:value-type="string" calcext:value-type="string">
            <text:p>Experiment:</text:p>
          </table:table-cell>
          <table:table-cell office:value-type="float" office:value="120.1" calcext:value-type="float">
            <text:p>120.1</text:p>
          </table:table-cell>
          <table:table-cell office:value-type="float" office:value="240.1" calcext:value-type="float">
            <text:p>240.1</text:p>
          </table:table-cell>
          <table:table-cell office:value-type="float" office:value="300.1" calcext:value-type="float">
            <text:p>300.1</text:p>
          </table:table-cell>
          <table:table-cell office:value-type="float" office:value="360.1" calcext:value-type="float">
            <text:p>360.1</text:p>
          </table:table-cell>
          <table:table-cell office:value-type="float" office:value="420.1" calcext:value-type="float">
            <text:p>420.1</text:p>
          </table:table-cell>
          <table:table-cell office:value-type="float" office:value="480.1" calcext:value-type="float">
            <text:p>480.1</text:p>
          </table:table-cell>
          <table:table-cell/>
          <table:table-cell table:style-name="ce11" office:value-type="string" calcext:value-type="string">
            <text:p>Experiment:</text:p>
          </table:table-cell>
          <table:table-cell office:value-type="float" office:value="120.1" calcext:value-type="float">
            <text:p>120.1</text:p>
          </table:table-cell>
          <table:table-cell office:value-type="float" office:value="240.1" calcext:value-type="float">
            <text:p>240.1</text:p>
          </table:table-cell>
          <table:table-cell office:value-type="float" office:value="300.1" calcext:value-type="float">
            <text:p>300.1</text:p>
          </table:table-cell>
          <table:table-cell office:value-type="float" office:value="360.1" calcext:value-type="float">
            <text:p>360.1</text:p>
          </table:table-cell>
          <table:table-cell office:value-type="float" office:value="420.1" calcext:value-type="float">
            <text:p>420.1</text:p>
          </table:table-cell>
          <table:table-cell office:value-type="float" office:value="480.1" calcext:value-type="float">
            <text:p>480.1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Input_Avg</text:p>
          </table:table-cell>
          <table:table-cell table:formula="of:=[.F3]" office:value-type="float" office:value="123.69696969697" calcext:value-type="float">
            <text:p>123.69696969697</text:p>
          </table:table-cell>
          <table:table-cell table:formula="of:=[.F45]" office:value-type="float" office:value="246.472727272727" calcext:value-type="float">
            <text:p>246.472727272727</text:p>
          </table:table-cell>
          <table:table-cell table:formula="of:=[.F87]" office:value-type="float" office:value="308.030303030303" calcext:value-type="float">
            <text:p>308.030303030303</text:p>
          </table:table-cell>
          <table:table-cell table:formula="of:=[.F129]" office:value-type="float" office:value="367.093939393939" calcext:value-type="float">
            <text:p>367.093939393939</text:p>
          </table:table-cell>
          <table:table-cell table:formula="of:=[.F171]" office:value-type="float" office:value="403.333333333333" calcext:value-type="float">
            <text:p>403.333333333333</text:p>
          </table:table-cell>
          <table:table-cell table:formula="of:=[.F213]" office:value-type="float" office:value="397.245238095238" calcext:value-type="float">
            <text:p>397.245238095238</text:p>
          </table:table-cell>
          <table:table-cell/>
          <table:table-cell office:value-type="string" calcext:value-type="string">
            <text:p>Input stddev as percentage of the avg value</text:p>
          </table:table-cell>
          <table:table-cell table:formula="of:=[.C256]/[.C254]*100" office:value-type="float" office:value="0.502891465410546" calcext:value-type="float">
            <text:p>0.502891465410546</text:p>
          </table:table-cell>
          <table:table-cell table:formula="of:=[.D256]/[.D254]*100" office:value-type="float" office:value="1.14174877993086" calcext:value-type="float">
            <text:p>1.14174877993086</text:p>
          </table:table-cell>
          <table:table-cell table:formula="of:=[.E256]/[.E254]*100" office:value-type="float" office:value="2.987565391725" calcext:value-type="float">
            <text:p>2.987565391725</text:p>
          </table:table-cell>
          <table:table-cell table:formula="of:=[.F256]/[.F254]*100" office:value-type="float" office:value="10.762392266357" calcext:value-type="float">
            <text:p>10.762392266357</text:p>
          </table:table-cell>
          <table:table-cell table:formula="of:=[.G256]/[.G254]*100" office:value-type="float" office:value="21.2367777345737" calcext:value-type="float">
            <text:p>21.2367777345737</text:p>
          </table:table-cell>
          <table:table-cell table:formula="of:=[.H256]/[.H254]*100" office:value-type="float" office:value="28.3791910352737" calcext:value-type="float">
            <text:p>28.379191035273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Input_Var</text:p>
          </table:table-cell>
          <table:table-cell table:formula="of:=[.G3]" office:value-type="float" office:value="0.386960514233137" calcext:value-type="float">
            <text:p>0.386960514233137</text:p>
          </table:table-cell>
          <table:table-cell table:formula="of:=[.G45]" office:value-type="float" office:value="7.91915518824628" calcext:value-type="float">
            <text:p>7.91915518824628</text:p>
          </table:table-cell>
          <table:table-cell table:formula="of:=[.G87]" office:value-type="float" office:value="84.6879706152434" calcext:value-type="float">
            <text:p>84.6879706152434</text:p>
          </table:table-cell>
          <table:table-cell table:formula="of:=[.G129]" office:value-type="float" office:value="1560.88915518824" calcext:value-type="float">
            <text:p>1560.88915518824</text:p>
          </table:table-cell>
          <table:table-cell table:formula="of:=[.G171]" office:value-type="float" office:value="7336.77962962964" calcext:value-type="float">
            <text:p>7336.77962962964</text:p>
          </table:table-cell>
          <table:table-cell table:formula="of:=[.G213]" office:value-type="float" office:value="12709.1768424036" calcext:value-type="float">
            <text:p>12709.1768424036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put_StdDev</text:p>
          </table:table-cell>
          <table:table-cell table:formula="of:=[.H3]" office:value-type="float" office:value="0.62206150357753" calcext:value-type="float">
            <text:p>0.62206150357753</text:p>
          </table:table-cell>
          <table:table-cell table:formula="of:=[.H45]" office:value-type="float" office:value="2.81409935649868" calcext:value-type="float">
            <text:p>2.81409935649868</text:p>
          </table:table-cell>
          <table:table-cell table:formula="of:=[.H87]" office:value-type="float" office:value="9.20260672935899" calcext:value-type="float">
            <text:p>9.20260672935899</text:p>
          </table:table-cell>
          <table:table-cell table:formula="of:=[.H129]" office:value-type="float" office:value="39.5080897435986" calcext:value-type="float">
            <text:p>39.5080897435986</text:p>
          </table:table-cell>
          <table:table-cell table:formula="of:=[.H171]" office:value-type="float" office:value="85.6550035294474" calcext:value-type="float">
            <text:p>85.6550035294474</text:p>
          </table:table-cell>
          <table:table-cell table:formula="of:=[.H213]" office:value-type="float" office:value="112.734984997576" calcext:value-type="float">
            <text:p>112.734984997576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Consuming_Avg</text:p>
          </table:table-cell>
          <table:table-cell table:formula="of:=[.I3]" office:value-type="float" office:value="123.730303030303" calcext:value-type="float">
            <text:p>123.730303030303</text:p>
          </table:table-cell>
          <table:table-cell table:formula="of:=[.I45]" office:value-type="float" office:value="246.166666666667" calcext:value-type="float">
            <text:p>246.166666666667</text:p>
          </table:table-cell>
          <table:table-cell table:formula="of:=[.I87]" office:value-type="float" office:value="307.581818181818" calcext:value-type="float">
            <text:p>307.581818181818</text:p>
          </table:table-cell>
          <table:table-cell table:formula="of:=[.I129]" office:value-type="float" office:value="363.648484848485" calcext:value-type="float">
            <text:p>363.648484848485</text:p>
          </table:table-cell>
          <table:table-cell table:formula="of:=[.I171]" office:value-type="float" office:value="403.247222222222" calcext:value-type="float">
            <text:p>403.247222222222</text:p>
          </table:table-cell>
          <table:table-cell table:formula="of:=[.I213]" office:value-type="float" office:value="397.938095238095" calcext:value-type="float">
            <text:p>397.938095238095</text:p>
          </table:table-cell>
          <table:table-cell/>
          <table:table-cell office:value-type="string" calcext:value-type="string">
            <text:p>Consuming stddev as percentage of the avg value</text:p>
          </table:table-cell>
          <table:table-cell table:formula="of:=[.C259]/[.C257]*100" office:value-type="float" office:value="0.677362002284056" calcext:value-type="float">
            <text:p>0.677362002284056</text:p>
          </table:table-cell>
          <table:table-cell table:formula="of:=[.D259]/[.D257]*100" office:value-type="float" office:value="1.04028526651184" calcext:value-type="float">
            <text:p>1.04028526651184</text:p>
          </table:table-cell>
          <table:table-cell table:formula="of:=[.E259]/[.E257]*100" office:value-type="float" office:value="5.40799409580092" calcext:value-type="float">
            <text:p>5.40799409580092</text:p>
          </table:table-cell>
          <table:table-cell table:formula="of:=[.F259]/[.F257]*100" office:value-type="float" office:value="19.7748458889109" calcext:value-type="float">
            <text:p>19.7748458889109</text:p>
          </table:table-cell>
          <table:table-cell table:formula="of:=[.G259]/[.G257]*100" office:value-type="float" office:value="19.4359248380095" calcext:value-type="float">
            <text:p>19.4359248380095</text:p>
          </table:table-cell>
          <table:table-cell table:formula="of:=[.H259]/[.H257]*100" office:value-type="float" office:value="26.1624625826884" calcext:value-type="float">
            <text:p>26.162462582688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Consuming_Var</text:p>
          </table:table-cell>
          <table:table-cell table:formula="of:=[.J3]" office:value-type="float" office:value="0.702415059687851" calcext:value-type="float">
            <text:p>0.702415059687851</text:p>
          </table:table-cell>
          <table:table-cell table:formula="of:=[.J45]" office:value-type="float" office:value="6.55787878787869" calcext:value-type="float">
            <text:p>6.55787878787869</text:p>
          </table:table-cell>
          <table:table-cell table:formula="of:=[.J87]" office:value-type="float" office:value="276.690174471992" calcext:value-type="float">
            <text:p>276.690174471992</text:p>
          </table:table-cell>
          <table:table-cell table:formula="of:=[.J129]" office:value-type="float" office:value="5171.18148760331" calcext:value-type="float">
            <text:p>5171.18148760331</text:p>
          </table:table-cell>
          <table:table-cell table:formula="of:=[.J171]" office:value-type="float" office:value="6142.61351080246" calcext:value-type="float">
            <text:p>6142.61351080246</text:p>
          </table:table-cell>
          <table:table-cell table:formula="of:=[.J213]" office:value-type="float" office:value="10838.9764852608" calcext:value-type="float">
            <text:p>10838.9764852608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Consuming_StdDev</text:p>
          </table:table-cell>
          <table:table-cell table:formula="of:=[.K3]" office:value-type="float" office:value="0.838102058038191" calcext:value-type="float">
            <text:p>0.838102058038191</text:p>
          </table:table-cell>
          <table:table-cell table:formula="of:=[.K45]" office:value-type="float" office:value="2.56083556439665" calcext:value-type="float">
            <text:p>2.56083556439665</text:p>
          </table:table-cell>
          <table:table-cell table:formula="of:=[.K87]" office:value-type="float" office:value="16.6340065670299" calcext:value-type="float">
            <text:p>16.6340065670299</text:p>
          </table:table-cell>
          <table:table-cell table:formula="of:=[.K129]" office:value-type="float" office:value="71.9109274561475" calcext:value-type="float">
            <text:p>71.9109274561475</text:p>
          </table:table-cell>
          <table:table-cell table:formula="of:=[.K171]" office:value-type="float" office:value="78.3748270224724" calcext:value-type="float">
            <text:p>78.3748270224724</text:p>
          </table:table-cell>
          <table:table-cell table:formula="of:=[.K213]" office:value-type="float" office:value="104.11040526893" calcext:value-type="float">
            <text:p>104.1104052689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B_Avg</text:p>
          </table:table-cell>
          <table:table-cell table:formula="of:=[.L3]" office:value-type="float" office:value="123.654545454546" calcext:value-type="float">
            <text:p>123.654545454546</text:p>
          </table:table-cell>
          <table:table-cell table:formula="of:=[.L45]" office:value-type="float" office:value="245.781818181818" calcext:value-type="float">
            <text:p>245.781818181818</text:p>
          </table:table-cell>
          <table:table-cell table:formula="of:=[.L87]" office:value-type="float" office:value="305.672727272727" calcext:value-type="float">
            <text:p>305.672727272727</text:p>
          </table:table-cell>
          <table:table-cell table:formula="of:=[.L129]" office:value-type="float" office:value="363.136363636364" calcext:value-type="float">
            <text:p>363.136363636364</text:p>
          </table:table-cell>
          <table:table-cell table:formula="of:=[.L171]" office:value-type="float" office:value="402.438888888889" calcext:value-type="float">
            <text:p>402.438888888889</text:p>
          </table:table-cell>
          <table:table-cell table:formula="of:=[.L213]" office:value-type="float" office:value="396.380952380952" calcext:value-type="float">
            <text:p>396.380952380952</text:p>
          </table:table-cell>
          <table:table-cell/>
          <table:table-cell office:value-type="string" calcext:value-type="string">
            <text:p>DB stddev as percentage of the avg value</text:p>
          </table:table-cell>
          <table:table-cell table:formula="of:=[.C262]/[.C260]*100" office:value-type="float" office:value="0.61955628761795" calcext:value-type="float">
            <text:p>0.61955628761795</text:p>
          </table:table-cell>
          <table:table-cell table:formula="of:=[.D262]/[.D260]*100" office:value-type="float" office:value="1.34201724677905" calcext:value-type="float">
            <text:p>1.34201724677905</text:p>
          </table:table-cell>
          <table:table-cell table:formula="of:=[.E262]/[.E260]*100" office:value-type="float" office:value="2.36299282307209" calcext:value-type="float">
            <text:p>2.36299282307209</text:p>
          </table:table-cell>
          <table:table-cell table:formula="of:=[.F262]/[.F260]*100" office:value-type="float" office:value="7.93982134879849" calcext:value-type="float">
            <text:p>7.93982134879849</text:p>
          </table:table-cell>
          <table:table-cell table:formula="of:=[.G262]/[.G260]*100" office:value-type="float" office:value="16.3591833277748" calcext:value-type="float">
            <text:p>16.3591833277748</text:p>
          </table:table-cell>
          <table:table-cell table:formula="of:=[.H262]/[.H260]*100" office:value-type="float" office:value="24.1792675427549" calcext:value-type="float">
            <text:p>24.17926754275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B_Var</text:p>
          </table:table-cell>
          <table:table-cell table:formula="of:=[.M3]" office:value-type="float" office:value="0.58692378328752" calcext:value-type="float">
            <text:p>0.58692378328752</text:p>
          </table:table-cell>
          <table:table-cell table:formula="of:=[.M45]" office:value-type="float" office:value="10.8796694214874" calcext:value-type="float">
            <text:p>10.8796694214874</text:p>
          </table:table-cell>
          <table:table-cell table:formula="of:=[.M87]" office:value-type="float" office:value="52.1720844811755" calcext:value-type="float">
            <text:p>52.1720844811755</text:p>
          </table:table-cell>
          <table:table-cell table:formula="of:=[.M129]" office:value-type="float" office:value="831.306051423326" calcext:value-type="float">
            <text:p>831.306051423326</text:p>
          </table:table-cell>
          <table:table-cell table:formula="of:=[.M171]" office:value-type="float" office:value="4334.34145061728" calcext:value-type="float">
            <text:p>4334.34145061728</text:p>
          </table:table-cell>
          <table:table-cell table:formula="of:=[.M213]" office:value-type="float" office:value="9185.69106575964" calcext:value-type="float">
            <text:p>9185.691065759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B_StdDev</text:p>
          </table:table-cell>
          <table:table-cell table:formula="of:=[.N3]" office:value-type="float" office:value="0.766109511289033" calcext:value-type="float">
            <text:p>0.766109511289033</text:p>
          </table:table-cell>
          <table:table-cell table:formula="of:=[.N45]" office:value-type="float" office:value="3.29843438944713" calcext:value-type="float">
            <text:p>3.29843438944713</text:p>
          </table:table-cell>
          <table:table-cell table:formula="of:=[.N87]" office:value-type="float" office:value="7.22302460754326" calcext:value-type="float">
            <text:p>7.22302460754326</text:p>
          </table:table-cell>
          <table:table-cell table:formula="of:=[.N129]" office:value-type="float" office:value="28.8323785252505" calcext:value-type="float">
            <text:p>28.8323785252505</text:p>
          </table:table-cell>
          <table:table-cell table:formula="of:=[.N171]" office:value-type="float" office:value="65.8357156155933" calcext:value-type="float">
            <text:p>65.8357156155933</text:p>
          </table:table-cell>
          <table:table-cell table:formula="of:=[.N213]" office:value-type="float" office:value="95.8420109647102" calcext:value-type="float">
            <text:p>95.8420109647102</text:p>
          </table:table-cell>
          <table:table-cell table:number-columns-repeated="1016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08:34:14.012312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2T12:29:53.285835732</dc:date>
    <meta:editing-duration>PT3H43M44S</meta:editing-duration>
    <meta:editing-cycles>11</meta:editing-cycles>
    <meta:generator>LibreOffice/6.4.7.2$Linux_X86_64 LibreOffice_project/40$Build-2</meta:generator>
    <meta:document-statistic meta:table-count="2" meta:cell-count="3074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06cm" svg:height="16.899cm" xlink:href=".." xlink:type="simple" chart:class="chart:line" chart:column-mapping="1 0" chart:style-name="ch1">
        <chart:title svg:x="13.029cm" svg:y="0.473cm" chart:style-name="ch2">
          <text:p>Insert rate to DB</text:p>
        </chart:title>
        <chart:legend chart:legend-position="end" svg:x="24.643cm" svg:y="7.652cm" style:legend-expansion="high" chart:style-name="ch3"/>
        <chart:plot-area chart:style-name="ch4" table:cell-range-address="Experiment_Phase_1.B1:Experiment_Phase_1.E41" chart:data-source-has-labels="both" svg:x="1.601cm" svg:y="1.589cm" svg:width="22.452cm" svg:height="13.992cm">
          <chartooo:coordinate-region svg:x="2.554cm" svg:y="1.789cm" svg:width="21.499cm" svg:height="13.145cm"/>
          <chart:axis chart:dimension="x" chart:name="primary-x" chart:style-name="ch5" chartooo:axis-type="auto">
            <chartooo:date-scale/>
            <chart:title svg:x="12.413cm" svg:y="15.918cm" chart:style-name="ch6">
              <text:p>Time</text:p>
            </chart:title>
            <chart:categories table:cell-range-address="Experiment_Phase_1.E1:Experiment_Phase_1.E41"/>
            <chart:grid chart:style-name="ch7" chart:class="major"/>
          </chart:axis>
          <chart:axis chart:dimension="y" chart:name="primary-y" chart:style-name="ch5">
            <chart:title svg:x="0.451cm" svg:y="9.582cm" chart:style-name="ch8">
              <text:p>Messages / s</text:p>
            </chart:title>
            <chart:grid chart:style-name="ch7" chart:class="major"/>
          </chart:axis>
          <chart:series chart:style-name="ch9" chart:values-cell-range-address="Experiment_Phase_1.D2:Experiment_Phase_1.D41" chart:label-cell-address="Experiment_Phase_1.D1:Experiment_Phase_1.D1" chart:class="chart:line">
            <chart:data-point chart:repeated="40"/>
          </chart:series>
          <chart:series chart:style-name="ch10" chart:values-cell-range-address="Experiment_Phase_1.B2:Experiment_Phase_1.B41" chart:label-cell-address="Experiment_Phase_1.B1:Experiment_Phase_1.B1" chart:class="chart:line">
            <chart:data-point chart:repeated="40"/>
          </chart:series>
          <chart:series chart:style-name="ch11" chart:values-cell-range-address="Experiment_Phase_1.C2:Experiment_Phase_1.C41" chart:label-cell-address="Experiment_Phase_1.C1:Experiment_Phase_1.C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1:Experiment_Phase_1.D1</svg:desc>
                </draw:g>
              </table:table-cell>
              <table:table-cell office:value-type="string">
                <text:p>Input_Frequency</text:p>
                <draw:g>
                  <svg:desc>Experiment_Phase_1.B1:Experiment_Phase_1.B1</svg:desc>
                </draw:g>
              </table:table-cell>
              <table:table-cell office:value-type="string">
                <text:p>Consuming_Frequency</text:p>
                <draw:g>
                  <svg:desc>Experiment_Phase_1.C1:Experiment_Phase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1:Experiment_Phase_1.E41</svg:desc>
                </draw:g>
              </table:table-cell>
              <table:table-cell office:value-type="float" office:value="0">
                <text:p>0</text:p>
                <draw:g>
                  <svg:desc>Experiment_Phase_1.D2:Experiment_Phase_1.D41</svg:desc>
                </draw:g>
              </table:table-cell>
              <table:table-cell office:value-type="float" office:value="0">
                <text:p>0</text:p>
                <draw:g>
                  <svg:desc>Experiment_Phase_1.B2:Experiment_Phase_1.B41</svg:desc>
                </draw:g>
              </table:table-cell>
              <table:table-cell office:value-type="float" office:value="0">
                <text:p>0</text:p>
                <draw:g>
                  <svg:desc>Experiment_Phase_1.C2:Experiment_Phase_1.C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1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1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29.1333333333333">
                <text:p>29.1333333333333</text:p>
              </table:table-cell>
              <table:table-cell office:value-type="float" office:value="29.9333333333333">
                <text:p>29.9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.1333333333333">
                <text:p>95.1333333333333</text:p>
              </table:table-cell>
              <table:table-cell office:value-type="float" office:value="83.2">
                <text:p>83.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.8">
                <text:p>156.8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 4:16:45 PM </text:p>
              </table:table-cell>
              <table:table-cell office:value-type="float" office:value="214.8">
                <text:p>214.8</text:p>
              </table:table-cell>
              <table:table-cell office:value-type="float" office:value="201.6">
                <text:p>201.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.066666666667">
                <text:p>271.066666666667</text:p>
              </table:table-cell>
              <table:table-cell office:value-type="float" office:value="260.6">
                <text:p>260.6</text:p>
              </table:table-cell>
              <table:table-cell office:value-type="float" office:value="260.8">
                <text:p>26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.2">
                <text:p>326.2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315.4">
                <text:p>31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.333333333333">
                <text:p>377.333333333333</text:p>
              </table:table-cell>
              <table:table-cell office:value-type="float" office:value="370.266666666667">
                <text:p>370.266666666667</text:p>
              </table:table-cell>
              <table:table-cell office:value-type="float" office:value="369.266666666667">
                <text:p>369.266666666667</text:p>
              </table:table-cell>
            </table:table-row>
            <table:table-row>
              <table:table-cell office:value-type="string">
                <text:p> 4:17:45 PM 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421.333333333333">
                <text:p>421.333333333333</text:p>
              </table:table-cell>
              <table:table-cell office:value-type="float" office:value="422.466666666667">
                <text:p>422.4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.466666666667">
                <text:p>472.466666666667</text:p>
              </table:table-cell>
              <table:table-cell office:value-type="float" office:value="464.2">
                <text:p>464.2</text:p>
              </table:table-cell>
              <table:table-cell office:value-type="float" office:value="462.066666666667">
                <text:p>462.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2">
                <text:p>506.2</text:p>
              </table:table-cell>
              <table:table-cell office:value-type="float" office:value="514.066666666667">
                <text:p>514.066666666667</text:p>
              </table:table-cell>
              <table:table-cell office:value-type="float" office:value="488.666666666667">
                <text:p>488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.933333333333">
                <text:p>550.933333333333</text:p>
              </table:table-cell>
              <table:table-cell office:value-type="float" office:value="537.933333333333">
                <text:p>537.933333333333</text:p>
              </table:table-cell>
              <table:table-cell office:value-type="float" office:value="565.066666666667">
                <text:p>565.066666666667</text:p>
              </table:table-cell>
            </table:table-row>
            <table:table-row>
              <table:table-cell office:value-type="string">
                <text:p> 4:18:45 PM </text:p>
              </table:table-cell>
              <table:table-cell office:value-type="float" office:value="543.866666666667">
                <text:p>543.866666666667</text:p>
              </table:table-cell>
              <table:table-cell office:value-type="float" office:value="548.066666666667">
                <text:p>548.066666666667</text:p>
              </table:table-cell>
              <table:table-cell office:value-type="float" office:value="533.266666666667">
                <text:p>533.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066666666667">
                <text:p>554.066666666667</text:p>
              </table:table-cell>
              <table:table-cell office:value-type="float" office:value="562.933333333333">
                <text:p>562.933333333333</text:p>
              </table:table-cell>
              <table:table-cell office:value-type="float" office:value="571.666666666667">
                <text:p>571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.2">
                <text:p>555.2</text:p>
              </table:table-cell>
              <table:table-cell office:value-type="float" office:value="560.4">
                <text:p>560.4</text:p>
              </table:table-cell>
              <table:table-cell office:value-type="float" office:value="554.866666666667">
                <text:p>554.8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.266666666667">
                <text:p>493.266666666667</text:p>
              </table:table-cell>
              <table:table-cell office:value-type="float" office:value="553.466666666667">
                <text:p>553.466666666667</text:p>
              </table:table-cell>
              <table:table-cell office:value-type="float" office:value="551.266666666667">
                <text:p>551.266666666667</text:p>
              </table:table-cell>
            </table:table-row>
            <table:table-row>
              <table:table-cell office:value-type="string">
                <text:p> 4:19:45 PM </text:p>
              </table:table-cell>
              <table:table-cell office:value-type="float" office:value="586.333333333333">
                <text:p>586.333333333333</text:p>
              </table:table-cell>
              <table:table-cell office:value-type="float" office:value="534.866666666667">
                <text:p>534.866666666667</text:p>
              </table:table-cell>
              <table:table-cell office:value-type="float" office:value="534.2">
                <text:p>53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.133333333333">
                <text:p>401.133333333333</text:p>
              </table:table-cell>
              <table:table-cell office:value-type="float" office:value="470.133333333333">
                <text:p>470.13333333333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.8">
                <text:p>494.8</text:p>
              </table:table-cell>
              <table:table-cell office:value-type="float" office:value="440">
                <text:p>440</text:p>
              </table:table-cell>
              <table:table-cell office:value-type="float" office:value="442.933333333333">
                <text:p>442.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.533333333333">
                <text:p>317.533333333333</text:p>
              </table:table-cell>
              <table:table-cell office:value-type="float" office:value="365.733333333333">
                <text:p>365.733333333333</text:p>
              </table:table-cell>
              <table:table-cell office:value-type="float" office:value="365.066666666667">
                <text:p>365.066666666667</text:p>
              </table:table-cell>
            </table:table-row>
            <table:table-row>
              <table:table-cell office:value-type="string">
                <text:p> 4:20:45 PM </text:p>
              </table:table-cell>
              <table:table-cell office:value-type="float" office:value="362.066666666667">
                <text:p>362.066666666667</text:p>
              </table:table-cell>
              <table:table-cell office:value-type="float" office:value="317.866666666667">
                <text:p>317.866666666667</text:p>
              </table:table-cell>
              <table:table-cell office:value-type="float" office:value="334.666666666667">
                <text:p>334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249.6">
                <text:p>249.6</text:p>
              </table:table-cell>
              <table:table-cell office:value-type="float" office:value="250.533333333333">
                <text:p>250.5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466666666667">
                <text:p>204.466666666667</text:p>
              </table:table-cell>
              <table:table-cell office:value-type="float" office:value="212.866666666667">
                <text:p>212.866666666667</text:p>
              </table:table-cell>
              <table:table-cell office:value-type="float" office:value="194.266666666667">
                <text:p>194.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129.266666666667">
                <text:p>129.266666666667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 4:21:45 PM </text:p>
              </table:table-cell>
              <table:table-cell office:value-type="float" office:value="75.1333333333333">
                <text:p>75.1333333333333</text:p>
              </table:table-cell>
              <table:table-cell office:value-type="float" office:value="85">
                <text:p>85</text:p>
              </table:table-cell>
              <table:table-cell office:value-type="float" office:value="85.0666666666667">
                <text:p>85.0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.2666666666667">
                <text:p>14.2666666666667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54cm" svg:height="16.927cm" xlink:href=".." xlink:type="simple" chart:class="chart:line" chart:column-mapping="1 0" chart:style-name="ch1">
        <chart:title svg:x="13.053cm" svg:y="0.474cm" chart:style-name="ch2">
          <text:p>Insert rate to DB</text:p>
        </chart:title>
        <chart:legend chart:legend-position="end" svg:x="24.691cm" svg:y="7.666cm" style:legend-expansion="high" chart:style-name="ch3"/>
        <chart:plot-area chart:style-name="ch4" table:cell-range-address="Experiment_Phase_1.B379:Experiment_Phase_1.E419" chart:data-source-has-labels="both" svg:x="1.602cm" svg:y="1.591cm" svg:width="22.498cm" svg:height="14.017cm">
          <chartooo:coordinate-region svg:x="3.512cm" svg:y="1.79cm" svg:width="20.588cm" svg:height="13.137cm"/>
          <chart:axis chart:dimension="x" chart:name="primary-x" chart:style-name="ch5" chartooo:axis-type="auto">
            <chartooo:date-scale/>
            <chart:title svg:x="12.437cm" svg:y="15.946cm" chart:style-name="ch6">
              <text:p>Time</text:p>
            </chart:title>
            <chart:categories table:cell-range-address="Experiment_Phase_1.E379:Experiment_Phase_1.E419"/>
            <chart:grid chart:style-name="ch7" chart:class="major"/>
          </chart:axis>
          <chart:axis chart:dimension="y" chart:name="primary-y" chart:style-name="ch8">
            <chart:title svg:x="0.451cm" svg:y="9.596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D380:Experiment_Phase_1.D419" chart:label-cell-address="Experiment_Phase_1.D379:Experiment_Phase_1.D379" chart:class="chart:line">
            <chart:data-point chart:repeated="40"/>
          </chart:series>
          <chart:series chart:style-name="ch11" chart:values-cell-range-address="Experiment_Phase_1.B380:Experiment_Phase_1.B419" chart:label-cell-address="Experiment_Phase_1.B379:Experiment_Phase_1.B379" chart:class="chart:line">
            <chart:data-point chart:repeated="40"/>
          </chart:series>
          <chart:series chart:style-name="ch12" chart:values-cell-range-address="Experiment_Phase_1.C380:Experiment_Phase_1.C419" chart:label-cell-address="Experiment_Phase_1.C379:Experiment_Phase_1.C379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379:Experiment_Phase_1.D379</svg:desc>
                </draw:g>
              </table:table-cell>
              <table:table-cell office:value-type="string">
                <text:p>Input_Frequency</text:p>
                <draw:g>
                  <svg:desc>Experiment_Phase_1.B379:Experiment_Phase_1.B379</svg:desc>
                </draw:g>
              </table:table-cell>
              <table:table-cell office:value-type="string">
                <text:p>Consuming_Frequency</text:p>
                <draw:g>
                  <svg:desc>Experiment_Phase_1.C379:Experiment_Phase_1.C3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379:Experiment_Phase_1.E419</svg:desc>
                </draw:g>
              </table:table-cell>
              <table:table-cell office:value-type="float" office:value="0">
                <text:p>0</text:p>
                <draw:g>
                  <svg:desc>Experiment_Phase_1.D380:Experiment_Phase_1.D419</svg:desc>
                </draw:g>
              </table:table-cell>
              <table:table-cell office:value-type="float" office:value="0">
                <text:p>0</text:p>
                <draw:g>
                  <svg:desc>Experiment_Phase_1.B380:Experiment_Phase_1.B419</svg:desc>
                </draw:g>
              </table:table-cell>
              <table:table-cell office:value-type="float" office:value="0">
                <text:p>0</text:p>
                <draw:g>
                  <svg:desc>Experiment_Phase_1.C380:Experiment_Phase_1.C419</svg:desc>
                </draw:g>
              </table:table-cell>
            </table:table-row>
            <table:table-row>
              <table:table-cell office:value-type="string">
                <text:p> 6:0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5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6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6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6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6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7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7:15 PM </text:p>
              </table:table-cell>
              <table:table-cell office:value-type="float" office:value="48.2">
                <text:p>48.2</text:p>
              </table:table-cell>
              <table:table-cell office:value-type="float" office:value="21.1333333333333">
                <text:p>21.133333333333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 6:07:30 PM 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81.8">
                <text:p>81.8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 6:07:45 PM </text:p>
              </table:table-cell>
              <table:table-cell office:value-type="float" office:value="159.933333333333">
                <text:p>159.933333333333</text:p>
              </table:table-cell>
              <table:table-cell office:value-type="float" office:value="132.4">
                <text:p>132.4</text:p>
              </table:table-cell>
              <table:table-cell office:value-type="float" office:value="138.866666666667">
                <text:p>138.866666666667</text:p>
              </table:table-cell>
            </table:table-row>
            <table:table-row>
              <table:table-cell office:value-type="string">
                <text:p> 6:08:00 PM </text:p>
              </table:table-cell>
              <table:table-cell office:value-type="float" office:value="211.866666666667">
                <text:p>211.866666666667</text:p>
              </table:table-cell>
              <table:table-cell office:value-type="float" office:value="199.8">
                <text:p>199.8</text:p>
              </table:table-cell>
              <table:table-cell office:value-type="float" office:value="205.933333333333">
                <text:p>205.933333333333</text:p>
              </table:table-cell>
            </table:table-row>
            <table:table-row>
              <table:table-cell office:value-type="string">
                <text:p> 6:08:15 PM </text:p>
              </table:table-cell>
              <table:table-cell office:value-type="float" office:value="293.4">
                <text:p>293.4</text:p>
              </table:table-cell>
              <table:table-cell office:value-type="float" office:value="259.6">
                <text:p>259.6</text:p>
              </table:table-cell>
              <table:table-cell office:value-type="float" office:value="263.533333333333">
                <text:p>263.533333333333</text:p>
              </table:table-cell>
            </table:table-row>
            <table:table-row>
              <table:table-cell office:value-type="string">
                <text:p> 6:08:30 PM </text:p>
              </table:table-cell>
              <table:table-cell office:value-type="float" office:value="345.6">
                <text:p>345.6</text:p>
              </table:table-cell>
              <table:table-cell office:value-type="float" office:value="308.2">
                <text:p>308.2</text:p>
              </table:table-cell>
              <table:table-cell office:value-type="float" office:value="301.333333333333">
                <text:p>301.333333333333</text:p>
              </table:table-cell>
            </table:table-row>
            <table:table-row>
              <table:table-cell office:value-type="string">
                <text:p> 6:08:45 PM </text:p>
              </table:table-cell>
              <table:table-cell office:value-type="float" office:value="389.4">
                <text:p>389.4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99.066666666667">
                <text:p>399.066666666667</text:p>
              </table:table-cell>
            </table:table-row>
            <table:table-row>
              <table:table-cell office:value-type="string">
                <text:p> 6:09:00 PM </text:p>
              </table:table-cell>
              <table:table-cell office:value-type="float" office:value="428.133333333333">
                <text:p>428.133333333333</text:p>
              </table:table-cell>
              <table:table-cell office:value-type="float" office:value="435.266666666667">
                <text:p>435.266666666667</text:p>
              </table:table-cell>
              <table:table-cell office:value-type="float" office:value="420.266666666667">
                <text:p>420.266666666667</text:p>
              </table:table-cell>
            </table:table-row>
            <table:table-row>
              <table:table-cell office:value-type="string">
                <text:p> 6:09:15 PM </text:p>
              </table:table-cell>
              <table:table-cell office:value-type="float" office:value="473.933333333333">
                <text:p>473.933333333333</text:p>
              </table:table-cell>
              <table:table-cell office:value-type="float" office:value="486.333333333333">
                <text:p>486.333333333333</text:p>
              </table:table-cell>
              <table:table-cell office:value-type="float" office:value="476.133333333333">
                <text:p>476.133333333333</text:p>
              </table:table-cell>
            </table:table-row>
            <table:table-row>
              <table:table-cell office:value-type="string">
                <text:p> 6:09:30 PM </text:p>
              </table:table-cell>
              <table:table-cell office:value-type="float" office:value="460.533333333333">
                <text:p>460.533333333333</text:p>
              </table:table-cell>
              <table:table-cell office:value-type="float" office:value="551.266666666667">
                <text:p>551.266666666667</text:p>
              </table:table-cell>
              <table:table-cell office:value-type="float" office:value="475.466666666667">
                <text:p>475.466666666667</text:p>
              </table:table-cell>
            </table:table-row>
            <table:table-row>
              <table:table-cell office:value-type="string">
                <text:p> 6:09:45 PM </text:p>
              </table:table-cell>
              <table:table-cell office:value-type="float" office:value="471.266666666667">
                <text:p>471.266666666667</text:p>
              </table:table-cell>
              <table:table-cell office:value-type="float" office:value="532.066666666667">
                <text:p>532.066666666667</text:p>
              </table:table-cell>
              <table:table-cell office:value-type="float" office:value="479.6">
                <text:p>479.6</text:p>
              </table:table-cell>
            </table:table-row>
            <table:table-row>
              <table:table-cell office:value-type="string">
                <text:p> 6:10:00 PM </text:p>
              </table:table-cell>
              <table:table-cell office:value-type="float" office:value="569.133333333333">
                <text:p>569.133333333333</text:p>
              </table:table-cell>
              <table:table-cell office:value-type="float" office:value="438.8">
                <text:p>438.8</text:p>
              </table:table-cell>
              <table:table-cell office:value-type="float" office:value="388.8">
                <text:p>388.8</text:p>
              </table:table-cell>
            </table:table-row>
            <table:table-row>
              <table:table-cell office:value-type="string">
                <text:p> 6:10:15 PM </text:p>
              </table:table-cell>
              <table:table-cell office:value-type="float" office:value="426.133333333333">
                <text:p>426.133333333333</text:p>
              </table:table-cell>
              <table:table-cell office:value-type="float" office:value="549.066666666667">
                <text:p>549.066666666667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 6:10:30 PM </text:p>
              </table:table-cell>
              <table:table-cell office:value-type="float" office:value="436.533333333333">
                <text:p>436.533333333333</text:p>
              </table:table-cell>
              <table:table-cell office:value-type="float" office:value="539.066666666667">
                <text:p>539.066666666667</text:p>
              </table:table-cell>
              <table:table-cell office:value-type="float" office:value="306.933333333333">
                <text:p>306.933333333333</text:p>
              </table:table-cell>
            </table:table-row>
            <table:table-row>
              <table:table-cell office:value-type="string">
                <text:p> 6:10:45 PM </text:p>
              </table:table-cell>
              <table:table-cell office:value-type="float" office:value="525.266666666667">
                <text:p>525.266666666667</text:p>
              </table:table-cell>
              <table:table-cell office:value-type="float" office:value="526.4">
                <text:p>526.4</text:p>
              </table:table-cell>
              <table:table-cell office:value-type="float" office:value="494.533333333333">
                <text:p>494.533333333333</text:p>
              </table:table-cell>
            </table:table-row>
            <table:table-row>
              <table:table-cell office:value-type="string">
                <text:p> 6:11:00 PM </text:p>
              </table:table-cell>
              <table:table-cell office:value-type="float" office:value="441">
                <text:p>441</text:p>
              </table:table-cell>
              <table:table-cell office:value-type="float" office:value="485.133333333333">
                <text:p>485.13333333333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 6:11:15 PM </text:p>
              </table:table-cell>
              <table:table-cell office:value-type="float" office:value="477.4">
                <text:p>477.4</text:p>
              </table:table-cell>
              <table:table-cell office:value-type="float" office:value="436.4">
                <text:p>436.4</text:p>
              </table:table-cell>
              <table:table-cell office:value-type="float" office:value="563.2">
                <text:p>563.2</text:p>
              </table:table-cell>
            </table:table-row>
            <table:table-row>
              <table:table-cell office:value-type="string">
                <text:p> 6:11:30 PM </text:p>
              </table:table-cell>
              <table:table-cell office:value-type="float" office:value="500.8">
                <text:p>500.8</text:p>
              </table:table-cell>
              <table:table-cell office:value-type="float" office:value="468.733333333333">
                <text:p>468.733333333333</text:p>
              </table:table-cell>
              <table:table-cell office:value-type="float" office:value="461.466666666667">
                <text:p>461.466666666667</text:p>
              </table:table-cell>
            </table:table-row>
            <table:table-row>
              <table:table-cell office:value-type="string">
                <text:p> 6:11:45 PM </text:p>
              </table:table-cell>
              <table:table-cell office:value-type="float" office:value="583.4">
                <text:p>583.4</text:p>
              </table:table-cell>
              <table:table-cell office:value-type="float" office:value="453.8">
                <text:p>453.8</text:p>
              </table:table-cell>
              <table:table-cell office:value-type="float" office:value="519.8">
                <text:p>519.8</text:p>
              </table:table-cell>
            </table:table-row>
            <table:table-row>
              <table:table-cell office:value-type="string">
                <text:p> 6:12:00 PM </text:p>
              </table:table-cell>
              <table:table-cell office:value-type="float" office:value="438.533333333333">
                <text:p>438.533333333333</text:p>
              </table:table-cell>
              <table:table-cell office:value-type="float" office:value="512.6">
                <text:p>512.6</text:p>
              </table:table-cell>
              <table:table-cell office:value-type="float" office:value="516.8">
                <text:p>516.8</text:p>
              </table:table-cell>
            </table:table-row>
            <table:table-row>
              <table:table-cell office:value-type="string">
                <text:p> 6:12:15 PM </text:p>
              </table:table-cell>
              <table:table-cell office:value-type="float" office:value="319.2">
                <text:p>319.2</text:p>
              </table:table-cell>
              <table:table-cell office:value-type="float" office:value="266.733333333333">
                <text:p>266.733333333333</text:p>
              </table:table-cell>
              <table:table-cell office:value-type="float" office:value="396.333333333333">
                <text:p>396.333333333333</text:p>
              </table:table-cell>
            </table:table-row>
            <table:table-row>
              <table:table-cell office:value-type="string">
                <text:p> 6:12:30 PM </text:p>
              </table:table-cell>
              <table:table-cell office:value-type="float" office:value="151.733333333333">
                <text:p>151.733333333333</text:p>
              </table:table-cell>
              <table:table-cell office:value-type="float" office:value="166.6">
                <text:p>166.6</text:p>
              </table:table-cell>
              <table:table-cell office:value-type="float" office:value="159.266666666667">
                <text:p>159.266666666667</text:p>
              </table:table-cell>
            </table:table-row>
            <table:table-row>
              <table:table-cell office:value-type="string">
                <text:p> 6:12:45 PM </text:p>
              </table:table-cell>
              <table:table-cell office:value-type="float" office:value="110.4">
                <text:p>110.4</text:p>
              </table:table-cell>
              <table:table-cell office:value-type="float" office:value="122.8">
                <text:p>122.8</text:p>
              </table:table-cell>
              <table:table-cell office:value-type="float" office:value="118.933333333333">
                <text:p>118.933333333333</text:p>
              </table:table-cell>
            </table:table-row>
            <table:table-row>
              <table:table-cell office:value-type="string">
                <text:p> 6:13:00 PM </text:p>
              </table:table-cell>
              <table:table-cell office:value-type="float" office:value="29.5333333333333">
                <text:p>29.53333333333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 6:1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1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8cm" svg:height="16.954cm" xlink:href=".." xlink:type="simple" chart:class="chart:line" chart:column-mapping="0 1" chart:style-name="ch1">
        <chart:title svg:x="12.067cm" svg:y="0.475cm" chart:style-name="ch2">
          <text:p>Message rates</text:p>
        </chart:title>
        <chart:legend chart:legend-position="end" svg:x="22.375cm" svg:y="7.68cm" style:legend-expansion="high" chart:style-name="ch3"/>
        <chart:plot-area chart:style-name="ch4" table:cell-range-address="Experiment_Phase_2.B1:Experiment_Phase_2.E41" chart:data-source-has-labels="both" svg:x="1.555cm" svg:y="1.593cm" svg:width="20.276cm" svg:height="14.041cm">
          <chartooo:coordinate-region svg:x="3.465cm" svg:y="1.792cm" svg:width="18.366cm" svg:height="13.161cm"/>
          <chart:axis chart:dimension="x" chart:name="primary-x" chart:style-name="ch5" chartooo:axis-type="auto">
            <chartooo:date-scale/>
            <chart:title svg:x="11.279cm" svg:y="15.973cm" chart:style-name="ch6">
              <text:p>Time</text:p>
            </chart:title>
            <chart:categories table:cell-range-address="Experiment_Phase_2.E1:Experiment_Phase_2.E41"/>
            <chart:grid chart:style-name="ch7" chart:class="major"/>
          </chart:axis>
          <chart:axis chart:dimension="y" chart:name="primary-y" chart:style-name="ch8">
            <chart:title svg:x="0.451cm" svg:y="9.6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B2:Experiment_Phase_2.B41" chart:label-cell-address="Experiment_Phase_2.B1:Experiment_Phase_2.B1" chart:class="chart:line">
            <chart:data-point chart:repeated="40"/>
          </chart:series>
          <chart:series chart:style-name="ch11" chart:values-cell-range-address="Experiment_Phase_2.C2:Experiment_Phase_2.C41" chart:label-cell-address="Experiment_Phase_2.C1:Experiment_Phase_2.C1" chart:class="chart:line">
            <chart:data-point chart:repeated="40"/>
          </chart:series>
          <chart:series chart:style-name="ch12" chart:values-cell-range-address="Experiment_Phase_2.D2:Experiment_Phase_2.D41" chart:label-cell-address="Experiment_Phase_2.D1:Experiment_Phase_2.D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Frequency</text:p>
                <draw:g>
                  <svg:desc>Experiment_Phase_2.B1:Experiment_Phase_2.B1</svg:desc>
                </draw:g>
              </table:table-cell>
              <table:table-cell office:value-type="string">
                <text:p>Consuming_Frequency</text:p>
                <draw:g>
                  <svg:desc>Experiment_Phase_2.C1:Experiment_Phase_2.C1</svg:desc>
                </draw:g>
              </table:table-cell>
              <table:table-cell office:value-type="string">
                <text:p>DB_Insert_Frequency</text:p>
                <draw:g>
                  <svg:desc>Experiment_Phase_2.D1:Experiment_Phase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1:Experiment_Phase_2.E41</svg:desc>
                </draw:g>
              </table:table-cell>
              <table:table-cell office:value-type="float" office:value="0">
                <text:p>0</text:p>
                <draw:g>
                  <svg:desc>Experiment_Phase_2.B2:Experiment_Phase_2.B41</svg:desc>
                </draw:g>
              </table:table-cell>
              <table:table-cell office:value-type="float" office:value="0">
                <text:p>0</text:p>
                <draw:g>
                  <svg:desc>Experiment_Phase_2.C2:Experiment_Phase_2.C41</svg:desc>
                </draw:g>
              </table:table-cell>
              <table:table-cell office:value-type="float" office:value="0">
                <text:p>0</text:p>
                <draw:g>
                  <svg:desc>Experiment_Phase_2.D2:Experiment_Phase_2.D41</svg:desc>
                </draw:g>
              </table:table-cell>
            </table:table-row>
            <table:table-row>
              <table:table-cell office:value-type="string">
                <text:p> 7:0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5:00 PM 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0.4">
                <text:p>50.4</text:p>
              </table:table-cell>
              <table:table-cell office:value-type="float" office:value="54.0666666666667">
                <text:p>54.0666666666667</text:p>
              </table:table-cell>
            </table:table-row>
            <table:table-row>
              <table:table-cell office:value-type="string">
                <text:p> 7:05:15 PM </text:p>
              </table:table-cell>
              <table:table-cell office:value-type="float" office:value="121.266666666667">
                <text:p>121.266666666667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 7:05:30 PM </text:p>
              </table:table-cell>
              <table:table-cell office:value-type="float" office:value="123.2">
                <text:p>123.2</text:p>
              </table:table-cell>
              <table:table-cell office:value-type="float" office:value="121.6">
                <text:p>121.6</text:p>
              </table:table-cell>
              <table:table-cell office:value-type="float" office:value="121.533333333333">
                <text:p>121.533333333333</text:p>
              </table:table-cell>
            </table:table-row>
            <table:table-row>
              <table:table-cell office:value-type="string">
                <text:p> 7:05:45 PM </text:p>
              </table:table-cell>
              <table:table-cell office:value-type="float" office:value="123.133333333333">
                <text:p>123.133333333333</text:p>
              </table:table-cell>
              <table:table-cell office:value-type="float" office:value="125.133333333333">
                <text:p>125.133333333333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 7:06:00 PM </text:p>
              </table:table-cell>
              <table:table-cell office:value-type="float" office:value="123.933333333333">
                <text:p>123.933333333333</text:p>
              </table:table-cell>
              <table:table-cell office:value-type="float" office:value="124">
                <text:p>124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string">
                <text:p> 7:06:15 PM </text:p>
              </table:table-cell>
              <table:table-cell office:value-type="float" office:value="123.8">
                <text:p>123.8</text:p>
              </table:table-cell>
              <table:table-cell office:value-type="float" office:value="123.733333333333">
                <text:p>123.733333333333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string">
                <text:p> 7:06:30 PM </text:p>
              </table:table-cell>
              <table:table-cell office:value-type="float" office:value="123.866666666667">
                <text:p>123.866666666667</text:p>
              </table:table-cell>
              <table:table-cell office:value-type="float" office:value="123.8">
                <text:p>123.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 7:06:45 PM </text:p>
              </table:table-cell>
              <table:table-cell office:value-type="float" office:value="123.933333333333">
                <text:p>123.933333333333</text:p>
              </table:table-cell>
              <table:table-cell office:value-type="float" office:value="124">
                <text:p>124</text:p>
              </table:table-cell>
              <table:table-cell office:value-type="float" office:value="124.066666666667">
                <text:p>124.066666666667</text:p>
              </table:table-cell>
            </table:table-row>
            <table:table-row>
              <table:table-cell office:value-type="string">
                <text:p> 7:07:00 PM </text:p>
              </table:table-cell>
              <table:table-cell office:value-type="float" office:value="123.266666666667">
                <text:p>123.266666666667</text:p>
              </table:table-cell>
              <table:table-cell office:value-type="float" office:value="123.066666666667">
                <text:p>123.066666666667</text:p>
              </table:table-cell>
              <table:table-cell office:value-type="float" office:value="122.866666666667">
                <text:p>122.866666666667</text:p>
              </table:table-cell>
            </table:table-row>
            <table:table-row>
              <table:table-cell office:value-type="string">
                <text:p> 7:07:15 PM 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23.8">
                <text:p>123.8</text:p>
              </table:table-cell>
              <table:table-cell office:value-type="float" office:value="123.733333333333">
                <text:p>123.733333333333</text:p>
              </table:table-cell>
            </table:table-row>
            <table:table-row>
              <table:table-cell office:value-type="string">
                <text:p> 7:07:30 PM </text:p>
              </table:table-cell>
              <table:table-cell office:value-type="float" office:value="124.2">
                <text:p>124.2</text:p>
              </table:table-cell>
              <table:table-cell office:value-type="float" office:value="124.266666666667">
                <text:p>124.266666666667</text:p>
              </table:table-cell>
              <table:table-cell office:value-type="float" office:value="124.133333333333">
                <text:p>124.133333333333</text:p>
              </table:table-cell>
            </table:table-row>
            <table:table-row>
              <table:table-cell office:value-type="string">
                <text:p> 7:07:45 PM 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124.2">
                <text:p>124.2</text:p>
              </table:table-cell>
              <table:table-cell office:value-type="float" office:value="124.266666666667">
                <text:p>124.266666666667</text:p>
              </table:table-cell>
            </table:table-row>
            <table:table-row>
              <table:table-cell office:value-type="string">
                <text:p> 7:08:00 PM </text:p>
              </table:table-cell>
              <table:table-cell office:value-type="float" office:value="123.6">
                <text:p>123.6</text:p>
              </table:table-cell>
              <table:table-cell office:value-type="float" office:value="123.8">
                <text:p>123.8</text:p>
              </table:table-cell>
              <table:table-cell office:value-type="float" office:value="123.533333333333">
                <text:p>123.533333333333</text:p>
              </table:table-cell>
            </table:table-row>
            <table:table-row>
              <table:table-cell office:value-type="string">
                <text:p> 7:08:15 PM </text:p>
              </table:table-cell>
              <table:table-cell office:value-type="float" office:value="123.933333333333">
                <text:p>123.933333333333</text:p>
              </table:table-cell>
              <table:table-cell office:value-type="float" office:value="124.066666666667">
                <text:p>124.066666666667</text:p>
              </table:table-cell>
              <table:table-cell office:value-type="float" office:value="123.933333333333">
                <text:p>123.933333333333</text:p>
              </table:table-cell>
            </table:table-row>
            <table:table-row>
              <table:table-cell office:value-type="string">
                <text:p> 7:08:30 PM </text:p>
              </table:table-cell>
              <table:table-cell office:value-type="float" office:value="124.066666666667">
                <text:p>124.066666666667</text:p>
              </table:table-cell>
              <table:table-cell office:value-type="float" office:value="123">
                <text:p>123</text:p>
              </table:table-cell>
              <table:table-cell office:value-type="float" office:value="123.066666666667">
                <text:p>123.066666666667</text:p>
              </table:table-cell>
            </table:table-row>
            <table:table-row>
              <table:table-cell office:value-type="string">
                <text:p> 7:08:45 PM 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 7:09:00 PM </text:p>
              </table:table-cell>
              <table:table-cell office:value-type="float" office:value="123.466666666667">
                <text:p>123.466666666667</text:p>
              </table:table-cell>
              <table:table-cell office:value-type="float" office:value="123.8">
                <text:p>123.8</text:p>
              </table:table-cell>
              <table:table-cell office:value-type="float" office:value="123.733333333333">
                <text:p>123.733333333333</text:p>
              </table:table-cell>
            </table:table-row>
            <table:table-row>
              <table:table-cell office:value-type="string">
                <text:p> 7:09:15 PM </text:p>
              </table:table-cell>
              <table:table-cell office:value-type="float" office:value="124.2">
                <text:p>124.2</text:p>
              </table:table-cell>
              <table:table-cell office:value-type="float" office:value="124">
                <text:p>124</text:p>
              </table:table-cell>
              <table:table-cell office:value-type="float" office:value="123.866666666667">
                <text:p>123.866666666667</text:p>
              </table:table-cell>
            </table:table-row>
            <table:table-row>
              <table:table-cell office:value-type="string">
                <text:p> 7:09:30 PM </text:p>
              </table:table-cell>
              <table:table-cell office:value-type="float" office:value="124">
                <text:p>124</text:p>
              </table:table-cell>
              <table:table-cell office:value-type="float" office:value="124.133333333333">
                <text:p>124.133333333333</text:p>
              </table:table-cell>
              <table:table-cell office:value-type="float" office:value="124.066666666667">
                <text:p>124.066666666667</text:p>
              </table:table-cell>
            </table:table-row>
            <table:table-row>
              <table:table-cell office:value-type="string">
                <text:p> 7:09:45 PM </text:p>
              </table:table-cell>
              <table:table-cell office:value-type="float" office:value="124.2">
                <text:p>124.2</text:p>
              </table:table-cell>
              <table:table-cell office:value-type="float" office:value="123.933333333333">
                <text:p>123.933333333333</text:p>
              </table:table-cell>
              <table:table-cell office:value-type="float" office:value="123.866666666667">
                <text:p>123.866666666667</text:p>
              </table:table-cell>
            </table:table-row>
            <table:table-row>
              <table:table-cell office:value-type="string">
                <text:p> 7:10:00 PM </text:p>
              </table:table-cell>
              <table:table-cell office:value-type="float" office:value="123.6">
                <text:p>123.6</text:p>
              </table:table-cell>
              <table:table-cell office:value-type="float" office:value="123.733333333333">
                <text:p>123.733333333333</text:p>
              </table:table-cell>
              <table:table-cell office:value-type="float" office:value="123.733333333333">
                <text:p>123.733333333333</text:p>
              </table:table-cell>
            </table:table-row>
            <table:table-row>
              <table:table-cell office:value-type="string">
                <text:p> 7:10:15 PM </text:p>
              </table:table-cell>
              <table:table-cell office:value-type="float" office:value="124">
                <text:p>124</text:p>
              </table:table-cell>
              <table:table-cell office:value-type="float" office:value="123.733333333333">
                <text:p>123.733333333333</text:p>
              </table:table-cell>
              <table:table-cell office:value-type="float" office:value="123.733333333333">
                <text:p>123.733333333333</text:p>
              </table:table-cell>
            </table:table-row>
            <table:table-row>
              <table:table-cell office:value-type="string">
                <text:p> 7:10:30 PM </text:p>
              </table:table-cell>
              <table:table-cell office:value-type="float" office:value="124">
                <text:p>124</text:p>
              </table:table-cell>
              <table:table-cell office:value-type="float" office:value="124.266666666667">
                <text:p>124.266666666667</text:p>
              </table:table-cell>
              <table:table-cell office:value-type="float" office:value="124.266666666667">
                <text:p>124.266666666667</text:p>
              </table:table-cell>
            </table:table-row>
            <table:table-row>
              <table:table-cell office:value-type="string">
                <text:p> 7:10:45 PM </text:p>
              </table:table-cell>
              <table:table-cell office:value-type="float" office:value="32">
                <text:p>32</text:p>
              </table:table-cell>
              <table:table-cell office:value-type="float" office:value="27.5333333333333">
                <text:p>27.5333333333333</text:p>
              </table:table-cell>
              <table:table-cell office:value-type="float" office:value="25.5333333333333">
                <text:p>25.5333333333333</text:p>
              </table:table-cell>
            </table:table-row>
            <table:table-row>
              <table:table-cell office:value-type="string">
                <text:p> 7:11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1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1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145cm" svg:height="16.956cm" xlink:href=".." xlink:type="simple" chart:class="chart:line" chart:column-mapping="0 1" chart:style-name="ch1">
        <chart:title svg:x="13.52cm" svg:y="0.475cm" chart:style-name="ch2">
          <text:p>Message rates</text:p>
        </chart:title>
        <chart:legend chart:legend-position="end" svg:x="25.282cm" svg:y="7.681cm" style:legend-expansion="high" chart:style-name="ch3"/>
        <chart:plot-area chart:style-name="ch4" table:cell-range-address="Experiment_Phase_2.B43:Experiment_Phase_2.E83" chart:data-source-has-labels="both" svg:x="1.613cm" svg:y="1.593cm" svg:width="23.067cm" svg:height="14.043cm">
          <chartooo:coordinate-region svg:x="3.523cm" svg:y="1.793cm" svg:width="21.157cm" svg:height="13.162cm"/>
          <chart:axis chart:dimension="x" chart:name="primary-x" chart:style-name="ch5" chartooo:axis-type="auto">
            <chartooo:date-scale/>
            <chart:title svg:x="12.732cm" svg:y="15.975cm" chart:style-name="ch6">
              <text:p>Time</text:p>
            </chart:title>
            <chart:categories table:cell-range-address="Experiment_Phase_2.E43:Experiment_Phase_2.E83"/>
            <chart:grid chart:style-name="ch7" chart:class="major"/>
          </chart:axis>
          <chart:axis chart:dimension="y" chart:name="primary-y" chart:style-name="ch8">
            <chart:title svg:x="0.451cm" svg:y="9.61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B44:Experiment_Phase_2.B83" chart:label-cell-address="Experiment_Phase_2.B43:Experiment_Phase_2.B43" chart:class="chart:line">
            <chart:data-point chart:repeated="40"/>
          </chart:series>
          <chart:series chart:style-name="ch11" chart:values-cell-range-address="Experiment_Phase_2.C44:Experiment_Phase_2.C83" chart:label-cell-address="Experiment_Phase_2.C43:Experiment_Phase_2.C43" chart:class="chart:line">
            <chart:data-point chart:repeated="40"/>
          </chart:series>
          <chart:series chart:style-name="ch12" chart:values-cell-range-address="Experiment_Phase_2.D44:Experiment_Phase_2.D83" chart:label-cell-address="Experiment_Phase_2.D43:Experiment_Phase_2.D43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Frequency</text:p>
                <draw:g>
                  <svg:desc>Experiment_Phase_2.B43:Experiment_Phase_2.B43</svg:desc>
                </draw:g>
              </table:table-cell>
              <table:table-cell office:value-type="string">
                <text:p>Consuming_Frequency</text:p>
                <draw:g>
                  <svg:desc>Experiment_Phase_2.C43:Experiment_Phase_2.C43</svg:desc>
                </draw:g>
              </table:table-cell>
              <table:table-cell office:value-type="string">
                <text:p>DB_Insert_Frequency</text:p>
                <draw:g>
                  <svg:desc>Experiment_Phase_2.D43:Experiment_Phase_2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43:Experiment_Phase_2.E83</svg:desc>
                </draw:g>
              </table:table-cell>
              <table:table-cell office:value-type="float" office:value="0">
                <text:p>0</text:p>
                <draw:g>
                  <svg:desc>Experiment_Phase_2.B44:Experiment_Phase_2.B83</svg:desc>
                </draw:g>
              </table:table-cell>
              <table:table-cell office:value-type="float" office:value="0">
                <text:p>0</text:p>
                <draw:g>
                  <svg:desc>Experiment_Phase_2.C44:Experiment_Phase_2.C83</svg:desc>
                </draw:g>
              </table:table-cell>
              <table:table-cell office:value-type="float" office:value="0">
                <text:p>0</text:p>
                <draw:g>
                  <svg:desc>Experiment_Phase_2.D44:Experiment_Phase_2.D83</svg:desc>
                </draw:g>
              </table:table-cell>
            </table:table-row>
            <table:table-row>
              <table:table-cell office:value-type="string">
                <text:p> 6:50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0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1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1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1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2:30 PM 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85.2">
                <text:p>85.2</text:p>
              </table:table-cell>
              <table:table-cell office:value-type="float" office:value="105.066666666667">
                <text:p>105.066666666667</text:p>
              </table:table-cell>
            </table:table-row>
            <table:table-row>
              <table:table-cell office:value-type="string">
                <text:p> 6:52:45 PM </text:p>
              </table:table-cell>
              <table:table-cell office:value-type="float" office:value="237.933333333333">
                <text:p>237.933333333333</text:p>
              </table:table-cell>
              <table:table-cell office:value-type="float" office:value="237.8">
                <text:p>237.8</text:p>
              </table:table-cell>
              <table:table-cell office:value-type="float" office:value="238.533333333333">
                <text:p>238.533333333333</text:p>
              </table:table-cell>
            </table:table-row>
            <table:table-row>
              <table:table-cell office:value-type="string">
                <text:p> 6:53:00 PM 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241.4">
                <text:p>241.4</text:p>
              </table:table-cell>
              <table:table-cell office:value-type="float" office:value="242.133333333333">
                <text:p>242.133333333333</text:p>
              </table:table-cell>
            </table:table-row>
            <table:table-row>
              <table:table-cell office:value-type="string">
                <text:p> 6:53:15 PM </text:p>
              </table:table-cell>
              <table:table-cell office:value-type="float" office:value="243.266666666667">
                <text:p>243.266666666667</text:p>
              </table:table-cell>
              <table:table-cell office:value-type="float" office:value="243.6">
                <text:p>243.6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 6:53:30 PM </text:p>
              </table:table-cell>
              <table:table-cell office:value-type="float" office:value="245.6">
                <text:p>245.6</text:p>
              </table:table-cell>
              <table:table-cell office:value-type="float" office:value="246.6">
                <text:p>246.6</text:p>
              </table:table-cell>
              <table:table-cell office:value-type="float" office:value="251.733333333333">
                <text:p>251.733333333333</text:p>
              </table:table-cell>
            </table:table-row>
            <table:table-row>
              <table:table-cell office:value-type="string">
                <text:p> 6:53:45 PM </text:p>
              </table:table-cell>
              <table:table-cell office:value-type="float" office:value="247.866666666667">
                <text:p>247.866666666667</text:p>
              </table:table-cell>
              <table:table-cell office:value-type="float" office:value="248.533333333333">
                <text:p>248.533333333333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 6:54:00 PM </text:p>
              </table:table-cell>
              <table:table-cell office:value-type="float" office:value="246.133333333333">
                <text:p>246.133333333333</text:p>
              </table:table-cell>
              <table:table-cell office:value-type="float" office:value="245.533333333333">
                <text:p>245.533333333333</text:p>
              </table:table-cell>
              <table:table-cell office:value-type="float" office:value="246.733333333333">
                <text:p>246.733333333333</text:p>
              </table:table-cell>
            </table:table-row>
            <table:table-row>
              <table:table-cell office:value-type="string">
                <text:p> 6:54:15 PM 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245.533333333333">
                <text:p>245.533333333333</text:p>
              </table:table-cell>
              <table:table-cell office:value-type="float" office:value="242.066666666667">
                <text:p>242.066666666667</text:p>
              </table:table-cell>
            </table:table-row>
            <table:table-row>
              <table:table-cell office:value-type="string">
                <text:p> 6:54:30 PM </text:p>
              </table:table-cell>
              <table:table-cell office:value-type="float" office:value="247.466666666667">
                <text:p>247.466666666667</text:p>
              </table:table-cell>
              <table:table-cell office:value-type="float" office:value="246.266666666667">
                <text:p>246.266666666667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 6:54:45 PM 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246.066666666667">
                <text:p>246.066666666667</text:p>
              </table:table-cell>
              <table:table-cell office:value-type="float" office:value="245.066666666667">
                <text:p>245.066666666667</text:p>
              </table:table-cell>
            </table:table-row>
            <table:table-row>
              <table:table-cell office:value-type="string">
                <text:p> 6:55:00 PM 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245.866666666667">
                <text:p>245.866666666667</text:p>
              </table:table-cell>
              <table:table-cell office:value-type="float" office:value="247.333333333333">
                <text:p>247.333333333333</text:p>
              </table:table-cell>
            </table:table-row>
            <table:table-row>
              <table:table-cell office:value-type="string">
                <text:p> 6:55:15 PM </text:p>
              </table:table-cell>
              <table:table-cell office:value-type="float" office:value="247.466666666667">
                <text:p>247.466666666667</text:p>
              </table:table-cell>
              <table:table-cell office:value-type="float" office:value="247">
                <text:p>247</text:p>
              </table:table-cell>
              <table:table-cell office:value-type="float" office:value="246.733333333333">
                <text:p>246.733333333333</text:p>
              </table:table-cell>
            </table:table-row>
            <table:table-row>
              <table:table-cell office:value-type="string">
                <text:p> 6:55:30 PM </text:p>
              </table:table-cell>
              <table:table-cell office:value-type="float" office:value="247.4">
                <text:p>247.4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6:55:45 PM </text:p>
              </table:table-cell>
              <table:table-cell office:value-type="float" office:value="250.466666666667">
                <text:p>250.466666666667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245.466666666667">
                <text:p>245.466666666667</text:p>
              </table:table-cell>
            </table:table-row>
            <table:table-row>
              <table:table-cell office:value-type="string">
                <text:p> 6:56:00 PM </text:p>
              </table:table-cell>
              <table:table-cell office:value-type="float" office:value="247.466666666667">
                <text:p>247.466666666667</text:p>
              </table:table-cell>
              <table:table-cell office:value-type="float" office:value="244.6">
                <text:p>244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6:56:15 PM 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249.533333333333">
                <text:p>249.533333333333</text:p>
              </table:table-cell>
              <table:table-cell office:value-type="float" office:value="244.933333333333">
                <text:p>244.933333333333</text:p>
              </table:table-cell>
            </table:table-row>
            <table:table-row>
              <table:table-cell office:value-type="string">
                <text:p> 6:56:30 PM </text:p>
              </table:table-cell>
              <table:table-cell office:value-type="float" office:value="247.266666666667">
                <text:p>247.266666666667</text:p>
              </table:table-cell>
              <table:table-cell office:value-type="float" office:value="247.8">
                <text:p>247.8</text:p>
              </table:table-cell>
              <table:table-cell office:value-type="float" office:value="249.733333333333">
                <text:p>249.733333333333</text:p>
              </table:table-cell>
            </table:table-row>
            <table:table-row>
              <table:table-cell office:value-type="string">
                <text:p> 6:56:45 PM </text:p>
              </table:table-cell>
              <table:table-cell office:value-type="float" office:value="246.533333333333">
                <text:p>246.533333333333</text:p>
              </table:table-cell>
              <table:table-cell office:value-type="float" office:value="246.266666666667">
                <text:p>246.266666666667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 6:57:00 PM </text:p>
              </table:table-cell>
              <table:table-cell office:value-type="float" office:value="251.133333333333">
                <text:p>251.133333333333</text:p>
              </table:table-cell>
              <table:table-cell office:value-type="float" office:value="246.866666666667">
                <text:p>246.866666666667</text:p>
              </table:table-cell>
              <table:table-cell office:value-type="float" office:value="246.466666666667">
                <text:p>246.466666666667</text:p>
              </table:table-cell>
            </table:table-row>
            <table:table-row>
              <table:table-cell office:value-type="string">
                <text:p> 6:57:15 PM 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46.866666666667">
                <text:p>246.86666666666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6:57:30 PM </text:p>
              </table:table-cell>
              <table:table-cell office:value-type="float" office:value="246.866666666667">
                <text:p>246.866666666667</text:p>
              </table:table-cell>
              <table:table-cell office:value-type="float" office:value="246.933333333333">
                <text:p>246.933333333333</text:p>
              </table:table-cell>
              <table:table-cell office:value-type="float" office:value="246.866666666667">
                <text:p>246.866666666667</text:p>
              </table:table-cell>
            </table:table-row>
            <table:table-row>
              <table:table-cell office:value-type="string">
                <text:p> 6:57:45 PM </text:p>
              </table:table-cell>
              <table:table-cell office:value-type="float" office:value="247">
                <text:p>247</text:p>
              </table:table-cell>
              <table:table-cell office:value-type="float" office:value="247.2">
                <text:p>247.2</text:p>
              </table:table-cell>
              <table:table-cell office:value-type="float" office:value="246.466666666667">
                <text:p>246.466666666667</text:p>
              </table:table-cell>
            </table:table-row>
            <table:table-row>
              <table:table-cell office:value-type="string">
                <text:p> 6:58:00 PM </text:p>
              </table:table-cell>
              <table:table-cell office:value-type="float" office:value="247.733333333333">
                <text:p>247.733333333333</text:p>
              </table:table-cell>
              <table:table-cell office:value-type="float" office:value="247.4">
                <text:p>247.4</text:p>
              </table:table-cell>
              <table:table-cell office:value-type="float" office:value="247.133333333333">
                <text:p>247.133333333333</text:p>
              </table:table-cell>
            </table:table-row>
            <table:table-row>
              <table:table-cell office:value-type="string">
                <text:p> 6:58:15 PM </text:p>
              </table:table-cell>
              <table:table-cell office:value-type="float" office:value="105.933333333333">
                <text:p>105.933333333333</text:p>
              </table:table-cell>
              <table:table-cell office:value-type="float" office:value="99.1333333333333">
                <text:p>99.1333333333333</text:p>
              </table:table-cell>
              <table:table-cell office:value-type="float" office:value="87.7333333333333">
                <text:p>87.7333333333333</text:p>
              </table:table-cell>
            </table:table-row>
            <table:table-row>
              <table:table-cell office:value-type="string">
                <text:p> 6:58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8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9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9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9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59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00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95cm" svg:height="16.928cm" xlink:href=".." xlink:type="simple" chart:class="chart:line" chart:column-mapping="0 1" chart:style-name="ch1">
        <chart:title svg:x="13.495cm" svg:y="0.474cm" chart:style-name="ch2">
          <text:p>Message rates</text:p>
        </chart:title>
        <chart:legend chart:legend-position="end" svg:x="25.232cm" svg:y="7.667cm" style:legend-expansion="high" chart:style-name="ch3"/>
        <chart:plot-area chart:style-name="ch4" table:cell-range-address="Experiment_Phase_2.B85:Experiment_Phase_2.E125" chart:data-source-has-labels="both" svg:x="1.612cm" svg:y="1.591cm" svg:width="23.019cm" svg:height="14.018cm">
          <chartooo:coordinate-region svg:x="3.522cm" svg:y="1.79cm" svg:width="21.109cm" svg:height="13.138cm"/>
          <chart:axis chart:dimension="x" chart:name="primary-x" chart:style-name="ch5" chartooo:axis-type="auto">
            <chartooo:date-scale/>
            <chart:title svg:x="12.707cm" svg:y="15.947cm" chart:style-name="ch6">
              <text:p>Time</text:p>
            </chart:title>
            <chart:categories table:cell-range-address="Experiment_Phase_2.E85:Experiment_Phase_2.E125"/>
            <chart:grid chart:style-name="ch7" chart:class="major"/>
          </chart:axis>
          <chart:axis chart:dimension="y" chart:name="primary-y" chart:style-name="ch8">
            <chart:title svg:x="0.451cm" svg:y="9.597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B86:Experiment_Phase_2.B125" chart:label-cell-address="Experiment_Phase_2.B85:Experiment_Phase_2.B85" chart:class="chart:line">
            <chart:data-point chart:repeated="40"/>
          </chart:series>
          <chart:series chart:style-name="ch11" chart:values-cell-range-address="Experiment_Phase_2.C86:Experiment_Phase_2.C125" chart:label-cell-address="Experiment_Phase_2.C85:Experiment_Phase_2.C85" chart:class="chart:line">
            <chart:data-point chart:repeated="40"/>
          </chart:series>
          <chart:series chart:style-name="ch12" chart:values-cell-range-address="Experiment_Phase_2.D86:Experiment_Phase_2.D125" chart:label-cell-address="Experiment_Phase_2.D85:Experiment_Phase_2.D85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Frequency</text:p>
                <draw:g>
                  <svg:desc>Experiment_Phase_2.B85:Experiment_Phase_2.B85</svg:desc>
                </draw:g>
              </table:table-cell>
              <table:table-cell office:value-type="string">
                <text:p>Consuming_Frequency</text:p>
                <draw:g>
                  <svg:desc>Experiment_Phase_2.C85:Experiment_Phase_2.C85</svg:desc>
                </draw:g>
              </table:table-cell>
              <table:table-cell office:value-type="string">
                <text:p>DB_Insert_Frequency</text:p>
                <draw:g>
                  <svg:desc>Experiment_Phase_2.D85:Experiment_Phase_2.D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85:Experiment_Phase_2.E125</svg:desc>
                </draw:g>
              </table:table-cell>
              <table:table-cell office:value-type="float" office:value="0">
                <text:p>0</text:p>
                <draw:g>
                  <svg:desc>Experiment_Phase_2.B86:Experiment_Phase_2.B125</svg:desc>
                </draw:g>
              </table:table-cell>
              <table:table-cell office:value-type="float" office:value="0">
                <text:p>0</text:p>
                <draw:g>
                  <svg:desc>Experiment_Phase_2.C86:Experiment_Phase_2.C125</svg:desc>
                </draw:g>
              </table:table-cell>
              <table:table-cell office:value-type="float" office:value="0">
                <text:p>0</text:p>
                <draw:g>
                  <svg:desc>Experiment_Phase_2.D86:Experiment_Phase_2.D125</svg:desc>
                </draw:g>
              </table:table-cell>
            </table:table-row>
            <table:table-row>
              <table:table-cell office:value-type="string">
                <text:p> 7:1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5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6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6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6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6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7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17:15 PM </text:p>
              </table:table-cell>
              <table:table-cell office:value-type="float" office:value="27.8666666666667">
                <text:p>27.8666666666667</text:p>
              </table:table-cell>
              <table:table-cell office:value-type="float" office:value="37.8666666666667">
                <text:p>37.8666666666667</text:p>
              </table:table-cell>
              <table:table-cell office:value-type="float" office:value="115.133333333333">
                <text:p>115.133333333333</text:p>
              </table:table-cell>
            </table:table-row>
            <table:table-row>
              <table:table-cell office:value-type="string">
                <text:p> 7:17:30 PM </text:p>
              </table:table-cell>
              <table:table-cell office:value-type="float" office:value="276.733333333333">
                <text:p>276.733333333333</text:p>
              </table:table-cell>
              <table:table-cell office:value-type="float" office:value="282.733333333333">
                <text:p>282.733333333333</text:p>
              </table:table-cell>
              <table:table-cell office:value-type="float" office:value="298.933333333333">
                <text:p>298.933333333333</text:p>
              </table:table-cell>
            </table:table-row>
            <table:table-row>
              <table:table-cell office:value-type="string">
                <text:p> 7:17:45 PM </text:p>
              </table:table-cell>
              <table:table-cell office:value-type="float" office:value="299.066666666667">
                <text:p>299.066666666667</text:p>
              </table:table-cell>
              <table:table-cell office:value-type="float" office:value="283.466666666667">
                <text:p>283.466666666667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string">
                <text:p> 7:18:00 PM </text:p>
              </table:table-cell>
              <table:table-cell office:value-type="float" office:value="309.866666666667">
                <text:p>309.866666666667</text:p>
              </table:table-cell>
              <table:table-cell office:value-type="float" office:value="322.066666666667">
                <text:p>322.066666666667</text:p>
              </table:table-cell>
              <table:table-cell office:value-type="float" office:value="297.933333333333">
                <text:p>297.933333333333</text:p>
              </table:table-cell>
            </table:table-row>
            <table:table-row>
              <table:table-cell office:value-type="string">
                <text:p> 7:18:15 PM </text:p>
              </table:table-cell>
              <table:table-cell office:value-type="float" office:value="300.733333333333">
                <text:p>300.733333333333</text:p>
              </table:table-cell>
              <table:table-cell office:value-type="float" office:value="296.2">
                <text:p>296.2</text:p>
              </table:table-cell>
              <table:table-cell office:value-type="float" office:value="304.866666666667">
                <text:p>304.866666666667</text:p>
              </table:table-cell>
            </table:table-row>
            <table:table-row>
              <table:table-cell office:value-type="string">
                <text:p> 7:18:30 PM </text:p>
              </table:table-cell>
              <table:table-cell office:value-type="float" office:value="304.266666666667">
                <text:p>304.266666666667</text:p>
              </table:table-cell>
              <table:table-cell office:value-type="float" office:value="310.733333333333">
                <text:p>310.733333333333</text:p>
              </table:table-cell>
              <table:table-cell office:value-type="float" office:value="303.733333333333">
                <text:p>303.733333333333</text:p>
              </table:table-cell>
            </table:table-row>
            <table:table-row>
              <table:table-cell office:value-type="string">
                <text:p> 7:18:45 PM </text:p>
              </table:table-cell>
              <table:table-cell office:value-type="float" office:value="304.8">
                <text:p>304.8</text:p>
              </table:table-cell>
              <table:table-cell office:value-type="float" office:value="295.466666666667">
                <text:p>295.466666666667</text:p>
              </table:table-cell>
              <table:table-cell office:value-type="float" office:value="298.666666666667">
                <text:p>298.666666666667</text:p>
              </table:table-cell>
            </table:table-row>
            <table:table-row>
              <table:table-cell office:value-type="string">
                <text:p> 7:19:00 PM </text:p>
              </table:table-cell>
              <table:table-cell office:value-type="float" office:value="316.4">
                <text:p>316.4</text:p>
              </table:table-cell>
              <table:table-cell office:value-type="float" office:value="323">
                <text:p>32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7:19:15 PM </text:p>
              </table:table-cell>
              <table:table-cell office:value-type="float" office:value="297.466666666667">
                <text:p>297.466666666667</text:p>
              </table:table-cell>
              <table:table-cell office:value-type="float" office:value="283.933333333333">
                <text:p>283.93333333333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 7:19:30 PM </text:p>
              </table:table-cell>
              <table:table-cell office:value-type="float" office:value="322.333333333333">
                <text:p>322.333333333333</text:p>
              </table:table-cell>
              <table:table-cell office:value-type="float" office:value="339.2">
                <text:p>339.2</text:p>
              </table:table-cell>
              <table:table-cell office:value-type="float" office:value="318.466666666667">
                <text:p>318.466666666667</text:p>
              </table:table-cell>
            </table:table-row>
            <table:table-row>
              <table:table-cell office:value-type="string">
                <text:p> 7:19:45 PM </text:p>
              </table:table-cell>
              <table:table-cell office:value-type="float" office:value="310.533333333333">
                <text:p>310.533333333333</text:p>
              </table:table-cell>
              <table:table-cell office:value-type="float" office:value="279.066666666667">
                <text:p>279.066666666667</text:p>
              </table:table-cell>
              <table:table-cell office:value-type="float" office:value="298.066666666667">
                <text:p>298.066666666667</text:p>
              </table:table-cell>
            </table:table-row>
            <table:table-row>
              <table:table-cell office:value-type="string">
                <text:p> 7:20:00 PM </text:p>
              </table:table-cell>
              <table:table-cell office:value-type="float" office:value="311.466666666667">
                <text:p>311.466666666667</text:p>
              </table:table-cell>
              <table:table-cell office:value-type="float" office:value="339.466666666667">
                <text:p>339.466666666667</text:p>
              </table:table-cell>
              <table:table-cell office:value-type="float" office:value="318.133333333333">
                <text:p>318.133333333333</text:p>
              </table:table-cell>
            </table:table-row>
            <table:table-row>
              <table:table-cell office:value-type="string">
                <text:p> 7:20:15 PM </text:p>
              </table:table-cell>
              <table:table-cell office:value-type="float" office:value="310.066666666667">
                <text:p>310.066666666667</text:p>
              </table:table-cell>
              <table:table-cell office:value-type="float" office:value="304">
                <text:p>304</text:p>
              </table:table-cell>
              <table:table-cell office:value-type="float" office:value="296.133333333333">
                <text:p>296.133333333333</text:p>
              </table:table-cell>
            </table:table-row>
            <table:table-row>
              <table:table-cell office:value-type="string">
                <text:p> 7:20:30 PM </text:p>
              </table:table-cell>
              <table:table-cell office:value-type="float" office:value="315.8">
                <text:p>315.8</text:p>
              </table:table-cell>
              <table:table-cell office:value-type="float" office:value="318.333333333333">
                <text:p>318.33333333333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 7:20:45 PM </text:p>
              </table:table-cell>
              <table:table-cell office:value-type="float" office:value="308.733333333333">
                <text:p>308.733333333333</text:p>
              </table:table-cell>
              <table:table-cell office:value-type="float" office:value="296.8">
                <text:p>296.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7:21:00 PM </text:p>
              </table:table-cell>
              <table:table-cell office:value-type="float" office:value="316.466666666667">
                <text:p>316.466666666667</text:p>
              </table:table-cell>
              <table:table-cell office:value-type="float" office:value="319.133333333333">
                <text:p>319.133333333333</text:p>
              </table:table-cell>
              <table:table-cell office:value-type="float" office:value="308.133333333333">
                <text:p>308.133333333333</text:p>
              </table:table-cell>
            </table:table-row>
            <table:table-row>
              <table:table-cell office:value-type="string">
                <text:p> 7:21:15 PM </text:p>
              </table:table-cell>
              <table:table-cell office:value-type="float" office:value="313.533333333333">
                <text:p>313.533333333333</text:p>
              </table:table-cell>
              <table:table-cell office:value-type="float" office:value="304.733333333333">
                <text:p>304.73333333333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 7:21:30 PM </text:p>
              </table:table-cell>
              <table:table-cell office:value-type="float" office:value="318.133333333333">
                <text:p>318.133333333333</text:p>
              </table:table-cell>
              <table:table-cell office:value-type="float" office:value="326.533333333333">
                <text:p>326.533333333333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string">
                <text:p> 7:21:45 PM </text:p>
              </table:table-cell>
              <table:table-cell office:value-type="float" office:value="314.266666666667">
                <text:p>314.266666666667</text:p>
              </table:table-cell>
              <table:table-cell office:value-type="float" office:value="309.133333333333">
                <text:p>309.133333333333</text:p>
              </table:table-cell>
              <table:table-cell office:value-type="float" office:value="310.2">
                <text:p>310.2</text:p>
              </table:table-cell>
            </table:table-row>
            <table:table-row>
              <table:table-cell office:value-type="string">
                <text:p> 7:22:00 PM </text:p>
              </table:table-cell>
              <table:table-cell office:value-type="float" office:value="305.8">
                <text:p>305.8</text:p>
              </table:table-cell>
              <table:table-cell office:value-type="float" office:value="310.933333333333">
                <text:p>310.933333333333</text:p>
              </table:table-cell>
              <table:table-cell office:value-type="float" office:value="305.133333333333">
                <text:p>305.133333333333</text:p>
              </table:table-cell>
            </table:table-row>
            <table:table-row>
              <table:table-cell office:value-type="string">
                <text:p> 7:22:15 PM </text:p>
              </table:table-cell>
              <table:table-cell office:value-type="float" office:value="307.2">
                <text:p>307.2</text:p>
              </table:table-cell>
              <table:table-cell office:value-type="float" office:value="309.333333333333">
                <text:p>309.333333333333</text:p>
              </table:table-cell>
              <table:table-cell office:value-type="float" office:value="306.733333333333">
                <text:p>306.733333333333</text:p>
              </table:table-cell>
            </table:table-row>
            <table:table-row>
              <table:table-cell office:value-type="string">
                <text:p> 7:22:30 PM </text:p>
              </table:table-cell>
              <table:table-cell office:value-type="float" office:value="306.533333333333">
                <text:p>306.533333333333</text:p>
              </table:table-cell>
              <table:table-cell office:value-type="float" office:value="306.533333333333">
                <text:p>306.533333333333</text:p>
              </table:table-cell>
              <table:table-cell office:value-type="float" office:value="306.333333333333">
                <text:p>306.333333333333</text:p>
              </table:table-cell>
            </table:table-row>
            <table:table-row>
              <table:table-cell office:value-type="string">
                <text:p> 7:22:45 PM </text:p>
              </table:table-cell>
              <table:table-cell office:value-type="float" office:value="306.466666666667">
                <text:p>306.466666666667</text:p>
              </table:table-cell>
              <table:table-cell office:value-type="float" office:value="306">
                <text:p>306</text:p>
              </table:table-cell>
              <table:table-cell office:value-type="float" office:value="306.133333333333">
                <text:p>306.133333333333</text:p>
              </table:table-cell>
            </table:table-row>
            <table:table-row>
              <table:table-cell office:value-type="string">
                <text:p> 7:23:00 PM </text:p>
              </table:table-cell>
              <table:table-cell office:value-type="float" office:value="195.466666666667">
                <text:p>195.4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0.066666666667">
                <text:p>160.066666666667</text:p>
              </table:table-cell>
            </table:table-row>
            <table:table-row>
              <table:table-cell office:value-type="string">
                <text:p> 7:2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47cm" svg:height="16.901cm" xlink:href=".." xlink:type="simple" chart:class="chart:line" chart:column-mapping="1 0" chart:style-name="ch1">
        <chart:title svg:x="13.471cm" svg:y="0.474cm" chart:style-name="ch2">
          <text:p>Message rates</text:p>
        </chart:title>
        <chart:legend chart:legend-position="end" svg:x="25.184cm" svg:y="7.653cm" style:legend-expansion="high" chart:style-name="ch3"/>
        <chart:plot-area chart:style-name="ch4" table:cell-range-address="Experiment_Phase_2.B127:Experiment_Phase_2.E167" chart:data-source-has-labels="both" svg:x="1.611cm" svg:y="1.591cm" svg:width="22.973cm" svg:height="13.991cm">
          <chartooo:coordinate-region svg:x="3.521cm" svg:y="1.79cm" svg:width="21.063cm" svg:height="13.111cm"/>
          <chart:axis chart:dimension="x" chart:name="primary-x" chart:style-name="ch5" chartooo:axis-type="auto">
            <chartooo:date-scale/>
            <chart:title svg:x="12.683cm" svg:y="15.92cm" chart:style-name="ch6">
              <text:p>Time</text:p>
            </chart:title>
            <chart:categories table:cell-range-address="Experiment_Phase_2.E127:Experiment_Phase_2.E167"/>
            <chart:grid chart:style-name="ch7" chart:class="major"/>
          </chart:axis>
          <chart:axis chart:dimension="y" chart:name="primary-y" chart:style-name="ch8">
            <chart:title svg:x="0.451cm" svg:y="9.583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D128:Experiment_Phase_2.D167" chart:label-cell-address="Experiment_Phase_2.D127:Experiment_Phase_2.D127" chart:class="chart:line">
            <chart:data-point chart:repeated="40"/>
          </chart:series>
          <chart:series chart:style-name="ch11" chart:values-cell-range-address="Experiment_Phase_2.B128:Experiment_Phase_2.B167" chart:label-cell-address="Experiment_Phase_2.B127:Experiment_Phase_2.B127" chart:class="chart:line">
            <chart:data-point chart:repeated="40"/>
          </chart:series>
          <chart:series chart:style-name="ch12" chart:values-cell-range-address="Experiment_Phase_2.C128:Experiment_Phase_2.C167" chart:label-cell-address="Experiment_Phase_2.C127:Experiment_Phase_2.C127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2.D127:Experiment_Phase_2.D127</svg:desc>
                </draw:g>
              </table:table-cell>
              <table:table-cell office:value-type="string">
                <text:p>Input_Frequency</text:p>
                <draw:g>
                  <svg:desc>Experiment_Phase_2.B127:Experiment_Phase_2.B127</svg:desc>
                </draw:g>
              </table:table-cell>
              <table:table-cell office:value-type="string">
                <text:p>Consuming_Frequency</text:p>
                <draw:g>
                  <svg:desc>Experiment_Phase_2.C127:Experiment_Phase_2.C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127:Experiment_Phase_2.E167</svg:desc>
                </draw:g>
              </table:table-cell>
              <table:table-cell office:value-type="float" office:value="0">
                <text:p>0</text:p>
                <draw:g>
                  <svg:desc>Experiment_Phase_2.D128:Experiment_Phase_2.D167</svg:desc>
                </draw:g>
              </table:table-cell>
              <table:table-cell office:value-type="float" office:value="0">
                <text:p>0</text:p>
                <draw:g>
                  <svg:desc>Experiment_Phase_2.B128:Experiment_Phase_2.B167</svg:desc>
                </draw:g>
              </table:table-cell>
              <table:table-cell office:value-type="float" office:value="0">
                <text:p>0</text:p>
                <draw:g>
                  <svg:desc>Experiment_Phase_2.C128:Experiment_Phase_2.C167</svg:desc>
                </draw:g>
              </table:table-cell>
            </table:table-row>
            <table:table-row>
              <table:table-cell office:value-type="string">
                <text:p> 6:3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5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6:00 PM </text:p>
              </table:table-cell>
              <table:table-cell office:value-type="float" office:value="230">
                <text:p>230</text:p>
              </table:table-cell>
              <table:table-cell office:value-type="float" office:value="79.0666666666667">
                <text:p>79.0666666666667</text:p>
              </table:table-cell>
              <table:table-cell office:value-type="float" office:value="165.533333333333">
                <text:p>165.533333333333</text:p>
              </table:table-cell>
            </table:table-row>
            <table:table-row>
              <table:table-cell office:value-type="string">
                <text:p> 6:36:15 PM </text:p>
              </table:table-cell>
              <table:table-cell office:value-type="float" office:value="349">
                <text:p>349</text:p>
              </table:table-cell>
              <table:table-cell office:value-type="float" office:value="345.266666666667">
                <text:p>345.266666666667</text:p>
              </table:table-cell>
              <table:table-cell office:value-type="float" office:value="351.666666666667">
                <text:p>351.666666666667</text:p>
              </table:table-cell>
            </table:table-row>
            <table:table-row>
              <table:table-cell office:value-type="string">
                <text:p> 6:36:30 PM </text:p>
              </table:table-cell>
              <table:table-cell office:value-type="float" office:value="301.266666666667">
                <text:p>301.266666666667</text:p>
              </table:table-cell>
              <table:table-cell office:value-type="float" office:value="346.133333333333">
                <text:p>346.133333333333</text:p>
              </table:table-cell>
              <table:table-cell office:value-type="float" office:value="299.533333333333">
                <text:p>299.533333333333</text:p>
              </table:table-cell>
            </table:table-row>
            <table:table-row>
              <table:table-cell office:value-type="string">
                <text:p> 6:36:45 PM </text:p>
              </table:table-cell>
              <table:table-cell office:value-type="float" office:value="368.533333333333">
                <text:p>368.533333333333</text:p>
              </table:table-cell>
              <table:table-cell office:value-type="float" office:value="373.666666666667">
                <text:p>373.666666666667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 6:37:00 PM </text:p>
              </table:table-cell>
              <table:table-cell office:value-type="float" office:value="353.133333333333">
                <text:p>353.133333333333</text:p>
              </table:table-cell>
              <table:table-cell office:value-type="float" office:value="361.666666666667">
                <text:p>361.666666666667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 6:37:15 PM </text:p>
              </table:table-cell>
              <table:table-cell office:value-type="float" office:value="387.733333333333">
                <text:p>387.7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469.4">
                <text:p>469.4</text:p>
              </table:table-cell>
            </table:table-row>
            <table:table-row>
              <table:table-cell office:value-type="string">
                <text:p> 6:37:30 PM </text:p>
              </table:table-cell>
              <table:table-cell office:value-type="float" office:value="362.8">
                <text:p>362.8</text:p>
              </table:table-cell>
              <table:table-cell office:value-type="float" office:value="370.6">
                <text:p>370.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6:37:45 PM </text:p>
              </table:table-cell>
              <table:table-cell office:value-type="float" office:value="376.933333333333">
                <text:p>376.933333333333</text:p>
              </table:table-cell>
              <table:table-cell office:value-type="float" office:value="394.133333333333">
                <text:p>394.133333333333</text:p>
              </table:table-cell>
              <table:table-cell office:value-type="float" office:value="433.133333333333">
                <text:p>433.133333333333</text:p>
              </table:table-cell>
            </table:table-row>
            <table:table-row>
              <table:table-cell office:value-type="string">
                <text:p> 6:38:00 PM </text:p>
              </table:table-cell>
              <table:table-cell office:value-type="float" office:value="346.4">
                <text:p>346.4</text:p>
              </table:table-cell>
              <table:table-cell office:value-type="float" office:value="363.666666666667">
                <text:p>363.666666666667</text:p>
              </table:table-cell>
              <table:table-cell office:value-type="float" office:value="327.266666666667">
                <text:p>327.266666666667</text:p>
              </table:table-cell>
            </table:table-row>
            <table:table-row>
              <table:table-cell office:value-type="string">
                <text:p> 6:38:15 PM </text:p>
              </table:table-cell>
              <table:table-cell office:value-type="float" office:value="373.066666666667">
                <text:p>373.066666666667</text:p>
              </table:table-cell>
              <table:table-cell office:value-type="float" office:value="391.866666666667">
                <text:p>391.866666666667</text:p>
              </table:table-cell>
              <table:table-cell office:value-type="float" office:value="421.8">
                <text:p>421.8</text:p>
              </table:table-cell>
            </table:table-row>
            <table:table-row>
              <table:table-cell office:value-type="string">
                <text:p> 6:38:30 PM </text:p>
              </table:table-cell>
              <table:table-cell office:value-type="float" office:value="345.333333333333">
                <text:p>345.333333333333</text:p>
              </table:table-cell>
              <table:table-cell office:value-type="float" office:value="352.2">
                <text:p>352.2</text:p>
              </table:table-cell>
              <table:table-cell office:value-type="float" office:value="345.333333333333">
                <text:p>345.333333333333</text:p>
              </table:table-cell>
            </table:table-row>
            <table:table-row>
              <table:table-cell office:value-type="string">
                <text:p> 6:38:45 PM </text:p>
              </table:table-cell>
              <table:table-cell office:value-type="float" office:value="400.533333333333">
                <text:p>400.533333333333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405.866666666667">
                <text:p>405.866666666667</text:p>
              </table:table-cell>
            </table:table-row>
            <table:table-row>
              <table:table-cell office:value-type="string">
                <text:p> 6:39:00 PM </text:p>
              </table:table-cell>
              <table:table-cell office:value-type="float" office:value="337.533333333333">
                <text:p>337.533333333333</text:p>
              </table:table-cell>
              <table:table-cell office:value-type="float" office:value="223.6">
                <text:p>223.6</text:p>
              </table:table-cell>
              <table:table-cell office:value-type="float" office:value="336.533333333333">
                <text:p>336.533333333333</text:p>
              </table:table-cell>
            </table:table-row>
            <table:table-row>
              <table:table-cell office:value-type="string">
                <text:p> 6:39:15 PM </text:p>
              </table:table-cell>
              <table:table-cell office:value-type="float" office:value="369.866666666667">
                <text:p>369.866666666667</text:p>
              </table:table-cell>
              <table:table-cell office:value-type="float" office:value="399.533333333333">
                <text:p>399.533333333333</text:p>
              </table:table-cell>
              <table:table-cell office:value-type="float" office:value="288.333333333333">
                <text:p>288.333333333333</text:p>
              </table:table-cell>
            </table:table-row>
            <table:table-row>
              <table:table-cell office:value-type="string">
                <text:p> 6:39:30 PM </text:p>
              </table:table-cell>
              <table:table-cell office:value-type="float" office:value="336.8">
                <text:p>336.8</text:p>
              </table:table-cell>
              <table:table-cell office:value-type="float" office:value="319">
                <text:p>319</text:p>
              </table:table-cell>
              <table:table-cell office:value-type="float" office:value="304.266666666667">
                <text:p>304.266666666667</text:p>
              </table:table-cell>
            </table:table-row>
            <table:table-row>
              <table:table-cell office:value-type="string">
                <text:p> 6:39:45 PM </text:p>
              </table:table-cell>
              <table:table-cell office:value-type="float" office:value="395.066666666667">
                <text:p>395.066666666667</text:p>
              </table:table-cell>
              <table:table-cell office:value-type="float" office:value="433.533333333333">
                <text:p>433.533333333333</text:p>
              </table:table-cell>
              <table:table-cell office:value-type="float" office:value="462.733333333333">
                <text:p>462.733333333333</text:p>
              </table:table-cell>
            </table:table-row>
            <table:table-row>
              <table:table-cell office:value-type="string">
                <text:p> 6:40:00 PM </text:p>
              </table:table-cell>
              <table:table-cell office:value-type="float" office:value="295.533333333333">
                <text:p>295.533333333333</text:p>
              </table:table-cell>
              <table:table-cell office:value-type="float" office:value="356.933333333333">
                <text:p>356.933333333333</text:p>
              </table:table-cell>
              <table:table-cell office:value-type="float" office:value="300.333333333333">
                <text:p>300.333333333333</text:p>
              </table:table-cell>
            </table:table-row>
            <table:table-row>
              <table:table-cell office:value-type="string">
                <text:p> 6:40:15 PM </text:p>
              </table:table-cell>
              <table:table-cell office:value-type="float" office:value="405.933333333333">
                <text:p>405.933333333333</text:p>
              </table:table-cell>
              <table:table-cell office:value-type="float" office:value="383.133333333333">
                <text:p>383.133333333333</text:p>
              </table:table-cell>
              <table:table-cell office:value-type="float" office:value="414.666666666667">
                <text:p>414.666666666667</text:p>
              </table:table-cell>
            </table:table-row>
            <table:table-row>
              <table:table-cell office:value-type="string">
                <text:p> 6:40:30 PM </text:p>
              </table:table-cell>
              <table:table-cell office:value-type="float" office:value="359.933333333333">
                <text:p>359.933333333333</text:p>
              </table:table-cell>
              <table:table-cell office:value-type="float" office:value="419">
                <text:p>419</text:p>
              </table:table-cell>
              <table:table-cell office:value-type="float" office:value="353.8">
                <text:p>353.8</text:p>
              </table:table-cell>
            </table:table-row>
            <table:table-row>
              <table:table-cell office:value-type="string">
                <text:p> 6:40:45 PM </text:p>
              </table:table-cell>
              <table:table-cell office:value-type="float" office:value="404.066666666667">
                <text:p>404.066666666667</text:p>
              </table:table-cell>
              <table:table-cell office:value-type="float" office:value="374.533333333333">
                <text:p>374.533333333333</text:p>
              </table:table-cell>
              <table:table-cell office:value-type="float" office:value="424.866666666667">
                <text:p>424.866666666667</text:p>
              </table:table-cell>
            </table:table-row>
            <table:table-row>
              <table:table-cell office:value-type="string">
                <text:p> 6:41:00 PM </text:p>
              </table:table-cell>
              <table:table-cell office:value-type="float" office:value="390.266666666667">
                <text:p>390.266666666667</text:p>
              </table:table-cell>
              <table:table-cell office:value-type="float" office:value="371.866666666667">
                <text:p>371.866666666667</text:p>
              </table:table-cell>
              <table:table-cell office:value-type="float" office:value="424.866666666667">
                <text:p>424.866666666667</text:p>
              </table:table-cell>
            </table:table-row>
            <table:table-row>
              <table:table-cell office:value-type="string">
                <text:p> 6:41:15 PM </text:p>
              </table:table-cell>
              <table:table-cell office:value-type="float" office:value="364.2">
                <text:p>364.2</text:p>
              </table:table-cell>
              <table:table-cell office:value-type="float" office:value="373.266666666667">
                <text:p>373.266666666667</text:p>
              </table:table-cell>
              <table:table-cell office:value-type="float" office:value="367.933333333333">
                <text:p>367.933333333333</text:p>
              </table:table-cell>
            </table:table-row>
            <table:table-row>
              <table:table-cell office:value-type="string">
                <text:p> 6:41:30 PM </text:p>
              </table:table-cell>
              <table:table-cell office:value-type="float" office:value="365.066666666667">
                <text:p>365.066666666667</text:p>
              </table:table-cell>
              <table:table-cell office:value-type="float" office:value="367.466666666667">
                <text:p>367.466666666667</text:p>
              </table:table-cell>
              <table:table-cell office:value-type="float" office:value="371.933333333333">
                <text:p>371.933333333333</text:p>
              </table:table-cell>
            </table:table-row>
            <table:table-row>
              <table:table-cell office:value-type="string">
                <text:p> 6:41:45 PM </text:p>
              </table:table-cell>
              <table:table-cell office:value-type="float" office:value="181">
                <text:p>181</text:p>
              </table:table-cell>
              <table:table-cell office:value-type="float" office:value="232.8">
                <text:p>232.8</text:p>
              </table:table-cell>
              <table:table-cell office:value-type="float" office:value="226.066666666667">
                <text:p>226.066666666667</text:p>
              </table:table-cell>
            </table:table-row>
            <table:table-row>
              <table:table-cell office:value-type="string">
                <text:p> 6:42:00 PM </text:p>
              </table:table-cell>
              <table:table-cell office:value-type="float" office:value="0">
                <text:p>0</text:p>
              </table:table-cell>
              <table:table-cell office:value-type="float" office:value="12.0666666666667">
                <text:p>12.0666666666667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 6:4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4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4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4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4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4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141cm" svg:height="16.954cm" xlink:href=".." xlink:type="simple" chart:class="chart:line" chart:column-mapping="0 1" chart:style-name="ch1">
        <chart:title svg:x="13.518cm" svg:y="0.475cm" chart:style-name="ch2">
          <text:p>Message rates</text:p>
        </chart:title>
        <chart:legend chart:legend-position="end" svg:x="25.278cm" svg:y="7.68cm" style:legend-expansion="high" chart:style-name="ch3"/>
        <chart:plot-area chart:style-name="ch4" table:cell-range-address="Experiment_Phase_2.B169:Experiment_Phase_2.E209" chart:data-source-has-labels="both" svg:x="1.613cm" svg:y="1.593cm" svg:width="23.063cm" svg:height="14.041cm">
          <chartooo:coordinate-region svg:x="3.523cm" svg:y="1.793cm" svg:width="21.153cm" svg:height="13.16cm"/>
          <chart:axis chart:dimension="x" chart:name="primary-x" chart:style-name="ch5" chartooo:axis-type="auto">
            <chartooo:date-scale/>
            <chart:title svg:x="12.73cm" svg:y="15.973cm" chart:style-name="ch6">
              <text:p>Time</text:p>
            </chart:title>
            <chart:categories table:cell-range-address="Experiment_Phase_2.E169:Experiment_Phase_2.E209"/>
            <chart:grid chart:style-name="ch7" chart:class="major"/>
          </chart:axis>
          <chart:axis chart:dimension="y" chart:name="primary-y" chart:style-name="ch8">
            <chart:title svg:x="0.451cm" svg:y="9.6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B170:Experiment_Phase_2.B209" chart:label-cell-address="Experiment_Phase_2.B169:Experiment_Phase_2.B169" chart:class="chart:line">
            <chart:data-point chart:repeated="40"/>
          </chart:series>
          <chart:series chart:style-name="ch11" chart:values-cell-range-address="Experiment_Phase_2.C170:Experiment_Phase_2.C209" chart:label-cell-address="Experiment_Phase_2.C169:Experiment_Phase_2.C169" chart:class="chart:line">
            <chart:data-point chart:repeated="40"/>
          </chart:series>
          <chart:series chart:style-name="ch12" chart:values-cell-range-address="Experiment_Phase_2.D170:Experiment_Phase_2.D209" chart:label-cell-address="Experiment_Phase_2.D169:Experiment_Phase_2.D169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Frequency</text:p>
                <draw:g>
                  <svg:desc>Experiment_Phase_2.B169:Experiment_Phase_2.B169</svg:desc>
                </draw:g>
              </table:table-cell>
              <table:table-cell office:value-type="string">
                <text:p>Consuming_Frequency</text:p>
                <draw:g>
                  <svg:desc>Experiment_Phase_2.C169:Experiment_Phase_2.C169</svg:desc>
                </draw:g>
              </table:table-cell>
              <table:table-cell office:value-type="string">
                <text:p>DB_Insert_Frequency</text:p>
                <draw:g>
                  <svg:desc>Experiment_Phase_2.D169:Experiment_Phase_2.D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169:Experiment_Phase_2.E209</svg:desc>
                </draw:g>
              </table:table-cell>
              <table:table-cell office:value-type="float" office:value="0">
                <text:p>0</text:p>
                <draw:g>
                  <svg:desc>Experiment_Phase_2.B170:Experiment_Phase_2.B209</svg:desc>
                </draw:g>
              </table:table-cell>
              <table:table-cell office:value-type="float" office:value="0">
                <text:p>0</text:p>
                <draw:g>
                  <svg:desc>Experiment_Phase_2.C170:Experiment_Phase_2.C209</svg:desc>
                </draw:g>
              </table:table-cell>
              <table:table-cell office:value-type="float" office:value="0">
                <text:p>0</text:p>
                <draw:g>
                  <svg:desc>Experiment_Phase_2.D170:Experiment_Phase_2.D209</svg:desc>
                </draw:g>
              </table:table-cell>
            </table:table-row>
            <table:table-row>
              <table:table-cell office:value-type="string">
                <text:p> 7:28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9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9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9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29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0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0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0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0:45 PM </text:p>
              </table:table-cell>
              <table:table-cell office:value-type="float" office:value="12.2">
                <text:p>12.2</text:p>
              </table:table-cell>
              <table:table-cell office:value-type="float" office:value="13.6">
                <text:p>13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 7:31:00 PM </text:p>
              </table:table-cell>
              <table:table-cell office:value-type="float" office:value="338">
                <text:p>338</text:p>
              </table:table-cell>
              <table:table-cell office:value-type="float" office:value="340.733333333333">
                <text:p>340.733333333333</text:p>
              </table:table-cell>
              <table:table-cell office:value-type="float" office:value="392.4">
                <text:p>392.4</text:p>
              </table:table-cell>
            </table:table-row>
            <table:table-row>
              <table:table-cell office:value-type="string">
                <text:p> 7:31:15 PM 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396.6">
                <text:p>396.6</text:p>
              </table:table-cell>
              <table:table-cell office:value-type="float" office:value="321.266666666667">
                <text:p>321.266666666667</text:p>
              </table:table-cell>
            </table:table-row>
            <table:table-row>
              <table:table-cell office:value-type="string">
                <text:p> 7:31:30 PM </text:p>
              </table:table-cell>
              <table:table-cell office:value-type="float" office:value="404.266666666667">
                <text:p>404.266666666667</text:p>
              </table:table-cell>
              <table:table-cell office:value-type="float" office:value="316.066666666667">
                <text:p>316.06666666666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7:31:45 PM </text:p>
              </table:table-cell>
              <table:table-cell office:value-type="float" office:value="406.4">
                <text:p>406.4</text:p>
              </table:table-cell>
              <table:table-cell office:value-type="float" office:value="362.866666666667">
                <text:p>362.866666666667</text:p>
              </table:table-cell>
              <table:table-cell office:value-type="float" office:value="324.133333333333">
                <text:p>324.133333333333</text:p>
              </table:table-cell>
            </table:table-row>
            <table:table-row>
              <table:table-cell office:value-type="string">
                <text:p> 7:32:00 PM </text:p>
              </table:table-cell>
              <table:table-cell office:value-type="float" office:value="459.4">
                <text:p>459.4</text:p>
              </table:table-cell>
              <table:table-cell office:value-type="float" office:value="407.466666666667">
                <text:p>407.466666666667</text:p>
              </table:table-cell>
              <table:table-cell office:value-type="float" office:value="441.333333333333">
                <text:p>441.333333333333</text:p>
              </table:table-cell>
            </table:table-row>
            <table:table-row>
              <table:table-cell office:value-type="string">
                <text:p> 7:32:15 PM </text:p>
              </table:table-cell>
              <table:table-cell office:value-type="float" office:value="419.133333333333">
                <text:p>419.133333333333</text:p>
              </table:table-cell>
              <table:table-cell office:value-type="float" office:value="440.4">
                <text:p>440.4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 7:32:30 PM </text:p>
              </table:table-cell>
              <table:table-cell office:value-type="float" office:value="459.866666666667">
                <text:p>459.866666666667</text:p>
              </table:table-cell>
              <table:table-cell office:value-type="float" office:value="409">
                <text:p>409</text:p>
              </table:table-cell>
              <table:table-cell office:value-type="float" office:value="545.6">
                <text:p>545.6</text:p>
              </table:table-cell>
            </table:table-row>
            <table:table-row>
              <table:table-cell office:value-type="string">
                <text:p> 7:32:45 PM </text:p>
              </table:table-cell>
              <table:table-cell office:value-type="float" office:value="320.333333333333">
                <text:p>320.333333333333</text:p>
              </table:table-cell>
              <table:table-cell office:value-type="float" office:value="407.6">
                <text:p>407.6</text:p>
              </table:table-cell>
              <table:table-cell office:value-type="float" office:value="320.266666666667">
                <text:p>320.266666666667</text:p>
              </table:table-cell>
            </table:table-row>
            <table:table-row>
              <table:table-cell office:value-type="string">
                <text:p> 7:33:00 PM </text:p>
              </table:table-cell>
              <table:table-cell office:value-type="float" office:value="301.6">
                <text:p>301.6</text:p>
              </table:table-cell>
              <table:table-cell office:value-type="float" office:value="286.933333333333">
                <text:p>286.933333333333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 7:33:15 PM </text:p>
              </table:table-cell>
              <table:table-cell office:value-type="float" office:value="417.2">
                <text:p>417.2</text:p>
              </table:table-cell>
              <table:table-cell office:value-type="float" office:value="336.333333333333">
                <text:p>336.333333333333</text:p>
              </table:table-cell>
              <table:table-cell office:value-type="float" office:value="420.333333333333">
                <text:p>420.333333333333</text:p>
              </table:table-cell>
            </table:table-row>
            <table:table-row>
              <table:table-cell office:value-type="string">
                <text:p> 7:33:30 PM </text:p>
              </table:table-cell>
              <table:table-cell office:value-type="float" office:value="557.533333333333">
                <text:p>557.533333333333</text:p>
              </table:table-cell>
              <table:table-cell office:value-type="float" office:value="499.6">
                <text:p>499.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7:33:45 PM </text:p>
              </table:table-cell>
              <table:table-cell office:value-type="float" office:value="352.533333333333">
                <text:p>352.533333333333</text:p>
              </table:table-cell>
              <table:table-cell office:value-type="float" office:value="309.333333333333">
                <text:p>309.333333333333</text:p>
              </table:table-cell>
              <table:table-cell office:value-type="float" office:value="334.666666666667">
                <text:p>334.666666666667</text:p>
              </table:table-cell>
            </table:table-row>
            <table:table-row>
              <table:table-cell office:value-type="string">
                <text:p> 7:34:00 PM </text:p>
              </table:table-cell>
              <table:table-cell office:value-type="float" office:value="430.333333333333">
                <text:p>430.333333333333</text:p>
              </table:table-cell>
              <table:table-cell office:value-type="float" office:value="574.333333333333">
                <text:p>574.333333333333</text:p>
              </table:table-cell>
              <table:table-cell office:value-type="float" office:value="422.6">
                <text:p>422.6</text:p>
              </table:table-cell>
            </table:table-row>
            <table:table-row>
              <table:table-cell office:value-type="string">
                <text:p> 7:34:15 PM </text:p>
              </table:table-cell>
              <table:table-cell office:value-type="float" office:value="466.4">
                <text:p>466.4</text:p>
              </table:table-cell>
              <table:table-cell office:value-type="float" office:value="340.533333333333">
                <text:p>340.533333333333</text:p>
              </table:table-cell>
              <table:table-cell office:value-type="float" office:value="349.333333333333">
                <text:p>349.333333333333</text:p>
              </table:table-cell>
            </table:table-row>
            <table:table-row>
              <table:table-cell office:value-type="string">
                <text:p> 7:34:30 PM </text:p>
              </table:table-cell>
              <table:table-cell office:value-type="float" office:value="251.8">
                <text:p>251.8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405.4">
                <text:p>405.4</text:p>
              </table:table-cell>
            </table:table-row>
            <table:table-row>
              <table:table-cell office:value-type="string">
                <text:p> 7:34:45 PM </text:p>
              </table:table-cell>
              <table:table-cell office:value-type="float" office:value="258.533333333333">
                <text:p>258.533333333333</text:p>
              </table:table-cell>
              <table:table-cell office:value-type="float" office:value="348.333333333333">
                <text:p>348.333333333333</text:p>
              </table:table-cell>
              <table:table-cell office:value-type="float" office:value="310.933333333333">
                <text:p>310.933333333333</text:p>
              </table:table-cell>
            </table:table-row>
            <table:table-row>
              <table:table-cell office:value-type="string">
                <text:p> 7:35:00 PM </text:p>
              </table:table-cell>
              <table:table-cell office:value-type="float" office:value="466.8">
                <text:p>466.8</text:p>
              </table:table-cell>
              <table:table-cell office:value-type="float" office:value="385.8">
                <text:p>385.8</text:p>
              </table:table-cell>
              <table:table-cell office:value-type="float" office:value="356.733333333333">
                <text:p>356.733333333333</text:p>
              </table:table-cell>
            </table:table-row>
            <table:table-row>
              <table:table-cell office:value-type="string">
                <text:p> 7:35:15 PM 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341.266666666667">
                <text:p>341.266666666667</text:p>
              </table:table-cell>
              <table:table-cell office:value-type="float" office:value="352.466666666667">
                <text:p>352.466666666667</text:p>
              </table:table-cell>
            </table:table-row>
            <table:table-row>
              <table:table-cell office:value-type="string">
                <text:p> 7:35:30 PM </text:p>
              </table:table-cell>
              <table:table-cell office:value-type="float" office:value="548.6">
                <text:p>548.6</text:p>
              </table:table-cell>
              <table:table-cell office:value-type="float" office:value="411.4">
                <text:p>411.4</text:p>
              </table:table-cell>
              <table:table-cell office:value-type="float" office:value="451.333333333333">
                <text:p>451.333333333333</text:p>
              </table:table-cell>
            </table:table-row>
            <table:table-row>
              <table:table-cell office:value-type="string">
                <text:p> 7:35:45 PM </text:p>
              </table:table-cell>
              <table:table-cell office:value-type="float" office:value="314.933333333333">
                <text:p>314.933333333333</text:p>
              </table:table-cell>
              <table:table-cell office:value-type="float" office:value="521.333333333333">
                <text:p>521.333333333333</text:p>
              </table:table-cell>
              <table:table-cell office:value-type="float" office:value="391.533333333333">
                <text:p>391.533333333333</text:p>
              </table:table-cell>
            </table:table-row>
            <table:table-row>
              <table:table-cell office:value-type="string">
                <text:p> 7:36:00 PM </text:p>
              </table:table-cell>
              <table:table-cell office:value-type="float" office:value="484.266666666667">
                <text:p>484.266666666667</text:p>
              </table:table-cell>
              <table:table-cell office:value-type="float" office:value="432.133333333333">
                <text:p>432.133333333333</text:p>
              </table:table-cell>
              <table:table-cell office:value-type="float" office:value="453.666666666667">
                <text:p>453.666666666667</text:p>
              </table:table-cell>
            </table:table-row>
            <table:table-row>
              <table:table-cell office:value-type="string">
                <text:p> 7:36:15 PM </text:p>
              </table:table-cell>
              <table:table-cell office:value-type="float" office:value="473.8">
                <text:p>473.8</text:p>
              </table:table-cell>
              <table:table-cell office:value-type="float" office:value="476.466666666667">
                <text:p>476.466666666667</text:p>
              </table:table-cell>
              <table:table-cell office:value-type="float" office:value="461.933333333333">
                <text:p>461.933333333333</text:p>
              </table:table-cell>
            </table:table-row>
            <table:table-row>
              <table:table-cell office:value-type="string">
                <text:p> 7:36:30 PM </text:p>
              </table:table-cell>
              <table:table-cell office:value-type="float" office:value="488.666666666667">
                <text:p>488.666666666667</text:p>
              </table:table-cell>
              <table:table-cell office:value-type="float" office:value="455.8">
                <text:p>455.8</text:p>
              </table:table-cell>
              <table:table-cell office:value-type="float" office:value="477.866666666667">
                <text:p>477.866666666667</text:p>
              </table:table-cell>
            </table:table-row>
            <table:table-row>
              <table:table-cell office:value-type="string">
                <text:p> 7:36:45 PM </text:p>
              </table:table-cell>
              <table:table-cell office:value-type="float" office:value="402.6">
                <text:p>402.6</text:p>
              </table:table-cell>
              <table:table-cell office:value-type="float" office:value="562.933333333333">
                <text:p>562.933333333333</text:p>
              </table:table-cell>
              <table:table-cell office:value-type="float" office:value="531.533333333333">
                <text:p>531.533333333333</text:p>
              </table:table-cell>
            </table:table-row>
            <table:table-row>
              <table:table-cell office:value-type="string">
                <text:p> 7:37:00 PM </text:p>
              </table:table-cell>
              <table:table-cell office:value-type="float" office:value="107.8">
                <text:p>107.8</text:p>
              </table:table-cell>
              <table:table-cell office:value-type="float" office:value="108.466666666667">
                <text:p>108.466666666667</text:p>
              </table:table-cell>
              <table:table-cell office:value-type="float" office:value="14.4666666666667">
                <text:p>14.4666666666667</text:p>
              </table:table-cell>
            </table:table-row>
            <table:table-row>
              <table:table-cell office:value-type="string">
                <text:p> 7:37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7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7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8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7:38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189cm" svg:height="16.981cm" xlink:href=".." xlink:type="simple" chart:class="chart:line" chart:column-mapping="0 1" chart:style-name="ch1">
        <chart:title svg:x="13.476cm" svg:y="0.475cm" chart:style-name="ch2">
          <text:p>Message rates </text:p>
        </chart:title>
        <chart:legend chart:legend-position="end" svg:x="25.326cm" svg:y="7.693cm" style:legend-expansion="high" chart:style-name="ch3"/>
        <chart:plot-area chart:style-name="ch4" table:cell-range-address="Experiment_Phase_2.B211:Experiment_Phase_2.E251" chart:data-source-has-labels="both" svg:x="1.614cm" svg:y="1.593cm" svg:width="23.109cm" svg:height="14.068cm">
          <chartooo:coordinate-region svg:x="3.524cm" svg:y="1.792cm" svg:width="21.199cm" svg:height="13.188cm"/>
          <chart:axis chart:dimension="x" chart:name="primary-x" chart:style-name="ch5" chartooo:axis-type="auto">
            <chartooo:date-scale/>
            <chart:title svg:x="12.754cm" svg:y="16cm" chart:style-name="ch6">
              <text:p>Time</text:p>
            </chart:title>
            <chart:categories table:cell-range-address="Experiment_Phase_2.E211:Experiment_Phase_2.E251"/>
            <chart:grid chart:style-name="ch7" chart:class="major"/>
          </chart:axis>
          <chart:axis chart:dimension="y" chart:name="primary-y" chart:style-name="ch8">
            <chart:title svg:x="0.451cm" svg:y="9.624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2.B212:Experiment_Phase_2.B251" chart:label-cell-address="Experiment_Phase_2.B211:Experiment_Phase_2.B211" chart:class="chart:line">
            <chart:data-point chart:repeated="40"/>
          </chart:series>
          <chart:series chart:style-name="ch11" chart:values-cell-range-address="Experiment_Phase_2.C212:Experiment_Phase_2.C251" chart:label-cell-address="Experiment_Phase_2.C211:Experiment_Phase_2.C211" chart:class="chart:line">
            <chart:data-point chart:repeated="40"/>
          </chart:series>
          <chart:series chart:style-name="ch12" chart:values-cell-range-address="Experiment_Phase_2.D212:Experiment_Phase_2.D251" chart:label-cell-address="Experiment_Phase_2.D211:Experiment_Phase_2.D21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Frequency</text:p>
                <draw:g>
                  <svg:desc>Experiment_Phase_2.B211:Experiment_Phase_2.B211</svg:desc>
                </draw:g>
              </table:table-cell>
              <table:table-cell office:value-type="string">
                <text:p>Consuming_Frequency</text:p>
                <draw:g>
                  <svg:desc>Experiment_Phase_2.C211:Experiment_Phase_2.C211</svg:desc>
                </draw:g>
              </table:table-cell>
              <table:table-cell office:value-type="string">
                <text:p>DB_Insert_Frequency</text:p>
                <draw:g>
                  <svg:desc>Experiment_Phase_2.D211:Experiment_Phase_2.D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2.E211:Experiment_Phase_2.E251</svg:desc>
                </draw:g>
              </table:table-cell>
              <table:table-cell office:value-type="float" office:value="0">
                <text:p>0</text:p>
                <draw:g>
                  <svg:desc>Experiment_Phase_2.B212:Experiment_Phase_2.B251</svg:desc>
                </draw:g>
              </table:table-cell>
              <table:table-cell office:value-type="float" office:value="0">
                <text:p>0</text:p>
                <draw:g>
                  <svg:desc>Experiment_Phase_2.C212:Experiment_Phase_2.C251</svg:desc>
                </draw:g>
              </table:table-cell>
              <table:table-cell office:value-type="float" office:value="0">
                <text:p>0</text:p>
                <draw:g>
                  <svg:desc>Experiment_Phase_2.D212:Experiment_Phase_2.D251</svg:desc>
                </draw:g>
              </table:table-cell>
            </table:table-row>
            <table:table-row>
              <table:table-cell office:value-type="string">
                <text:p> 6:2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2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2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2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2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23:15 PM 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0.8">
                <text:p>0.8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string">
                <text:p> 6:23:30 PM </text:p>
              </table:table-cell>
              <table:table-cell office:value-type="float" office:value="388.266666666667">
                <text:p>388.266666666667</text:p>
              </table:table-cell>
              <table:table-cell office:value-type="float" office:value="313.533333333333">
                <text:p>313.533333333333</text:p>
              </table:table-cell>
              <table:table-cell office:value-type="float" office:value="414.933333333333">
                <text:p>414.933333333333</text:p>
              </table:table-cell>
            </table:table-row>
            <table:table-row>
              <table:table-cell office:value-type="string">
                <text:p> 6:23:45 PM </text:p>
              </table:table-cell>
              <table:table-cell office:value-type="float" office:value="433.533333333333">
                <text:p>433.533333333333</text:p>
              </table:table-cell>
              <table:table-cell office:value-type="float" office:value="448.6">
                <text:p>448.6</text:p>
              </table:table-cell>
              <table:table-cell office:value-type="float" office:value="359.733333333333">
                <text:p>359.733333333333</text:p>
              </table:table-cell>
            </table:table-row>
            <table:table-row>
              <table:table-cell office:value-type="string">
                <text:p> 6:24:00 PM </text:p>
              </table:table-cell>
              <table:table-cell office:value-type="float" office:value="457.866666666667">
                <text:p>457.866666666667</text:p>
              </table:table-cell>
              <table:table-cell office:value-type="float" office:value="304.8">
                <text:p>304.8</text:p>
              </table:table-cell>
              <table:table-cell office:value-type="float" office:value="436.333333333333">
                <text:p>436.333333333333</text:p>
              </table:table-cell>
            </table:table-row>
            <table:table-row>
              <table:table-cell office:value-type="string">
                <text:p> 6:24:15 PM </text:p>
              </table:table-cell>
              <table:table-cell office:value-type="float" office:value="173.266666666667">
                <text:p>173.266666666667</text:p>
              </table:table-cell>
              <table:table-cell office:value-type="float" office:value="224.133333333333">
                <text:p>224.133333333333</text:p>
              </table:table-cell>
              <table:table-cell office:value-type="float" office:value="160.133333333333">
                <text:p>160.133333333333</text:p>
              </table:table-cell>
            </table:table-row>
            <table:table-row>
              <table:table-cell office:value-type="string">
                <text:p> 6:24:30 PM </text:p>
              </table:table-cell>
              <table:table-cell office:value-type="float" office:value="450.8">
                <text:p>450.8</text:p>
              </table:table-cell>
              <table:table-cell office:value-type="float" office:value="381.066666666667">
                <text:p>381.066666666667</text:p>
              </table:table-cell>
              <table:table-cell office:value-type="float" office:value="483.2">
                <text:p>483.2</text:p>
              </table:table-cell>
            </table:table-row>
            <table:table-row>
              <table:table-cell office:value-type="string">
                <text:p> 6:24:45 PM 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302.533333333333">
                <text:p>302.53333333333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6:25:00 PM </text:p>
              </table:table-cell>
              <table:table-cell office:value-type="float" office:value="386.266666666667">
                <text:p>386.266666666667</text:p>
              </table:table-cell>
              <table:table-cell office:value-type="float" office:value="503.933333333333">
                <text:p>503.933333333333</text:p>
              </table:table-cell>
              <table:table-cell office:value-type="float" office:value="330.4">
                <text:p>330.4</text:p>
              </table:table-cell>
            </table:table-row>
            <table:table-row>
              <table:table-cell office:value-type="string">
                <text:p> 6:25:15 PM </text:p>
              </table:table-cell>
              <table:table-cell office:value-type="float" office:value="217.466666666667">
                <text:p>217.466666666667</text:p>
              </table:table-cell>
              <table:table-cell office:value-type="float" office:value="110.2">
                <text:p>110.2</text:p>
              </table:table-cell>
              <table:table-cell office:value-type="float" office:value="278.066666666667">
                <text:p>278.066666666667</text:p>
              </table:table-cell>
            </table:table-row>
            <table:table-row>
              <table:table-cell office:value-type="string">
                <text:p> 6:25:30 PM </text:p>
              </table:table-cell>
              <table:table-cell office:value-type="float" office:value="472.2">
                <text:p>472.2</text:p>
              </table:table-cell>
              <table:table-cell office:value-type="float" office:value="347.466666666667">
                <text:p>347.46666666666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6:25:45 PM </text:p>
              </table:table-cell>
              <table:table-cell office:value-type="float" office:value="455.066666666667">
                <text:p>455.066666666667</text:p>
              </table:table-cell>
              <table:table-cell office:value-type="float" office:value="476.866666666667">
                <text:p>476.86666666666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 6:26:00 PM </text:p>
              </table:table-cell>
              <table:table-cell office:value-type="float" office:value="397.066666666667">
                <text:p>397.066666666667</text:p>
              </table:table-cell>
              <table:table-cell office:value-type="float" office:value="364.133333333333">
                <text:p>364.133333333333</text:p>
              </table:table-cell>
              <table:table-cell office:value-type="float" office:value="382.666666666667">
                <text:p>382.666666666667</text:p>
              </table:table-cell>
            </table:table-row>
            <table:table-row>
              <table:table-cell office:value-type="string">
                <text:p> 6:26:15 PM </text:p>
              </table:table-cell>
              <table:table-cell office:value-type="float" office:value="310.6">
                <text:p>310.6</text:p>
              </table:table-cell>
              <table:table-cell office:value-type="float" office:value="412.533333333333">
                <text:p>412.533333333333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 6:26:30 PM </text:p>
              </table:table-cell>
              <table:table-cell office:value-type="float" office:value="520.2">
                <text:p>520.2</text:p>
              </table:table-cell>
              <table:table-cell office:value-type="float" office:value="375.733333333333">
                <text:p>375.733333333333</text:p>
              </table:table-cell>
              <table:table-cell office:value-type="float" office:value="388.2">
                <text:p>388.2</text:p>
              </table:table-cell>
            </table:table-row>
            <table:table-row>
              <table:table-cell office:value-type="string">
                <text:p> 6:26:45 PM </text:p>
              </table:table-cell>
              <table:table-cell office:value-type="float" office:value="164.466666666667">
                <text:p>164.466666666667</text:p>
              </table:table-cell>
              <table:table-cell office:value-type="float" office:value="342.2">
                <text:p>342.2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 6:27:00 PM </text:p>
              </table:table-cell>
              <table:table-cell office:value-type="float" office:value="340.133333333333">
                <text:p>340.133333333333</text:p>
              </table:table-cell>
              <table:table-cell office:value-type="float" office:value="258.266666666667">
                <text:p>258.26666666666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 6:27:15 PM </text:p>
              </table:table-cell>
              <table:table-cell office:value-type="float" office:value="294.333333333333">
                <text:p>294.333333333333</text:p>
              </table:table-cell>
              <table:table-cell office:value-type="float" office:value="473.733333333333">
                <text:p>473.733333333333</text:p>
              </table:table-cell>
              <table:table-cell office:value-type="float" office:value="281.133333333333">
                <text:p>281.133333333333</text:p>
              </table:table-cell>
            </table:table-row>
            <table:table-row>
              <table:table-cell office:value-type="string">
                <text:p> 6:27:30 PM </text:p>
              </table:table-cell>
              <table:table-cell office:value-type="float" office:value="437.066666666667">
                <text:p>437.066666666667</text:p>
              </table:table-cell>
              <table:table-cell office:value-type="float" office:value="336.066666666667">
                <text:p>336.066666666667</text:p>
              </table:table-cell>
              <table:table-cell office:value-type="float" office:value="435.8">
                <text:p>435.8</text:p>
              </table:table-cell>
            </table:table-row>
            <table:table-row>
              <table:table-cell office:value-type="string">
                <text:p> 6:27:45 PM </text:p>
              </table:table-cell>
              <table:table-cell office:value-type="float" office:value="362">
                <text:p>362</text:p>
              </table:table-cell>
              <table:table-cell office:value-type="float" office:value="404.933333333333">
                <text:p>404.933333333333</text:p>
              </table:table-cell>
              <table:table-cell office:value-type="float" office:value="278.733333333333">
                <text:p>278.733333333333</text:p>
              </table:table-cell>
            </table:table-row>
            <table:table-row>
              <table:table-cell office:value-type="string">
                <text:p> 6:28:00 PM </text:p>
              </table:table-cell>
              <table:table-cell office:value-type="float" office:value="444">
                <text:p>444</text:p>
              </table:table-cell>
              <table:table-cell office:value-type="float" office:value="439.133333333333">
                <text:p>439.133333333333</text:p>
              </table:table-cell>
              <table:table-cell office:value-type="float" office:value="464.733333333333">
                <text:p>464.733333333333</text:p>
              </table:table-cell>
            </table:table-row>
            <table:table-row>
              <table:table-cell office:value-type="string">
                <text:p> 6:28:15 PM </text:p>
              </table:table-cell>
              <table:table-cell office:value-type="float" office:value="224.4">
                <text:p>224.4</text:p>
              </table:table-cell>
              <table:table-cell office:value-type="float" office:value="465.933333333333">
                <text:p>465.933333333333</text:p>
              </table:table-cell>
              <table:table-cell office:value-type="float" office:value="396.8">
                <text:p>396.8</text:p>
              </table:table-cell>
            </table:table-row>
            <table:table-row>
              <table:table-cell office:value-type="string">
                <text:p> 6:28:30 PM </text:p>
              </table:table-cell>
              <table:table-cell office:value-type="float" office:value="427.666666666667">
                <text:p>427.666666666667</text:p>
              </table:table-cell>
              <table:table-cell office:value-type="float" office:value="347.2">
                <text:p>347.2</text:p>
              </table:table-cell>
              <table:table-cell office:value-type="float" office:value="564.533333333333">
                <text:p>564.533333333333</text:p>
              </table:table-cell>
            </table:table-row>
            <table:table-row>
              <table:table-cell office:value-type="string">
                <text:p> 6:28:45 PM </text:p>
              </table:table-cell>
              <table:table-cell office:value-type="float" office:value="699.6">
                <text:p>699.6</text:p>
              </table:table-cell>
              <table:table-cell office:value-type="float" office:value="417.733333333333">
                <text:p>417.73333333333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 6:29:00 PM </text:p>
              </table:table-cell>
              <table:table-cell office:value-type="float" office:value="336.2">
                <text:p>336.2</text:p>
              </table:table-cell>
              <table:table-cell office:value-type="float" office:value="496.4">
                <text:p>496.4</text:p>
              </table:table-cell>
              <table:table-cell office:value-type="float" office:value="343.333333333333">
                <text:p>343.333333333333</text:p>
              </table:table-cell>
            </table:table-row>
            <table:table-row>
              <table:table-cell office:value-type="string">
                <text:p> 6:29:15 PM </text:p>
              </table:table-cell>
              <table:table-cell office:value-type="float" office:value="523.2">
                <text:p>523.2</text:p>
              </table:table-cell>
              <table:table-cell office:value-type="float" office:value="521.066666666667">
                <text:p>521.066666666667</text:p>
              </table:table-cell>
              <table:table-cell office:value-type="float" office:value="490.533333333333">
                <text:p>490.533333333333</text:p>
              </table:table-cell>
            </table:table-row>
            <table:table-row>
              <table:table-cell office:value-type="string">
                <text:p> 6:29:30 PM </text:p>
              </table:table-cell>
              <table:table-cell office:value-type="float" office:value="453.6">
                <text:p>453.6</text:p>
              </table:table-cell>
              <table:table-cell office:value-type="float" office:value="491.533333333333">
                <text:p>491.533333333333</text:p>
              </table:table-cell>
              <table:table-cell office:value-type="float" office:value="432.933333333333">
                <text:p>432.933333333333</text:p>
              </table:table-cell>
            </table:table-row>
            <table:table-row>
              <table:table-cell office:value-type="string">
                <text:p> 6:29:45 PM </text:p>
              </table:table-cell>
              <table:table-cell office:value-type="float" office:value="493.333333333333">
                <text:p>493.333333333333</text:p>
              </table:table-cell>
              <table:table-cell office:value-type="float" office:value="468.133333333333">
                <text:p>468.13333333333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 6:30:00 PM </text:p>
              </table:table-cell>
              <table:table-cell office:value-type="float" office:value="471.133333333333">
                <text:p>471.133333333333</text:p>
              </table:table-cell>
              <table:table-cell office:value-type="float" office:value="486.2">
                <text:p>486.2</text:p>
              </table:table-cell>
              <table:table-cell office:value-type="float" office:value="524.533333333333">
                <text:p>524.533333333333</text:p>
              </table:table-cell>
            </table:table-row>
            <table:table-row>
              <table:table-cell office:value-type="string">
                <text:p> 6:30:15 PM </text:p>
              </table:table-cell>
              <table:table-cell office:value-type="float" office:value="372.466666666667">
                <text:p>372.466666666667</text:p>
              </table:table-cell>
              <table:table-cell office:value-type="float" office:value="628.2">
                <text:p>628.2</text:p>
              </table:table-cell>
              <table:table-cell office:value-type="float" office:value="482.4">
                <text:p>482.4</text:p>
              </table:table-cell>
            </table:table-row>
            <table:table-row>
              <table:table-cell office:value-type="string">
                <text:p> 6:30:30 PM 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56.9333333333333">
                <text:p>56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0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1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1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31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1cm" svg:y="0.316cm" chart:style-name="ch2">
          <text:p>Instability Frequencies</text:p>
        </chart:title>
        <chart:legend chart:legend-position="end" svg:x="12.149cm" svg:y="4.201cm" style:legend-expansion="high" chart:style-name="ch3"/>
        <chart:plot-area chart:style-name="ch4" table:cell-range-address="Experiment_Phase_1.B421:Experiment_Phase_1.C431" chart:data-source-has-labels="both" svg:x="1.331cm" svg:y="1.275cm" svg:width="10.498cm" svg:height="6.564cm">
          <chartooo:coordinate-region svg:x="2.138cm" svg:y="1.474cm" svg:width="9.691cm" svg:height="5.718cm"/>
          <chart:axis chart:dimension="x" chart:name="primary-x" chart:style-name="ch5" chartooo:axis-type="auto">
            <chartooo:date-scale/>
            <chart:title svg:x="5.689cm" svg:y="8.019cm" chart:style-name="ch6">
              <text:p>Consumers</text:p>
            </chart:title>
            <chart:categories table:cell-range-address="Experiment_Phase_1.B422:Experiment_Phase_1.B431"/>
            <chart:grid chart:style-name="ch7" chart:class="major"/>
          </chart:axis>
          <chart:axis chart:dimension="y" chart:name="primary-y" chart:style-name="ch8">
            <chart:title svg:x="0.451cm" svg:y="5.554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C422:Experiment_Phase_1.C431" chart:label-cell-address="Experiment_Phase_1.C421:Experiment_Phase_1.C42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bility frequency</text:p>
                <draw:g>
                  <svg:desc>Experiment_Phase_1.C421:Experiment_Phase_1.C4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eriment_Phase_1.B422:Experiment_Phase_1.B431</svg:desc>
                </draw:g>
              </table:table-cell>
              <table:table-cell office:value-type="float" office:value="540">
                <text:p>540</text:p>
                <draw:g>
                  <svg:desc>Experiment_Phase_1.C422:Experiment_Phase_1.C4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51cm" svg:height="12.572cm" xlink:href=".." xlink:type="simple" chart:class="chart:bar" chart:style-name="ch1">
        <chart:title svg:x="8.737cm" svg:y="0.387cm" chart:style-name="ch2">
          <text:p>Average message rates</text:p>
        </chart:title>
        <chart:legend chart:legend-position="end" svg:x="19.082cm" svg:y="5.489cm" style:legend-expansion="high" chart:style-name="ch3"/>
        <chart:plot-area chart:style-name="ch4" table:cell-range-address="Experiment_Phase_2.C253:Experiment_Phase_2.H254 Experiment_Phase_2.B253:Experiment_Phase_2.B254 Experiment_Phase_2.B257:Experiment_Phase_2.H257 Experiment_Phase_2.B260:Experiment_Phase_2.H260" chart:data-source-has-labels="both" svg:x="1.458cm" svg:y="1.417cm" svg:width="17.177cm" svg:height="9.923cm">
          <chartooo:coordinate-region svg:x="2.265cm" svg:y="1.616cm" svg:width="16.37cm" svg:height="9.077cm"/>
          <chart:axis chart:dimension="x" chart:name="primary-x" chart:style-name="ch5" chartooo:axis-type="auto">
            <chartooo:date-scale/>
            <chart:title svg:x="7.541cm" svg:y="11.591cm" chart:style-name="ch6">
              <text:p>Experiment (producing frequency)</text:p>
            </chart:title>
            <chart:categories table:cell-range-address="Experiment_Phase_2.C253:Experiment_Phase_2.H253"/>
          </chart:axis>
          <chart:axis chart:dimension="y" chart:name="primary-y" chart:style-name="ch7">
            <chart:title svg:x="0.451cm" svg:y="8.022cm" chart:style-name="ch8">
              <text:p>Average Messages / s</text:p>
            </chart:title>
            <chart:grid chart:style-name="ch9" chart:class="major"/>
          </chart:axis>
          <chart:series chart:style-name="ch10" chart:values-cell-range-address="Experiment_Phase_2.C254:Experiment_Phase_2.H254" chart:label-cell-address="Experiment_Phase_2.B254:Experiment_Phase_2.B254" chart:class="chart:bar">
            <chart:data-point chart:repeated="6"/>
          </chart:series>
          <chart:series chart:style-name="ch11" chart:values-cell-range-address="Experiment_Phase_2.C257:Experiment_Phase_2.H257" chart:label-cell-address="Experiment_Phase_2.B257:Experiment_Phase_2.B257" chart:class="chart:bar">
            <chart:data-point chart:repeated="6"/>
          </chart:series>
          <chart:series chart:style-name="ch12" chart:values-cell-range-address="Experiment_Phase_2.C260:Experiment_Phase_2.H260" chart:label-cell-address="Experiment_Phase_2.B260:Experiment_Phase_2.B26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0.1">
                <text:p>120.1</text:p>
                <draw:g>
                  <svg:desc>Experiment_Phase_2.C253:Experiment_Phase_2.H253</svg:desc>
                </draw:g>
              </table:table-cell>
              <table:table-cell office:value-type="float" office:value="240.1">
                <text:p>240.1</text:p>
              </table:table-cell>
              <table:table-cell office:value-type="float" office:value="300.1">
                <text:p>300.1</text:p>
              </table:table-cell>
              <table:table-cell office:value-type="float" office:value="360.1">
                <text:p>360.1</text:p>
              </table:table-cell>
              <table:table-cell office:value-type="float" office:value="420.1">
                <text:p>420.1</text:p>
              </table:table-cell>
              <table:table-cell office:value-type="float" office:value="480.1">
                <text:p>480.1</text:p>
              </table:table-cell>
            </table:table-row>
          </table:table-header-rows>
          <table:table-rows>
            <table:table-row>
              <table:table-cell office:value-type="string">
                <text:p>Input_Avg</text:p>
                <draw:g>
                  <svg:desc>Experiment_Phase_2.B254:Experiment_Phase_2.B254</svg:desc>
                </draw:g>
              </table:table-cell>
              <table:table-cell office:value-type="float" office:value="123.69696969697">
                <text:p>123.69696969697</text:p>
                <draw:g>
                  <svg:desc>Experiment_Phase_2.C254:Experiment_Phase_2.H254</svg:desc>
                </draw:g>
              </table:table-cell>
              <table:table-cell office:value-type="float" office:value="246.472727272727">
                <text:p>246.472727272727</text:p>
              </table:table-cell>
              <table:table-cell office:value-type="float" office:value="308.030303030303">
                <text:p>308.030303030303</text:p>
              </table:table-cell>
              <table:table-cell office:value-type="float" office:value="367.093939393939">
                <text:p>367.093939393939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397.245238095238">
                <text:p>397.245238095238</text:p>
              </table:table-cell>
            </table:table-row>
            <table:table-row>
              <table:table-cell office:value-type="string">
                <text:p>Consuming_Avg</text:p>
                <draw:g>
                  <svg:desc>Experiment_Phase_2.B257:Experiment_Phase_2.B257</svg:desc>
                </draw:g>
              </table:table-cell>
              <table:table-cell office:value-type="float" office:value="123.730303030303">
                <text:p>123.730303030303</text:p>
                <draw:g>
                  <svg:desc>Experiment_Phase_2.C257:Experiment_Phase_2.H257</svg:desc>
                </draw:g>
              </table:table-cell>
              <table:table-cell office:value-type="float" office:value="246.166666666667">
                <text:p>246.166666666667</text:p>
              </table:table-cell>
              <table:table-cell office:value-type="float" office:value="307.581818181818">
                <text:p>307.581818181818</text:p>
              </table:table-cell>
              <table:table-cell office:value-type="float" office:value="363.648484848485">
                <text:p>363.648484848485</text:p>
              </table:table-cell>
              <table:table-cell office:value-type="float" office:value="403.247222222222">
                <text:p>403.247222222222</text:p>
              </table:table-cell>
              <table:table-cell office:value-type="float" office:value="397.938095238095">
                <text:p>397.938095238095</text:p>
              </table:table-cell>
            </table:table-row>
            <table:table-row>
              <table:table-cell office:value-type="string">
                <text:p>DB_Avg</text:p>
                <draw:g>
                  <svg:desc>Experiment_Phase_2.B260:Experiment_Phase_2.B260</svg:desc>
                </draw:g>
              </table:table-cell>
              <table:table-cell office:value-type="float" office:value="123.654545454546">
                <text:p>123.654545454546</text:p>
                <draw:g>
                  <svg:desc>Experiment_Phase_2.C260:Experiment_Phase_2.H260</svg:desc>
                </draw:g>
              </table:table-cell>
              <table:table-cell office:value-type="float" office:value="245.781818181818">
                <text:p>245.781818181818</text:p>
              </table:table-cell>
              <table:table-cell office:value-type="float" office:value="305.672727272727">
                <text:p>305.672727272727</text:p>
              </table:table-cell>
              <table:table-cell office:value-type="float" office:value="363.136363636364">
                <text:p>363.136363636364</text:p>
              </table:table-cell>
              <table:table-cell office:value-type="float" office:value="402.438888888889">
                <text:p>402.438888888889</text:p>
              </table:table-cell>
              <table:table-cell office:value-type="float" office:value="396.380952380952">
                <text:p>396.3809523809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81cm" svg:height="12.533cm" xlink:href=".." xlink:type="simple" chart:class="chart:bar" chart:style-name="ch1">
        <chart:title svg:x="8.398cm" svg:y="0.386cm" chart:style-name="ch2">
          <text:p>Variance of message rates</text:p>
        </chart:title>
        <chart:legend chart:legend-position="end" svg:x="19.092cm" svg:y="5.469cm" style:legend-expansion="high" chart:style-name="ch3"/>
        <chart:plot-area chart:style-name="ch4" table:cell-range-address="Experiment_Phase_2.C253:Experiment_Phase_2.H253 Experiment_Phase_2.B255:Experiment_Phase_2.H255 Experiment_Phase_2.B258:Experiment_Phase_2.H258 Experiment_Phase_2.B261:Experiment_Phase_2.H261" chart:data-source-has-labels="both" svg:x="1.456cm" svg:y="1.415cm" svg:width="17.191cm" svg:height="9.887cm">
          <chartooo:coordinate-region svg:x="2.633cm" svg:y="1.614cm" svg:width="16.014cm" svg:height="9.041cm"/>
          <chart:axis chart:dimension="x" chart:name="primary-x" chart:style-name="ch5" chartooo:axis-type="auto">
            <chartooo:date-scale/>
            <chart:title svg:x="7.546cm" svg:y="11.552cm" chart:style-name="ch6">
              <text:p>Experiment (producing frequency)</text:p>
            </chart:title>
            <chart:categories table:cell-range-address="Experiment_Phase_2.C253:Experiment_Phase_2.H253"/>
          </chart:axis>
          <chart:axis chart:dimension="y" chart:name="primary-y" chart:style-name="ch7">
            <chart:title svg:x="0.451cm" svg:y="8.214cm" chart:style-name="ch8">
              <text:p>Variance of messages / s</text:p>
            </chart:title>
            <chart:grid chart:style-name="ch9" chart:class="major"/>
          </chart:axis>
          <chart:series chart:style-name="ch10" chart:values-cell-range-address="Experiment_Phase_2.C255:Experiment_Phase_2.H255" chart:label-cell-address="Experiment_Phase_2.B255:Experiment_Phase_2.B255" chart:class="chart:bar">
            <chart:data-point chart:repeated="6"/>
          </chart:series>
          <chart:series chart:style-name="ch11" chart:values-cell-range-address="Experiment_Phase_2.C258:Experiment_Phase_2.H258" chart:label-cell-address="Experiment_Phase_2.B258:Experiment_Phase_2.B258" chart:class="chart:bar">
            <chart:data-point chart:repeated="6"/>
          </chart:series>
          <chart:series chart:style-name="ch12" chart:values-cell-range-address="Experiment_Phase_2.C261:Experiment_Phase_2.H261" chart:label-cell-address="Experiment_Phase_2.B261:Experiment_Phase_2.B26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0.1">
                <text:p>120.1</text:p>
                <draw:g>
                  <svg:desc>Experiment_Phase_2.C253:Experiment_Phase_2.H253</svg:desc>
                </draw:g>
              </table:table-cell>
              <table:table-cell office:value-type="float" office:value="240.1">
                <text:p>240.1</text:p>
              </table:table-cell>
              <table:table-cell office:value-type="float" office:value="300.1">
                <text:p>300.1</text:p>
              </table:table-cell>
              <table:table-cell office:value-type="float" office:value="360.1">
                <text:p>360.1</text:p>
              </table:table-cell>
              <table:table-cell office:value-type="float" office:value="420.1">
                <text:p>420.1</text:p>
              </table:table-cell>
              <table:table-cell office:value-type="float" office:value="480.1">
                <text:p>480.1</text:p>
              </table:table-cell>
            </table:table-row>
          </table:table-header-rows>
          <table:table-rows>
            <table:table-row>
              <table:table-cell office:value-type="string">
                <text:p>Input_Var</text:p>
                <draw:g>
                  <svg:desc>Experiment_Phase_2.B255:Experiment_Phase_2.B255</svg:desc>
                </draw:g>
              </table:table-cell>
              <table:table-cell office:value-type="float" office:value="0.386960514233137">
                <text:p>0.386960514233137</text:p>
                <draw:g>
                  <svg:desc>Experiment_Phase_2.C255:Experiment_Phase_2.H255</svg:desc>
                </draw:g>
              </table:table-cell>
              <table:table-cell office:value-type="float" office:value="7.91915518824628">
                <text:p>7.91915518824628</text:p>
              </table:table-cell>
              <table:table-cell office:value-type="float" office:value="84.6879706152434">
                <text:p>84.6879706152434</text:p>
              </table:table-cell>
              <table:table-cell office:value-type="float" office:value="1560.88915518824">
                <text:p>1560.88915518824</text:p>
              </table:table-cell>
              <table:table-cell office:value-type="float" office:value="7336.77962962964">
                <text:p>7336.77962962964</text:p>
              </table:table-cell>
              <table:table-cell office:value-type="float" office:value="12709.1768424036">
                <text:p>12709.1768424036</text:p>
              </table:table-cell>
            </table:table-row>
            <table:table-row>
              <table:table-cell office:value-type="string">
                <text:p>Consuming_Var</text:p>
                <draw:g>
                  <svg:desc>Experiment_Phase_2.B258:Experiment_Phase_2.B258</svg:desc>
                </draw:g>
              </table:table-cell>
              <table:table-cell office:value-type="float" office:value="0.702415059687851">
                <text:p>0.702415059687851</text:p>
                <draw:g>
                  <svg:desc>Experiment_Phase_2.C258:Experiment_Phase_2.H258</svg:desc>
                </draw:g>
              </table:table-cell>
              <table:table-cell office:value-type="float" office:value="6.55787878787869">
                <text:p>6.55787878787869</text:p>
              </table:table-cell>
              <table:table-cell office:value-type="float" office:value="276.690174471992">
                <text:p>276.690174471992</text:p>
              </table:table-cell>
              <table:table-cell office:value-type="float" office:value="5171.18148760331">
                <text:p>5171.18148760331</text:p>
              </table:table-cell>
              <table:table-cell office:value-type="float" office:value="6142.61351080246">
                <text:p>6142.61351080246</text:p>
              </table:table-cell>
              <table:table-cell office:value-type="float" office:value="10838.9764852608">
                <text:p>10838.9764852608</text:p>
              </table:table-cell>
            </table:table-row>
            <table:table-row>
              <table:table-cell office:value-type="string">
                <text:p>DB_Var</text:p>
                <draw:g>
                  <svg:desc>Experiment_Phase_2.B261:Experiment_Phase_2.B261</svg:desc>
                </draw:g>
              </table:table-cell>
              <table:table-cell office:value-type="float" office:value="0.58692378328752">
                <text:p>0.58692378328752</text:p>
                <draw:g>
                  <svg:desc>Experiment_Phase_2.C261:Experiment_Phase_2.H261</svg:desc>
                </draw:g>
              </table:table-cell>
              <table:table-cell office:value-type="float" office:value="10.8796694214874">
                <text:p>10.8796694214874</text:p>
              </table:table-cell>
              <table:table-cell office:value-type="float" office:value="52.1720844811755">
                <text:p>52.1720844811755</text:p>
              </table:table-cell>
              <table:table-cell office:value-type="float" office:value="831.306051423326">
                <text:p>831.306051423326</text:p>
              </table:table-cell>
              <table:table-cell office:value-type="float" office:value="4334.34145061728">
                <text:p>4334.34145061728</text:p>
              </table:table-cell>
              <table:table-cell office:value-type="float" office:value="9185.69106575964">
                <text:p>9185.6910657596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cm" svg:height="16.953cm" xlink:href=".." xlink:type="simple" chart:class="chart:line" chart:column-mapping="1 0" chart:style-name="ch1">
        <chart:title svg:x="13.076cm" svg:y="0.475cm" chart:style-name="ch2">
          <text:p>Insert rate to DB</text:p>
        </chart:title>
        <chart:legend chart:legend-position="end" svg:x="24.737cm" svg:y="7.679cm" style:legend-expansion="high" chart:style-name="ch3"/>
        <chart:plot-area chart:style-name="ch4" table:cell-range-address="Experiment_Phase_1.B43:Experiment_Phase_1.E83" chart:data-source-has-labels="both" svg:x="1.603cm" svg:y="1.593cm" svg:width="22.542cm" svg:height="14.04cm">
          <chartooo:coordinate-region svg:x="3.513cm" svg:y="1.792cm" svg:width="20.632cm" svg:height="13.16cm"/>
          <chart:axis chart:dimension="x" chart:name="primary-x" chart:style-name="ch5" chartooo:axis-type="auto">
            <chartooo:date-scale/>
            <chart:title svg:x="12.46cm" svg:y="15.972cm" chart:style-name="ch6">
              <text:p>Time</text:p>
            </chart:title>
            <chart:categories table:cell-range-address="Experiment_Phase_1.E43:Experiment_Phase_1.E83"/>
            <chart:grid chart:style-name="ch7" chart:class="major"/>
          </chart:axis>
          <chart:axis chart:dimension="y" chart:name="primary-y" chart:style-name="ch8">
            <chart:title svg:x="0.451cm" svg:y="9.6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D44:Experiment_Phase_1.D83" chart:label-cell-address="Experiment_Phase_1.D43:Experiment_Phase_1.D43" chart:class="chart:line">
            <chart:data-point chart:repeated="40"/>
          </chart:series>
          <chart:series chart:style-name="ch11" chart:values-cell-range-address="Experiment_Phase_1.B44:Experiment_Phase_1.B83" chart:label-cell-address="Experiment_Phase_1.B43:Experiment_Phase_1.B43" chart:class="chart:line">
            <chart:data-point chart:repeated="40"/>
          </chart:series>
          <chart:series chart:style-name="ch12" chart:values-cell-range-address="Experiment_Phase_1.C44:Experiment_Phase_1.C83" chart:label-cell-address="Experiment_Phase_1.C43:Experiment_Phase_1.C43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43:Experiment_Phase_1.D43</svg:desc>
                </draw:g>
              </table:table-cell>
              <table:table-cell office:value-type="string">
                <text:p>Input_Frequency</text:p>
                <draw:g>
                  <svg:desc>Experiment_Phase_1.B43:Experiment_Phase_1.B43</svg:desc>
                </draw:g>
              </table:table-cell>
              <table:table-cell office:value-type="string">
                <text:p>Consuming_Frequency</text:p>
                <draw:g>
                  <svg:desc>Experiment_Phase_1.C43:Experiment_Phase_1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43:Experiment_Phase_1.E83</svg:desc>
                </draw:g>
              </table:table-cell>
              <table:table-cell office:value-type="float" office:value="0">
                <text:p>0</text:p>
                <draw:g>
                  <svg:desc>Experiment_Phase_1.D44:Experiment_Phase_1.D83</svg:desc>
                </draw:g>
              </table:table-cell>
              <table:table-cell office:value-type="float" office:value="0">
                <text:p>0</text:p>
                <draw:g>
                  <svg:desc>Experiment_Phase_1.B44:Experiment_Phase_1.B83</svg:desc>
                </draw:g>
              </table:table-cell>
              <table:table-cell office:value-type="float" office:value="0">
                <text:p>0</text:p>
                <draw:g>
                  <svg:desc>Experiment_Phase_1.C44:Experiment_Phase_1.C83</svg:desc>
                </draw:g>
              </table:table-cell>
            </table:table-row>
            <table:table-row>
              <table:table-cell office:value-type="string">
                <text:p> 4:2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6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6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6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6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7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7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7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7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8:00 PM 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28:15 PM </text:p>
              </table:table-cell>
              <table:table-cell office:value-type="float" office:value="60.5333333333333">
                <text:p>60.5333333333333</text:p>
              </table:table-cell>
              <table:table-cell office:value-type="float" office:value="55.4">
                <text:p>55.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 4:28:30 PM </text:p>
              </table:table-cell>
              <table:table-cell office:value-type="float" office:value="131.266666666667">
                <text:p>131.266666666667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83.2666666666667">
                <text:p>83.2666666666667</text:p>
              </table:table-cell>
            </table:table-row>
            <table:table-row>
              <table:table-cell office:value-type="string">
                <text:p> 4:28:45 PM 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68.466666666667">
                <text:p>168.466666666667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 4:29:00 PM </text:p>
              </table:table-cell>
              <table:table-cell office:value-type="float" office:value="239">
                <text:p>239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227.733333333333">
                <text:p>227.733333333333</text:p>
              </table:table-cell>
            </table:table-row>
            <table:table-row>
              <table:table-cell office:value-type="string">
                <text:p> 4:29:15 PM </text:p>
              </table:table-cell>
              <table:table-cell office:value-type="float" office:value="306.2">
                <text:p>306.2</text:p>
              </table:table-cell>
              <table:table-cell office:value-type="float" office:value="269.2">
                <text:p>269.2</text:p>
              </table:table-cell>
              <table:table-cell office:value-type="float" office:value="268.133333333333">
                <text:p>268.133333333333</text:p>
              </table:table-cell>
            </table:table-row>
            <table:table-row>
              <table:table-cell office:value-type="string">
                <text:p> 4:29:30 PM </text:p>
              </table:table-cell>
              <table:table-cell office:value-type="float" office:value="366.4">
                <text:p>366.4</text:p>
              </table:table-cell>
              <table:table-cell office:value-type="float" office:value="336.466666666667">
                <text:p>336.4666666666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 4:29:45 PM </text:p>
              </table:table-cell>
              <table:table-cell office:value-type="float" office:value="416.6">
                <text:p>416.6</text:p>
              </table:table-cell>
              <table:table-cell office:value-type="float" office:value="390.066666666667">
                <text:p>390.066666666667</text:p>
              </table:table-cell>
              <table:table-cell office:value-type="float" office:value="392.266666666667">
                <text:p>392.266666666667</text:p>
              </table:table-cell>
            </table:table-row>
            <table:table-row>
              <table:table-cell office:value-type="string">
                <text:p> 4:30:00 PM </text:p>
              </table:table-cell>
              <table:table-cell office:value-type="float" office:value="473.333333333333">
                <text:p>473.333333333333</text:p>
              </table:table-cell>
              <table:table-cell office:value-type="float" office:value="453.4">
                <text:p>453.4</text:p>
              </table:table-cell>
              <table:table-cell office:value-type="float" office:value="449.6">
                <text:p>449.6</text:p>
              </table:table-cell>
            </table:table-row>
            <table:table-row>
              <table:table-cell office:value-type="string">
                <text:p> 4:30:15 PM </text:p>
              </table:table-cell>
              <table:table-cell office:value-type="float" office:value="474">
                <text:p>474</text:p>
              </table:table-cell>
              <table:table-cell office:value-type="float" office:value="503.933333333333">
                <text:p>503.933333333333</text:p>
              </table:table-cell>
              <table:table-cell office:value-type="float" office:value="495.133333333333">
                <text:p>495.133333333333</text:p>
              </table:table-cell>
            </table:table-row>
            <table:table-row>
              <table:table-cell office:value-type="string">
                <text:p> 4:30:30 PM </text:p>
              </table:table-cell>
              <table:table-cell office:value-type="float" office:value="477.666666666667">
                <text:p>477.666666666667</text:p>
              </table:table-cell>
              <table:table-cell office:value-type="float" office:value="560.2">
                <text:p>560.2</text:p>
              </table:table-cell>
              <table:table-cell office:value-type="float" office:value="452.066666666667">
                <text:p>452.066666666667</text:p>
              </table:table-cell>
            </table:table-row>
            <table:table-row>
              <table:table-cell office:value-type="string">
                <text:p> 4:30:45 PM </text:p>
              </table:table-cell>
              <table:table-cell office:value-type="float" office:value="587.533333333333">
                <text:p>587.533333333333</text:p>
              </table:table-cell>
              <table:table-cell office:value-type="float" office:value="585.066666666667">
                <text:p>585.066666666667</text:p>
              </table:table-cell>
              <table:table-cell office:value-type="float" office:value="470.466666666667">
                <text:p>470.466666666667</text:p>
              </table:table-cell>
            </table:table-row>
            <table:table-row>
              <table:table-cell office:value-type="string">
                <text:p> 4:31:00 PM </text:p>
              </table:table-cell>
              <table:table-cell office:value-type="float" office:value="384.066666666667">
                <text:p>384.066666666667</text:p>
              </table:table-cell>
              <table:table-cell office:value-type="float" office:value="553.266666666667">
                <text:p>553.266666666667</text:p>
              </table:table-cell>
              <table:table-cell office:value-type="float" office:value="501.4">
                <text:p>501.4</text:p>
              </table:table-cell>
            </table:table-row>
            <table:table-row>
              <table:table-cell office:value-type="string">
                <text:p> 4:31:15 PM </text:p>
              </table:table-cell>
              <table:table-cell office:value-type="float" office:value="662.4">
                <text:p>662.4</text:p>
              </table:table-cell>
              <table:table-cell office:value-type="float" office:value="600.066666666667">
                <text:p>600.066666666667</text:p>
              </table:table-cell>
              <table:table-cell office:value-type="float" office:value="560.666666666667">
                <text:p>560.666666666667</text:p>
              </table:table-cell>
            </table:table-row>
            <table:table-row>
              <table:table-cell office:value-type="string">
                <text:p> 4:31:30 PM </text:p>
              </table:table-cell>
              <table:table-cell office:value-type="float" office:value="518.4">
                <text:p>518.4</text:p>
              </table:table-cell>
              <table:table-cell office:value-type="float" office:value="563.6">
                <text:p>563.6</text:p>
              </table:table-cell>
              <table:table-cell office:value-type="float" office:value="518.933333333333">
                <text:p>518.933333333333</text:p>
              </table:table-cell>
            </table:table-row>
            <table:table-row>
              <table:table-cell office:value-type="string">
                <text:p> 4:31:45 PM </text:p>
              </table:table-cell>
              <table:table-cell office:value-type="float" office:value="424.266666666667">
                <text:p>424.266666666667</text:p>
              </table:table-cell>
              <table:table-cell office:value-type="float" office:value="539.266666666667">
                <text:p>539.266666666667</text:p>
              </table:table-cell>
              <table:table-cell office:value-type="float" office:value="557.866666666667">
                <text:p>557.866666666667</text:p>
              </table:table-cell>
            </table:table-row>
            <table:table-row>
              <table:table-cell office:value-type="string">
                <text:p> 4:32:00 PM </text:p>
              </table:table-cell>
              <table:table-cell office:value-type="float" office:value="608.8">
                <text:p>608.8</text:p>
              </table:table-cell>
              <table:table-cell office:value-type="float" office:value="473.6">
                <text:p>473.6</text:p>
              </table:table-cell>
              <table:table-cell office:value-type="float" office:value="354.466666666667">
                <text:p>354.466666666667</text:p>
              </table:table-cell>
            </table:table-row>
            <table:table-row>
              <table:table-cell office:value-type="string">
                <text:p> 4:32:15 PM </text:p>
              </table:table-cell>
              <table:table-cell office:value-type="float" office:value="607.6">
                <text:p>607.6</text:p>
              </table:table-cell>
              <table:table-cell office:value-type="float" office:value="553.866666666667">
                <text:p>553.866666666667</text:p>
              </table:table-cell>
              <table:table-cell office:value-type="float" office:value="735.133333333333">
                <text:p>735.133333333333</text:p>
              </table:table-cell>
            </table:table-row>
            <table:table-row>
              <table:table-cell office:value-type="string">
                <text:p> 4:32:30 PM </text:p>
              </table:table-cell>
              <table:table-cell office:value-type="float" office:value="418.8">
                <text:p>418.8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4:32:45 PM </text:p>
              </table:table-cell>
              <table:table-cell office:value-type="float" office:value="330.2">
                <text:p>330.2</text:p>
              </table:table-cell>
              <table:table-cell office:value-type="float" office:value="342.4">
                <text:p>342.4</text:p>
              </table:table-cell>
              <table:table-cell office:value-type="float" office:value="344.466666666667">
                <text:p>344.466666666667</text:p>
              </table:table-cell>
            </table:table-row>
            <table:table-row>
              <table:table-cell office:value-type="string">
                <text:p> 4:33:00 PM </text:p>
              </table:table-cell>
              <table:table-cell office:value-type="float" office:value="265.2">
                <text:p>265.2</text:p>
              </table:table-cell>
              <table:table-cell office:value-type="float" office:value="275.666666666667">
                <text:p>275.666666666667</text:p>
              </table:table-cell>
              <table:table-cell office:value-type="float" office:value="277.333333333333">
                <text:p>277.333333333333</text:p>
              </table:table-cell>
            </table:table-row>
            <table:table-row>
              <table:table-cell office:value-type="string">
                <text:p> 4:33:15 PM </text:p>
              </table:table-cell>
              <table:table-cell office:value-type="float" office:value="193.4">
                <text:p>193.4</text:p>
              </table:table-cell>
              <table:table-cell office:value-type="float" office:value="203.4">
                <text:p>203.4</text:p>
              </table:table-cell>
              <table:table-cell office:value-type="float" office:value="206.466666666667">
                <text:p>206.466666666667</text:p>
              </table:table-cell>
            </table:table-row>
            <table:table-row>
              <table:table-cell office:value-type="string">
                <text:p> 4:33:30 PM 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51.866666666667">
                <text:p>151.866666666667</text:p>
              </table:table-cell>
              <table:table-cell office:value-type="float" office:value="154.066666666667">
                <text:p>154.066666666667</text:p>
              </table:table-cell>
            </table:table-row>
            <table:table-row>
              <table:table-cell office:value-type="string">
                <text:p> 4:33:45 PM </text:p>
              </table:table-cell>
              <table:table-cell office:value-type="float" office:value="68.6">
                <text:p>68.6</text:p>
              </table:table-cell>
              <table:table-cell office:value-type="float" office:value="79">
                <text:p>79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 4:34:00 PM 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33.7333333333333">
                <text:p>33.7333333333333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 4:3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82cm" svg:height="12.533cm" xlink:href=".." xlink:type="simple" chart:class="chart:bar" chart:style-name="ch1">
        <chart:title svg:x="7.393cm" svg:y="0.386cm" chart:style-name="ch2">
          <text:p>Standard Deviation of message rates</text:p>
        </chart:title>
        <chart:legend chart:legend-position="end" svg:x="18.484cm" svg:y="5.469cm" style:legend-expansion="high" chart:style-name="ch3"/>
        <chart:plot-area chart:style-name="ch4" table:cell-range-address="Experiment_Phase_2.C253:Experiment_Phase_2.H253 Experiment_Phase_2.B256:Experiment_Phase_2.H256 Experiment_Phase_2.B259:Experiment_Phase_2.H259 Experiment_Phase_2.B262:Experiment_Phase_2.H262" chart:data-source-has-labels="both" svg:x="1.456cm" svg:y="1.415cm" svg:width="16.583cm" svg:height="9.887cm">
          <chartooo:coordinate-region svg:x="2.263cm" svg:y="1.614cm" svg:width="15.776cm" svg:height="9.041cm"/>
          <chart:axis chart:dimension="x" chart:name="primary-x" chart:style-name="ch5" chartooo:axis-type="auto">
            <chartooo:date-scale/>
            <chart:title svg:x="7.242cm" svg:y="11.552cm" chart:style-name="ch6">
              <text:p>Experiment (producing frequency)</text:p>
            </chart:title>
            <chart:categories table:cell-range-address="Experiment_Phase_2.C253:Experiment_Phase_2.H253"/>
          </chart:axis>
          <chart:axis chart:dimension="y" chart:name="primary-y" chart:style-name="ch7">
            <chart:title svg:x="0.451cm" svg:y="8.955cm" chart:style-name="ch8">
              <text:p>Standard Deviation of messages /s </text:p>
            </chart:title>
            <chart:grid chart:style-name="ch9" chart:class="major"/>
          </chart:axis>
          <chart:series chart:style-name="ch10" chart:values-cell-range-address="Experiment_Phase_2.C256:Experiment_Phase_2.H256" chart:label-cell-address="Experiment_Phase_2.B256:Experiment_Phase_2.B256" chart:class="chart:bar">
            <chart:data-point chart:repeated="6"/>
          </chart:series>
          <chart:series chart:style-name="ch11" chart:values-cell-range-address="Experiment_Phase_2.C259:Experiment_Phase_2.H259" chart:label-cell-address="Experiment_Phase_2.B259:Experiment_Phase_2.B259" chart:class="chart:bar">
            <chart:data-point chart:repeated="6"/>
          </chart:series>
          <chart:series chart:style-name="ch12" chart:values-cell-range-address="Experiment_Phase_2.C262:Experiment_Phase_2.H262" chart:label-cell-address="Experiment_Phase_2.B262:Experiment_Phase_2.B2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0.1">
                <text:p>120.1</text:p>
                <draw:g>
                  <svg:desc>Experiment_Phase_2.C253:Experiment_Phase_2.H253</svg:desc>
                </draw:g>
              </table:table-cell>
              <table:table-cell office:value-type="float" office:value="240.1">
                <text:p>240.1</text:p>
              </table:table-cell>
              <table:table-cell office:value-type="float" office:value="300.1">
                <text:p>300.1</text:p>
              </table:table-cell>
              <table:table-cell office:value-type="float" office:value="360.1">
                <text:p>360.1</text:p>
              </table:table-cell>
              <table:table-cell office:value-type="float" office:value="420.1">
                <text:p>420.1</text:p>
              </table:table-cell>
              <table:table-cell office:value-type="float" office:value="480.1">
                <text:p>480.1</text:p>
              </table:table-cell>
            </table:table-row>
          </table:table-header-rows>
          <table:table-rows>
            <table:table-row>
              <table:table-cell office:value-type="string">
                <text:p>Input_StdDev</text:p>
                <draw:g>
                  <svg:desc>Experiment_Phase_2.B256:Experiment_Phase_2.B256</svg:desc>
                </draw:g>
              </table:table-cell>
              <table:table-cell office:value-type="float" office:value="0.62206150357753">
                <text:p>0.62206150357753</text:p>
                <draw:g>
                  <svg:desc>Experiment_Phase_2.C256:Experiment_Phase_2.H256</svg:desc>
                </draw:g>
              </table:table-cell>
              <table:table-cell office:value-type="float" office:value="2.81409935649868">
                <text:p>2.81409935649868</text:p>
              </table:table-cell>
              <table:table-cell office:value-type="float" office:value="9.20260672935899">
                <text:p>9.20260672935899</text:p>
              </table:table-cell>
              <table:table-cell office:value-type="float" office:value="39.5080897435986">
                <text:p>39.5080897435986</text:p>
              </table:table-cell>
              <table:table-cell office:value-type="float" office:value="85.6550035294474">
                <text:p>85.6550035294474</text:p>
              </table:table-cell>
              <table:table-cell office:value-type="float" office:value="112.734984997576">
                <text:p>112.734984997576</text:p>
              </table:table-cell>
            </table:table-row>
            <table:table-row>
              <table:table-cell office:value-type="string">
                <text:p>Consuming_StdDev</text:p>
                <draw:g>
                  <svg:desc>Experiment_Phase_2.B259:Experiment_Phase_2.B259</svg:desc>
                </draw:g>
              </table:table-cell>
              <table:table-cell office:value-type="float" office:value="0.838102058038191">
                <text:p>0.838102058038191</text:p>
                <draw:g>
                  <svg:desc>Experiment_Phase_2.C259:Experiment_Phase_2.H259</svg:desc>
                </draw:g>
              </table:table-cell>
              <table:table-cell office:value-type="float" office:value="2.56083556439665">
                <text:p>2.56083556439665</text:p>
              </table:table-cell>
              <table:table-cell office:value-type="float" office:value="16.6340065670299">
                <text:p>16.6340065670299</text:p>
              </table:table-cell>
              <table:table-cell office:value-type="float" office:value="71.9109274561475">
                <text:p>71.9109274561475</text:p>
              </table:table-cell>
              <table:table-cell office:value-type="float" office:value="78.3748270224724">
                <text:p>78.3748270224724</text:p>
              </table:table-cell>
              <table:table-cell office:value-type="float" office:value="104.11040526893">
                <text:p>104.11040526893</text:p>
              </table:table-cell>
            </table:table-row>
            <table:table-row>
              <table:table-cell office:value-type="string">
                <text:p>DB_StdDev</text:p>
                <draw:g>
                  <svg:desc>Experiment_Phase_2.B262:Experiment_Phase_2.B262</svg:desc>
                </draw:g>
              </table:table-cell>
              <table:table-cell office:value-type="float" office:value="0.766109511289033">
                <text:p>0.766109511289033</text:p>
                <draw:g>
                  <svg:desc>Experiment_Phase_2.C262:Experiment_Phase_2.H262</svg:desc>
                </draw:g>
              </table:table-cell>
              <table:table-cell office:value-type="float" office:value="3.29843438944713">
                <text:p>3.29843438944713</text:p>
              </table:table-cell>
              <table:table-cell office:value-type="float" office:value="7.22302460754326">
                <text:p>7.22302460754326</text:p>
              </table:table-cell>
              <table:table-cell office:value-type="float" office:value="28.8323785252505">
                <text:p>28.8323785252505</text:p>
              </table:table-cell>
              <table:table-cell office:value-type="float" office:value="65.8357156155933">
                <text:p>65.8357156155933</text:p>
              </table:table-cell>
              <table:table-cell office:value-type="float" office:value="95.8420109647102">
                <text:p>95.842010964710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613cm" svg:height="16.961cm" xlink:href=".." xlink:type="simple" chart:class="chart:line" chart:column-mapping="1 0" chart:style-name="ch1">
        <chart:title svg:x="13.082cm" svg:y="0.475cm" chart:style-name="ch2">
          <text:p>Insert rate to DB</text:p>
        </chart:title>
        <chart:legend chart:legend-position="end" svg:x="24.75cm" svg:y="7.683cm" style:legend-expansion="high" chart:style-name="ch3"/>
        <chart:plot-area chart:style-name="ch4" table:cell-range-address="Experiment_Phase_1.B85:Experiment_Phase_1.E125" chart:data-source-has-labels="both" svg:x="1.603cm" svg:y="1.593cm" svg:width="22.555cm" svg:height="14.048cm">
          <chartooo:coordinate-region svg:x="3.092cm" svg:y="1.593cm" svg:width="21.066cm" svg:height="11.914cm"/>
          <chart:axis chart:dimension="x" chart:name="primary-x" chart:style-name="ch5" chartooo:axis-type="auto">
            <chartooo:date-scale/>
            <chart:title svg:x="12.466cm" svg:y="15.98cm" chart:style-name="ch6">
              <text:p>Time</text:p>
            </chart:title>
            <chart:categories table:cell-range-address="Experiment_Phase_1.E85:Experiment_Phase_1.E125"/>
            <chart:grid chart:style-name="ch7" chart:class="major"/>
          </chart:axis>
          <chart:axis chart:dimension="y" chart:name="primary-y" chart:style-name="ch5">
            <chart:title svg:x="0.451cm" svg:y="9.614cm" chart:style-name="ch8">
              <text:p>Messages / s</text:p>
            </chart:title>
            <chart:grid chart:style-name="ch7" chart:class="major"/>
          </chart:axis>
          <chart:series chart:style-name="ch9" chart:values-cell-range-address="Experiment_Phase_1.D86:Experiment_Phase_1.D125" chart:label-cell-address="Experiment_Phase_1.D85:Experiment_Phase_1.D85" chart:class="chart:line">
            <chart:data-point chart:repeated="40"/>
          </chart:series>
          <chart:series chart:style-name="ch10" chart:values-cell-range-address="Experiment_Phase_1.B86:Experiment_Phase_1.B125" chart:label-cell-address="Experiment_Phase_1.B85:Experiment_Phase_1.B85" chart:class="chart:line">
            <chart:data-point chart:repeated="40"/>
          </chart:series>
          <chart:series chart:style-name="ch11" chart:values-cell-range-address="Experiment_Phase_1.C86:Experiment_Phase_1.C125" chart:label-cell-address="Experiment_Phase_1.C85:Experiment_Phase_1.C85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85:Experiment_Phase_1.D85</svg:desc>
                </draw:g>
              </table:table-cell>
              <table:table-cell office:value-type="string">
                <text:p>Input_Frequency</text:p>
                <draw:g>
                  <svg:desc>Experiment_Phase_1.B85:Experiment_Phase_1.B85</svg:desc>
                </draw:g>
              </table:table-cell>
              <table:table-cell office:value-type="string">
                <text:p>Consuming_Frequency</text:p>
                <draw:g>
                  <svg:desc>Experiment_Phase_1.C85:Experiment_Phase_1.C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85:Experiment_Phase_1.E125</svg:desc>
                </draw:g>
              </table:table-cell>
              <table:table-cell office:value-type="float" office:value="0">
                <text:p>0</text:p>
                <draw:g>
                  <svg:desc>Experiment_Phase_1.D86:Experiment_Phase_1.D125</svg:desc>
                </draw:g>
              </table:table-cell>
              <table:table-cell office:value-type="float" office:value="0">
                <text:p>0</text:p>
                <draw:g>
                  <svg:desc>Experiment_Phase_1.B86:Experiment_Phase_1.B125</svg:desc>
                </draw:g>
              </table:table-cell>
              <table:table-cell office:value-type="float" office:value="0">
                <text:p>0</text:p>
                <draw:g>
                  <svg:desc>Experiment_Phase_1.C86:Experiment_Phase_1.C125</svg:desc>
                </draw:g>
              </table:table-cell>
            </table:table-row>
            <table:table-row>
              <table:table-cell office:value-type="string">
                <text:p> 4:35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6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6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6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6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7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7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7:30 PM 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37:45 PM </text:p>
              </table:table-cell>
              <table:table-cell office:value-type="float" office:value="60.2">
                <text:p>60.2</text:p>
              </table:table-cell>
              <table:table-cell office:value-type="float" office:value="32.2">
                <text:p>32.2</text:p>
              </table:table-cell>
              <table:table-cell office:value-type="float" office:value="29.2666666666667">
                <text:p>29.2666666666667</text:p>
              </table:table-cell>
            </table:table-row>
            <table:table-row>
              <table:table-cell office:value-type="string">
                <text:p> 4:38:00 PM </text:p>
              </table:table-cell>
              <table:table-cell office:value-type="float" office:value="106.866666666667">
                <text:p>106.866666666667</text:p>
              </table:table-cell>
              <table:table-cell office:value-type="float" office:value="79.4">
                <text:p>79.4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string">
                <text:p> 4:38:15 PM </text:p>
              </table:table-cell>
              <table:table-cell office:value-type="float" office:value="174.066666666667">
                <text:p>174.066666666667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 4:38:30 PM </text:p>
              </table:table-cell>
              <table:table-cell office:value-type="float" office:value="186.733333333333">
                <text:p>186.733333333333</text:p>
              </table:table-cell>
              <table:table-cell office:value-type="float" office:value="176.6">
                <text:p>176.6</text:p>
              </table:table-cell>
              <table:table-cell office:value-type="float" office:value="176.733333333333">
                <text:p>176.733333333333</text:p>
              </table:table-cell>
            </table:table-row>
            <table:table-row>
              <table:table-cell office:value-type="string">
                <text:p> 4:38:45 PM </text:p>
              </table:table-cell>
              <table:table-cell office:value-type="float" office:value="238.4">
                <text:p>238.4</text:p>
              </table:table-cell>
              <table:table-cell office:value-type="float" office:value="218.4">
                <text:p>218.4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string">
                <text:p> 4:39:00 PM 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263.266666666667">
                <text:p>263.266666666667</text:p>
              </table:table-cell>
              <table:table-cell office:value-type="float" office:value="259.933333333333">
                <text:p>259.933333333333</text:p>
              </table:table-cell>
            </table:table-row>
            <table:table-row>
              <table:table-cell office:value-type="string">
                <text:p> 4:39:15 PM </text:p>
              </table:table-cell>
              <table:table-cell office:value-type="float" office:value="347">
                <text:p>347</text:p>
              </table:table-cell>
              <table:table-cell office:value-type="float" office:value="317.2">
                <text:p>317.2</text:p>
              </table:table-cell>
              <table:table-cell office:value-type="float" office:value="314.6">
                <text:p>314.6</text:p>
              </table:table-cell>
            </table:table-row>
            <table:table-row>
              <table:table-cell office:value-type="string">
                <text:p> 4:39:30 PM </text:p>
              </table:table-cell>
              <table:table-cell office:value-type="float" office:value="393.066666666667">
                <text:p>393.066666666667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368.4">
                <text:p>368.4</text:p>
              </table:table-cell>
            </table:table-row>
            <table:table-row>
              <table:table-cell office:value-type="string">
                <text:p> 4:39:45 PM </text:p>
              </table:table-cell>
              <table:table-cell office:value-type="float" office:value="447.066666666667">
                <text:p>447.066666666667</text:p>
              </table:table-cell>
              <table:table-cell office:value-type="float" office:value="425.533333333333">
                <text:p>425.533333333333</text:p>
              </table:table-cell>
              <table:table-cell office:value-type="float" office:value="414.733333333333">
                <text:p>414.733333333333</text:p>
              </table:table-cell>
            </table:table-row>
            <table:table-row>
              <table:table-cell office:value-type="string">
                <text:p> 4:40:00 PM </text:p>
              </table:table-cell>
              <table:table-cell office:value-type="float" office:value="473.133333333333">
                <text:p>473.133333333333</text:p>
              </table:table-cell>
              <table:table-cell office:value-type="float" office:value="454.333333333333">
                <text:p>454.333333333333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string">
                <text:p> 4:40:15 PM </text:p>
              </table:table-cell>
              <table:table-cell office:value-type="float" office:value="493.933333333333">
                <text:p>493.933333333333</text:p>
              </table:table-cell>
              <table:table-cell office:value-type="float" office:value="512">
                <text:p>512</text:p>
              </table:table-cell>
              <table:table-cell office:value-type="float" office:value="500.933333333333">
                <text:p>500.933333333333</text:p>
              </table:table-cell>
            </table:table-row>
            <table:table-row>
              <table:table-cell office:value-type="string">
                <text:p> 4:40:30 PM </text:p>
              </table:table-cell>
              <table:table-cell office:value-type="float" office:value="486.133333333333">
                <text:p>486.133333333333</text:p>
              </table:table-cell>
              <table:table-cell office:value-type="float" office:value="550.4">
                <text:p>550.4</text:p>
              </table:table-cell>
              <table:table-cell office:value-type="float" office:value="500.933333333333">
                <text:p>500.933333333333</text:p>
              </table:table-cell>
            </table:table-row>
            <table:table-row>
              <table:table-cell office:value-type="string">
                <text:p> 4:40:45 PM </text:p>
              </table:table-cell>
              <table:table-cell office:value-type="float" office:value="499.533333333333">
                <text:p>499.533333333333</text:p>
              </table:table-cell>
              <table:table-cell office:value-type="float" office:value="538.266666666667">
                <text:p>538.266666666667</text:p>
              </table:table-cell>
              <table:table-cell office:value-type="float" office:value="448.133333333333">
                <text:p>448.133333333333</text:p>
              </table:table-cell>
            </table:table-row>
            <table:table-row>
              <table:table-cell office:value-type="string">
                <text:p> 4:41:00 PM 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96.333333333333">
                <text:p>596.333333333333</text:p>
              </table:table-cell>
              <table:table-cell office:value-type="float" office:value="595.533333333333">
                <text:p>595.533333333333</text:p>
              </table:table-cell>
            </table:table-row>
            <table:table-row>
              <table:table-cell office:value-type="string">
                <text:p> 4:41:15 PM </text:p>
              </table:table-cell>
              <table:table-cell office:value-type="float" office:value="649.266666666667">
                <text:p>649.266666666667</text:p>
              </table:table-cell>
              <table:table-cell office:value-type="float" office:value="489.933333333333">
                <text:p>489.933333333333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string">
                <text:p> 4:41:30 PM </text:p>
              </table:table-cell>
              <table:table-cell office:value-type="float" office:value="386.133333333333">
                <text:p>386.133333333333</text:p>
              </table:table-cell>
              <table:table-cell office:value-type="float" office:value="618.066666666667">
                <text:p>618.066666666667</text:p>
              </table:table-cell>
              <table:table-cell office:value-type="float" office:value="591.133333333333">
                <text:p>591.133333333333</text:p>
              </table:table-cell>
            </table:table-row>
            <table:table-row>
              <table:table-cell office:value-type="string">
                <text:p> 4:41:45 PM </text:p>
              </table:table-cell>
              <table:table-cell office:value-type="float" office:value="586.4">
                <text:p>586.4</text:p>
              </table:table-cell>
              <table:table-cell office:value-type="float" office:value="422.066666666667">
                <text:p>422.066666666667</text:p>
              </table:table-cell>
              <table:table-cell office:value-type="float" office:value="463.933333333333">
                <text:p>463.933333333333</text:p>
              </table:table-cell>
            </table:table-row>
            <table:table-row>
              <table:table-cell office:value-type="string">
                <text:p> 4:42:00 PM </text:p>
              </table:table-cell>
              <table:table-cell office:value-type="float" office:value="466.933333333333">
                <text:p>466.933333333333</text:p>
              </table:table-cell>
              <table:table-cell office:value-type="float" office:value="467">
                <text:p>467</text:p>
              </table:table-cell>
              <table:table-cell office:value-type="float" office:value="649.666666666667">
                <text:p>649.666666666667</text:p>
              </table:table-cell>
            </table:table-row>
            <table:table-row>
              <table:table-cell office:value-type="string">
                <text:p> 4:42:15 PM 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428.733333333333">
                <text:p>428.733333333333</text:p>
              </table:table-cell>
              <table:table-cell office:value-type="float" office:value="473.133333333333">
                <text:p>473.133333333333</text:p>
              </table:table-cell>
            </table:table-row>
            <table:table-row>
              <table:table-cell office:value-type="string">
                <text:p> 4:42:30 PM </text:p>
              </table:table-cell>
              <table:table-cell office:value-type="float" office:value="354.6">
                <text:p>354.6</text:p>
              </table:table-cell>
              <table:table-cell office:value-type="float" office:value="356">
                <text:p>356</text:p>
              </table:table-cell>
              <table:table-cell office:value-type="float" office:value="356.6">
                <text:p>356.6</text:p>
              </table:table-cell>
            </table:table-row>
            <table:table-row>
              <table:table-cell office:value-type="string">
                <text:p> 4:42:45 PM </text:p>
              </table:table-cell>
              <table:table-cell office:value-type="float" office:value="282.2">
                <text:p>282.2</text:p>
              </table:table-cell>
              <table:table-cell office:value-type="float" office:value="307.8">
                <text:p>307.8</text:p>
              </table:table-cell>
              <table:table-cell office:value-type="float" office:value="309.466666666667">
                <text:p>309.466666666667</text:p>
              </table:table-cell>
            </table:table-row>
            <table:table-row>
              <table:table-cell office:value-type="string">
                <text:p> 4:43:00 PM 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243">
                <text:p>243</text:p>
              </table:table-cell>
              <table:table-cell office:value-type="float" office:value="243.266666666667">
                <text:p>243.266666666667</text:p>
              </table:table-cell>
            </table:table-row>
            <table:table-row>
              <table:table-cell office:value-type="string">
                <text:p> 4:43:15 PM </text:p>
              </table:table-cell>
              <table:table-cell office:value-type="float" office:value="163.533333333333">
                <text:p>163.533333333333</text:p>
              </table:table-cell>
              <table:table-cell office:value-type="float" office:value="186.733333333333">
                <text:p>186.733333333333</text:p>
              </table:table-cell>
              <table:table-cell office:value-type="float" office:value="188.533333333333">
                <text:p>188.533333333333</text:p>
              </table:table-cell>
            </table:table-row>
            <table:table-row>
              <table:table-cell office:value-type="string">
                <text:p> 4:43:30 PM </text:p>
              </table:table-cell>
              <table:table-cell office:value-type="float" office:value="121.6">
                <text:p>121.6</text:p>
              </table:table-cell>
              <table:table-cell office:value-type="float" office:value="121.8">
                <text:p>121.8</text:p>
              </table:table-cell>
              <table:table-cell office:value-type="float" office:value="121.866666666667">
                <text:p>121.866666666667</text:p>
              </table:table-cell>
            </table:table-row>
            <table:table-row>
              <table:table-cell office:value-type="string">
                <text:p> 4:43:45 PM 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77.9333333333333">
                <text:p>77.9333333333333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 4:4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23cm" svg:height="16.901cm" xlink:href=".." xlink:type="simple" chart:class="chart:line" chart:column-mapping="1 0" chart:style-name="ch1">
        <chart:title svg:x="13.037cm" svg:y="0.474cm" chart:style-name="ch2">
          <text:p>Insert rate to DB</text:p>
        </chart:title>
        <chart:legend chart:legend-position="end" svg:x="24.66cm" svg:y="7.653cm" style:legend-expansion="high" chart:style-name="ch3"/>
        <chart:plot-area chart:style-name="ch4" table:cell-range-address="Experiment_Phase_1.B127:Experiment_Phase_1.E167" chart:data-source-has-labels="both" svg:x="1.601cm" svg:y="1.591cm" svg:width="22.469cm" svg:height="13.991cm">
          <chartooo:coordinate-region svg:x="3.511cm" svg:y="1.791cm" svg:width="20.559cm" svg:height="13.11cm"/>
          <chart:axis chart:dimension="x" chart:name="primary-x" chart:style-name="ch5" chartooo:axis-type="auto">
            <chartooo:date-scale/>
            <chart:title svg:x="12.421cm" svg:y="15.92cm" chart:style-name="ch6">
              <text:p>Time</text:p>
            </chart:title>
            <chart:categories table:cell-range-address="Experiment_Phase_1.E127:Experiment_Phase_1.E167"/>
            <chart:grid chart:style-name="ch7" chart:class="major"/>
          </chart:axis>
          <chart:axis chart:dimension="y" chart:name="primary-y" chart:style-name="ch8">
            <chart:title svg:x="0.451cm" svg:y="9.583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D128:Experiment_Phase_1.D167" chart:label-cell-address="Experiment_Phase_1.D127:Experiment_Phase_1.D127" chart:class="chart:line">
            <chart:data-point chart:repeated="40"/>
          </chart:series>
          <chart:series chart:style-name="ch11" chart:values-cell-range-address="Experiment_Phase_1.B128:Experiment_Phase_1.B167" chart:label-cell-address="Experiment_Phase_1.B127:Experiment_Phase_1.B127" chart:class="chart:line">
            <chart:data-point chart:repeated="40"/>
          </chart:series>
          <chart:series chart:style-name="ch12" chart:values-cell-range-address="Experiment_Phase_1.C128:Experiment_Phase_1.C167" chart:label-cell-address="Experiment_Phase_1.C127:Experiment_Phase_1.C127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127:Experiment_Phase_1.D127</svg:desc>
                </draw:g>
              </table:table-cell>
              <table:table-cell office:value-type="string">
                <text:p>Input_Frequency</text:p>
                <draw:g>
                  <svg:desc>Experiment_Phase_1.B127:Experiment_Phase_1.B127</svg:desc>
                </draw:g>
              </table:table-cell>
              <table:table-cell office:value-type="string">
                <text:p>Consuming_Frequency</text:p>
                <draw:g>
                  <svg:desc>Experiment_Phase_1.C127:Experiment_Phase_1.C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127:Experiment_Phase_1.E167</svg:desc>
                </draw:g>
              </table:table-cell>
              <table:table-cell office:value-type="float" office:value="0">
                <text:p>0</text:p>
                <draw:g>
                  <svg:desc>Experiment_Phase_1.D128:Experiment_Phase_1.D167</svg:desc>
                </draw:g>
              </table:table-cell>
              <table:table-cell office:value-type="float" office:value="0">
                <text:p>0</text:p>
                <draw:g>
                  <svg:desc>Experiment_Phase_1.B128:Experiment_Phase_1.B167</svg:desc>
                </draw:g>
              </table:table-cell>
              <table:table-cell office:value-type="float" office:value="0">
                <text:p>0</text:p>
                <draw:g>
                  <svg:desc>Experiment_Phase_1.C128:Experiment_Phase_1.C167</svg:desc>
                </draw:g>
              </table:table-cell>
            </table:table-row>
            <table:table-row>
              <table:table-cell office:value-type="string">
                <text:p> 4:49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9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9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49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0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0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0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0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1:00 PM </text:p>
              </table:table-cell>
              <table:table-cell office:value-type="float" office:value="21">
                <text:p>21</text:p>
              </table:table-cell>
              <table:table-cell office:value-type="float" office:value="5.8">
                <text:p>5.8</text:p>
              </table:table-cell>
              <table:table-cell office:value-type="float" office:value="5.13333333333333">
                <text:p>5.13333333333333</text:p>
              </table:table-cell>
            </table:table-row>
            <table:table-row>
              <table:table-cell office:value-type="string">
                <text:p> 4:51:15 PM </text:p>
              </table:table-cell>
              <table:table-cell office:value-type="float" office:value="65.4">
                <text:p>65.4</text:p>
              </table:table-cell>
              <table:table-cell office:value-type="float" office:value="59.6">
                <text:p>59.6</text:p>
              </table:table-cell>
              <table:table-cell office:value-type="float" office:value="59.7333333333333">
                <text:p>59.7333333333333</text:p>
              </table:table-cell>
            </table:table-row>
            <table:table-row>
              <table:table-cell office:value-type="string">
                <text:p> 4:51:30 PM </text:p>
              </table:table-cell>
              <table:table-cell office:value-type="float" office:value="134.733333333333">
                <text:p>134.733333333333</text:p>
              </table:table-cell>
              <table:table-cell office:value-type="float" office:value="110.133333333333">
                <text:p>110.133333333333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string">
                <text:p> 4:51:45 PM </text:p>
              </table:table-cell>
              <table:table-cell office:value-type="float" office:value="194.266666666667">
                <text:p>194.266666666667</text:p>
              </table:table-cell>
              <table:table-cell office:value-type="float" office:value="180.866666666667">
                <text:p>180.866666666667</text:p>
              </table:table-cell>
              <table:table-cell office:value-type="float" office:value="180.133333333333">
                <text:p>180.133333333333</text:p>
              </table:table-cell>
            </table:table-row>
            <table:table-row>
              <table:table-cell office:value-type="string">
                <text:p> 4:52:00 PM </text:p>
              </table:table-cell>
              <table:table-cell office:value-type="float" office:value="246.8">
                <text:p>246.8</text:p>
              </table:table-cell>
              <table:table-cell office:value-type="float" office:value="236.2">
                <text:p>236.2</text:p>
              </table:table-cell>
              <table:table-cell office:value-type="float" office:value="236.666666666667">
                <text:p>236.666666666667</text:p>
              </table:table-cell>
            </table:table-row>
            <table:table-row>
              <table:table-cell office:value-type="string">
                <text:p> 4:52:15 PM </text:p>
              </table:table-cell>
              <table:table-cell office:value-type="float" office:value="298.333333333333">
                <text:p>298.333333333333</text:p>
              </table:table-cell>
              <table:table-cell office:value-type="float" office:value="283.666666666667">
                <text:p>283.666666666667</text:p>
              </table:table-cell>
              <table:table-cell office:value-type="float" office:value="283.133333333333">
                <text:p>283.133333333333</text:p>
              </table:table-cell>
            </table:table-row>
            <table:table-row>
              <table:table-cell office:value-type="string">
                <text:p> 4:52:30 PM </text:p>
              </table:table-cell>
              <table:table-cell office:value-type="float" office:value="348.466666666667">
                <text:p>348.466666666667</text:p>
              </table:table-cell>
              <table:table-cell office:value-type="float" office:value="341.866666666667">
                <text:p>341.866666666667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 4:52:45 PM </text:p>
              </table:table-cell>
              <table:table-cell office:value-type="float" office:value="400">
                <text:p>400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88.466666666667">
                <text:p>388.466666666667</text:p>
              </table:table-cell>
            </table:table-row>
            <table:table-row>
              <table:table-cell office:value-type="string">
                <text:p> 4:53:00 PM </text:p>
              </table:table-cell>
              <table:table-cell office:value-type="float" office:value="431.066666666667">
                <text:p>431.066666666667</text:p>
              </table:table-cell>
              <table:table-cell office:value-type="float" office:value="448.666666666667">
                <text:p>448.66666666666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4:53:15 PM </text:p>
              </table:table-cell>
              <table:table-cell office:value-type="float" office:value="507.4">
                <text:p>507.4</text:p>
              </table:table-cell>
              <table:table-cell office:value-type="float" office:value="487.2">
                <text:p>487.2</text:p>
              </table:table-cell>
              <table:table-cell office:value-type="float" office:value="491.533333333333">
                <text:p>491.533333333333</text:p>
              </table:table-cell>
            </table:table-row>
            <table:table-row>
              <table:table-cell office:value-type="string">
                <text:p> 4:53:30 PM </text:p>
              </table:table-cell>
              <table:table-cell office:value-type="float" office:value="457.6">
                <text:p>457.6</text:p>
              </table:table-cell>
              <table:table-cell office:value-type="float" office:value="347.733333333333">
                <text:p>347.733333333333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 4:53:45 PM </text:p>
              </table:table-cell>
              <table:table-cell office:value-type="float" office:value="477.066666666667">
                <text:p>477.066666666667</text:p>
              </table:table-cell>
              <table:table-cell office:value-type="float" office:value="593.466666666667">
                <text:p>593.466666666667</text:p>
              </table:table-cell>
              <table:table-cell office:value-type="float" office:value="486.2">
                <text:p>486.2</text:p>
              </table:table-cell>
            </table:table-row>
            <table:table-row>
              <table:table-cell office:value-type="string">
                <text:p> 4:54:00 PM </text:p>
              </table:table-cell>
              <table:table-cell office:value-type="float" office:value="511.933333333333">
                <text:p>511.933333333333</text:p>
              </table:table-cell>
              <table:table-cell office:value-type="float" office:value="578.733333333333">
                <text:p>578.733333333333</text:p>
              </table:table-cell>
              <table:table-cell office:value-type="float" office:value="527.066666666667">
                <text:p>527.066666666667</text:p>
              </table:table-cell>
            </table:table-row>
            <table:table-row>
              <table:table-cell office:value-type="string">
                <text:p> 4:54:15 PM </text:p>
              </table:table-cell>
              <table:table-cell office:value-type="float" office:value="500.866666666667">
                <text:p>500.866666666667</text:p>
              </table:table-cell>
              <table:table-cell office:value-type="float" office:value="498.4">
                <text:p>498.4</text:p>
              </table:table-cell>
              <table:table-cell office:value-type="float" office:value="523.933333333333">
                <text:p>523.933333333333</text:p>
              </table:table-cell>
            </table:table-row>
            <table:table-row>
              <table:table-cell office:value-type="string">
                <text:p> 4:54:30 PM </text:p>
              </table:table-cell>
              <table:table-cell office:value-type="float" office:value="558">
                <text:p>558</text:p>
              </table:table-cell>
              <table:table-cell office:value-type="float" office:value="607.533333333333">
                <text:p>607.533333333333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string">
                <text:p> 4:54:45 PM </text:p>
              </table:table-cell>
              <table:table-cell office:value-type="float" office:value="425.2">
                <text:p>425.2</text:p>
              </table:table-cell>
              <table:table-cell office:value-type="float" office:value="559">
                <text:p>559</text:p>
              </table:table-cell>
              <table:table-cell office:value-type="float" office:value="500.4">
                <text:p>500.4</text:p>
              </table:table-cell>
            </table:table-row>
            <table:table-row>
              <table:table-cell office:value-type="string">
                <text:p> 4:55:00 PM </text:p>
              </table:table-cell>
              <table:table-cell office:value-type="float" office:value="616.866666666667">
                <text:p>616.866666666667</text:p>
              </table:table-cell>
              <table:table-cell office:value-type="float" office:value="539.2">
                <text:p>539.2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string">
                <text:p> 4:55:15 PM </text:p>
              </table:table-cell>
              <table:table-cell office:value-type="float" office:value="456.4">
                <text:p>456.4</text:p>
              </table:table-cell>
              <table:table-cell office:value-type="float" office:value="412.266666666667">
                <text:p>412.266666666667</text:p>
              </table:table-cell>
              <table:table-cell office:value-type="float" office:value="574.4">
                <text:p>574.4</text:p>
              </table:table-cell>
            </table:table-row>
            <table:table-row>
              <table:table-cell office:value-type="string">
                <text:p> 4:55:30 PM </text:p>
              </table:table-cell>
              <table:table-cell office:value-type="float" office:value="468.933333333333">
                <text:p>468.933333333333</text:p>
              </table:table-cell>
              <table:table-cell office:value-type="float" office:value="478.466666666667">
                <text:p>478.466666666667</text:p>
              </table:table-cell>
              <table:table-cell office:value-type="float" office:value="471.066666666667">
                <text:p>471.066666666667</text:p>
              </table:table-cell>
            </table:table-row>
            <table:table-row>
              <table:table-cell office:value-type="string">
                <text:p> 4:55:45 PM </text:p>
              </table:table-cell>
              <table:table-cell office:value-type="float" office:value="523">
                <text:p>523</text:p>
              </table:table-cell>
              <table:table-cell office:value-type="float" office:value="394.733333333333">
                <text:p>394.733333333333</text:p>
              </table:table-cell>
              <table:table-cell office:value-type="float" office:value="529.066666666667">
                <text:p>529.066666666667</text:p>
              </table:table-cell>
            </table:table-row>
            <table:table-row>
              <table:table-cell office:value-type="string">
                <text:p> 4:56:00 PM </text:p>
              </table:table-cell>
              <table:table-cell office:value-type="float" office:value="279.933333333333">
                <text:p>279.933333333333</text:p>
              </table:table-cell>
              <table:table-cell office:value-type="float" office:value="288.933333333333">
                <text:p>288.933333333333</text:p>
              </table:table-cell>
              <table:table-cell office:value-type="float" office:value="389.533333333333">
                <text:p>389.533333333333</text:p>
              </table:table-cell>
            </table:table-row>
            <table:table-row>
              <table:table-cell office:value-type="string">
                <text:p> 4:56:15 PM </text:p>
              </table:table-cell>
              <table:table-cell office:value-type="float" office:value="222.4">
                <text:p>222.4</text:p>
              </table:table-cell>
              <table:table-cell office:value-type="float" office:value="234.866666666667">
                <text:p>234.866666666667</text:p>
              </table:table-cell>
              <table:table-cell office:value-type="float" office:value="235.933333333333">
                <text:p>235.933333333333</text:p>
              </table:table-cell>
            </table:table-row>
            <table:table-row>
              <table:table-cell office:value-type="string">
                <text:p> 4:56:30 PM </text:p>
              </table:table-cell>
              <table:table-cell office:value-type="float" office:value="145.533333333333">
                <text:p>145.533333333333</text:p>
              </table:table-cell>
              <table:table-cell office:value-type="float" office:value="156.733333333333">
                <text:p>156.733333333333</text:p>
              </table:table-cell>
              <table:table-cell office:value-type="float" office:value="158.133333333333">
                <text:p>158.133333333333</text:p>
              </table:table-cell>
            </table:table-row>
            <table:table-row>
              <table:table-cell office:value-type="string">
                <text:p> 4:56:45 PM 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94.4">
                <text:p>94.4</text:p>
              </table:table-cell>
              <table:table-cell office:value-type="float" office:value="95.4666666666667">
                <text:p>95.4666666666667</text:p>
              </table:table-cell>
            </table:table-row>
            <table:table-row>
              <table:table-cell office:value-type="string">
                <text:p> 4:57:00 PM 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9.1333333333333">
                <text:p>39.1333333333333</text:p>
              </table:table-cell>
            </table:table-row>
            <table:table-row>
              <table:table-cell office:value-type="string">
                <text:p> 4:57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7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7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8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8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8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006cm" xlink:href=".." xlink:type="simple" chart:class="chart:line" chart:column-mapping="1 0" chart:style-name="ch1">
        <chart:title svg:x="13.122cm" svg:y="0.476cm" chart:style-name="ch2">
          <text:p>Insert rate to DB</text:p>
        </chart:title>
        <chart:legend chart:legend-position="end" svg:x="24.83cm" svg:y="7.706cm" style:legend-expansion="high" chart:style-name="ch3"/>
        <chart:plot-area chart:style-name="ch4" table:cell-range-address="Experiment_Phase_1.B169:Experiment_Phase_1.E209" chart:data-source-has-labels="both" svg:x="1.604cm" svg:y="1.595cm" svg:width="22.633cm" svg:height="14.09cm">
          <chartooo:coordinate-region svg:x="3.514cm" svg:y="1.794cm" svg:width="20.723cm" svg:height="13.21cm"/>
          <chart:axis chart:dimension="x" chart:name="primary-x" chart:style-name="ch5" chartooo:axis-type="auto">
            <chartooo:date-scale/>
            <chart:title svg:x="12.506cm" svg:y="16.025cm" chart:style-name="ch6">
              <text:p>Time</text:p>
            </chart:title>
            <chart:categories table:cell-range-address="Experiment_Phase_1.E169:Experiment_Phase_1.E209"/>
            <chart:grid chart:style-name="ch7" chart:class="major"/>
          </chart:axis>
          <chart:axis chart:dimension="y" chart:name="primary-y" chart:style-name="ch8">
            <chart:title svg:x="0.451cm" svg:y="9.676cm" chart:style-name="ch9">
              <text:p>Messages  / s</text:p>
            </chart:title>
            <chart:grid chart:style-name="ch7" chart:class="major"/>
          </chart:axis>
          <chart:series chart:style-name="ch10" chart:values-cell-range-address="Experiment_Phase_1.D170:Experiment_Phase_1.D209" chart:label-cell-address="Experiment_Phase_1.D169:Experiment_Phase_1.D169" chart:class="chart:line">
            <chart:data-point chart:repeated="40"/>
          </chart:series>
          <chart:series chart:style-name="ch11" chart:values-cell-range-address="Experiment_Phase_1.B170:Experiment_Phase_1.B209" chart:label-cell-address="Experiment_Phase_1.B169:Experiment_Phase_1.B169" chart:class="chart:line">
            <chart:data-point chart:repeated="40"/>
          </chart:series>
          <chart:series chart:style-name="ch12" chart:values-cell-range-address="Experiment_Phase_1.C170:Experiment_Phase_1.C209" chart:label-cell-address="Experiment_Phase_1.C169:Experiment_Phase_1.C169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169:Experiment_Phase_1.D169</svg:desc>
                </draw:g>
              </table:table-cell>
              <table:table-cell office:value-type="string">
                <text:p>Input_Frequency</text:p>
                <draw:g>
                  <svg:desc>Experiment_Phase_1.B169:Experiment_Phase_1.B169</svg:desc>
                </draw:g>
              </table:table-cell>
              <table:table-cell office:value-type="string">
                <text:p>Consuming_Frequency</text:p>
                <draw:g>
                  <svg:desc>Experiment_Phase_1.C169:Experiment_Phase_1.C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169:Experiment_Phase_1.E209</svg:desc>
                </draw:g>
              </table:table-cell>
              <table:table-cell office:value-type="float" office:value="0">
                <text:p>0</text:p>
                <draw:g>
                  <svg:desc>Experiment_Phase_1.D170:Experiment_Phase_1.D209</svg:desc>
                </draw:g>
              </table:table-cell>
              <table:table-cell office:value-type="float" office:value="0">
                <text:p>0</text:p>
                <draw:g>
                  <svg:desc>Experiment_Phase_1.B170:Experiment_Phase_1.B209</svg:desc>
                </draw:g>
              </table:table-cell>
              <table:table-cell office:value-type="float" office:value="0">
                <text:p>0</text:p>
                <draw:g>
                  <svg:desc>Experiment_Phase_1.C170:Experiment_Phase_1.C209</svg:desc>
                </draw:g>
              </table:table-cell>
            </table:table-row>
            <table:table-row>
              <table:table-cell office:value-type="string">
                <text:p> 4:59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4:59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0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0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0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0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1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1:15 PM </text:p>
              </table:table-cell>
              <table:table-cell office:value-type="float" office:value="50.9333333333333">
                <text:p>50.9333333333333</text:p>
              </table:table-cell>
              <table:table-cell office:value-type="float" office:value="40.0666666666667">
                <text:p>40.0666666666667</text:p>
              </table:table-cell>
              <table:table-cell office:value-type="float" office:value="39.0666666666667">
                <text:p>39.0666666666667</text:p>
              </table:table-cell>
            </table:table-row>
            <table:table-row>
              <table:table-cell office:value-type="string">
                <text:p> 5:01:30 PM 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85.0666666666667">
                <text:p>85.0666666666667</text:p>
              </table:table-cell>
            </table:table-row>
            <table:table-row>
              <table:table-cell office:value-type="string">
                <text:p> 5:01:45 PM </text:p>
              </table:table-cell>
              <table:table-cell office:value-type="float" office:value="120">
                <text:p>120</text:p>
              </table:table-cell>
              <table:table-cell office:value-type="float" office:value="119.266666666667">
                <text:p>119.266666666667</text:p>
              </table:table-cell>
              <table:table-cell office:value-type="float" office:value="119.066666666667">
                <text:p>119.066666666667</text:p>
              </table:table-cell>
            </table:table-row>
            <table:table-row>
              <table:table-cell office:value-type="string">
                <text:p> 5:02:00 PM </text:p>
              </table:table-cell>
              <table:table-cell office:value-type="float" office:value="166.133333333333">
                <text:p>166.133333333333</text:p>
              </table:table-cell>
              <table:table-cell office:value-type="float" office:value="148.6">
                <text:p>148.6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 5:02:15 PM </text:p>
              </table:table-cell>
              <table:table-cell office:value-type="float" office:value="249.133333333333">
                <text:p>249.133333333333</text:p>
              </table:table-cell>
              <table:table-cell office:value-type="float" office:value="236.6">
                <text:p>236.6</text:p>
              </table:table-cell>
              <table:table-cell office:value-type="float" office:value="227.733333333333">
                <text:p>227.733333333333</text:p>
              </table:table-cell>
            </table:table-row>
            <table:table-row>
              <table:table-cell office:value-type="string">
                <text:p> 5:02:30 PM </text:p>
              </table:table-cell>
              <table:table-cell office:value-type="float" office:value="318.2">
                <text:p>318.2</text:p>
              </table:table-cell>
              <table:table-cell office:value-type="float" office:value="310.6">
                <text:p>310.6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 5:02:45 PM </text:p>
              </table:table-cell>
              <table:table-cell office:value-type="float" office:value="379.133333333333">
                <text:p>379.133333333333</text:p>
              </table:table-cell>
              <table:table-cell office:value-type="float" office:value="371.866666666667">
                <text:p>371.866666666667</text:p>
              </table:table-cell>
              <table:table-cell office:value-type="float" office:value="374.066666666667">
                <text:p>374.066666666667</text:p>
              </table:table-cell>
            </table:table-row>
            <table:table-row>
              <table:table-cell office:value-type="string">
                <text:p> 5:03:00 PM </text:p>
              </table:table-cell>
              <table:table-cell office:value-type="float" office:value="433.733333333333">
                <text:p>433.733333333333</text:p>
              </table:table-cell>
              <table:table-cell office:value-type="float" office:value="434.466666666667">
                <text:p>434.466666666667</text:p>
              </table:table-cell>
              <table:table-cell office:value-type="float" office:value="432.933333333333">
                <text:p>432.933333333333</text:p>
              </table:table-cell>
            </table:table-row>
            <table:table-row>
              <table:table-cell office:value-type="string">
                <text:p> 5:03:15 PM </text:p>
              </table:table-cell>
              <table:table-cell office:value-type="float" office:value="480.666666666667">
                <text:p>480.666666666667</text:p>
              </table:table-cell>
              <table:table-cell office:value-type="float" office:value="477.533333333333">
                <text:p>477.533333333333</text:p>
              </table:table-cell>
              <table:table-cell office:value-type="float" office:value="474.466666666667">
                <text:p>474.466666666667</text:p>
              </table:table-cell>
            </table:table-row>
            <table:table-row>
              <table:table-cell office:value-type="string">
                <text:p> 5:03:30 PM </text:p>
              </table:table-cell>
              <table:table-cell office:value-type="float" office:value="410.533333333333">
                <text:p>410.533333333333</text:p>
              </table:table-cell>
              <table:table-cell office:value-type="float" office:value="508.6">
                <text:p>508.6</text:p>
              </table:table-cell>
              <table:table-cell office:value-type="float" office:value="448.4">
                <text:p>448.4</text:p>
              </table:table-cell>
            </table:table-row>
            <table:table-row>
              <table:table-cell office:value-type="string">
                <text:p> 5:03:45 PM </text:p>
              </table:table-cell>
              <table:table-cell office:value-type="float" office:value="470.533333333333">
                <text:p>470.533333333333</text:p>
              </table:table-cell>
              <table:table-cell office:value-type="float" office:value="490">
                <text:p>490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string">
                <text:p> 5:04:00 PM </text:p>
              </table:table-cell>
              <table:table-cell office:value-type="float" office:value="475.6">
                <text:p>475.6</text:p>
              </table:table-cell>
              <table:table-cell office:value-type="float" office:value="407.066666666667">
                <text:p>407.066666666667</text:p>
              </table:table-cell>
              <table:table-cell office:value-type="float" office:value="376.6">
                <text:p>376.6</text:p>
              </table:table-cell>
            </table:table-row>
            <table:table-row>
              <table:table-cell office:value-type="string">
                <text:p> 5:04:15 PM </text:p>
              </table:table-cell>
              <table:table-cell office:value-type="float" office:value="514.066666666667">
                <text:p>514.066666666667</text:p>
              </table:table-cell>
              <table:table-cell office:value-type="float" office:value="613.066666666667">
                <text:p>613.066666666667</text:p>
              </table:table-cell>
              <table:table-cell office:value-type="float" office:value="507.866666666667">
                <text:p>507.866666666667</text:p>
              </table:table-cell>
            </table:table-row>
            <table:table-row>
              <table:table-cell office:value-type="string">
                <text:p> 5:04:30 PM </text:p>
              </table:table-cell>
              <table:table-cell office:value-type="float" office:value="502.866666666667">
                <text:p>502.866666666667</text:p>
              </table:table-cell>
              <table:table-cell office:value-type="float" office:value="457.466666666667">
                <text:p>457.466666666667</text:p>
              </table:table-cell>
              <table:table-cell office:value-type="float" office:value="502.6">
                <text:p>502.6</text:p>
              </table:table-cell>
            </table:table-row>
            <table:table-row>
              <table:table-cell office:value-type="string">
                <text:p> 5:04:45 PM 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636.133333333333">
                <text:p>636.133333333333</text:p>
              </table:table-cell>
              <table:table-cell office:value-type="float" office:value="497.733333333333">
                <text:p>497.733333333333</text:p>
              </table:table-cell>
            </table:table-row>
            <table:table-row>
              <table:table-cell office:value-type="string">
                <text:p> 5:05:00 PM </text:p>
              </table:table-cell>
              <table:table-cell office:value-type="float" office:value="427.533333333333">
                <text:p>427.533333333333</text:p>
              </table:table-cell>
              <table:table-cell office:value-type="float" office:value="439.333333333333">
                <text:p>439.333333333333</text:p>
              </table:table-cell>
              <table:table-cell office:value-type="float" office:value="395.533333333333">
                <text:p>395.533333333333</text:p>
              </table:table-cell>
            </table:table-row>
            <table:table-row>
              <table:table-cell office:value-type="string">
                <text:p> 5:05:15 PM </text:p>
              </table:table-cell>
              <table:table-cell office:value-type="float" office:value="462.133333333333">
                <text:p>462.133333333333</text:p>
              </table:table-cell>
              <table:table-cell office:value-type="float" office:value="419.666666666667">
                <text:p>419.666666666667</text:p>
              </table:table-cell>
              <table:table-cell office:value-type="float" office:value="543.133333333333">
                <text:p>543.133333333333</text:p>
              </table:table-cell>
            </table:table-row>
            <table:table-row>
              <table:table-cell office:value-type="string">
                <text:p> 5:05:30 PM </text:p>
              </table:table-cell>
              <table:table-cell office:value-type="float" office:value="475.933333333333">
                <text:p>475.933333333333</text:p>
              </table:table-cell>
              <table:table-cell office:value-type="float" office:value="583.866666666667">
                <text:p>583.866666666667</text:p>
              </table:table-cell>
              <table:table-cell office:value-type="float" office:value="503.266666666667">
                <text:p>503.266666666667</text:p>
              </table:table-cell>
            </table:table-row>
            <table:table-row>
              <table:table-cell office:value-type="string">
                <text:p> 5:05:45 PM </text:p>
              </table:table-cell>
              <table:table-cell office:value-type="float" office:value="517.933333333333">
                <text:p>517.933333333333</text:p>
              </table:table-cell>
              <table:table-cell office:value-type="float" office:value="379.733333333333">
                <text:p>379.733333333333</text:p>
              </table:table-cell>
              <table:table-cell office:value-type="float" office:value="515.2">
                <text:p>515.2</text:p>
              </table:table-cell>
            </table:table-row>
            <table:table-row>
              <table:table-cell office:value-type="string">
                <text:p> 5:06:00 PM </text:p>
              </table:table-cell>
              <table:table-cell office:value-type="float" office:value="469">
                <text:p>469</text:p>
              </table:table-cell>
              <table:table-cell office:value-type="float" office:value="467.733333333333">
                <text:p>467.733333333333</text:p>
              </table:table-cell>
              <table:table-cell office:value-type="float" office:value="567.533333333333">
                <text:p>567.533333333333</text:p>
              </table:table-cell>
            </table:table-row>
            <table:table-row>
              <table:table-cell office:value-type="string">
                <text:p> 5:06:15 PM </text:p>
              </table:table-cell>
              <table:table-cell office:value-type="float" office:value="509.2">
                <text:p>509.2</text:p>
              </table:table-cell>
              <table:table-cell office:value-type="float" office:value="392.933333333333">
                <text:p>392.933333333333</text:p>
              </table:table-cell>
              <table:table-cell office:value-type="float" office:value="518.4">
                <text:p>518.4</text:p>
              </table:table-cell>
            </table:table-row>
            <table:table-row>
              <table:table-cell office:value-type="string">
                <text:p> 5:06:30 PM </text:p>
              </table:table-cell>
              <table:table-cell office:value-type="float" office:value="180.6">
                <text:p>180.6</text:p>
              </table:table-cell>
              <table:table-cell office:value-type="float" office:value="188.933333333333">
                <text:p>188.933333333333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string">
                <text:p> 5:06:45 PM </text:p>
              </table:table-cell>
              <table:table-cell office:value-type="float" office:value="120.933333333333">
                <text:p>120.933333333333</text:p>
              </table:table-cell>
              <table:table-cell office:value-type="float" office:value="122.733333333333">
                <text:p>122.733333333333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 5:07:00 PM </text:p>
              </table:table-cell>
              <table:table-cell office:value-type="float" office:value="56.5333333333333">
                <text:p>56.5333333333333</text:p>
              </table:table-cell>
              <table:table-cell office:value-type="float" office:value="65.6">
                <text:p>65.6</text:p>
              </table:table-cell>
              <table:table-cell office:value-type="float" office:value="63.9333333333333">
                <text:p>63.9333333333333</text:p>
              </table:table-cell>
            </table:table-row>
            <table:table-row>
              <table:table-cell office:value-type="string">
                <text:p> 5:07:15 PM </text:p>
              </table:table-cell>
              <table:table-cell office:value-type="float" office:value="0">
                <text:p>0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 5:07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7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8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8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8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8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09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01cm" svg:height="16.954cm" xlink:href=".." xlink:type="simple" chart:class="chart:line" chart:column-mapping="1 0" chart:style-name="ch1">
        <chart:title svg:x="13.076cm" svg:y="0.475cm" chart:style-name="ch2">
          <text:p>Insert rate to DB</text:p>
        </chart:title>
        <chart:legend chart:legend-position="end" svg:x="24.738cm" svg:y="7.68cm" style:legend-expansion="high" chart:style-name="ch3"/>
        <chart:plot-area chart:style-name="ch4" table:cell-range-address="Experiment_Phase_1.B211:Experiment_Phase_1.E251" chart:data-source-has-labels="both" svg:x="1.603cm" svg:y="1.593cm" svg:width="22.543cm" svg:height="14.041cm">
          <chartooo:coordinate-region svg:x="3.513cm" svg:y="1.793cm" svg:width="20.633cm" svg:height="13.16cm"/>
          <chart:axis chart:dimension="x" chart:name="primary-x" chart:style-name="ch5" chartooo:axis-type="auto">
            <chartooo:date-scale/>
            <chart:title svg:x="12.46cm" svg:y="15.973cm" chart:style-name="ch6">
              <text:p>Time</text:p>
            </chart:title>
            <chart:categories table:cell-range-address="Experiment_Phase_1.E211:Experiment_Phase_1.E251"/>
            <chart:grid chart:style-name="ch7" chart:class="major"/>
          </chart:axis>
          <chart:axis chart:dimension="y" chart:name="primary-y" chart:style-name="ch8">
            <chart:title svg:x="0.451cm" svg:y="9.6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D212:Experiment_Phase_1.D251" chart:label-cell-address="Experiment_Phase_1.D211:Experiment_Phase_1.D211" chart:class="chart:line">
            <chart:data-point chart:repeated="40"/>
          </chart:series>
          <chart:series chart:style-name="ch11" chart:values-cell-range-address="Experiment_Phase_1.B212:Experiment_Phase_1.B251" chart:label-cell-address="Experiment_Phase_1.B211:Experiment_Phase_1.B211" chart:class="chart:line">
            <chart:data-point chart:repeated="40"/>
          </chart:series>
          <chart:series chart:style-name="ch12" chart:values-cell-range-address="Experiment_Phase_1.C212:Experiment_Phase_1.C251" chart:label-cell-address="Experiment_Phase_1.C211:Experiment_Phase_1.C21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211:Experiment_Phase_1.D211</svg:desc>
                </draw:g>
              </table:table-cell>
              <table:table-cell office:value-type="string">
                <text:p>Input_Frequency</text:p>
                <draw:g>
                  <svg:desc>Experiment_Phase_1.B211:Experiment_Phase_1.B211</svg:desc>
                </draw:g>
              </table:table-cell>
              <table:table-cell office:value-type="string">
                <text:p>Consuming_Frequency</text:p>
                <draw:g>
                  <svg:desc>Experiment_Phase_1.C211:Experiment_Phase_1.C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211:Experiment_Phase_1.E251</svg:desc>
                </draw:g>
              </table:table-cell>
              <table:table-cell office:value-type="float" office:value="0">
                <text:p>0</text:p>
                <draw:g>
                  <svg:desc>Experiment_Phase_1.D212:Experiment_Phase_1.D251</svg:desc>
                </draw:g>
              </table:table-cell>
              <table:table-cell office:value-type="float" office:value="0">
                <text:p>0</text:p>
                <draw:g>
                  <svg:desc>Experiment_Phase_1.B212:Experiment_Phase_1.B251</svg:desc>
                </draw:g>
              </table:table-cell>
              <table:table-cell office:value-type="float" office:value="0">
                <text:p>0</text:p>
                <draw:g>
                  <svg:desc>Experiment_Phase_1.C212:Experiment_Phase_1.C251</svg:desc>
                </draw:g>
              </table:table-cell>
            </table:table-row>
            <table:table-row>
              <table:table-cell office:value-type="string">
                <text:p> 5:2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4:00 PM </text:p>
              </table:table-cell>
              <table:table-cell office:value-type="float" office:value="12.0666666666667">
                <text:p>12.066666666666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24:15 PM </text:p>
              </table:table-cell>
              <table:table-cell office:value-type="float" office:value="60.5333333333333">
                <text:p>60.5333333333333</text:p>
              </table:table-cell>
              <table:table-cell office:value-type="float" office:value="60.5333333333333">
                <text:p>60.5333333333333</text:p>
              </table:table-cell>
              <table:table-cell office:value-type="float" office:value="48.9333333333333">
                <text:p>48.9333333333333</text:p>
              </table:table-cell>
            </table:table-row>
            <table:table-row>
              <table:table-cell office:value-type="string">
                <text:p> 5:24:30 PM </text:p>
              </table:table-cell>
              <table:table-cell office:value-type="float" office:value="128.066666666667">
                <text:p>128.066666666667</text:p>
              </table:table-cell>
              <table:table-cell office:value-type="float" office:value="121.933333333333">
                <text:p>121.933333333333</text:p>
              </table:table-cell>
              <table:table-cell office:value-type="float" office:value="98.8666666666667">
                <text:p>98.8666666666667</text:p>
              </table:table-cell>
            </table:table-row>
            <table:table-row>
              <table:table-cell office:value-type="string">
                <text:p> 5:24:45 PM </text:p>
              </table:table-cell>
              <table:table-cell office:value-type="float" office:value="187">
                <text:p>18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64.133333333333">
                <text:p>164.133333333333</text:p>
              </table:table-cell>
            </table:table-row>
            <table:table-row>
              <table:table-cell office:value-type="string">
                <text:p> 5:25:00 PM </text:p>
              </table:table-cell>
              <table:table-cell office:value-type="float" office:value="237.133333333333">
                <text:p>237.133333333333</text:p>
              </table:table-cell>
              <table:table-cell office:value-type="float" office:value="234.133333333333">
                <text:p>234.133333333333</text:p>
              </table:table-cell>
              <table:table-cell office:value-type="float" office:value="220.866666666667">
                <text:p>220.866666666667</text:p>
              </table:table-cell>
            </table:table-row>
            <table:table-row>
              <table:table-cell office:value-type="string">
                <text:p> 5:25:15 PM </text:p>
              </table:table-cell>
              <table:table-cell office:value-type="float" office:value="296.466666666667">
                <text:p>296.466666666667</text:p>
              </table:table-cell>
              <table:table-cell office:value-type="float" office:value="293.733333333333">
                <text:p>293.733333333333</text:p>
              </table:table-cell>
              <table:table-cell office:value-type="float" office:value="269.933333333333">
                <text:p>269.933333333333</text:p>
              </table:table-cell>
            </table:table-row>
            <table:table-row>
              <table:table-cell office:value-type="string">
                <text:p> 5:25:30 PM </text:p>
              </table:table-cell>
              <table:table-cell office:value-type="float" office:value="355">
                <text:p>355</text:p>
              </table:table-cell>
              <table:table-cell office:value-type="float" office:value="350.866666666667">
                <text:p>350.866666666667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string">
                <text:p> 5:25:45 PM </text:p>
              </table:table-cell>
              <table:table-cell office:value-type="float" office:value="397.866666666667">
                <text:p>397.8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85.133333333333">
                <text:p>385.133333333333</text:p>
              </table:table-cell>
            </table:table-row>
            <table:table-row>
              <table:table-cell office:value-type="string">
                <text:p> 5:26:00 PM </text:p>
              </table:table-cell>
              <table:table-cell office:value-type="float" office:value="444.6">
                <text:p>444.6</text:p>
              </table:table-cell>
              <table:table-cell office:value-type="float" office:value="455.8">
                <text:p>455.8</text:p>
              </table:table-cell>
              <table:table-cell office:value-type="float" office:value="437.6">
                <text:p>437.6</text:p>
              </table:table-cell>
            </table:table-row>
            <table:table-row>
              <table:table-cell office:value-type="string">
                <text:p> 5:26:15 PM </text:p>
              </table:table-cell>
              <table:table-cell office:value-type="float" office:value="452.4">
                <text:p>452.4</text:p>
              </table:table-cell>
              <table:table-cell office:value-type="float" office:value="318.333333333333">
                <text:p>318.333333333333</text:p>
              </table:table-cell>
              <table:table-cell office:value-type="float" office:value="444.066666666667">
                <text:p>444.066666666667</text:p>
              </table:table-cell>
            </table:table-row>
            <table:table-row>
              <table:table-cell office:value-type="string">
                <text:p> 5:26:30 PM </text:p>
              </table:table-cell>
              <table:table-cell office:value-type="float" office:value="525">
                <text:p>525</text:p>
              </table:table-cell>
              <table:table-cell office:value-type="float" office:value="551.133333333333">
                <text:p>551.133333333333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 5:26:45 PM </text:p>
              </table:table-cell>
              <table:table-cell office:value-type="float" office:value="526.933333333333">
                <text:p>526.933333333333</text:p>
              </table:table-cell>
              <table:table-cell office:value-type="float" office:value="506.2">
                <text:p>506.2</text:p>
              </table:table-cell>
              <table:table-cell office:value-type="float" office:value="540.8">
                <text:p>540.8</text:p>
              </table:table-cell>
            </table:table-row>
            <table:table-row>
              <table:table-cell office:value-type="string">
                <text:p> 5:27:00 PM </text:p>
              </table:table-cell>
              <table:table-cell office:value-type="float" office:value="508.466666666667">
                <text:p>508.466666666667</text:p>
              </table:table-cell>
              <table:table-cell office:value-type="float" office:value="605.933333333333">
                <text:p>605.933333333333</text:p>
              </table:table-cell>
              <table:table-cell office:value-type="float" office:value="502.4">
                <text:p>502.4</text:p>
              </table:table-cell>
            </table:table-row>
            <table:table-row>
              <table:table-cell office:value-type="string">
                <text:p> 5:27:15 PM </text:p>
              </table:table-cell>
              <table:table-cell office:value-type="float" office:value="537.266666666667">
                <text:p>537.266666666667</text:p>
              </table:table-cell>
              <table:table-cell office:value-type="float" office:value="495.933333333333">
                <text:p>495.933333333333</text:p>
              </table:table-cell>
              <table:table-cell office:value-type="float" office:value="348.666666666667">
                <text:p>348.666666666667</text:p>
              </table:table-cell>
            </table:table-row>
            <table:table-row>
              <table:table-cell office:value-type="string">
                <text:p> 5:27:30 PM </text:p>
              </table:table-cell>
              <table:table-cell office:value-type="float" office:value="506.133333333333">
                <text:p>506.133333333333</text:p>
              </table:table-cell>
              <table:table-cell office:value-type="float" office:value="616.333333333333">
                <text:p>616.333333333333</text:p>
              </table:table-cell>
              <table:table-cell office:value-type="float" office:value="492.466666666667">
                <text:p>492.466666666667</text:p>
              </table:table-cell>
            </table:table-row>
            <table:table-row>
              <table:table-cell office:value-type="string">
                <text:p> 5:27:45 PM </text:p>
              </table:table-cell>
              <table:table-cell office:value-type="float" office:value="603.733333333333">
                <text:p>603.733333333333</text:p>
              </table:table-cell>
              <table:table-cell office:value-type="float" office:value="593">
                <text:p>593</text:p>
              </table:table-cell>
              <table:table-cell office:value-type="float" office:value="548.2">
                <text:p>548.2</text:p>
              </table:table-cell>
            </table:table-row>
            <table:table-row>
              <table:table-cell office:value-type="string">
                <text:p> 5:28:00 PM </text:p>
              </table:table-cell>
              <table:table-cell office:value-type="float" office:value="345.666666666667">
                <text:p>345.666666666667</text:p>
              </table:table-cell>
              <table:table-cell office:value-type="float" office:value="470.6">
                <text:p>470.6</text:p>
              </table:table-cell>
              <table:table-cell office:value-type="float" office:value="584.933333333333">
                <text:p>584.933333333333</text:p>
              </table:table-cell>
            </table:table-row>
            <table:table-row>
              <table:table-cell office:value-type="string">
                <text:p> 5:28:15 PM </text:p>
              </table:table-cell>
              <table:table-cell office:value-type="float" office:value="581.933333333333">
                <text:p>581.933333333333</text:p>
              </table:table-cell>
              <table:table-cell office:value-type="float" office:value="504.933333333333">
                <text:p>504.93333333333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 5:28:30 PM </text:p>
              </table:table-cell>
              <table:table-cell office:value-type="float" office:value="433.266666666667">
                <text:p>433.266666666667</text:p>
              </table:table-cell>
              <table:table-cell office:value-type="float" office:value="409.4">
                <text:p>409.4</text:p>
              </table:table-cell>
              <table:table-cell office:value-type="float" office:value="569.466666666667">
                <text:p>569.466666666667</text:p>
              </table:table-cell>
            </table:table-row>
            <table:table-row>
              <table:table-cell office:value-type="string">
                <text:p> 5:28:45 PM </text:p>
              </table:table-cell>
              <table:table-cell office:value-type="float" office:value="455.666666666667">
                <text:p>455.666666666667</text:p>
              </table:table-cell>
              <table:table-cell office:value-type="float" office:value="401.466666666667">
                <text:p>401.466666666667</text:p>
              </table:table-cell>
              <table:table-cell office:value-type="float" office:value="502.866666666667">
                <text:p>502.866666666667</text:p>
              </table:table-cell>
            </table:table-row>
            <table:table-row>
              <table:table-cell office:value-type="string">
                <text:p> 5:29:00 PM </text:p>
              </table:table-cell>
              <table:table-cell office:value-type="float" office:value="270.533333333333">
                <text:p>270.533333333333</text:p>
              </table:table-cell>
              <table:table-cell office:value-type="float" office:value="276.8">
                <text:p>276.8</text:p>
              </table:table-cell>
              <table:table-cell office:value-type="float" office:value="322.533333333333">
                <text:p>322.533333333333</text:p>
              </table:table-cell>
            </table:table-row>
            <table:table-row>
              <table:table-cell office:value-type="string">
                <text:p> 5:29:15 PM </text:p>
              </table:table-cell>
              <table:table-cell office:value-type="float" office:value="225.466666666667">
                <text:p>225.466666666667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243.866666666667">
                <text:p>243.866666666667</text:p>
              </table:table-cell>
            </table:table-row>
            <table:table-row>
              <table:table-cell office:value-type="string">
                <text:p> 5:29:30 PM </text:p>
              </table:table-cell>
              <table:table-cell office:value-type="float" office:value="148.8">
                <text:p>148.8</text:p>
              </table:table-cell>
              <table:table-cell office:value-type="float" office:value="151.133333333333">
                <text:p>151.133333333333</text:p>
              </table:table-cell>
              <table:table-cell office:value-type="float" office:value="165.466666666667">
                <text:p>165.466666666667</text:p>
              </table:table-cell>
            </table:table-row>
            <table:table-row>
              <table:table-cell office:value-type="string">
                <text:p> 5:29:45 PM </text:p>
              </table:table-cell>
              <table:table-cell office:value-type="float" office:value="96.4666666666667">
                <text:p>96.4666666666667</text:p>
              </table:table-cell>
              <table:table-cell office:value-type="float" office:value="102.933333333333">
                <text:p>102.933333333333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string">
                <text:p> 5:30:00 PM </text:p>
              </table:table-cell>
              <table:table-cell office:value-type="float" office:value="60.6">
                <text:p>60.6</text:p>
              </table:table-cell>
              <table:table-cell office:value-type="float" office:value="51.2666666666667">
                <text:p>51.2666666666667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string">
                <text:p> 5:30:15 PM 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14.4666666666667">
                <text:p>14.46666666666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 5:30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0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1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1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1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55cm" svg:height="16.927cm" xlink:href=".." xlink:type="simple" chart:class="chart:line" chart:column-mapping="1 0" chart:style-name="ch1">
        <chart:title svg:x="13.053cm" svg:y="0.474cm" chart:style-name="ch2">
          <text:p>Insert rate to DB</text:p>
        </chart:title>
        <chart:legend chart:legend-position="end" svg:x="24.692cm" svg:y="7.666cm" style:legend-expansion="high" chart:style-name="ch3"/>
        <chart:plot-area chart:style-name="ch4" table:cell-range-address="Experiment_Phase_1.B253:Experiment_Phase_1.E293" chart:data-source-has-labels="both" svg:x="1.602cm" svg:y="1.591cm" svg:width="22.499cm" svg:height="14.017cm">
          <chartooo:coordinate-region svg:x="3.091cm" svg:y="1.591cm" svg:width="21.01cm" svg:height="11.884cm"/>
          <chart:axis chart:dimension="x" chart:name="primary-x" chart:style-name="ch5" chartooo:axis-type="auto">
            <chartooo:date-scale/>
            <chart:title svg:x="12.437cm" svg:y="15.946cm" chart:style-name="ch6">
              <text:p>Time</text:p>
            </chart:title>
            <chart:categories table:cell-range-address="Experiment_Phase_1.E253:Experiment_Phase_1.E293"/>
            <chart:grid chart:style-name="ch7" chart:class="major"/>
          </chart:axis>
          <chart:axis chart:dimension="y" chart:name="primary-y" chart:style-name="ch5">
            <chart:title svg:x="0.451cm" svg:y="9.596cm" chart:style-name="ch8">
              <text:p>Messages / s</text:p>
            </chart:title>
            <chart:grid chart:style-name="ch7" chart:class="major"/>
          </chart:axis>
          <chart:series chart:style-name="ch9" chart:values-cell-range-address="Experiment_Phase_1.D254:Experiment_Phase_1.D293" chart:label-cell-address="Experiment_Phase_1.D253:Experiment_Phase_1.D253" chart:class="chart:line">
            <chart:data-point chart:repeated="40"/>
          </chart:series>
          <chart:series chart:style-name="ch10" chart:values-cell-range-address="Experiment_Phase_1.B254:Experiment_Phase_1.B293" chart:label-cell-address="Experiment_Phase_1.B253:Experiment_Phase_1.B253" chart:class="chart:line">
            <chart:data-point chart:repeated="40"/>
          </chart:series>
          <chart:series chart:style-name="ch11" chart:values-cell-range-address="Experiment_Phase_1.C254:Experiment_Phase_1.C293" chart:label-cell-address="Experiment_Phase_1.C253:Experiment_Phase_1.C253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253:Experiment_Phase_1.D253</svg:desc>
                </draw:g>
              </table:table-cell>
              <table:table-cell office:value-type="string">
                <text:p>Input_Frequency</text:p>
                <draw:g>
                  <svg:desc>Experiment_Phase_1.B253:Experiment_Phase_1.B253</svg:desc>
                </draw:g>
              </table:table-cell>
              <table:table-cell office:value-type="string">
                <text:p>Consuming_Frequency</text:p>
                <draw:g>
                  <svg:desc>Experiment_Phase_1.C253:Experiment_Phase_1.C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253:Experiment_Phase_1.E293</svg:desc>
                </draw:g>
              </table:table-cell>
              <table:table-cell office:value-type="float" office:value="0">
                <text:p>0</text:p>
                <draw:g>
                  <svg:desc>Experiment_Phase_1.D254:Experiment_Phase_1.D293</svg:desc>
                </draw:g>
              </table:table-cell>
              <table:table-cell office:value-type="float" office:value="0">
                <text:p>0</text:p>
                <draw:g>
                  <svg:desc>Experiment_Phase_1.B254:Experiment_Phase_1.B293</svg:desc>
                </draw:g>
              </table:table-cell>
              <table:table-cell office:value-type="float" office:value="0">
                <text:p>0</text:p>
                <draw:g>
                  <svg:desc>Experiment_Phase_1.C254:Experiment_Phase_1.C293</svg:desc>
                </draw:g>
              </table:table-cell>
            </table:table-row>
            <table:table-row>
              <table:table-cell office:value-type="string">
                <text:p> 5:3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3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35:15 PM </text:p>
              </table:table-cell>
              <table:table-cell office:value-type="float" office:value="48.2">
                <text:p>48.2</text:p>
              </table:table-cell>
              <table:table-cell office:value-type="float" office:value="24.9333333333333">
                <text:p>24.933333333333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 5:35:30 PM </text:p>
              </table:table-cell>
              <table:table-cell office:value-type="float" office:value="81.2666666666667">
                <text:p>81.2666666666667</text:p>
              </table:table-cell>
              <table:table-cell office:value-type="float" office:value="60.2">
                <text:p>60.2</text:p>
              </table:table-cell>
              <table:table-cell office:value-type="float" office:value="59.9333333333333">
                <text:p>59.9333333333333</text:p>
              </table:table-cell>
            </table:table-row>
            <table:table-row>
              <table:table-cell office:value-type="string">
                <text:p> 5:35:45 PM </text:p>
              </table:table-cell>
              <table:table-cell office:value-type="float" office:value="158.866666666667">
                <text:p>158.866666666667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 5:36:00 PM </text:p>
              </table:table-cell>
              <table:table-cell office:value-type="float" office:value="222.933333333333">
                <text:p>222.933333333333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82.733333333333">
                <text:p>182.733333333333</text:p>
              </table:table-cell>
            </table:table-row>
            <table:table-row>
              <table:table-cell office:value-type="string">
                <text:p> 5:36:15 PM </text:p>
              </table:table-cell>
              <table:table-cell office:value-type="float" office:value="264.666666666667">
                <text:p>264.666666666667</text:p>
              </table:table-cell>
              <table:table-cell office:value-type="float" office:value="250.066666666667">
                <text:p>250.066666666667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string">
                <text:p> 5:36:30 PM </text:p>
              </table:table-cell>
              <table:table-cell office:value-type="float" office:value="331.466666666667">
                <text:p>331.466666666667</text:p>
              </table:table-cell>
              <table:table-cell office:value-type="float" office:value="311.533333333333">
                <text:p>311.53333333333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5:36:45 PM </text:p>
              </table:table-cell>
              <table:table-cell office:value-type="float" office:value="376.133333333333">
                <text:p>376.133333333333</text:p>
              </table:table-cell>
              <table:table-cell office:value-type="float" office:value="365.6">
                <text:p>365.6</text:p>
              </table:table-cell>
              <table:table-cell office:value-type="float" office:value="354.8">
                <text:p>354.8</text:p>
              </table:table-cell>
            </table:table-row>
            <table:table-row>
              <table:table-cell office:value-type="string">
                <text:p> 5:37:00 PM </text:p>
              </table:table-cell>
              <table:table-cell office:value-type="float" office:value="438.266666666667">
                <text:p>438.266666666667</text:p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390.733333333333">
                <text:p>390.733333333333</text:p>
              </table:table-cell>
            </table:table-row>
            <table:table-row>
              <table:table-cell office:value-type="string">
                <text:p> 5:37:15 PM </text:p>
              </table:table-cell>
              <table:table-cell office:value-type="float" office:value="477.133333333333">
                <text:p>477.133333333333</text:p>
              </table:table-cell>
              <table:table-cell office:value-type="float" office:value="483.066666666667">
                <text:p>483.066666666667</text:p>
              </table:table-cell>
              <table:table-cell office:value-type="float" office:value="481.133333333333">
                <text:p>481.133333333333</text:p>
              </table:table-cell>
            </table:table-row>
            <table:table-row>
              <table:table-cell office:value-type="string">
                <text:p> 5:37:30 PM </text:p>
              </table:table-cell>
              <table:table-cell office:value-type="float" office:value="491.2">
                <text:p>491.2</text:p>
              </table:table-cell>
              <table:table-cell office:value-type="float" office:value="527.333333333333">
                <text:p>527.333333333333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string">
                <text:p> 5:37:45 PM </text:p>
              </table:table-cell>
              <table:table-cell office:value-type="float" office:value="473.533333333333">
                <text:p>473.533333333333</text:p>
              </table:table-cell>
              <table:table-cell office:value-type="float" office:value="587.533333333333">
                <text:p>587.533333333333</text:p>
              </table:table-cell>
              <table:table-cell office:value-type="float" office:value="493.666666666667">
                <text:p>493.666666666667</text:p>
              </table:table-cell>
            </table:table-row>
            <table:table-row>
              <table:table-cell office:value-type="string">
                <text:p> 5:38:00 PM </text:p>
              </table:table-cell>
              <table:table-cell office:value-type="float" office:value="534.133333333333">
                <text:p>534.133333333333</text:p>
              </table:table-cell>
              <table:table-cell office:value-type="float" office:value="531.266666666667">
                <text:p>531.266666666667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string">
                <text:p> 5:38:15 PM </text:p>
              </table:table-cell>
              <table:table-cell office:value-type="float" office:value="485.4">
                <text:p>485.4</text:p>
              </table:table-cell>
              <table:table-cell office:value-type="float" office:value="612.6">
                <text:p>612.6</text:p>
              </table:table-cell>
              <table:table-cell office:value-type="float" office:value="509.2">
                <text:p>509.2</text:p>
              </table:table-cell>
            </table:table-row>
            <table:table-row>
              <table:table-cell office:value-type="string">
                <text:p> 5:38:30 PM </text:p>
              </table:table-cell>
              <table:table-cell office:value-type="float" office:value="564.533333333333">
                <text:p>564.533333333333</text:p>
              </table:table-cell>
              <table:table-cell office:value-type="float" office:value="386.866666666667">
                <text:p>386.8666666666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 5:38:45 PM 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538.266666666667">
                <text:p>538.266666666667</text:p>
              </table:table-cell>
              <table:table-cell office:value-type="float" office:value="493.4">
                <text:p>493.4</text:p>
              </table:table-cell>
            </table:table-row>
            <table:table-row>
              <table:table-cell office:value-type="string">
                <text:p> 5:39:00 PM </text:p>
              </table:table-cell>
              <table:table-cell office:value-type="float" office:value="519.533333333333">
                <text:p>519.533333333333</text:p>
              </table:table-cell>
              <table:table-cell office:value-type="float" office:value="563.666666666667">
                <text:p>563.66666666666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 5:39:15 PM </text:p>
              </table:table-cell>
              <table:table-cell office:value-type="float" office:value="570">
                <text:p>570</text:p>
              </table:table-cell>
              <table:table-cell office:value-type="float" office:value="565.8">
                <text:p>565.8</text:p>
              </table:table-cell>
              <table:table-cell office:value-type="float" office:value="515.733333333333">
                <text:p>515.733333333333</text:p>
              </table:table-cell>
            </table:table-row>
            <table:table-row>
              <table:table-cell office:value-type="string">
                <text:p> 5:39:30 PM </text:p>
              </table:table-cell>
              <table:table-cell office:value-type="float" office:value="428.466666666667">
                <text:p>428.466666666667</text:p>
              </table:table-cell>
              <table:table-cell office:value-type="float" office:value="397">
                <text:p>397</text:p>
              </table:table-cell>
              <table:table-cell office:value-type="float" office:value="592.8">
                <text:p>592.8</text:p>
              </table:table-cell>
            </table:table-row>
            <table:table-row>
              <table:table-cell office:value-type="string">
                <text:p> 5:39:45 PM </text:p>
              </table:table-cell>
              <table:table-cell office:value-type="float" office:value="558.533333333333">
                <text:p>558.533333333333</text:p>
              </table:table-cell>
              <table:table-cell office:value-type="float" office:value="476.266666666667">
                <text:p>476.266666666667</text:p>
              </table:table-cell>
              <table:table-cell office:value-type="float" office:value="432.6">
                <text:p>432.6</text:p>
              </table:table-cell>
            </table:table-row>
            <table:table-row>
              <table:table-cell office:value-type="string">
                <text:p> 5:40:00 PM </text:p>
              </table:table-cell>
              <table:table-cell office:value-type="float" office:value="388.266666666667">
                <text:p>388.266666666667</text:p>
              </table:table-cell>
              <table:table-cell office:value-type="float" office:value="349.933333333333">
                <text:p>349.933333333333</text:p>
              </table:table-cell>
              <table:table-cell office:value-type="float" office:value="579.933333333333">
                <text:p>579.933333333333</text:p>
              </table:table-cell>
            </table:table-row>
            <table:table-row>
              <table:table-cell office:value-type="string">
                <text:p> 5:40:15 PM 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245.533333333333">
                <text:p>245.533333333333</text:p>
              </table:table-cell>
              <table:table-cell office:value-type="float" office:value="260.933333333333">
                <text:p>260.933333333333</text:p>
              </table:table-cell>
            </table:table-row>
            <table:table-row>
              <table:table-cell office:value-type="string">
                <text:p> 5:40:30 PM </text:p>
              </table:table-cell>
              <table:table-cell office:value-type="float" office:value="180.066666666667">
                <text:p>180.066666666667</text:p>
              </table:table-cell>
              <table:table-cell office:value-type="float" office:value="188.533333333333">
                <text:p>188.533333333333</text:p>
              </table:table-cell>
              <table:table-cell office:value-type="float" office:value="198.266666666667">
                <text:p>198.266666666667</text:p>
              </table:table-cell>
            </table:table-row>
            <table:table-row>
              <table:table-cell office:value-type="string">
                <text:p> 5:40:45 PM </text:p>
              </table:table-cell>
              <table:table-cell office:value-type="float" office:value="117.066666666667">
                <text:p>117.066666666667</text:p>
              </table:table-cell>
              <table:table-cell office:value-type="float" office:value="125.066666666667">
                <text:p>125.066666666667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 5:41:00 PM 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60.4666666666667">
                <text:p>60.4666666666667</text:p>
              </table:table-cell>
              <table:table-cell office:value-type="float" office:value="70.4666666666667">
                <text:p>70.4666666666667</text:p>
              </table:table-cell>
            </table:table-row>
            <table:table-row>
              <table:table-cell office:value-type="string">
                <text:p> 5:41:15 PM </text:p>
              </table:table-cell>
              <table:table-cell office:value-type="float" office:value="0">
                <text:p>0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 5:41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16.953cm" xlink:href=".." xlink:type="simple" chart:class="chart:line" chart:column-mapping="1 0" chart:style-name="ch1">
        <chart:title svg:x="13.075cm" svg:y="0.475cm" chart:style-name="ch2">
          <text:p>Insert rate to DB</text:p>
        </chart:title>
        <chart:legend chart:legend-position="end" svg:x="24.736cm" svg:y="7.679cm" style:legend-expansion="high" chart:style-name="ch3"/>
        <chart:plot-area chart:style-name="ch4" table:cell-range-address="Experiment_Phase_1.B295:Experiment_Phase_1.E335" chart:data-source-has-labels="both" svg:x="1.602cm" svg:y="1.593cm" svg:width="22.543cm" svg:height="14.04cm">
          <chartooo:coordinate-region svg:x="3.512cm" svg:y="1.793cm" svg:width="20.633cm" svg:height="13.159cm"/>
          <chart:axis chart:dimension="x" chart:name="primary-x" chart:style-name="ch5" chartooo:axis-type="auto">
            <chartooo:date-scale/>
            <chart:title svg:x="12.459cm" svg:y="15.972cm" chart:style-name="ch6">
              <text:p>Time</text:p>
            </chart:title>
            <chart:categories table:cell-range-address="Experiment_Phase_1.E295:Experiment_Phase_1.E335"/>
            <chart:grid chart:style-name="ch7" chart:class="major"/>
          </chart:axis>
          <chart:axis chart:dimension="y" chart:name="primary-y" chart:style-name="ch8">
            <chart:title svg:x="0.451cm" svg:y="9.61cm" chart:style-name="ch9">
              <text:p>Messages / s</text:p>
            </chart:title>
            <chart:grid chart:style-name="ch7" chart:class="major"/>
          </chart:axis>
          <chart:series chart:style-name="ch10" chart:values-cell-range-address="Experiment_Phase_1.D296:Experiment_Phase_1.D335" chart:label-cell-address="Experiment_Phase_1.D295:Experiment_Phase_1.D295" chart:class="chart:line">
            <chart:data-point chart:repeated="40"/>
          </chart:series>
          <chart:series chart:style-name="ch11" chart:values-cell-range-address="Experiment_Phase_1.B296:Experiment_Phase_1.B335" chart:label-cell-address="Experiment_Phase_1.B295:Experiment_Phase_1.B295" chart:class="chart:line">
            <chart:data-point chart:repeated="40"/>
          </chart:series>
          <chart:series chart:style-name="ch12" chart:values-cell-range-address="Experiment_Phase_1.C296:Experiment_Phase_1.C335" chart:label-cell-address="Experiment_Phase_1.C295:Experiment_Phase_1.C295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295:Experiment_Phase_1.D295</svg:desc>
                </draw:g>
              </table:table-cell>
              <table:table-cell office:value-type="string">
                <text:p>Input_Frequency</text:p>
                <draw:g>
                  <svg:desc>Experiment_Phase_1.B295:Experiment_Phase_1.B295</svg:desc>
                </draw:g>
              </table:table-cell>
              <table:table-cell office:value-type="string">
                <text:p>Consuming_Frequency</text:p>
                <draw:g>
                  <svg:desc>Experiment_Phase_1.C295:Experiment_Phase_1.C2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295:Experiment_Phase_1.E335</svg:desc>
                </draw:g>
              </table:table-cell>
              <table:table-cell office:value-type="float" office:value="0">
                <text:p>0</text:p>
                <draw:g>
                  <svg:desc>Experiment_Phase_1.D296:Experiment_Phase_1.D335</svg:desc>
                </draw:g>
              </table:table-cell>
              <table:table-cell office:value-type="float" office:value="0">
                <text:p>0</text:p>
                <draw:g>
                  <svg:desc>Experiment_Phase_1.B296:Experiment_Phase_1.B335</svg:desc>
                </draw:g>
              </table:table-cell>
              <table:table-cell office:value-type="float" office:value="0">
                <text:p>0</text:p>
                <draw:g>
                  <svg:desc>Experiment_Phase_1.C296:Experiment_Phase_1.C335</svg:desc>
                </draw:g>
              </table:table-cell>
            </table:table-row>
            <table:table-row>
              <table:table-cell office:value-type="string">
                <text:p> 5:4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5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45:45 PM 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 5:46:00 PM 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60.2">
                <text:p>60.2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 5:46:15 PM </text:p>
              </table:table-cell>
              <table:table-cell office:value-type="float" office:value="149">
                <text:p>149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 5:46:30 PM </text:p>
              </table:table-cell>
              <table:table-cell office:value-type="float" office:value="213.666666666667">
                <text:p>213.666666666667</text:p>
              </table:table-cell>
              <table:table-cell office:value-type="float" office:value="188.8">
                <text:p>188.8</text:p>
              </table:table-cell>
              <table:table-cell office:value-type="float" office:value="196.933333333333">
                <text:p>196.933333333333</text:p>
              </table:table-cell>
            </table:table-row>
            <table:table-row>
              <table:table-cell office:value-type="string">
                <text:p> 5:46:45 PM </text:p>
              </table:table-cell>
              <table:table-cell office:value-type="float" office:value="267.6">
                <text:p>267.6</text:p>
              </table:table-cell>
              <table:table-cell office:value-type="float" office:value="252.2">
                <text:p>252.2</text:p>
              </table:table-cell>
              <table:table-cell office:value-type="float" office:value="263.8">
                <text:p>263.8</text:p>
              </table:table-cell>
            </table:table-row>
            <table:table-row>
              <table:table-cell office:value-type="string">
                <text:p> 5:47:00 PM </text:p>
              </table:table-cell>
              <table:table-cell office:value-type="float" office:value="322.333333333333">
                <text:p>322.333333333333</text:p>
              </table:table-cell>
              <table:table-cell office:value-type="float" office:value="300.4">
                <text:p>300.4</text:p>
              </table:table-cell>
              <table:table-cell office:value-type="float" office:value="307.733333333333">
                <text:p>307.733333333333</text:p>
              </table:table-cell>
            </table:table-row>
            <table:table-row>
              <table:table-cell office:value-type="string">
                <text:p> 5:47:15 PM 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354.066666666667">
                <text:p>354.066666666667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string">
                <text:p> 5:47:30 PM </text:p>
              </table:table-cell>
              <table:table-cell office:value-type="float" office:value="435.333333333333">
                <text:p>435.333333333333</text:p>
              </table:table-cell>
              <table:table-cell office:value-type="float" office:value="409.2">
                <text:p>409.2</text:p>
              </table:table-cell>
              <table:table-cell office:value-type="float" office:value="419.333333333333">
                <text:p>419.333333333333</text:p>
              </table:table-cell>
            </table:table-row>
            <table:table-row>
              <table:table-cell office:value-type="string">
                <text:p> 5:47:45 PM </text:p>
              </table:table-cell>
              <table:table-cell office:value-type="float" office:value="461.066666666667">
                <text:p>461.066666666667</text:p>
              </table:table-cell>
              <table:table-cell office:value-type="float" office:value="473.266666666667">
                <text:p>473.266666666667</text:p>
              </table:table-cell>
              <table:table-cell office:value-type="float" office:value="471.733333333333">
                <text:p>471.733333333333</text:p>
              </table:table-cell>
            </table:table-row>
            <table:table-row>
              <table:table-cell office:value-type="string">
                <text:p> 5:48:00 PM </text:p>
              </table:table-cell>
              <table:table-cell office:value-type="float" office:value="502.066666666667">
                <text:p>502.066666666667</text:p>
              </table:table-cell>
              <table:table-cell office:value-type="float" office:value="502.266666666667">
                <text:p>502.2666666666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 5:48:15 PM </text:p>
              </table:table-cell>
              <table:table-cell office:value-type="float" office:value="473.666666666667">
                <text:p>473.666666666667</text:p>
              </table:table-cell>
              <table:table-cell office:value-type="float" office:value="607">
                <text:p>607</text:p>
              </table:table-cell>
              <table:table-cell office:value-type="float" office:value="311.466666666667">
                <text:p>311.466666666667</text:p>
              </table:table-cell>
            </table:table-row>
            <table:table-row>
              <table:table-cell office:value-type="string">
                <text:p> 5:48:30 PM </text:p>
              </table:table-cell>
              <table:table-cell office:value-type="float" office:value="499.4">
                <text:p>499.4</text:p>
              </table:table-cell>
              <table:table-cell office:value-type="float" office:value="561.8">
                <text:p>561.8</text:p>
              </table:table-cell>
              <table:table-cell office:value-type="float" office:value="547.066666666667">
                <text:p>547.066666666667</text:p>
              </table:table-cell>
            </table:table-row>
            <table:table-row>
              <table:table-cell office:value-type="string">
                <text:p> 5:48:45 PM </text:p>
              </table:table-cell>
              <table:table-cell office:value-type="float" office:value="493.933333333333">
                <text:p>493.933333333333</text:p>
              </table:table-cell>
              <table:table-cell office:value-type="float" office:value="628.066666666667">
                <text:p>628.066666666667</text:p>
              </table:table-cell>
              <table:table-cell office:value-type="float" office:value="486.266666666667">
                <text:p>486.266666666667</text:p>
              </table:table-cell>
            </table:table-row>
            <table:table-row>
              <table:table-cell office:value-type="string">
                <text:p> 5:49:00 PM </text:p>
              </table:table-cell>
              <table:table-cell office:value-type="float" office:value="494.066666666667">
                <text:p>494.066666666667</text:p>
              </table:table-cell>
              <table:table-cell office:value-type="float" office:value="315">
                <text:p>315</text:p>
              </table:table-cell>
              <table:table-cell office:value-type="float" office:value="485.266666666667">
                <text:p>485.266666666667</text:p>
              </table:table-cell>
            </table:table-row>
            <table:table-row>
              <table:table-cell office:value-type="string">
                <text:p> 5:49:15 PM </text:p>
              </table:table-cell>
              <table:table-cell office:value-type="float" office:value="485.4">
                <text:p>485.4</text:p>
              </table:table-cell>
              <table:table-cell office:value-type="float" office:value="571.2">
                <text:p>571.2</text:p>
              </table:table-cell>
              <table:table-cell office:value-type="float" office:value="534.266666666667">
                <text:p>534.266666666667</text:p>
              </table:table-cell>
            </table:table-row>
            <table:table-row>
              <table:table-cell office:value-type="string">
                <text:p> 5:49:30 PM </text:p>
              </table:table-cell>
              <table:table-cell office:value-type="float" office:value="538.666666666667">
                <text:p>538.666666666667</text:p>
              </table:table-cell>
              <table:table-cell office:value-type="float" office:value="524.266666666667">
                <text:p>524.266666666667</text:p>
              </table:table-cell>
              <table:table-cell office:value-type="float" office:value="486.8">
                <text:p>486.8</text:p>
              </table:table-cell>
            </table:table-row>
            <table:table-row>
              <table:table-cell office:value-type="string">
                <text:p> 5:49:45 PM </text:p>
              </table:table-cell>
              <table:table-cell office:value-type="float" office:value="512.733333333333">
                <text:p>512.733333333333</text:p>
              </table:table-cell>
              <table:table-cell office:value-type="float" office:value="534.6">
                <text:p>534.6</text:p>
              </table:table-cell>
              <table:table-cell office:value-type="float" office:value="551.133333333333">
                <text:p>551.133333333333</text:p>
              </table:table-cell>
            </table:table-row>
            <table:table-row>
              <table:table-cell office:value-type="string">
                <text:p> 5:50:00 PM </text:p>
              </table:table-cell>
              <table:table-cell office:value-type="float" office:value="456.733333333333">
                <text:p>456.733333333333</text:p>
              </table:table-cell>
              <table:table-cell office:value-type="float" office:value="489.266666666667">
                <text:p>489.266666666667</text:p>
              </table:table-cell>
              <table:table-cell office:value-type="float" office:value="512.733333333333">
                <text:p>512.733333333333</text:p>
              </table:table-cell>
            </table:table-row>
            <table:table-row>
              <table:table-cell office:value-type="string">
                <text:p> 5:50:15 PM </text:p>
              </table:table-cell>
              <table:table-cell office:value-type="float" office:value="492.333333333333">
                <text:p>492.333333333333</text:p>
              </table:table-cell>
              <table:table-cell office:value-type="float" office:value="432.533333333333">
                <text:p>432.533333333333</text:p>
              </table:table-cell>
              <table:table-cell office:value-type="float" office:value="524.866666666667">
                <text:p>524.866666666667</text:p>
              </table:table-cell>
            </table:table-row>
            <table:table-row>
              <table:table-cell office:value-type="string">
                <text:p> 5:50:30 PM </text:p>
              </table:table-cell>
              <table:table-cell office:value-type="float" office:value="505.866666666667">
                <text:p>505.866666666667</text:p>
              </table:table-cell>
              <table:table-cell office:value-type="float" office:value="408.933333333333">
                <text:p>408.933333333333</text:p>
              </table:table-cell>
              <table:table-cell office:value-type="float" office:value="541.666666666667">
                <text:p>541.666666666667</text:p>
              </table:table-cell>
            </table:table-row>
            <table:table-row>
              <table:table-cell office:value-type="string">
                <text:p> 5:50:45 PM 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256.4">
                <text:p>256.4</text:p>
              </table:table-cell>
              <table:table-cell office:value-type="float" office:value="286.333333333333">
                <text:p>286.333333333333</text:p>
              </table:table-cell>
            </table:table-row>
            <table:table-row>
              <table:table-cell office:value-type="string">
                <text:p> 5:51:00 PM </text:p>
              </table:table-cell>
              <table:table-cell office:value-type="float" office:value="165.266666666667">
                <text:p>165.2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 5:51:15 PM </text:p>
              </table:table-cell>
              <table:table-cell office:value-type="float" office:value="125.2">
                <text:p>125.2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5.266666666667">
                <text:p>125.266666666667</text:p>
              </table:table-cell>
            </table:table-row>
            <table:table-row>
              <table:table-cell office:value-type="string">
                <text:p> 5:51:30 PM </text:p>
              </table:table-cell>
              <table:table-cell office:value-type="float" office:value="55.2666666666667">
                <text:p>55.2666666666667</text:p>
              </table:table-cell>
              <table:table-cell office:value-type="float" office:value="78.6">
                <text:p>78.6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string">
                <text:p> 5:5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35cm" svg:height="17.03cm" xlink:href=".." xlink:type="simple" chart:class="chart:line" chart:column-mapping="1 0" chart:style-name="ch1">
        <chart:title svg:x="13.143cm" svg:y="0.476cm" chart:style-name="ch2">
          <text:p>Insert rate to DB</text:p>
        </chart:title>
        <chart:legend chart:legend-position="end" svg:x="24.872cm" svg:y="7.718cm" style:legend-expansion="high" chart:style-name="ch3"/>
        <chart:plot-area chart:style-name="ch4" table:cell-range-address="Experiment_Phase_1.B337:Experiment_Phase_1.E377" chart:data-source-has-labels="both" svg:x="1.605cm" svg:y="1.595cm" svg:width="22.673cm" svg:height="14.114cm">
          <chartooo:coordinate-region svg:x="3.094cm" svg:y="1.595cm" svg:width="21.184cm" svg:height="11.98cm"/>
          <chart:axis chart:dimension="x" chart:name="primary-x" chart:style-name="ch5" chartooo:axis-type="auto">
            <chartooo:date-scale/>
            <chart:title svg:x="12.527cm" svg:y="16.049cm" chart:style-name="ch6">
              <text:p>Time</text:p>
            </chart:title>
            <chart:categories table:cell-range-address="Experiment_Phase_1.E337:Experiment_Phase_1.E377"/>
            <chart:grid chart:style-name="ch7" chart:class="major"/>
          </chart:axis>
          <chart:axis chart:dimension="y" chart:name="primary-y" chart:style-name="ch5">
            <chart:title svg:x="0.451cm" svg:y="9.649cm" chart:style-name="ch8">
              <text:p>Messages / s</text:p>
            </chart:title>
            <chart:grid chart:style-name="ch7" chart:class="major"/>
          </chart:axis>
          <chart:series chart:style-name="ch9" chart:values-cell-range-address="Experiment_Phase_1.D338:Experiment_Phase_1.D377" chart:label-cell-address="Experiment_Phase_1.D337:Experiment_Phase_1.D337" chart:class="chart:line">
            <chart:data-point chart:repeated="40"/>
          </chart:series>
          <chart:series chart:style-name="ch10" chart:values-cell-range-address="Experiment_Phase_1.B338:Experiment_Phase_1.B377" chart:label-cell-address="Experiment_Phase_1.B337:Experiment_Phase_1.B337" chart:class="chart:line">
            <chart:data-point chart:repeated="40"/>
          </chart:series>
          <chart:series chart:style-name="ch11" chart:values-cell-range-address="Experiment_Phase_1.C338:Experiment_Phase_1.C377" chart:label-cell-address="Experiment_Phase_1.C337:Experiment_Phase_1.C337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_Insert_Frequency</text:p>
                <draw:g>
                  <svg:desc>Experiment_Phase_1.D337:Experiment_Phase_1.D337</svg:desc>
                </draw:g>
              </table:table-cell>
              <table:table-cell office:value-type="string">
                <text:p>Input_Frequency</text:p>
                <draw:g>
                  <svg:desc>Experiment_Phase_1.B337:Experiment_Phase_1.B337</svg:desc>
                </draw:g>
              </table:table-cell>
              <table:table-cell office:value-type="string">
                <text:p>Consuming_Frequency</text:p>
                <draw:g>
                  <svg:desc>Experiment_Phase_1.C337:Experiment_Phase_1.C3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s</text:p>
                <draw:g>
                  <svg:desc>Experiment_Phase_1.E337:Experiment_Phase_1.E377</svg:desc>
                </draw:g>
              </table:table-cell>
              <table:table-cell office:value-type="float" office:value="0">
                <text:p>0</text:p>
                <draw:g>
                  <svg:desc>Experiment_Phase_1.D338:Experiment_Phase_1.D377</svg:desc>
                </draw:g>
              </table:table-cell>
              <table:table-cell office:value-type="float" office:value="0">
                <text:p>0</text:p>
                <draw:g>
                  <svg:desc>Experiment_Phase_1.B338:Experiment_Phase_1.B377</svg:desc>
                </draw:g>
              </table:table-cell>
              <table:table-cell office:value-type="float" office:value="0">
                <text:p>0</text:p>
                <draw:g>
                  <svg:desc>Experiment_Phase_1.C338:Experiment_Phase_1.C377</svg:desc>
                </draw:g>
              </table:table-cell>
            </table:table-row>
            <table:table-row>
              <table:table-cell office:value-type="string">
                <text:p> 5:53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3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4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4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4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4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5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5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5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5:55:45 PM </text:p>
              </table:table-cell>
              <table:table-cell office:value-type="float" office:value="29.4">
                <text:p>29.4</text:p>
              </table:table-cell>
              <table:table-cell office:value-type="float" office:value="18.8666666666667">
                <text:p>18.8666666666667</text:p>
              </table:table-cell>
              <table:table-cell office:value-type="float" office:value="25.5333333333333">
                <text:p>25.5333333333333</text:p>
              </table:table-cell>
            </table:table-row>
            <table:table-row>
              <table:table-cell office:value-type="string">
                <text:p> 5:56:00 PM </text:p>
              </table:table-cell>
              <table:table-cell office:value-type="float" office:value="91.9333333333333">
                <text:p>91.9333333333333</text:p>
              </table:table-cell>
              <table:table-cell office:value-type="float" office:value="81.4666666666667">
                <text:p>81.4666666666667</text:p>
              </table:table-cell>
              <table:table-cell office:value-type="float" office:value="88.1333333333333">
                <text:p>88.1333333333333</text:p>
              </table:table-cell>
            </table:table-row>
            <table:table-row>
              <table:table-cell office:value-type="string">
                <text:p> 5:56:15 PM </text:p>
              </table:table-cell>
              <table:table-cell office:value-type="float" office:value="149.4">
                <text:p>149.4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string">
                <text:p> 5:56:30 PM 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201.733333333333">
                <text:p>201.733333333333</text:p>
              </table:table-cell>
            </table:table-row>
            <table:table-row>
              <table:table-cell office:value-type="string">
                <text:p> 5:56:45 PM </text:p>
              </table:table-cell>
              <table:table-cell office:value-type="float" office:value="266.333333333333">
                <text:p>266.333333333333</text:p>
              </table:table-cell>
              <table:table-cell office:value-type="float" office:value="257.466666666667">
                <text:p>257.466666666667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 5:57:00 PM </text:p>
              </table:table-cell>
              <table:table-cell office:value-type="float" office:value="322.933333333333">
                <text:p>322.933333333333</text:p>
              </table:table-cell>
              <table:table-cell office:value-type="float" office:value="315.866666666667">
                <text:p>315.866666666667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 5:57:15 PM </text:p>
              </table:table-cell>
              <table:table-cell office:value-type="float" office:value="374.6">
                <text:p>374.6</text:p>
              </table:table-cell>
              <table:table-cell office:value-type="float" office:value="373.866666666667">
                <text:p>373.8666666666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5:57:30 PM </text:p>
              </table:table-cell>
              <table:table-cell office:value-type="float" office:value="425">
                <text:p>425</text:p>
              </table:table-cell>
              <table:table-cell office:value-type="float" office:value="422.066666666667">
                <text:p>422.066666666667</text:p>
              </table:table-cell>
              <table:table-cell office:value-type="float" office:value="398.6">
                <text:p>398.6</text:p>
              </table:table-cell>
            </table:table-row>
            <table:table-row>
              <table:table-cell office:value-type="string">
                <text:p> 5:57:45 PM </text:p>
              </table:table-cell>
              <table:table-cell office:value-type="float" office:value="457.666666666667">
                <text:p>457.666666666667</text:p>
              </table:table-cell>
              <table:table-cell office:value-type="float" office:value="329.933333333333">
                <text:p>329.933333333333</text:p>
              </table:table-cell>
              <table:table-cell office:value-type="float" office:value="463.4">
                <text:p>463.4</text:p>
              </table:table-cell>
            </table:table-row>
            <table:table-row>
              <table:table-cell office:value-type="string">
                <text:p> 5:58:00 PM </text:p>
              </table:table-cell>
              <table:table-cell office:value-type="float" office:value="484.933333333333">
                <text:p>484.933333333333</text:p>
              </table:table-cell>
              <table:table-cell office:value-type="float" office:value="503.733333333333">
                <text:p>503.733333333333</text:p>
              </table:table-cell>
              <table:table-cell office:value-type="float" office:value="470.2">
                <text:p>470.2</text:p>
              </table:table-cell>
            </table:table-row>
            <table:table-row>
              <table:table-cell office:value-type="string">
                <text:p> 5:58:15 PM 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595.066666666667">
                <text:p>595.06666666666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 5:58:30 PM </text:p>
              </table:table-cell>
              <table:table-cell office:value-type="float" office:value="448.6">
                <text:p>448.6</text:p>
              </table:table-cell>
              <table:table-cell office:value-type="float" office:value="560.333333333333">
                <text:p>560.333333333333</text:p>
              </table:table-cell>
              <table:table-cell office:value-type="float" office:value="478.666666666667">
                <text:p>478.666666666667</text:p>
              </table:table-cell>
            </table:table-row>
            <table:table-row>
              <table:table-cell office:value-type="string">
                <text:p> 5:58:45 PM </text:p>
              </table:table-cell>
              <table:table-cell office:value-type="float" office:value="504.133333333333">
                <text:p>504.133333333333</text:p>
              </table:table-cell>
              <table:table-cell office:value-type="float" office:value="571.333333333333">
                <text:p>571.333333333333</text:p>
              </table:table-cell>
              <table:table-cell office:value-type="float" office:value="495.333333333333">
                <text:p>495.333333333333</text:p>
              </table:table-cell>
            </table:table-row>
            <table:table-row>
              <table:table-cell office:value-type="string">
                <text:p> 5:59:00 PM </text:p>
              </table:table-cell>
              <table:table-cell office:value-type="float" office:value="521.6">
                <text:p>521.6</text:p>
              </table:table-cell>
              <table:table-cell office:value-type="float" office:value="490.066666666667">
                <text:p>490.066666666667</text:p>
              </table:table-cell>
              <table:table-cell office:value-type="float" office:value="308.733333333333">
                <text:p>308.733333333333</text:p>
              </table:table-cell>
            </table:table-row>
            <table:table-row>
              <table:table-cell office:value-type="string">
                <text:p> 5:59:15 PM </text:p>
              </table:table-cell>
              <table:table-cell office:value-type="float" office:value="468">
                <text:p>468</text:p>
              </table:table-cell>
              <table:table-cell office:value-type="float" office:value="484.866666666667">
                <text:p>484.866666666667</text:p>
              </table:table-cell>
              <table:table-cell office:value-type="float" office:value="556.466666666667">
                <text:p>556.466666666667</text:p>
              </table:table-cell>
            </table:table-row>
            <table:table-row>
              <table:table-cell office:value-type="string">
                <text:p> 5:59:30 PM </text:p>
              </table:table-cell>
              <table:table-cell office:value-type="float" office:value="441">
                <text:p>441</text:p>
              </table:table-cell>
              <table:table-cell office:value-type="float" office:value="441.2">
                <text:p>441.2</text:p>
              </table:table-cell>
              <table:table-cell office:value-type="float" office:value="468.733333333333">
                <text:p>468.733333333333</text:p>
              </table:table-cell>
            </table:table-row>
            <table:table-row>
              <table:table-cell office:value-type="string">
                <text:p> 5:59:45 PM </text:p>
              </table:table-cell>
              <table:table-cell office:value-type="float" office:value="502.666666666667">
                <text:p>502.666666666667</text:p>
              </table:table-cell>
              <table:table-cell office:value-type="float" office:value="503.266666666667">
                <text:p>503.266666666667</text:p>
              </table:table-cell>
              <table:table-cell office:value-type="float" office:value="613.066666666667">
                <text:p>613.066666666667</text:p>
              </table:table-cell>
            </table:table-row>
            <table:table-row>
              <table:table-cell office:value-type="string">
                <text:p> 6:00:00 PM </text:p>
              </table:table-cell>
              <table:table-cell office:value-type="float" office:value="552.133333333333">
                <text:p>552.133333333333</text:p>
              </table:table-cell>
              <table:table-cell office:value-type="float" office:value="594.733333333333">
                <text:p>594.733333333333</text:p>
              </table:table-cell>
              <table:table-cell office:value-type="float" office:value="393.266666666667">
                <text:p>393.266666666667</text:p>
              </table:table-cell>
            </table:table-row>
            <table:table-row>
              <table:table-cell office:value-type="string">
                <text:p> 6:00:15 PM </text:p>
              </table:table-cell>
              <table:table-cell office:value-type="float" office:value="454.933333333333">
                <text:p>454.933333333333</text:p>
              </table:table-cell>
              <table:table-cell office:value-type="float" office:value="379.4">
                <text:p>379.4</text:p>
              </table:table-cell>
              <table:table-cell office:value-type="float" office:value="596.733333333333">
                <text:p>596.733333333333</text:p>
              </table:table-cell>
            </table:table-row>
            <table:table-row>
              <table:table-cell office:value-type="string">
                <text:p> 6:00:30 PM </text:p>
              </table:table-cell>
              <table:table-cell office:value-type="float" office:value="507.333333333333">
                <text:p>507.333333333333</text:p>
              </table:table-cell>
              <table:table-cell office:value-type="float" office:value="411">
                <text:p>411</text:p>
              </table:table-cell>
              <table:table-cell office:value-type="float" office:value="511.933333333333">
                <text:p>511.933333333333</text:p>
              </table:table-cell>
            </table:table-row>
            <table:table-row>
              <table:table-cell office:value-type="string">
                <text:p> 6:00:45 PM </text:p>
              </table:table-cell>
              <table:table-cell office:value-type="float" office:value="344.266666666667">
                <text:p>344.266666666667</text:p>
              </table:table-cell>
              <table:table-cell office:value-type="float" office:value="345.2">
                <text:p>345.2</text:p>
              </table:table-cell>
              <table:table-cell office:value-type="float" office:value="426.866666666667">
                <text:p>426.866666666667</text:p>
              </table:table-cell>
            </table:table-row>
            <table:table-row>
              <table:table-cell office:value-type="string">
                <text:p> 6:01:00 PM </text:p>
              </table:table-cell>
              <table:table-cell office:value-type="float" office:value="175.733333333333">
                <text:p>175.733333333333</text:p>
              </table:table-cell>
              <table:table-cell office:value-type="float" office:value="191.4">
                <text:p>191.4</text:p>
              </table:table-cell>
              <table:table-cell office:value-type="float" office:value="183.266666666667">
                <text:p>183.266666666667</text:p>
              </table:table-cell>
            </table:table-row>
            <table:table-row>
              <table:table-cell office:value-type="string">
                <text:p> 6:01:15 PM 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4.866666666667">
                <text:p>124.866666666667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 6:01:30 PM </text:p>
              </table:table-cell>
              <table:table-cell office:value-type="float" office:value="50.7333333333333">
                <text:p>50.7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 6:01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2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2:1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2:3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2:45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6:03:00 PM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